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ff6600"/>
    </style:style>
    <style:style style:name="ce10" style:family="table-cell" style:parent-style-name="Default" style:data-style-name="N122">
      <style:table-cell-properties fo:background-color="#ccff66"/>
    </style:style>
    <style:style style:name="ce11" style:family="table-cell" style:parent-style-name="Default" style:data-style-name="N122">
      <style:table-cell-properties fo:background-color="#ffff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 style:data-style-name="N2">
      <style:table-cell-properties fo:background-color="#66ffff"/>
    </style:style>
    <style:style style:name="ce14" style:family="table-cell" style:parent-style-name="Default" style:data-style-name="N2">
      <style:table-cell-properties fo:background-color="#ff6600"/>
    </style:style>
    <style:style style:name="ce15" style:family="table-cell" style:parent-style-name="Default" style:data-style-name="N2">
      <style:table-cell-properties fo:background-color="#ccff66"/>
    </style:style>
    <style:style style:name="ce16" style:family="table-cell" style:parent-style-name="Default" style:data-style-name="N2">
      <style:table-cell-properties fo:background-color="#ffff00"/>
    </style:style>
    <style:style style:name="ce1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530.62pt" svg:height="336.56pt" svg:x="1153.19pt" svg:y="828.23pt">
            <loext:p draw:notify-on-update-of-ranges="'All-Conservative'.K3:'All-Conservative'.K47 'All-Conservative'.O3:'All-Conservative'.O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530.62pt" svg:height="336.56pt" svg:x="1704.76pt" svg:y="747.67pt">
            <loext:p draw:notify-on-update-of-ranges="'All-liberals'.N2:'All-liberals'.N61 'All-liberals'.Q2:'All-liberals'.Q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30.62pt" svg:height="336.56pt" svg:x="60.89pt" svg:y="1671.59pt">
            <loext:p draw:notify-on-update-of-ranges="Males.M2:Males.M67 Males.P2:Males.P6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530.62pt" svg:height="336.56pt" svg:x="75.69pt" svg:y="2081.2pt">
            <loext:p draw:notify-on-update-of-ranges="'Male-Conservative'.K6:'Male-Conservative'.K32 'Male-Conservative'.O6:'Male-Conservative'.O3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62pt" svg:height="336.56pt" svg:x="72.6pt" svg:y="2445.59pt">
            <loext:p draw:notify-on-update-of-ranges="'Males Liberals'.N2:'Males Liberals'.N32 'Males Liberals'.Q2:'Males Liberals'.Q3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530.62pt" svg:height="336.56pt" svg:x="1254.61pt" svg:y="1619.63pt">
            <loext:p draw:notify-on-update-of-ranges="Females.M2:Females.M55 Females.P2:Females.P5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530.62pt" svg:height="336.56pt" svg:x="642.16pt" svg:y="1633.92pt">
            <loext:p draw:notify-on-update-of-ranges="'Females Conservatives'.M2:'Females Conservatives'.M19 'Females Conservatives'.P2:'Females Conservatives'.P19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7" draw:style-name="gr1" draw:text-style-name="P1" svg:width="530.62pt" svg:height="336.56pt" svg:x="658.52pt" svg:y="1911.74pt">
            <loext:p draw:notify-on-update-of-ranges="'Females Liberals'.P2:'Females Liberals'.P30 'Females Liberals'.S2:'Females Liberals'.S30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table:style-name="ce1"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3]+[.L3]" office:value-type="float" office:value="305" calcext:value-type="float">
            <text:p>305</text:p>
          </table:table-cell>
          <table:table-cell table:style-name="ce3" table:formula="of:=[.G3]/[.M3]" office:value-type="float" office:value="17.7737704918033" calcext:value-type="float">
            <text:p>17.77</text:p>
          </table:table-cell>
          <table:table-cell table:style-name="ce3" table:formula="of:=[.G3]/[.K3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table:style-name="ce1"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4]+[.L4]" office:value-type="float" office:value="243" calcext:value-type="float">
            <text:p>243</text:p>
          </table:table-cell>
          <table:table-cell table:style-name="ce3" table:formula="of:=[.G4]/[.M4]" office:value-type="float" office:value="15.7078189300412" calcext:value-type="float">
            <text:p>15.71</text:p>
          </table:table-cell>
          <table:table-cell table:style-name="ce3" table:formula="of:=[.G4]/[.K4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table:style-name="ce1"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5]+[.L5]" office:value-type="float" office:value="254" calcext:value-type="float">
            <text:p>254</text:p>
          </table:table-cell>
          <table:table-cell table:style-name="ce3" table:formula="of:=[.G5]/[.M5]" office:value-type="float" office:value="17.248031496063" calcext:value-type="float">
            <text:p>17.25</text:p>
          </table:table-cell>
          <table:table-cell table:style-name="ce3" table:formula="of:=[.G5]/[.K5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6]+[.L6]" office:value-type="float" office:value="126" calcext:value-type="float">
            <text:p>126</text:p>
          </table:table-cell>
          <table:table-cell table:style-name="ce3" table:formula="of:=[.G6]/[.M6]" office:value-type="float" office:value="33.1269841269841" calcext:value-type="float">
            <text:p>33.13</text:p>
          </table:table-cell>
          <table:table-cell table:style-name="ce3" table:formula="of:=[.G6]/[.K6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7]+[.L7]" office:value-type="float" office:value="176" calcext:value-type="float">
            <text:p>176</text:p>
          </table:table-cell>
          <table:table-cell table:style-name="ce3" table:formula="of:=[.G7]/[.M7]" office:value-type="float" office:value="35.3693181818182" calcext:value-type="float">
            <text:p>35.37</text:p>
          </table:table-cell>
          <table:table-cell table:style-name="ce3" table:formula="of:=[.G7]/[.K7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table:style-name="ce1"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8]+[.L8]" office:value-type="float" office:value="132" calcext:value-type="float">
            <text:p>132</text:p>
          </table:table-cell>
          <table:table-cell table:style-name="ce3" table:formula="of:=[.G8]/[.M8]" office:value-type="float" office:value="23.8787878787879" calcext:value-type="float">
            <text:p>23.88</text:p>
          </table:table-cell>
          <table:table-cell table:style-name="ce3" table:formula="of:=[.G8]/[.K8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table:style-name="ce1"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9]+[.L9]" office:value-type="float" office:value="67" calcext:value-type="float">
            <text:p>67</text:p>
          </table:table-cell>
          <table:table-cell table:style-name="ce3" table:formula="of:=[.G9]/[.M9]" office:value-type="float" office:value="22.7462686567164" calcext:value-type="float">
            <text:p>22.75</text:p>
          </table:table-cell>
          <table:table-cell table:style-name="ce3" table:formula="of:=[.G9]/[.K9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table:style-name="ce1"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0]+[.L10]" office:value-type="float" office:value="172" calcext:value-type="float">
            <text:p>172</text:p>
          </table:table-cell>
          <table:table-cell table:style-name="ce3" table:formula="of:=[.G10]/[.M10]" office:value-type="float" office:value="33.2209302325581" calcext:value-type="float">
            <text:p>33.22</text:p>
          </table:table-cell>
          <table:table-cell table:style-name="ce3" table:formula="of:=[.G10]/[.K10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table:style-name="ce1"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1]+[.L11]" office:value-type="float" office:value="120" calcext:value-type="float">
            <text:p>120</text:p>
          </table:table-cell>
          <table:table-cell table:style-name="ce3" table:formula="of:=[.G11]/[.M11]" office:value-type="float" office:value="47.4666666666667" calcext:value-type="float">
            <text:p>47.47</text:p>
          </table:table-cell>
          <table:table-cell table:style-name="ce3" table:formula="of:=[.G11]/[.K11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table:style-name="ce1"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2]+[.L12]" office:value-type="float" office:value="177" calcext:value-type="float">
            <text:p>177</text:p>
          </table:table-cell>
          <table:table-cell table:style-name="ce3" table:formula="of:=[.G12]/[.M12]" office:value-type="float" office:value="23.9039548022599" calcext:value-type="float">
            <text:p>23.90</text:p>
          </table:table-cell>
          <table:table-cell table:style-name="ce3" table:formula="of:=[.G12]/[.K12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table:style-name="ce1"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3]+[.L13]" office:value-type="float" office:value="292" calcext:value-type="float">
            <text:p>292</text:p>
          </table:table-cell>
          <table:table-cell table:style-name="ce3" table:formula="of:=[.G13]/[.M13]" office:value-type="float" office:value="22.5342465753425" calcext:value-type="float">
            <text:p>22.53</text:p>
          </table:table-cell>
          <table:table-cell table:style-name="ce3" table:formula="of:=[.G13]/[.K13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table:style-name="ce1"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4]+[.L14]" office:value-type="float" office:value="61" calcext:value-type="float">
            <text:p>61</text:p>
          </table:table-cell>
          <table:table-cell table:style-name="ce3" table:formula="of:=[.G14]/[.M14]" office:value-type="float" office:value="27.4426229508197" calcext:value-type="float">
            <text:p>27.44</text:p>
          </table:table-cell>
          <table:table-cell table:style-name="ce3" table:formula="of:=[.G14]/[.K14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table:style-name="ce1"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5]+[.L15]" office:value-type="float" office:value="181" calcext:value-type="float">
            <text:p>181</text:p>
          </table:table-cell>
          <table:table-cell table:style-name="ce3" table:formula="of:=[.G15]/[.M15]" office:value-type="float" office:value="27.5635359116022" calcext:value-type="float">
            <text:p>27.56</text:p>
          </table:table-cell>
          <table:table-cell table:style-name="ce3" table:formula="of:=[.G15]/[.K15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table:style-name="ce1"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6]+[.L16]" office:value-type="float" office:value="68" calcext:value-type="float">
            <text:p>68</text:p>
          </table:table-cell>
          <table:table-cell table:style-name="ce3" table:formula="of:=[.G16]/[.M16]" office:value-type="float" office:value="40.0735294117647" calcext:value-type="float">
            <text:p>40.07</text:p>
          </table:table-cell>
          <table:table-cell table:style-name="ce3" table:formula="of:=[.G16]/[.K16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table:style-name="ce1"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7]+[.L17]" office:value-type="float" office:value="207" calcext:value-type="float">
            <text:p>207</text:p>
          </table:table-cell>
          <table:table-cell table:style-name="ce3" table:formula="of:=[.G17]/[.M17]" office:value-type="float" office:value="19.5265700483092" calcext:value-type="float">
            <text:p>19.53</text:p>
          </table:table-cell>
          <table:table-cell table:style-name="ce3" table:formula="of:=[.G17]/[.K17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table:style-name="ce1"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8]+[.L18]" office:value-type="float" office:value="122" calcext:value-type="float">
            <text:p>122</text:p>
          </table:table-cell>
          <table:table-cell table:style-name="ce3" table:formula="of:=[.G18]/[.M18]" office:value-type="float" office:value="21.2704918032787" calcext:value-type="float">
            <text:p>21.27</text:p>
          </table:table-cell>
          <table:table-cell table:style-name="ce3" table:formula="of:=[.G18]/[.K18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table:style-name="ce1"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19]+[.L19]" office:value-type="float" office:value="111" calcext:value-type="float">
            <text:p>111</text:p>
          </table:table-cell>
          <table:table-cell table:style-name="ce3" table:formula="of:=[.G19]/[.M19]" office:value-type="float" office:value="32.0990990990991" calcext:value-type="float">
            <text:p>32.10</text:p>
          </table:table-cell>
          <table:table-cell table:style-name="ce3" table:formula="of:=[.G19]/[.K19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table:style-name="ce1"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0]+[.L20]" office:value-type="float" office:value="62" calcext:value-type="float">
            <text:p>62</text:p>
          </table:table-cell>
          <table:table-cell table:style-name="ce3" table:formula="of:=[.G20]/[.M20]" office:value-type="float" office:value="94.0806451612903" calcext:value-type="float">
            <text:p>94.08</text:p>
          </table:table-cell>
          <table:table-cell table:style-name="ce3" table:formula="of:=[.G20]/[.K20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table:style-name="ce1"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1]+[.L21]" office:value-type="float" office:value="120" calcext:value-type="float">
            <text:p>120</text:p>
          </table:table-cell>
          <table:table-cell table:style-name="ce3" table:formula="of:=[.G21]/[.M21]" office:value-type="float" office:value="16.325" calcext:value-type="float">
            <text:p>16.33</text:p>
          </table:table-cell>
          <table:table-cell table:style-name="ce3" table:formula="of:=[.G21]/[.K21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table:style-name="ce1"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2]+[.L22]" office:value-type="float" office:value="153" calcext:value-type="float">
            <text:p>153</text:p>
          </table:table-cell>
          <table:table-cell table:style-name="ce3" table:formula="of:=[.G22]/[.M22]" office:value-type="float" office:value="30.4771241830065" calcext:value-type="float">
            <text:p>30.48</text:p>
          </table:table-cell>
          <table:table-cell table:style-name="ce3" table:formula="of:=[.G22]/[.K22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table:style-name="ce1"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3]+[.L23]" office:value-type="float" office:value="159" calcext:value-type="float">
            <text:p>159</text:p>
          </table:table-cell>
          <table:table-cell table:style-name="ce3" table:formula="of:=[.G23]/[.M23]" office:value-type="float" office:value="24.8616352201258" calcext:value-type="float">
            <text:p>24.86</text:p>
          </table:table-cell>
          <table:table-cell table:style-name="ce3" table:formula="of:=[.G23]/[.K23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table:style-name="ce1"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4]+[.L24]" office:value-type="float" office:value="67" calcext:value-type="float">
            <text:p>67</text:p>
          </table:table-cell>
          <table:table-cell table:style-name="ce3" table:formula="of:=[.G24]/[.M24]" office:value-type="float" office:value="38.3880597014925" calcext:value-type="float">
            <text:p>38.39</text:p>
          </table:table-cell>
          <table:table-cell table:style-name="ce3" table:formula="of:=[.G24]/[.K24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table:style-name="ce1"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5]+[.L25]" office:value-type="float" office:value="118" calcext:value-type="float">
            <text:p>118</text:p>
          </table:table-cell>
          <table:table-cell table:style-name="ce3" table:formula="of:=[.G25]/[.M25]" office:value-type="float" office:value="48.9661016949153" calcext:value-type="float">
            <text:p>48.97</text:p>
          </table:table-cell>
          <table:table-cell table:style-name="ce3" table:formula="of:=[.G25]/[.K25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table:style-name="ce1"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6]+[.L26]" office:value-type="float" office:value="134" calcext:value-type="float">
            <text:p>134</text:p>
          </table:table-cell>
          <table:table-cell table:style-name="ce3" table:formula="of:=[.G26]/[.M26]" office:value-type="float" office:value="23.5074626865672" calcext:value-type="float">
            <text:p>23.51</text:p>
          </table:table-cell>
          <table:table-cell table:style-name="ce3" table:formula="of:=[.G26]/[.K26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table:style-name="ce1"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7]+[.L27]" office:value-type="float" office:value="120" calcext:value-type="float">
            <text:p>120</text:p>
          </table:table-cell>
          <table:table-cell table:style-name="ce3" table:formula="of:=[.G27]/[.M27]" office:value-type="float" office:value="20.0166666666667" calcext:value-type="float">
            <text:p>20.02</text:p>
          </table:table-cell>
          <table:table-cell table:style-name="ce3" table:formula="of:=[.G27]/[.K27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table:style-name="ce1"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8]+[.L28]" office:value-type="float" office:value="83" calcext:value-type="float">
            <text:p>83</text:p>
          </table:table-cell>
          <table:table-cell table:style-name="ce3" table:formula="of:=[.G28]/[.M28]" office:value-type="float" office:value="34.2650602409639" calcext:value-type="float">
            <text:p>34.27</text:p>
          </table:table-cell>
          <table:table-cell table:style-name="ce3" table:formula="of:=[.G28]/[.K28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table:style-name="ce1"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29]+[.L29]" office:value-type="float" office:value="52" calcext:value-type="float">
            <text:p>52</text:p>
          </table:table-cell>
          <table:table-cell table:style-name="ce3" table:formula="of:=[.G29]/[.M29]" office:value-type="float" office:value="52.3076923076923" calcext:value-type="float">
            <text:p>52.31</text:p>
          </table:table-cell>
          <table:table-cell table:style-name="ce3" table:formula="of:=[.G29]/[.K29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table:style-name="ce1"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0]+[.L30]" office:value-type="float" office:value="69" calcext:value-type="float">
            <text:p>69</text:p>
          </table:table-cell>
          <table:table-cell table:style-name="ce3" table:formula="of:=[.G30]/[.M30]" office:value-type="float" office:value="33.0144927536232" calcext:value-type="float">
            <text:p>33.01</text:p>
          </table:table-cell>
          <table:table-cell table:style-name="ce3" table:formula="of:=[.G30]/[.K30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table:style-name="ce1"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1]+[.L31]" office:value-type="float" office:value="112" calcext:value-type="float">
            <text:p>112</text:p>
          </table:table-cell>
          <table:table-cell table:style-name="ce3" table:formula="of:=[.G31]/[.M31]" office:value-type="float" office:value="32.5892857142857" calcext:value-type="float">
            <text:p>32.59</text:p>
          </table:table-cell>
          <table:table-cell table:style-name="ce3" table:formula="of:=[.G31]/[.K31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table:style-name="ce1"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2]+[.L32]" office:value-type="float" office:value="27" calcext:value-type="float">
            <text:p>27</text:p>
          </table:table-cell>
          <table:table-cell table:style-name="ce3" table:formula="of:=[.G32]/[.M32]" office:value-type="float" office:value="43.2222222222222" calcext:value-type="float">
            <text:p>43.22</text:p>
          </table:table-cell>
          <table:table-cell table:style-name="ce3" table:formula="of:=[.G32]/[.K32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table:style-name="ce1"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3]+[.L33]" office:value-type="float" office:value="79" calcext:value-type="float">
            <text:p>79</text:p>
          </table:table-cell>
          <table:table-cell table:style-name="ce3" table:formula="of:=[.G33]/[.M33]" office:value-type="float" office:value="32.8987341772152" calcext:value-type="float">
            <text:p>32.90</text:p>
          </table:table-cell>
          <table:table-cell table:style-name="ce3" table:formula="of:=[.G33]/[.K33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table:style-name="ce1"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4]+[.L34]" office:value-type="float" office:value="137" calcext:value-type="float">
            <text:p>137</text:p>
          </table:table-cell>
          <table:table-cell table:style-name="ce3" table:formula="of:=[.G34]/[.M34]" office:value-type="float" office:value="31.8175182481752" calcext:value-type="float">
            <text:p>31.82</text:p>
          </table:table-cell>
          <table:table-cell table:style-name="ce3" table:formula="of:=[.G34]/[.K34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table:style-name="ce1"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5]+[.L35]" office:value-type="float" office:value="85" calcext:value-type="float">
            <text:p>85</text:p>
          </table:table-cell>
          <table:table-cell table:style-name="ce3" table:formula="of:=[.G35]/[.M35]" office:value-type="float" office:value="21.5411764705882" calcext:value-type="float">
            <text:p>21.54</text:p>
          </table:table-cell>
          <table:table-cell table:style-name="ce3" table:formula="of:=[.G35]/[.K35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table:style-name="ce1"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6]+[.L36]" office:value-type="float" office:value="109" calcext:value-type="float">
            <text:p>109</text:p>
          </table:table-cell>
          <table:table-cell table:style-name="ce3" table:formula="of:=[.G36]/[.M36]" office:value-type="float" office:value="20.3394495412844" calcext:value-type="float">
            <text:p>20.34</text:p>
          </table:table-cell>
          <table:table-cell table:style-name="ce3" table:formula="of:=[.G36]/[.K36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table:style-name="ce1"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7]+[.L37]" office:value-type="float" office:value="214" calcext:value-type="float">
            <text:p>214</text:p>
          </table:table-cell>
          <table:table-cell table:style-name="ce3" table:formula="of:=[.G37]/[.M37]" office:value-type="float" office:value="22.7990654205607" calcext:value-type="float">
            <text:p>22.80</text:p>
          </table:table-cell>
          <table:table-cell table:style-name="ce3" table:formula="of:=[.G37]/[.K37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table:style-name="ce1"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8]+[.L38]" office:value-type="float" office:value="66" calcext:value-type="float">
            <text:p>66</text:p>
          </table:table-cell>
          <table:table-cell table:style-name="ce3" table:formula="of:=[.G38]/[.M38]" office:value-type="float" office:value="15.8484848484848" calcext:value-type="float">
            <text:p>15.85</text:p>
          </table:table-cell>
          <table:table-cell table:style-name="ce3" table:formula="of:=[.G38]/[.K38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table:style-name="ce1"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39]+[.L39]" office:value-type="float" office:value="99" calcext:value-type="float">
            <text:p>99</text:p>
          </table:table-cell>
          <table:table-cell table:style-name="ce3" table:formula="of:=[.G39]/[.M39]" office:value-type="float" office:value="26.8787878787879" calcext:value-type="float">
            <text:p>26.88</text:p>
          </table:table-cell>
          <table:table-cell table:style-name="ce3" table:formula="of:=[.G39]/[.K39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table:style-name="ce1"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0]+[.L40]" office:value-type="float" office:value="128" calcext:value-type="float">
            <text:p>128</text:p>
          </table:table-cell>
          <table:table-cell table:style-name="ce3" table:formula="of:=[.G40]/[.M40]" office:value-type="float" office:value="35.390625" calcext:value-type="float">
            <text:p>35.39</text:p>
          </table:table-cell>
          <table:table-cell table:style-name="ce3" table:formula="of:=[.G40]/[.K40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table:style-name="ce1"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1]+[.L41]" office:value-type="float" office:value="25" calcext:value-type="float">
            <text:p>25</text:p>
          </table:table-cell>
          <table:table-cell table:style-name="ce3" table:formula="of:=[.G41]/[.M41]" office:value-type="float" office:value="36" calcext:value-type="float">
            <text:p>36.00</text:p>
          </table:table-cell>
          <table:table-cell table:style-name="ce3" table:formula="of:=[.G41]/[.K41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table:style-name="ce1"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2]+[.L42]" office:value-type="float" office:value="104" calcext:value-type="float">
            <text:p>104</text:p>
          </table:table-cell>
          <table:table-cell table:style-name="ce3" table:formula="of:=[.G42]/[.M42]" office:value-type="float" office:value="25.3557692307692" calcext:value-type="float">
            <text:p>25.36</text:p>
          </table:table-cell>
          <table:table-cell table:style-name="ce3" table:formula="of:=[.G42]/[.K42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table:style-name="ce1"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3]+[.L43]" office:value-type="float" office:value="45" calcext:value-type="float">
            <text:p>45</text:p>
          </table:table-cell>
          <table:table-cell table:style-name="ce3" table:formula="of:=[.G43]/[.M43]" office:value-type="float" office:value="58.8888888888889" calcext:value-type="float">
            <text:p>58.89</text:p>
          </table:table-cell>
          <table:table-cell table:style-name="ce3" table:formula="of:=[.G43]/[.K43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table:style-name="ce1"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4]+[.L44]" office:value-type="float" office:value="26" calcext:value-type="float">
            <text:p>26</text:p>
          </table:table-cell>
          <table:table-cell table:style-name="ce3" table:formula="of:=[.G44]/[.M44]" office:value-type="float" office:value="45.6538461538462" calcext:value-type="float">
            <text:p>45.65</text:p>
          </table:table-cell>
          <table:table-cell table:style-name="ce3" table:formula="of:=[.G44]/[.K44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table:style-name="ce1"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5]+[.L45]" office:value-type="float" office:value="87" calcext:value-type="float">
            <text:p>87</text:p>
          </table:table-cell>
          <table:table-cell table:style-name="ce3" table:formula="of:=[.G45]/[.M45]" office:value-type="float" office:value="42.7471264367816" calcext:value-type="float">
            <text:p>42.75</text:p>
          </table:table-cell>
          <table:table-cell table:style-name="ce3" table:formula="of:=[.G45]/[.K45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table:style-name="ce1"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6]+[.L46]" office:value-type="float" office:value="174" calcext:value-type="float">
            <text:p>174</text:p>
          </table:table-cell>
          <table:table-cell table:style-name="ce3" table:formula="of:=[.G46]/[.M46]" office:value-type="float" office:value="16.367816091954" calcext:value-type="float">
            <text:p>16.37</text:p>
          </table:table-cell>
          <table:table-cell table:style-name="ce3" table:formula="of:=[.G46]/[.K46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table:style-name="ce1"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7]+[.L47]" office:value-type="float" office:value="60" calcext:value-type="float">
            <text:p>60</text:p>
          </table:table-cell>
          <table:table-cell table:style-name="ce3" table:formula="of:=[.G47]/[.M47]" office:value-type="float" office:value="35.55" calcext:value-type="float">
            <text:p>35.55</text:p>
          </table:table-cell>
          <table:table-cell table:style-name="ce3" table:formula="of:=[.G47]/[.K47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table:style-name="ce1"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8]+[.L48]" office:value-type="float" office:value="60" calcext:value-type="float">
            <text:p>60</text:p>
          </table:table-cell>
          <table:table-cell table:style-name="ce3" table:formula="of:=[.G48]/[.M48]" office:value-type="float" office:value="42.8166666666667" calcext:value-type="float">
            <text:p>42.82</text:p>
          </table:table-cell>
          <table:table-cell table:style-name="ce3" table:formula="of:=[.G48]/[.K48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table:style-name="ce1"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49]+[.L49]" office:value-type="float" office:value="145" calcext:value-type="float">
            <text:p>145</text:p>
          </table:table-cell>
          <table:table-cell table:style-name="ce3" table:formula="of:=[.G49]/[.M49]" office:value-type="float" office:value="22.0275862068965" calcext:value-type="float">
            <text:p>22.03</text:p>
          </table:table-cell>
          <table:table-cell table:style-name="ce3" table:formula="of:=[.G49]/[.K49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table:style-name="ce1"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0]+[.L50]" office:value-type="float" office:value="75" calcext:value-type="float">
            <text:p>75</text:p>
          </table:table-cell>
          <table:table-cell table:style-name="ce3" table:formula="of:=[.G50]/[.M50]" office:value-type="float" office:value="20.88" calcext:value-type="float">
            <text:p>20.88</text:p>
          </table:table-cell>
          <table:table-cell table:style-name="ce3" table:formula="of:=[.G50]/[.K50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table:style-name="ce1"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1]+[.L51]" office:value-type="float" office:value="18" calcext:value-type="float">
            <text:p>18</text:p>
          </table:table-cell>
          <table:table-cell table:style-name="ce3" table:formula="of:=[.G51]/[.M51]" office:value-type="float" office:value="40.4444444444444" calcext:value-type="float">
            <text:p>40.44</text:p>
          </table:table-cell>
          <table:table-cell table:style-name="ce3" table:formula="of:=[.G51]/[.K5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table:style-name="ce1"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2]+[.L52]" office:value-type="float" office:value="16" calcext:value-type="float">
            <text:p>16</text:p>
          </table:table-cell>
          <table:table-cell table:style-name="ce3" table:formula="of:=[.G52]/[.M52]" office:value-type="float" office:value="42.6875" calcext:value-type="float">
            <text:p>42.69</text:p>
          </table:table-cell>
          <table:table-cell table:style-name="ce3" table:formula="of:=[.G52]/[.K52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table:style-name="ce1"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3]+[.L53]" office:value-type="float" office:value="38" calcext:value-type="float">
            <text:p>38</text:p>
          </table:table-cell>
          <table:table-cell table:style-name="ce3" table:formula="of:=[.G53]/[.M53]" office:value-type="float" office:value="37.8947368421053" calcext:value-type="float">
            <text:p>37.89</text:p>
          </table:table-cell>
          <table:table-cell table:style-name="ce3" table:formula="of:=[.G53]/[.K53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table:style-name="ce1"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4]+[.L54]" office:value-type="float" office:value="33" calcext:value-type="float">
            <text:p>33</text:p>
          </table:table-cell>
          <table:table-cell table:style-name="ce3" table:formula="of:=[.G54]/[.M54]" office:value-type="float" office:value="23.1212121212121" calcext:value-type="float">
            <text:p>23.12</text:p>
          </table:table-cell>
          <table:table-cell table:style-name="ce3" table:formula="of:=[.G54]/[.K54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table:style-name="ce1"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5]+[.L55]" office:value-type="float" office:value="23" calcext:value-type="float">
            <text:p>23</text:p>
          </table:table-cell>
          <table:table-cell table:style-name="ce3" table:formula="of:=[.G55]/[.M55]" office:value-type="float" office:value="37.1304347826087" calcext:value-type="float">
            <text:p>37.13</text:p>
          </table:table-cell>
          <table:table-cell table:style-name="ce3" table:formula="of:=[.G55]/[.K55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table:style-name="ce1"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6]+[.L56]" office:value-type="float" office:value="60" calcext:value-type="float">
            <text:p>60</text:p>
          </table:table-cell>
          <table:table-cell table:style-name="ce3" table:formula="of:=[.G56]/[.M56]" office:value-type="float" office:value="29.1666666666667" calcext:value-type="float">
            <text:p>29.17</text:p>
          </table:table-cell>
          <table:table-cell table:style-name="ce3" table:formula="of:=[.G56]/[.K56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table:style-name="ce1"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7]+[.L57]" office:value-type="float" office:value="57" calcext:value-type="float">
            <text:p>57</text:p>
          </table:table-cell>
          <table:table-cell table:style-name="ce3" table:formula="of:=[.G57]/[.M57]" office:value-type="float" office:value="32.5964912280702" calcext:value-type="float">
            <text:p>32.60</text:p>
          </table:table-cell>
          <table:table-cell table:style-name="ce3" table:formula="of:=[.G57]/[.K57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table:style-name="ce1"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8]+[.L58]" office:value-type="float" office:value="60" calcext:value-type="float">
            <text:p>60</text:p>
          </table:table-cell>
          <table:table-cell table:style-name="ce3" table:formula="of:=[.G58]/[.M58]" office:value-type="float" office:value="22.4" calcext:value-type="float">
            <text:p>22.40</text:p>
          </table:table-cell>
          <table:table-cell table:style-name="ce3" table:formula="of:=[.G58]/[.K58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table:style-name="ce1"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59]+[.L59]" office:value-type="float" office:value="59" calcext:value-type="float">
            <text:p>59</text:p>
          </table:table-cell>
          <table:table-cell table:style-name="ce3" table:formula="of:=[.G59]/[.M59]" office:value-type="float" office:value="27.5254237288136" calcext:value-type="float">
            <text:p>27.53</text:p>
          </table:table-cell>
          <table:table-cell table:style-name="ce3" table:formula="of:=[.G59]/[.K59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table:style-name="ce1"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0]+[.L60]" office:value-type="float" office:value="86" calcext:value-type="float">
            <text:p>86</text:p>
          </table:table-cell>
          <table:table-cell table:style-name="ce3" table:formula="of:=[.G60]/[.M60]" office:value-type="float" office:value="26.953488372093" calcext:value-type="float">
            <text:p>26.95</text:p>
          </table:table-cell>
          <table:table-cell table:style-name="ce3" table:formula="of:=[.G60]/[.K60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table:style-name="ce1"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1]+[.L61]" office:value-type="float" office:value="47" calcext:value-type="float">
            <text:p>47</text:p>
          </table:table-cell>
          <table:table-cell table:style-name="ce3" table:formula="of:=[.G61]/[.M61]" office:value-type="float" office:value="40.4042553191489" calcext:value-type="float">
            <text:p>40.40</text:p>
          </table:table-cell>
          <table:table-cell table:style-name="ce3" table:formula="of:=[.G61]/[.K61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table:style-name="ce1"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2]+[.L62]" office:value-type="float" office:value="72" calcext:value-type="float">
            <text:p>72</text:p>
          </table:table-cell>
          <table:table-cell table:style-name="ce3" table:formula="of:=[.G62]/[.M62]" office:value-type="float" office:value="40.25" calcext:value-type="float">
            <text:p>40.25</text:p>
          </table:table-cell>
          <table:table-cell table:style-name="ce3" table:formula="of:=[.G62]/[.K62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table:style-name="ce1"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3]+[.L63]" office:value-type="float" office:value="32" calcext:value-type="float">
            <text:p>32</text:p>
          </table:table-cell>
          <table:table-cell table:style-name="ce3" table:formula="of:=[.G63]/[.M63]" office:value-type="float" office:value="36.78125" calcext:value-type="float">
            <text:p>36.78</text:p>
          </table:table-cell>
          <table:table-cell table:style-name="ce3" table:formula="of:=[.G63]/[.K63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table:style-name="ce1"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44" calcext:value-type="float">
            <text:p>44</text:p>
          </table:table-cell>
          <table:table-cell table:style-name="ce3" table:formula="of:=[.G64]/[.M64]" office:value-type="float" office:value="10.1363636363636" calcext:value-type="float">
            <text:p>10.14</text:p>
          </table:table-cell>
          <table:table-cell table:style-name="ce3" table:formula="of:=[.G64]/[.K64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table:style-name="ce1"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5]+[.L65]" office:value-type="float" office:value="21" calcext:value-type="float">
            <text:p>21</text:p>
          </table:table-cell>
          <table:table-cell table:style-name="ce3" table:formula="of:=[.G65]/[.M65]" office:value-type="float" office:value="28.2857142857143" calcext:value-type="float">
            <text:p>28.29</text:p>
          </table:table-cell>
          <table:table-cell table:style-name="ce3" table:formula="of:=[.G65]/[.K65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table:style-name="ce1"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6]+[.L66]" office:value-type="float" office:value="77" calcext:value-type="float">
            <text:p>77</text:p>
          </table:table-cell>
          <table:table-cell table:style-name="ce3" table:formula="of:=[.G66]/[.M66]" office:value-type="float" office:value="29.987012987013" calcext:value-type="float">
            <text:p>29.99</text:p>
          </table:table-cell>
          <table:table-cell table:style-name="ce3" table:formula="of:=[.G66]/[.K66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table:style-name="ce1"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7]+[.L67]" office:value-type="float" office:value="25" calcext:value-type="float">
            <text:p>25</text:p>
          </table:table-cell>
          <table:table-cell table:style-name="ce3" table:formula="of:=[.G67]/[.M67]" office:value-type="float" office:value="45.8" calcext:value-type="float">
            <text:p>45.80</text:p>
          </table:table-cell>
          <table:table-cell table:style-name="ce3" table:formula="of:=[.G67]/[.K67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table:style-name="ce1"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8]+[.L68]" office:value-type="float" office:value="30" calcext:value-type="float">
            <text:p>30</text:p>
          </table:table-cell>
          <table:table-cell table:style-name="ce3" table:formula="of:=[.G68]/[.M68]" office:value-type="float" office:value="44" calcext:value-type="float">
            <text:p>44.00</text:p>
          </table:table-cell>
          <table:table-cell table:style-name="ce3" table:formula="of:=[.G68]/[.K68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table:style-name="ce1"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69]+[.L69]" office:value-type="float" office:value="48" calcext:value-type="float">
            <text:p>48</text:p>
          </table:table-cell>
          <table:table-cell table:style-name="ce3" table:formula="of:=[.G69]/[.M69]" office:value-type="float" office:value="36.8958333333333" calcext:value-type="float">
            <text:p>36.90</text:p>
          </table:table-cell>
          <table:table-cell table:style-name="ce3" table:formula="of:=[.G69]/[.K69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table:style-name="ce1"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0]+[.L70]" office:value-type="float" office:value="55" calcext:value-type="float">
            <text:p>55</text:p>
          </table:table-cell>
          <table:table-cell table:style-name="ce3" table:formula="of:=[.G70]/[.M70]" office:value-type="float" office:value="46.2" calcext:value-type="float">
            <text:p>46.20</text:p>
          </table:table-cell>
          <table:table-cell table:style-name="ce3" table:formula="of:=[.G70]/[.K70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table:style-name="ce1"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1]+[.L71]" office:value-type="float" office:value="46" calcext:value-type="float">
            <text:p>46</text:p>
          </table:table-cell>
          <table:table-cell table:style-name="ce3" table:formula="of:=[.G71]/[.M71]" office:value-type="float" office:value="31.1739130434783" calcext:value-type="float">
            <text:p>31.17</text:p>
          </table:table-cell>
          <table:table-cell table:style-name="ce3" table:formula="of:=[.G71]/[.K71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table:style-name="ce1"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2]+[.L72]" office:value-type="float" office:value="29" calcext:value-type="float">
            <text:p>29</text:p>
          </table:table-cell>
          <table:table-cell table:style-name="ce3" table:formula="of:=[.G72]/[.M72]" office:value-type="float" office:value="42.5172413793103" calcext:value-type="float">
            <text:p>42.52</text:p>
          </table:table-cell>
          <table:table-cell table:style-name="ce3" table:formula="of:=[.G72]/[.K72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table:style-name="ce1"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3]+[.L73]" office:value-type="float" office:value="38" calcext:value-type="float">
            <text:p>38</text:p>
          </table:table-cell>
          <table:table-cell table:style-name="ce3" table:formula="of:=[.G73]/[.M73]" office:value-type="float" office:value="23.1052631578947" calcext:value-type="float">
            <text:p>23.11</text:p>
          </table:table-cell>
          <table:table-cell table:style-name="ce3" table:formula="of:=[.G73]/[.K73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table:style-name="ce1"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4]+[.L74]" office:value-type="float" office:value="24" calcext:value-type="float">
            <text:p>24</text:p>
          </table:table-cell>
          <table:table-cell table:style-name="ce3" table:formula="of:=[.G74]/[.M74]" office:value-type="float" office:value="31.7916666666667" calcext:value-type="float">
            <text:p>31.79</text:p>
          </table:table-cell>
          <table:table-cell table:style-name="ce3" table:formula="of:=[.G74]/[.K74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table:style-name="ce1"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5]+[.L75]" office:value-type="float" office:value="6" calcext:value-type="float">
            <text:p>6</text:p>
          </table:table-cell>
          <table:table-cell table:style-name="ce3" table:formula="of:=[.G75]/[.M75]" office:value-type="float" office:value="67.8333333333333" calcext:value-type="float">
            <text:p>67.83</text:p>
          </table:table-cell>
          <table:table-cell table:style-name="ce3" table:formula="of:=[.G75]/[.K75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table:style-name="ce1"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6]+[.L76]" office:value-type="float" office:value="101" calcext:value-type="float">
            <text:p>101</text:p>
          </table:table-cell>
          <table:table-cell table:style-name="ce3" table:formula="of:=[.G76]/[.M76]" office:value-type="float" office:value="11.4653465346535" calcext:value-type="float">
            <text:p>11.47</text:p>
          </table:table-cell>
          <table:table-cell table:style-name="ce3" table:formula="of:=[.G76]/[.K76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table:style-name="ce1"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7]+[.L77]" office:value-type="float" office:value="36" calcext:value-type="float">
            <text:p>36</text:p>
          </table:table-cell>
          <table:table-cell table:style-name="ce3" table:formula="of:=[.G77]/[.M77]" office:value-type="float" office:value="32.4444444444444" calcext:value-type="float">
            <text:p>32.44</text:p>
          </table:table-cell>
          <table:table-cell table:style-name="ce3" table:formula="of:=[.G77]/[.K77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table:style-name="ce1"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8]+[.L78]" office:value-type="float" office:value="88" calcext:value-type="float">
            <text:p>88</text:p>
          </table:table-cell>
          <table:table-cell table:style-name="ce3" table:formula="of:=[.G78]/[.M78]" office:value-type="float" office:value="25.2386363636364" calcext:value-type="float">
            <text:p>25.24</text:p>
          </table:table-cell>
          <table:table-cell table:style-name="ce3" table:formula="of:=[.G78]/[.K78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table:style-name="ce1"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79]+[.L79]" office:value-type="float" office:value="34" calcext:value-type="float">
            <text:p>34</text:p>
          </table:table-cell>
          <table:table-cell table:style-name="ce3" table:formula="of:=[.G79]/[.M79]" office:value-type="float" office:value="21.8529411764706" calcext:value-type="float">
            <text:p>21.85</text:p>
          </table:table-cell>
          <table:table-cell table:style-name="ce3" table:formula="of:=[.G79]/[.K79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table:style-name="ce1"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8" calcext:value-type="float">
            <text:p>8</text:p>
          </table:table-cell>
          <table:table-cell table:style-name="ce3" table:formula="of:=[.G80]/[.M80]" office:value-type="float" office:value="26" calcext:value-type="float">
            <text:p>26.00</text:p>
          </table:table-cell>
          <table:table-cell table:style-name="ce3" table:formula="of:=[.G80]/[.K80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table:style-name="ce1"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1]+[.L81]" office:value-type="float" office:value="176" calcext:value-type="float">
            <text:p>176</text:p>
          </table:table-cell>
          <table:table-cell table:style-name="ce3" table:formula="of:=[.G81]/[.M81]" office:value-type="float" office:value="10.7613636363636" calcext:value-type="float">
            <text:p>10.76</text:p>
          </table:table-cell>
          <table:table-cell table:style-name="ce3" table:formula="of:=[.G81]/[.K81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table:style-name="ce1"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2]+[.L82]" office:value-type="float" office:value="51" calcext:value-type="float">
            <text:p>51</text:p>
          </table:table-cell>
          <table:table-cell table:style-name="ce3" table:formula="of:=[.G82]/[.M82]" office:value-type="float" office:value="36.5294117647059" calcext:value-type="float">
            <text:p>36.53</text:p>
          </table:table-cell>
          <table:table-cell table:style-name="ce3" table:formula="of:=[.G82]/[.K82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table:style-name="ce1"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3]+[.L83]" office:value-type="float" office:value="10" calcext:value-type="float">
            <text:p>10</text:p>
          </table:table-cell>
          <table:table-cell table:style-name="ce3" table:formula="of:=[.G83]/[.M83]" office:value-type="float" office:value="33.4" calcext:value-type="float">
            <text:p>33.40</text:p>
          </table:table-cell>
          <table:table-cell table:style-name="ce3" table:formula="of:=[.G83]/[.K83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table:style-name="ce1"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4]+[.L84]" office:value-type="float" office:value="51" calcext:value-type="float">
            <text:p>51</text:p>
          </table:table-cell>
          <table:table-cell table:style-name="ce3" table:formula="of:=[.G84]/[.M84]" office:value-type="float" office:value="14.0980392156863" calcext:value-type="float">
            <text:p>14.10</text:p>
          </table:table-cell>
          <table:table-cell table:style-name="ce3" table:formula="of:=[.G84]/[.K84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table:style-name="ce1"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5]+[.L85]" office:value-type="float" office:value="29" calcext:value-type="float">
            <text:p>29</text:p>
          </table:table-cell>
          <table:table-cell table:style-name="ce3" table:formula="of:=[.G85]/[.M85]" office:value-type="float" office:value="33.8965517241379" calcext:value-type="float">
            <text:p>33.90</text:p>
          </table:table-cell>
          <table:table-cell table:style-name="ce3" table:formula="of:=[.G85]/[.K85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table:style-name="ce1"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6]+[.L86]" office:value-type="float" office:value="59" calcext:value-type="float">
            <text:p>59</text:p>
          </table:table-cell>
          <table:table-cell table:style-name="ce3" table:formula="of:=[.G86]/[.M86]" office:value-type="float" office:value="27.8135593220339" calcext:value-type="float">
            <text:p>27.81</text:p>
          </table:table-cell>
          <table:table-cell table:style-name="ce3" table:formula="of:=[.G86]/[.K86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table:style-name="ce1"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7]+[.L87]" office:value-type="float" office:value="8" calcext:value-type="float">
            <text:p>8</text:p>
          </table:table-cell>
          <table:table-cell table:style-name="ce3" table:formula="of:=[.G87]/[.M87]" office:value-type="float" office:value="166.5" calcext:value-type="float">
            <text:p>166.50</text:p>
          </table:table-cell>
          <table:table-cell table:style-name="ce3" table:formula="of:=[.G87]/[.K87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table:style-name="ce1"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8]+[.L88]" office:value-type="float" office:value="68" calcext:value-type="float">
            <text:p>68</text:p>
          </table:table-cell>
          <table:table-cell table:style-name="ce3" table:formula="of:=[.G88]/[.M88]" office:value-type="float" office:value="11.2647058823529" calcext:value-type="float">
            <text:p>11.26</text:p>
          </table:table-cell>
          <table:table-cell table:style-name="ce3" table:formula="of:=[.G88]/[.K88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table:style-name="ce1"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+[.L89]" office:value-type="float" office:value="10" calcext:value-type="float">
            <text:p>10</text:p>
          </table:table-cell>
          <table:table-cell table:style-name="ce3" table:formula="of:=[.G89]/[.M89]" office:value-type="float" office:value="96.5" calcext:value-type="float">
            <text:p>96.50</text:p>
          </table:table-cell>
          <table:table-cell table:style-name="ce3" table:formula="of:=[.G89]/[.K89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table:style-name="ce1"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0]+[.L90]" office:value-type="float" office:value="13" calcext:value-type="float">
            <text:p>13</text:p>
          </table:table-cell>
          <table:table-cell table:style-name="ce3" table:formula="of:=[.G90]/[.M90]" office:value-type="float" office:value="28.3846153846154" calcext:value-type="float">
            <text:p>28.38</text:p>
          </table:table-cell>
          <table:table-cell table:style-name="ce3" table:formula="of:=[.G90]/[.K90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table:style-name="ce1"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1]+[.L91]" office:value-type="float" office:value="10" calcext:value-type="float">
            <text:p>10</text:p>
          </table:table-cell>
          <table:table-cell table:style-name="ce3" table:formula="of:=[.G91]/[.M91]" office:value-type="float" office:value="54.5" calcext:value-type="float">
            <text:p>54.50</text:p>
          </table:table-cell>
          <table:table-cell table:style-name="ce3" table:formula="of:=[.G91]/[.K91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table:style-name="ce1"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2]+[.L92]" office:value-type="float" office:value="46" calcext:value-type="float">
            <text:p>46</text:p>
          </table:table-cell>
          <table:table-cell table:style-name="ce3" table:formula="of:=[.G92]/[.M92]" office:value-type="float" office:value="22.2173913043478" calcext:value-type="float">
            <text:p>22.22</text:p>
          </table:table-cell>
          <table:table-cell table:style-name="ce3" table:formula="of:=[.G92]/[.K92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table:style-name="ce1"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3]+[.L93]" office:value-type="float" office:value="39" calcext:value-type="float">
            <text:p>39</text:p>
          </table:table-cell>
          <table:table-cell table:style-name="ce3" table:formula="of:=[.G93]/[.M93]" office:value-type="float" office:value="26.5384615384615" calcext:value-type="float">
            <text:p>26.54</text:p>
          </table:table-cell>
          <table:table-cell table:style-name="ce3" table:formula="of:=[.G93]/[.K93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table:style-name="ce1"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4]+[.L94]" office:value-type="float" office:value="10" calcext:value-type="float">
            <text:p>10</text:p>
          </table:table-cell>
          <table:table-cell table:style-name="ce3" table:formula="of:=[.G94]/[.M94]" office:value-type="float" office:value="79.5" calcext:value-type="float">
            <text:p>79.50</text:p>
          </table:table-cell>
          <table:table-cell table:style-name="ce3" table:formula="of:=[.G94]/[.K94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table:style-name="ce1"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5]+[.L95]" office:value-type="float" office:value="29" calcext:value-type="float">
            <text:p>29</text:p>
          </table:table-cell>
          <table:table-cell table:style-name="ce3" table:formula="of:=[.G95]/[.M95]" office:value-type="float" office:value="28.3103448275862" calcext:value-type="float">
            <text:p>28.31</text:p>
          </table:table-cell>
          <table:table-cell table:style-name="ce3" table:formula="of:=[.G95]/[.K95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table:style-name="ce1"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6]+[.L96]" office:value-type="float" office:value="29" calcext:value-type="float">
            <text:p>29</text:p>
          </table:table-cell>
          <table:table-cell table:style-name="ce3" table:formula="of:=[.G96]/[.M96]" office:value-type="float" office:value="33.5862068965517" calcext:value-type="float">
            <text:p>33.59</text:p>
          </table:table-cell>
          <table:table-cell table:style-name="ce3" table:formula="of:=[.G96]/[.K96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table:style-name="ce1"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7]+[.L97]" office:value-type="float" office:value="3" calcext:value-type="float">
            <text:p>3</text:p>
          </table:table-cell>
          <table:table-cell table:style-name="ce3" table:formula="of:=[.G97]/[.M97]" office:value-type="float" office:value="43" calcext:value-type="float">
            <text:p>43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table:style-name="ce1"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8]+[.L98]" office:value-type="float" office:value="20" calcext:value-type="float">
            <text:p>20</text:p>
          </table:table-cell>
          <table:table-cell table:style-name="ce3" table:formula="of:=[.G98]/[.M98]" office:value-type="float" office:value="34.65" calcext:value-type="float">
            <text:p>34.65</text:p>
          </table:table-cell>
          <table:table-cell table:style-name="ce3" table:formula="of:=[.G98]/[.K98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table:style-name="ce1"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99]+[.L99]" office:value-type="float" office:value="15" calcext:value-type="float">
            <text:p>15</text:p>
          </table:table-cell>
          <table:table-cell table:style-name="ce3" table:formula="of:=[.G99]/[.M99]" office:value-type="float" office:value="46.6" calcext:value-type="float">
            <text:p>46.60</text:p>
          </table:table-cell>
          <table:table-cell table:style-name="ce3" table:formula="of:=[.G99]/[.K99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table:style-name="ce1"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0]+[.L100]" office:value-type="float" office:value="11" calcext:value-type="float">
            <text:p>11</text:p>
          </table:table-cell>
          <table:table-cell table:style-name="ce3" table:formula="of:=[.G100]/[.M100]" office:value-type="float" office:value="54.7272727272727" calcext:value-type="float">
            <text:p>54.73</text:p>
          </table:table-cell>
          <table:table-cell table:style-name="ce3" table:formula="of:=[.G100]/[.K100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table:style-name="ce1"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1]+[.L101]" office:value-type="float" office:value="14" calcext:value-type="float">
            <text:p>14</text:p>
          </table:table-cell>
          <table:table-cell table:style-name="ce3" table:formula="of:=[.G101]/[.M101]" office:value-type="float" office:value="52" calcext:value-type="float">
            <text:p>52.00</text:p>
          </table:table-cell>
          <table:table-cell table:style-name="ce3" table:formula="of:=[.G101]/[.K10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table:style-name="ce1"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2]+[.L102]" office:value-type="float" office:value="43" calcext:value-type="float">
            <text:p>43</text:p>
          </table:table-cell>
          <table:table-cell table:style-name="ce3" table:formula="of:=[.G102]/[.M102]" office:value-type="float" office:value="13.5581395348837" calcext:value-type="float">
            <text:p>13.56</text:p>
          </table:table-cell>
          <table:table-cell table:style-name="ce3" table:formula="of:=[.G102]/[.K102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table:style-name="ce1"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3]+[.L103]" office:value-type="float" office:value="22" calcext:value-type="float">
            <text:p>22</text:p>
          </table:table-cell>
          <table:table-cell table:style-name="ce3" table:formula="of:=[.G103]/[.M103]" office:value-type="float" office:value="23.4545454545455" calcext:value-type="float">
            <text:p>23.45</text:p>
          </table:table-cell>
          <table:table-cell table:style-name="ce3" table:formula="of:=[.G103]/[.K103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table:style-name="ce1"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4]+[.L104]" office:value-type="float" office:value="7" calcext:value-type="float">
            <text:p>7</text:p>
          </table:table-cell>
          <table:table-cell table:style-name="ce3" table:formula="of:=[.G104]/[.M104]" office:value-type="float" office:value="32" calcext:value-type="float">
            <text:p>32.00</text:p>
          </table:table-cell>
          <table:table-cell table:style-name="ce3" table:formula="of:=[.G104]/[.K104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table:style-name="ce1"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+[.L105]" office:value-type="float" office:value="9" calcext:value-type="float">
            <text:p>9</text:p>
          </table:table-cell>
          <table:table-cell table:style-name="ce3" table:formula="of:=[.G105]/[.M105]" office:value-type="float" office:value="30.6666666666667" calcext:value-type="float">
            <text:p>30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6]+[.L106]" office:value-type="float" office:value="12" calcext:value-type="float">
            <text:p>12</text:p>
          </table:table-cell>
          <table:table-cell table:style-name="ce3" table:formula="of:=[.G106]/[.M106]" office:value-type="float" office:value="26.6666666666667" calcext:value-type="float">
            <text:p>26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7]+[.L107]" office:value-type="float" office:value="12" calcext:value-type="float">
            <text:p>12</text:p>
          </table:table-cell>
          <table:table-cell table:style-name="ce3" table:formula="of:=[.G107]/[.M107]" office:value-type="float" office:value="40.8333333333333" calcext:value-type="float">
            <text:p>40.83</text:p>
          </table:table-cell>
          <table:table-cell table:style-name="ce3" table:formula="of:=[.G107]/[.K107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table:style-name="ce1"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8]+[.L108]" office:value-type="float" office:value="24" calcext:value-type="float">
            <text:p>24</text:p>
          </table:table-cell>
          <table:table-cell table:style-name="ce3" table:formula="of:=[.G108]/[.M108]" office:value-type="float" office:value="19.7083333333333" calcext:value-type="float">
            <text:p>19.71</text:p>
          </table:table-cell>
          <table:table-cell table:style-name="ce3" table:formula="of:=[.G108]/[.K108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table:style-name="ce1"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09]+[.L109]" office:value-type="float" office:value="1" calcext:value-type="float">
            <text:p>1</text:p>
          </table:table-cell>
          <table:table-cell table:style-name="ce3" table:formula="of:=[.G109]/[.M109]" office:value-type="float" office:value="70" calcext:value-type="float">
            <text:p>7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table:style-name="ce1"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0]+[.L110]" office:value-type="float" office:value="26" calcext:value-type="float">
            <text:p>26</text:p>
          </table:table-cell>
          <table:table-cell table:style-name="ce3" table:formula="of:=[.G110]/[.M110]" office:value-type="float" office:value="17.8846153846154" calcext:value-type="float">
            <text:p>17.88</text:p>
          </table:table-cell>
          <table:table-cell table:style-name="ce3" table:formula="of:=[.G110]/[.K110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table:style-name="ce1"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1]+[.L111]" office:value-type="float" office:value="24" calcext:value-type="float">
            <text:p>24</text:p>
          </table:table-cell>
          <table:table-cell table:style-name="ce3" table:formula="of:=[.G111]/[.M111]" office:value-type="float" office:value="21.5833333333333" calcext:value-type="float">
            <text:p>21.58</text:p>
          </table:table-cell>
          <table:table-cell table:style-name="ce3" table:formula="of:=[.G111]/[.K111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table:style-name="ce1"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2]+[.L112]" office:value-type="float" office:value="12" calcext:value-type="float">
            <text:p>12</text:p>
          </table:table-cell>
          <table:table-cell table:style-name="ce3" table:formula="of:=[.G112]/[.M112]" office:value-type="float" office:value="43.5833333333333" calcext:value-type="float">
            <text:p>43.58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table:style-name="ce1"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3]+[.L113]" office:value-type="float" office:value="5" calcext:value-type="float">
            <text:p>5</text:p>
          </table:table-cell>
          <table:table-cell table:style-name="ce3" table:formula="of:=[.G113]/[.M113]" office:value-type="float" office:value="26.6" calcext:value-type="float">
            <text:p>26.60</text:p>
          </table:table-cell>
          <table:table-cell table:style-name="ce3" table:formula="of:=[.G113]/[.K113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table:style-name="ce1"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+[.L114]" office:value-type="float" office:value="1" calcext:value-type="float">
            <text:p>1</text:p>
          </table:table-cell>
          <table:table-cell table:style-name="ce3" table:formula="of:=[.G114]/[.M114]" office:value-type="float" office:value="75" calcext:value-type="float">
            <text:p>7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table:style-name="ce1"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5]+[.L115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table:style-name="ce1"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6]+[.L116]" office:value-type="float" office:value="11" calcext:value-type="float">
            <text:p>11</text:p>
          </table:table-cell>
          <table:table-cell table:style-name="ce3" table:formula="of:=[.G116]/[.M116]" office:value-type="float" office:value="7.36363636363636" calcext:value-type="float">
            <text:p>7.36</text:p>
          </table:table-cell>
          <table:table-cell table:style-name="ce3" table:formula="of:=[.G116]/[.K116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table:style-name="ce1"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7]+[.L117]" office:value-type="float" office:value="4" calcext:value-type="float">
            <text:p>4</text:p>
          </table:table-cell>
          <table:table-cell table:style-name="ce3" table:formula="of:=[.G117]/[.M117]" office:value-type="float" office:value="42.25" calcext:value-type="float">
            <text:p>42.25</text:p>
          </table:table-cell>
          <table:table-cell table:style-name="ce3" table:formula="of:=[.G117]/[.K117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table:style-name="ce1"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8]+[.L118]" office:value-type="float" office:value="3" calcext:value-type="float">
            <text:p>3</text:p>
          </table:table-cell>
          <table:table-cell table:style-name="ce3" table:formula="of:=[.G118]/[.M118]" office:value-type="float" office:value="31.3333333333333" calcext:value-type="float">
            <text:p>31.33</text:p>
          </table:table-cell>
          <table:table-cell table:style-name="ce3" table:formula="of:=[.G118]/[.K118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table:style-name="ce1"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19]+[.L119]" office:value-type="float" office:value="2" calcext:value-type="float">
            <text:p>2</text:p>
          </table:table-cell>
          <table:table-cell table:style-name="ce3" table:formula="of:=[.G119]/[.M119]" office:value-type="float" office:value="65.5" calcext:value-type="float">
            <text:p>65.50</text:p>
          </table:table-cell>
          <table:table-cell table:style-name="ce3" table:formula="of:=[.G119]/[.K119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table:style-name="ce1"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0]+[.L120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table:style-name="ce1"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+[.L121]" office:value-type="float" office:value="2" calcext:value-type="float">
            <text:p>2</text:p>
          </table:table-cell>
          <table:table-cell table:style-name="ce3" table:formula="of:=[.G121]/[.M121]" office:value-type="float" office:value="27.5" calcext:value-type="float">
            <text:p>27.5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table:style-name="ce1"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1" calcext:value-type="float">
            <text:p>1</text:p>
          </table:table-cell>
          <table:table-cell table:style-name="ce3" table:formula="of:=[.G122]/[.M122]" office:value-type="float" office:value="45" calcext:value-type="float">
            <text:p>4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SUM([.G3:.G122])" office:value-type="float" office:value="225021" calcext:value-type="float">
            <text:p>225021</text:p>
          </table:table-cell>
          <table:table-cell table:formula="of:=SUM([.H3:.H122])" office:value-type="float" office:value="4942" calcext:value-type="float">
            <text:p>4942</text:p>
          </table:table-cell>
          <table:table-cell table:formula="of:=SUM([.I3:.I122])" office:value-type="float" office:value="9898" calcext:value-type="float">
            <text:p>9898</text:p>
          </table:table-cell>
          <table:table-cell table:formula="of:=SUM([.J3:.J122])" office:value-type="float" office:value="5090" calcext:value-type="float">
            <text:p>5090</text:p>
          </table:table-cell>
          <table:table-cell table:formula="of:=SUM([.K3:.K122])" office:value-type="float" office:value="1569" calcext:value-type="float">
            <text:p>1569</text:p>
          </table:table-cell>
          <table:table-cell table:formula="of:=SUM([.L3:.L122])" office:value-type="float" office:value="2951" calcext:value-type="float">
            <text:p>2951</text:p>
          </table:table-cell>
          <table:table-cell table:formula="of:=[.J123]+[.L123]" office:value-type="float" office:value="8041" calcext:value-type="float">
            <text:p>8041</text:p>
          </table:table-cell>
          <table:table-cell table:style-name="ce3" table:formula="of:=[.G123]/[.M123]" office:value-type="float" office:value="27.9842059445343" calcext:value-type="float">
            <text:p>27.98</text:p>
          </table:table-cell>
          <table:table-cell table:style-name="ce3" table:formula="of:=[.G123]/[.K123]" office:value-type="float" office:value="143.416826003824" calcext:value-type="float">
            <text:p>143.42</text:p>
          </table:table-cell>
        </table:table-row>
        <table:table-row table:style-name="ro1">
          <table:table-cell table:number-columns-repeated="12"/>
          <table:table-cell table:formula="of:=SUBTOTAL(9;[.M4:.M120])" office:value-type="float" office:value="7733" calcext:value-type="float">
            <text:p>77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SUBTOTAL(9;[.M3:.M122])" office:value-type="float" office:value="8041" calcext:value-type="float">
            <text:p>8041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G123]/[.H123]" office:value-type="float" office:value="45.5323755564549" calcext:value-type="float">
            <text:p>45.5323755565</text:p>
          </table:table-cell>
          <table:table-cell table:formula="of:=[.M123]/[.G123]" office:value-type="float" office:value="0.0357344425631386" calcext:value-type="float">
            <text:p>0.0357344426</text:p>
          </table:table-cell>
          <table:table-cell table:number-columns-repeated="6"/>
        </table:table-row>
        <table:table-row table:style-name="ro1" table:number-rows-repeated="10484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1742pt" svg:y="28.43pt">
            <loext:p draw:notify-on-update-of-ranges="Sheet2.O2:Sheet2.O121 Sheet2.Q2:Sheet2.Q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0.62pt" svg:height="336.56pt" svg:x="1718.14pt" svg:y="324.54pt">
            <loext:p draw:notify-on-update-of-ranges="Sheet2.N2:Sheet2.N121 Sheet2.Q2:Sheet2.Q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0.62pt" svg:height="336.56pt" svg:x="2292.35pt" svg:y="0pt">
            <loext:p draw:notify-on-update-of-ranges="Sheet2.M2:Sheet2.M121 Sheet2.Q2:Sheet2.Q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4"/>
        <table:table-column table:style-name="co1" table:default-cell-style-name="ce8"/>
        <table:table-column table:style-name="co1" table:number-columns-repeated="9" table:default-cell-style-name="ce4"/>
        <table:table-column table:style-name="co5" table:default-cell-style-name="ce5"/>
        <table:table-column table:style-name="co1" table:number-columns-repeated="2" table:default-cell-style-name="ce13"/>
        <table:table-column table:style-name="co1" table:default-cell-style-name="ce4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table:style-name="ce2" office:value-type="string" calcext:value-type="string">
            <text:p><text:s/>sex</text:p>
          </table:table-cell>
          <table:table-cell table:style-name="Default" office:value-type="string" calcext:value-type="string">
            <text:p><text:s/>stance</text:p>
          </table:table-cell>
          <table:table-cell table:style-name="Default" office:value-type="string" calcext:value-type="string">
            <text:p><text:s/>responses</text:p>
          </table:table-cell>
          <table:table-cell table:style-name="Default" office:value-type="string" calcext:value-type="string">
            <text:p><text:s/>tweets</text:p>
          </table:table-cell>
          <table:table-cell table:style-name="Default" office:value-type="string" calcext:value-type="string">
            <text:p><text:s/>deleted</text:p>
          </table:table-cell>
          <table:table-cell table:style-name="Default" office:value-type="string" calcext:value-type="string">
            <text:p><text:s/>closed</text:p>
          </table:table-cell>
          <table:table-cell table:style-name="Default" office:value-type="string" calcext:value-type="string">
            <text:p><text:s/>protected</text:p>
          </table:table-cell>
          <table:table-cell table:style-name="Default" office:value-type="string" calcext:value-type="string">
            <text:p><text:s/>suspended</text:p>
          </table:table-cell>
          <table:table-cell table:style-name="Default" office:value-type="string" calcext:value-type="string">
            <text:p>Susp-closed</text:p>
          </table:table-cell>
          <table:table-cell table:style-name="Default" office:value-type="string" calcext:value-type="string">
            <text:p>Cumulative-S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table:style-name="Default" office:value-type="string" calcext:value-type="string">
            <text:p>ranked</text:p>
          </table:table-cell>
          <table:table-cell table:style-name="ce2" office:value-type="string" calcext:value-type="string">
            <text:p>CDF</text:p>
          </table:table-cell>
        </table:table-row>
        <table:table-row table:style-name="ro1" table:visibility="filter">
          <table:table-cell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5" calcext:value-type="float">
            <text:p>115</text:p>
          </table:table-cell>
          <table:table-cell table:formula="of:=1/120" office:value-type="float" office:value="0.00833333333333333" calcext:value-type="float">
            <text:p>0.0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ehasselbeck</text:p>
          </table:table-cell>
          <table:table-cell table:style-name="ce9" office:value-type="float" office:value="0.0182329053145444" calcext:value-type="float">
            <text:p>0.018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formula="of:=[.L3]+[.M2]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table:style-name="ce5" office:value-type="float" office:value="118" calcext:value-type="float">
            <text:p>118</text:p>
          </table:table-cell>
          <table:table-cell table:formula="of:=(1/120)+[.Q2]" office:value-type="float" office:value="0.0166666666666667" calcext:value-type="float">
            <text:p>0.0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billkeller2014</text:p>
          </table:table-cell>
          <table:table-cell table:style-name="ce10" office:value-type="float" office:value="0.00661678015447174" calcext:value-type="float">
            <text:p>0.006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4]+[.M3]" office:value-type="float" office:value="1" calcext:value-type="float">
            <text:p>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8" calcext:value-type="float">
            <text:p>118</text:p>
          </table:table-cell>
          <table:table-cell table:formula="of:=(1/120)+[.Q3]" office:value-type="float" office:value="0.025" calcext:value-type="float">
            <text:p>0.0250</text:p>
          </table:table-cell>
        </table:table-row>
        <table:table-row table:style-name="ro1" table:visibility="filter">
          <table:table-cell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5]+[.M4]" office:value-type="float" office:value="2" calcext:value-type="float">
            <text:p>2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4]" office:value-type="float" office:value="0.0333333333333333" calcext:value-type="float">
            <text:p>0.0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idfolkenflik</text:p>
          </table:table-cell>
          <table:table-cell table:style-name="ce10" office:value-type="float" office:value="0.0585330552126346" calcext:value-type="float">
            <text:p>0.058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L6]+[.M5]" office:value-type="float" office:value="3" calcext:value-type="float">
            <text:p>3</text:p>
          </table:table-cell>
          <table:table-cell table:style-name="ce15" office:value-type="float" office:value="75" calcext:value-type="float">
            <text:p>75.00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5" calcext:value-type="float">
            <text:p>115</text:p>
          </table:table-cell>
          <table:table-cell table:formula="of:=(1/120)+[.Q5]" office:value-type="float" office:value="0.0416666666666667" calcext:value-type="float">
            <text:p>0.0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table:formula="of:=[.L7]+[.M6]" office:value-type="float" office:value="5" calcext:value-type="float">
            <text:p>5</text:p>
          </table:table-cell>
          <table:table-cell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office:value-type="float" office:value="118" calcext:value-type="float">
            <text:p>118</text:p>
          </table:table-cell>
          <table:table-cell table:formula="of:=(1/120)+[.Q6]" office:value-type="float" office:value="0.05" calcext:value-type="float">
            <text:p>0.0500</text:p>
          </table:table-cell>
        </table:table-row>
        <table:table-row table:style-name="ro1">
          <table:table-cell/>
          <table:table-cell table:style-name="ce5" office:value-type="string" calcext:value-type="string">
            <text:p>AHMalcolm</text:p>
          </table:table-cell>
          <table:table-cell table:style-name="ce9" office:value-type="float" office:value="0.0204475472876137" calcext:value-type="float">
            <text:p>0.020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[.L8]+[.M7]" office:value-type="float" office:value="7" calcext:value-type="float">
            <text:p>7</text:p>
          </table:table-cell>
          <table:table-cell table:style-name="ce14" office:value-type="float" office:value="65.5" calcext:value-type="float">
            <text:p>65.50</text:p>
          </table:table-cell>
          <table:table-cell table:style-name="ce14" office:value-type="float" office:value="43.6666666666667" calcext:value-type="float">
            <text:p>43.67</text:p>
          </table:table-cell>
          <table:table-cell table:style-name="ce5" office:value-type="float" office:value="109" calcext:value-type="float">
            <text:p>109</text:p>
          </table:table-cell>
          <table:table-cell table:formula="of:=(1/120)+[.Q7]" office:value-type="float" office:value="0.0583333333333333" calcext:value-type="float">
            <text:p>0.0583</text:p>
          </table:table-cell>
        </table:table-row>
        <table:table-row table:style-name="ro1" table:visibility="filter">
          <table:table-cell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[.L9]+[.M8]" office:value-type="float" office:value="10" calcext:value-type="float">
            <text:p>10</text:p>
          </table:table-cell>
          <table:table-cell office:value-type="float" office:value="31.3333333333333" calcext:value-type="float">
            <text:p>31.33</text:p>
          </table:table-cell>
          <table:table-cell office:value-type="float" office:value="94" calcext:value-type="float">
            <text:p>94.00</text:p>
          </table:table-cell>
          <table:table-cell office:value-type="float" office:value="87" calcext:value-type="float">
            <text:p>87</text:p>
          </table:table-cell>
          <table:table-cell table:formula="of:=(1/120)+[.Q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5" office:value-type="string" calcext:value-type="string">
            <text:p>andylevy</text:p>
          </table:table-cell>
          <table:table-cell table:style-name="ce9" office:value-type="float" office:value="0.163599889319314" calcext:value-type="float">
            <text:p>0.163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formula="of:=[.L10]+[.M9]" office:value-type="float" office:value="13" calcext:value-type="float">
            <text:p>13</text:p>
          </table:table-cell>
          <table:table-cell table:style-name="ce14" office:value-type="float" office:value="43" calcext:value-type="float">
            <text:p>43.00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1" calcext:value-type="float">
            <text:p>111</text:p>
          </table:table-cell>
          <table:table-cell table:formula="of:=(1/120)+[.Q9]" office:value-type="float" office:value="0.075" calcext:value-type="float">
            <text:p>0.0750</text:p>
          </table:table-cell>
        </table:table-row>
        <table:table-row table:style-name="ro1" table:visibility="filter">
          <table:table-cell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11]+[.M10]" office:value-type="float" office:value="17" calcext:value-type="float">
            <text:p>17</text:p>
          </table:table-cell>
          <table:table-cell office:value-type="float" office:value="42.25" calcext:value-type="float">
            <text:p>42.25</text:p>
          </table:table-cell>
          <table:table-cell office:value-type="float" office:value="84.5" calcext:value-type="float">
            <text:p>84.50</text:p>
          </table:table-cell>
          <table:table-cell office:value-type="float" office:value="94" calcext:value-type="float">
            <text:p>94</text:p>
          </table:table-cell>
          <table:table-cell table:formula="of:=(1/120)+[.Q10]" office:value-type="float" office:value="0.0833333333333333" calcext:value-type="float">
            <text:p>0.0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table:formula="of:=[.L12]+[.M11]" office:value-type="float" office:value="22" calcext:value-type="float">
            <text:p>22</text:p>
          </table:table-cell>
          <table:table-cell office:value-type="float" office:value="26.6" calcext:value-type="float">
            <text:p>26.60</text:p>
          </table:table-cell>
          <table:table-cell office:value-type="float" office:value="133" calcext:value-type="float">
            <text:p>133.00</text:p>
          </table:table-cell>
          <table:table-cell office:value-type="float" office:value="56" calcext:value-type="float">
            <text:p>56</text:p>
          </table:table-cell>
          <table:table-cell table:formula="of:=(1/120)+[.Q11]" office:value-type="float" office:value="0.0916666666666667" calcext:value-type="float">
            <text:p>0.0917</text:p>
          </table:table-cell>
        </table:table-row>
        <table:table-row table:style-name="ro1" table:visibility="filter">
          <table:table-cell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L13]+[.M12]" office:value-type="float" office:value="28" calcext:value-type="float">
            <text:p>28</text:p>
          </table:table-cell>
          <table:table-cell office:value-type="float" office:value="67.8333333333333" calcext:value-type="float">
            <text:p>67.83</text:p>
          </table:table-cell>
          <table:table-cell office:value-type="float" office:value="407" calcext:value-type="float">
            <text:p>407.00</text:p>
          </table:table-cell>
          <table:table-cell office:value-type="float" office:value="4" calcext:value-type="float">
            <text:p>4</text:p>
          </table:table-cell>
          <table:table-cell table:formula="of:=(1/120)+[.Q12]" office:value-type="float" office:value="0.1" calcext:value-type="float">
            <text:p>0.1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[.L14]+[.M13]" office:value-type="float" office:value="35" calcext:value-type="float">
            <text:p>35</text:p>
          </table:table-cell>
          <table:table-cell office:value-type="float" office:value="32" calcext:value-type="float">
            <text:p>32.0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13]" office:value-type="float" office:value="0.108333333333333" calcext:value-type="float">
            <text:p>0.1083</text:p>
          </table:table-cell>
        </table:table-row>
        <table:table-row table:style-name="ro1" table:visibility="filter">
          <table:table-cell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table:formula="of:=[.L15]+[.M14]" office:value-type="float" office:value="43" calcext:value-type="float">
            <text:p>43</text:p>
          </table:table-cell>
          <table:table-cell office:value-type="float" office:value="26" calcext:value-type="float">
            <text:p>26.00</text:p>
          </table:table-cell>
          <table:table-cell office:value-type="float" office:value="69.3333333333333" calcext:value-type="float">
            <text:p>69.33</text:p>
          </table:table-cell>
          <table:table-cell office:value-type="float" office:value="103" calcext:value-type="float">
            <text:p>103</text:p>
          </table:table-cell>
          <table:table-cell table:formula="of:=(1/120)+[.Q14]" office:value-type="float" office:value="0.116666666666667" calcext:value-type="float">
            <text:p>0.1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16]+[.M15]" office:value-type="float" office:value="51" calcext:value-type="float">
            <text:p>51</text:p>
          </table:table-cell>
          <table:table-cell office:value-type="float" office:value="166.5" calcext:value-type="float">
            <text:p>166.50</text:p>
          </table:table-cell>
          <table:table-cell office:value-type="float" office:value="148" calcext:value-type="float">
            <text:p>148.00</text:p>
          </table:table-cell>
          <table:table-cell office:value-type="float" office:value="51" calcext:value-type="float">
            <text:p>51</text:p>
          </table:table-cell>
          <table:table-cell table:formula="of:=(1/120)+[.Q15]" office:value-type="float" office:value="0.125" calcext:value-type="float">
            <text:p>0.1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ydiacachosi</text:p>
          </table:table-cell>
          <table:table-cell table:style-name="ce10" office:value-type="float" office:value="0.107700821591248" calcext:value-type="float">
            <text:p>0.1077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[.L17]+[.M16]" office:value-type="float" office:value="60" calcext:value-type="float">
            <text:p>60</text:p>
          </table:table-cell>
          <table:table-cell table:style-name="ce15" office:value-type="float" office:value="30.6666666666667" calcext:value-type="float">
            <text:p>30.67</text:p>
          </table:table-cell>
          <table:table-cell table:style-name="ce15" office:value-type="float" office:value="0" calcext:value-type="float">
            <text:p>0.00</text:p>
          </table:table-cell>
          <table:table-cell table:style-name="ce6" office:value-type="float" office:value="111" calcext:value-type="float">
            <text:p>111</text:p>
          </table:table-cell>
          <table:table-cell table:formula="of:=(1/120)+[.Q16]" office:value-type="float" office:value="0.133333333333333" calcext:value-type="float">
            <text:p>0.1333</text:p>
          </table:table-cell>
        </table:table-row>
        <table:table-row table:style-name="ro1">
          <table:table-cell/>
          <table:table-cell table:style-name="ce5" office:value-type="string" calcext:value-type="string">
            <text:p>RichLowry</text:p>
          </table:table-cell>
          <table:table-cell table:style-name="ce9" office:value-type="float" office:value="0.282389473036955" calcext:value-type="float">
            <text:p>0.282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formula="of:=[.L18]+[.M17]" office:value-type="float" office:value="70" calcext:value-type="float">
            <text:p>70</text:p>
          </table:table-cell>
          <table:table-cell table:style-name="ce14" office:value-type="float" office:value="33.4" calcext:value-type="float">
            <text:p>33.40</text:p>
          </table:table-cell>
          <table:table-cell table:style-name="ce14" office:value-type="float" office:value="334" calcext:value-type="float">
            <text:p>334.00</text:p>
          </table:table-cell>
          <table:table-cell table:style-name="ce5" office:value-type="float" office:value="9" calcext:value-type="float">
            <text:p>9</text:p>
          </table:table-cell>
          <table:table-cell table:formula="of:=(1/120)+[.Q17]" office:value-type="float" office:value="0.141666666666667" calcext:value-type="float">
            <text:p>0.1417</text:p>
          </table:table-cell>
        </table:table-row>
        <table:table-row table:style-name="ro1" table:visibility="filter">
          <table:table-cell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9]+[.M18]" office:value-type="float" office:value="80" calcext:value-type="float">
            <text:p>80</text:p>
          </table:table-cell>
          <table:table-cell office:value-type="float" office:value="54.5" calcext:value-type="float">
            <text:p>54.50</text:p>
          </table:table-cell>
          <table:table-cell office:value-type="float" office:value="272.5" calcext:value-type="float">
            <text:p>272.50</text:p>
          </table:table-cell>
          <table:table-cell office:value-type="float" office:value="10" calcext:value-type="float">
            <text:p>10</text:p>
          </table:table-cell>
          <table:table-cell table:formula="of:=(1/120)+[.Q18]" office:value-type="float" office:value="0.15" calcext:value-type="float">
            <text:p>0.1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20]+[.M19]" office:value-type="float" office:value="90" calcext:value-type="float">
            <text:p>90</text:p>
          </table:table-cell>
          <table:table-cell office:value-type="float" office:value="79.5" calcext:value-type="float">
            <text:p>79.50</text:p>
          </table:table-cell>
          <table:table-cell office:value-type="float" office:value="53" calcext:value-type="float">
            <text:p>53.00</text:p>
          </table:table-cell>
          <table:table-cell office:value-type="float" office:value="106" calcext:value-type="float">
            <text:p>106</text:p>
          </table:table-cell>
          <table:table-cell table:formula="of:=(1/120)+[.Q19]" office:value-type="float" office:value="0.158333333333333" calcext:value-type="float">
            <text:p>0.1583</text:p>
          </table:table-cell>
        </table:table-row>
        <table:table-row table:style-name="ro1" table:visibility="filter">
          <table:table-cell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21]+[.M20]" office:value-type="float" office:value="100" calcext:value-type="float">
            <text:p>100</text:p>
          </table:table-cell>
          <table:table-cell office:value-type="float" office:value="96.5" calcext:value-type="float">
            <text:p>96.50</text:p>
          </table:table-cell>
          <table:table-cell office:value-type="float" office:value="321.666666666667" calcext:value-type="float">
            <text:p>321.67</text:p>
          </table:table-cell>
          <table:table-cell office:value-type="float" office:value="10" calcext:value-type="float">
            <text:p>10</text:p>
          </table:table-cell>
          <table:table-cell table:formula="of:=(1/120)+[.Q20]" office:value-type="float" office:value="0.166666666666667" calcext:value-type="float">
            <text:p>0.1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mberinzaman</text:p>
          </table:table-cell>
          <table:table-cell table:style-name="ce10" office:value-type="float" office:value="0.0410902047592695" calcext:value-type="float">
            <text:p>0.0411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[.L22]+[.M21]" office:value-type="float" office:value="111" calcext:value-type="float">
            <text:p>111</text:p>
          </table:table-cell>
          <table:table-cell table:style-name="ce15" office:value-type="float" office:value="7.36363636363636" calcext:value-type="float">
            <text:p>7.36</text:p>
          </table:table-cell>
          <table:table-cell table:style-name="ce15" office:value-type="float" office:value="27" calcext:value-type="float">
            <text:p>27.00</text:p>
          </table:table-cell>
          <table:table-cell table:style-name="ce6" office:value-type="float" office:value="109" calcext:value-type="float">
            <text:p>109</text:p>
          </table:table-cell>
          <table:table-cell table:formula="of:=(1/120)+[.Q21]" office:value-type="float" office:value="0.175" calcext:value-type="float">
            <text:p>0.1750</text:p>
          </table:table-cell>
        </table:table-row>
        <table:table-row table:style-name="ro1" table:visibility="filter">
          <table:table-cell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L23]+[.M22]" office:value-type="float" office:value="122" calcext:value-type="float">
            <text:p>122</text:p>
          </table:table-cell>
          <table:table-cell office:value-type="float" office:value="54.7272727272727" calcext:value-type="float">
            <text:p>54.73</text:p>
          </table:table-cell>
          <table:table-cell office:value-type="float" office:value="301" calcext:value-type="float">
            <text:p>301.00</text:p>
          </table:table-cell>
          <table:table-cell office:value-type="float" office:value="10" calcext:value-type="float">
            <text:p>10</text:p>
          </table:table-cell>
          <table:table-cell table:formula="of:=(1/120)+[.Q22]" office:value-type="float" office:value="0.183333333333333" calcext:value-type="float">
            <text:p>0.1833</text:p>
          </table:table-cell>
        </table:table-row>
        <table:table-row table:style-name="ro1" table:visibility="filter">
          <table:table-cell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[.L24]+[.M23]" office:value-type="float" office:value="134" calcext:value-type="float">
            <text:p>134</text:p>
          </table:table-cell>
          <table:table-cell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</text:p>
          </table:table-cell>
          <table:table-cell table:formula="of:=(1/120)+[.Q23]" office:value-type="float" office:value="0.191666666666667" calcext:value-type="float">
            <text:p>0.1917</text:p>
          </table:table-cell>
        </table:table-row>
        <table:table-row table:style-name="ro1" table:visibility="filter">
          <table:table-cell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25]+[.M24]" office:value-type="float" office:value="146" calcext:value-type="float">
            <text:p>146</text:p>
          </table:table-cell>
          <table:table-cell office:value-type="float" office:value="40.8333333333333" calcext:value-type="float">
            <text:p>40.83</text:p>
          </table:table-cell>
          <table:table-cell office:value-type="float" office:value="122.5" calcext:value-type="float">
            <text:p>122.50</text:p>
          </table:table-cell>
          <table:table-cell office:value-type="float" office:value="62" calcext:value-type="float">
            <text:p>62</text:p>
          </table:table-cell>
          <table:table-cell table:formula="of:=(1/120)+[.Q24]" office:value-type="float" office:value="0.2" calcext:value-type="float">
            <text:p>0.2000</text:p>
          </table:table-cell>
        </table:table-row>
        <table:table-row table:style-name="ro1">
          <table:table-cell/>
          <table:table-cell table:style-name="ce5" office:value-type="string" calcext:value-type="string">
            <text:p>FredBarnes</text:p>
          </table:table-cell>
          <table:table-cell table:style-name="ce9" office:value-type="float" office:value="0.0707495542027916" calcext:value-type="float">
            <text:p>0.070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formula="of:=[.L26]+[.M25]" office:value-type="float" office:value="158" calcext:value-type="float">
            <text:p>158</text:p>
          </table:table-cell>
          <table:table-cell table:style-name="ce14" office:value-type="float" office:value="43.5833333333333" calcext:value-type="float">
            <text:p>43.58</text:p>
          </table:table-cell>
          <table:table-cell table:style-name="ce14" office:value-type="float" office:value="0" calcext:value-type="float">
            <text:p>0.00</text:p>
          </table:table-cell>
          <table:table-cell table:style-name="ce5" office:value-type="float" office:value="115" calcext:value-type="float">
            <text:p>115</text:p>
          </table:table-cell>
          <table:table-cell table:formula="of:=(1/120)+[.Q25]" office:value-type="float" office:value="0.208333333333333" calcext:value-type="float">
            <text:p>0.2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eggynoonannyc</text:p>
          </table:table-cell>
          <table:table-cell table:style-name="ce9" office:value-type="float" office:value="0.207987456188895" calcext:value-type="float">
            <text:p>0.20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formula="of:=[.L27]+[.M26]" office:value-type="float" office:value="171" calcext:value-type="float">
            <text:p>171</text:p>
          </table:table-cell>
          <table:table-cell table:style-name="ce14" office:value-type="float" office:value="28.3846153846154" calcext:value-type="float">
            <text:p>28.38</text:p>
          </table:table-cell>
          <table:table-cell table:style-name="ce14" office:value-type="float" office:value="46.125" calcext:value-type="float">
            <text:p>46.13</text:p>
          </table:table-cell>
          <table:table-cell table:style-name="ce5" office:value-type="float" office:value="108" calcext:value-type="float">
            <text:p>108</text:p>
          </table:table-cell>
          <table:table-cell table:formula="of:=(1/120)+[.Q26]" office:value-type="float" office:value="0.216666666666667" calcext:value-type="float">
            <text:p>0.21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LarrySabato</text:p>
          </table:table-cell>
          <table:table-cell table:style-name="ce10" office:value-type="float" office:value="0.147721822541966" calcext:value-type="float">
            <text:p>0.1477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formula="of:=[.L28]+[.M27]" office:value-type="float" office:value="185" calcext:value-type="float">
            <text:p>185</text:p>
          </table:table-cell>
          <table:table-cell table:style-name="ce15" office:value-type="float" office:value="52" calcext:value-type="float">
            <text:p>52.00</text:p>
          </table:table-cell>
          <table:table-cell table:style-name="ce15" office:value-type="float" office:value="242.666666666667" calcext:value-type="float">
            <text:p>242.67</text:p>
          </table:table-cell>
          <table:table-cell table:style-name="ce6" office:value-type="float" office:value="21" calcext:value-type="float">
            <text:p>21</text:p>
          </table:table-cell>
          <table:table-cell table:formula="of:=(1/120)+[.Q27]" office:value-type="float" office:value="0.225" calcext:value-type="float">
            <text:p>0.2250</text:p>
          </table:table-cell>
        </table:table-row>
        <table:table-row table:style-name="ro1">
          <table:table-cell/>
          <table:table-cell table:style-name="ce5" office:value-type="string" calcext:value-type="string">
            <text:p>sullydish</text:p>
          </table:table-cell>
          <table:table-cell table:style-name="ce9" office:value-type="float" office:value="0.157596999323618" calcext:value-type="float">
            <text:p>0.15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formula="of:=[.L29]+[.M28]" office:value-type="float" office:value="200" calcext:value-type="float">
            <text:p>200</text:p>
          </table:table-cell>
          <table:table-cell table:style-name="ce14" office:value-type="float" office:value="46.6" calcext:value-type="float">
            <text:p>46.60</text:p>
          </table:table-cell>
          <table:table-cell table:style-name="ce14" office:value-type="float" office:value="233" calcext:value-type="float">
            <text:p>233.00</text:p>
          </table:table-cell>
          <table:table-cell table:style-name="ce5" office:value-type="float" office:value="27" calcext:value-type="float">
            <text:p>27</text:p>
          </table:table-cell>
          <table:table-cell table:formula="of:=(1/120)+[.Q28]" office:value-type="float" office:value="0.233333333333333" calcext:value-type="float">
            <text:p>0.2333</text:p>
          </table:table-cell>
        </table:table-row>
        <table:table-row table:style-name="ro1" table:visibility="filter">
          <table:table-cell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L30]+[.M29]" office:value-type="float" office:value="216" calcext:value-type="float">
            <text:p>216</text:p>
          </table:table-cell>
          <table:table-cell office:value-type="float" office:value="42.6875" calcext:value-type="float">
            <text:p>42.69</text:p>
          </table:table-cell>
          <table:table-cell office:value-type="float" office:value="97.5714285714286" calcext:value-type="float">
            <text:p>97.57</text:p>
          </table:table-cell>
          <table:table-cell office:value-type="float" office:value="87" calcext:value-type="float">
            <text:p>87</text:p>
          </table:table-cell>
          <table:table-cell table:formula="of:=(1/120)+[.Q29]" office:value-type="float" office:value="0.241666666666667" calcext:value-type="float">
            <text:p>0.2417</text:p>
          </table:table-cell>
        </table:table-row>
        <table:table-row table:style-name="ro1">
          <table:table-cell/>
          <table:table-cell table:style-name="ce5" office:value-type="string" calcext:value-type="string">
            <text:p>iowahawkblog</text:p>
          </table:table-cell>
          <table:table-cell table:style-name="ce9" office:value-type="float" office:value="0.52757793764988" calcext:value-type="float">
            <text:p>0.527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formula="of:=[.L31]+[.M30]" office:value-type="float" office:value="234" calcext:value-type="float">
            <text:p>234</text:p>
          </table:table-cell>
          <table:table-cell table:style-name="ce14" office:value-type="float" office:value="40.4444444444444" calcext:value-type="float">
            <text:p>40.44</text:p>
          </table:table-cell>
          <table:table-cell table:style-name="ce14" office:value-type="float" office:value="242.666666666667" calcext:value-type="float">
            <text:p>242.67</text:p>
          </table:table-cell>
          <table:table-cell table:style-name="ce5" office:value-type="float" office:value="21" calcext:value-type="float">
            <text:p>21</text:p>
          </table:table-cell>
          <table:table-cell table:formula="of:=(1/120)+[.Q30]" office:value-type="float" office:value="0.25" calcext:value-type="float">
            <text:p>0.2500</text:p>
          </table:table-cell>
        </table:table-row>
        <table:table-row table:style-name="ro1">
          <table:table-cell/>
          <table:table-cell table:style-name="ce5" office:value-type="string" calcext:value-type="string">
            <text:p>edhenry</text:p>
          </table:table-cell>
          <table:table-cell table:style-name="ce9" office:value-type="float" office:value="0.159795240730493" calcext:value-type="float">
            <text:p>0.159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formula="of:=[.L32]+[.M31]" office:value-type="float" office:value="254" calcext:value-type="float">
            <text:p>254</text:p>
          </table:table-cell>
          <table:table-cell table:style-name="ce14" office:value-type="float" office:value="34.65" calcext:value-type="float">
            <text:p>34.65</text:p>
          </table:table-cell>
          <table:table-cell table:style-name="ce14" office:value-type="float" office:value="99" calcext:value-type="float">
            <text:p>99.00</text:p>
          </table:table-cell>
          <table:table-cell table:style-name="ce5" office:value-type="float" office:value="85" calcext:value-type="float">
            <text:p>85</text:p>
          </table:table-cell>
          <table:table-cell table:formula="of:=(1/120)+[.Q31]" office:value-type="float" office:value="0.258333333333333" calcext:value-type="float">
            <text:p>0.2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HARRISFAULKNER</text:p>
          </table:table-cell>
          <table:table-cell table:style-name="ce9" office:value-type="float" office:value="0.401770890979524" calcext:value-type="float">
            <text:p>0.40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formula="of:=[.L33]+[.M32]" office:value-type="float" office:value="275" calcext:value-type="float">
            <text:p>275</text:p>
          </table:table-cell>
          <table:table-cell table:style-name="ce14" office:value-type="float" office:value="28.2857142857143" calcext:value-type="float">
            <text:p>28.29</text:p>
          </table:table-cell>
          <table:table-cell table:style-name="ce14" office:value-type="float" office:value="54" calcext:value-type="float">
            <text:p>54.00</text:p>
          </table:table-cell>
          <table:table-cell table:style-name="ce5" office:value-type="float" office:value="106" calcext:value-type="float">
            <text:p>106</text:p>
          </table:table-cell>
          <table:table-cell table:formula="of:=(1/120)+[.Q32]" office:value-type="float" office:value="0.266666666666667" calcext:value-type="float">
            <text:p>0.266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jorCBS</text:p>
          </table:table-cell>
          <table:table-cell table:style-name="ce10" office:value-type="float" office:value="0.124647534719477" calcext:value-type="float">
            <text:p>0.1246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formula="of:=[.L34]+[.M33]" office:value-type="float" office:value="297" calcext:value-type="float">
            <text:p>297</text:p>
          </table:table-cell>
          <table:table-cell table:style-name="ce15" office:value-type="float" office:value="23.4545454545455" calcext:value-type="float">
            <text:p>23.45</text:p>
          </table:table-cell>
          <table:table-cell table:style-name="ce15" office:value-type="float" office:value="129" calcext:value-type="float">
            <text:p>129.00</text:p>
          </table:table-cell>
          <table:table-cell table:style-name="ce6" office:value-type="float" office:value="59" calcext:value-type="float">
            <text:p>59</text:p>
          </table:table-cell>
          <table:table-cell table:formula="of:=(1/120)+[.Q33]" office:value-type="float" office:value="0.275" calcext:value-type="float">
            <text:p>0.2750</text:p>
          </table:table-cell>
        </table:table-row>
        <table:table-row table:style-name="ro1" table:visibility="filter">
          <table:table-cell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L35]+[.M34]" office:value-type="float" office:value="320" calcext:value-type="float">
            <text:p>320</text:p>
          </table:table-cell>
          <table:table-cell office:value-type="float" office:value="37.1304347826087" calcext:value-type="float">
            <text:p>37.13</text:p>
          </table:table-cell>
          <table:table-cell office:value-type="float" office:value="94.8888888888889" calcext:value-type="float">
            <text:p>94.89</text:p>
          </table:table-cell>
          <table:table-cell office:value-type="float" office:value="87" calcext:value-type="float">
            <text:p>87</text:p>
          </table:table-cell>
          <table:table-cell table:formula="of:=(1/120)+[.Q34]" office:value-type="float" office:value="0.283333333333333" calcext:value-type="float">
            <text:p>0.2833</text:p>
          </table:table-cell>
        </table:table-row>
        <table:table-row table:style-name="ro1" table:visibility="filter">
          <table:table-cell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12" table:formula="of:=[.L36]+[.M35]" office:value-type="float" office:value="344" calcext:value-type="float">
            <text:p>344</text:p>
          </table:table-cell>
          <table:table-cell office:value-type="float" office:value="19.7083333333333" calcext:value-type="float">
            <text:p>19.71</text:p>
          </table:table-cell>
          <table:table-cell office:value-type="float" office:value="236.5" calcext:value-type="float">
            <text:p>236.50</text:p>
          </table:table-cell>
          <table:table-cell office:value-type="float" office:value="25" calcext:value-type="float">
            <text:p>25</text:p>
          </table:table-cell>
          <table:table-cell table:formula="of:=(1/120)+[.Q35]" office:value-type="float" office:value="0.291666666666667" calcext:value-type="float">
            <text:p>0.2917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nneBayefsky</text:p>
          </table:table-cell>
          <table:table-cell table:style-name="ce10" office:value-type="float" office:value="0.07102010699133" calcext:value-type="float">
            <text:p>0.0710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7" table:formula="of:=[.L37]+[.M36]" office:value-type="float" office:value="368" calcext:value-type="float">
            <text:p>368</text:p>
          </table:table-cell>
          <table:table-cell table:style-name="ce15" office:value-type="float" office:value="21.5833333333333" calcext:value-type="float">
            <text:p>21.58</text:p>
          </table:table-cell>
          <table:table-cell table:style-name="ce15" office:value-type="float" office:value="172.666666666667" calcext:value-type="float">
            <text:p>172.67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36]" office:value-type="float" office:value="0.3" calcext:value-type="float">
            <text:p>0.300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costareports</text:p>
          </table:table-cell>
          <table:table-cell table:style-name="ce11" office:value-type="float" office:value="0.322549652585624" calcext:value-type="float">
            <text:p>0.3225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L38]+[.M37]" office:value-type="float" office:value="392" calcext:value-type="float">
            <text:p>392</text:p>
          </table:table-cell>
          <table:table-cell table:style-name="ce16" office:value-type="float" office:value="31.7916666666667" calcext:value-type="float">
            <text:p>31.79</text:p>
          </table:table-cell>
          <table:table-cell table:style-name="ce16" office:value-type="float" office:value="381.5" calcext:value-type="float">
            <text:p>381.50</text:p>
          </table:table-cell>
          <table:table-cell table:style-name="ce7" office:value-type="float" office:value="6" calcext:value-type="float">
            <text:p>6</text:p>
          </table:table-cell>
          <table:table-cell table:formula="of:=(1/120)+[.Q37]" office:value-type="float" office:value="0.308333333333333" calcext:value-type="float">
            <text:p>0.3083</text:p>
          </table:table-cell>
        </table:table-row>
        <table:table-row table:style-name="ro1">
          <table:table-cell/>
          <table:table-cell table:style-name="ce5" office:value-type="string" calcext:value-type="string">
            <text:p>BretBaier</text:p>
          </table:table-cell>
          <table:table-cell table:style-name="ce9" office:value-type="float" office:value="0.6087437742114" calcext:value-type="float">
            <text:p>0.6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formula="of:=[.L39]+[.M38]" office:value-type="float" office:value="417" calcext:value-type="float">
            <text:p>417</text:p>
          </table:table-cell>
          <table:table-cell table:style-name="ce14" office:value-type="float" office:value="36" calcext:value-type="float">
            <text:p>36.00</text:p>
          </table:table-cell>
          <table:table-cell table:style-name="ce14" office:value-type="float" office:value="128.571428571429" calcext:value-type="float">
            <text:p>128.57</text:p>
          </table:table-cell>
          <table:table-cell table:style-name="ce5" office:value-type="float" office:value="61" calcext:value-type="float">
            <text:p>61</text:p>
          </table:table-cell>
          <table:table-cell table:formula="of:=(1/120)+[.Q38]" office:value-type="float" office:value="0.316666666666667" calcext:value-type="float">
            <text:p>0.3167</text:p>
          </table:table-cell>
        </table:table-row>
        <table:table-row table:style-name="ro1" table:visibility="filter">
          <table:table-cell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40]+[.M39]" office:value-type="float" office:value="442" calcext:value-type="float">
            <text:p>442</text:p>
          </table:table-cell>
          <table:table-cell office:value-type="float" office:value="45.8" calcext:value-type="float">
            <text:p>45.80</text:p>
          </table:table-cell>
          <table:table-cell office:value-type="float" office:value="143.125" calcext:value-type="float">
            <text:p>143.13</text:p>
          </table:table-cell>
          <table:table-cell office:value-type="float" office:value="51" calcext:value-type="float">
            <text:p>51</text:p>
          </table:table-cell>
          <table:table-cell table:formula="of:=(1/120)+[.Q39]" office:value-type="float" office:value="0.325" calcext:value-type="float">
            <text:p>0.3250</text:p>
          </table:table-cell>
        </table:table-row>
        <table:table-row table:style-name="ro1" table:visibility="filter">
          <table:table-cell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[.L41]+[.M40]" office:value-type="float" office:value="468" calcext:value-type="float">
            <text:p>468</text:p>
          </table:table-cell>
          <table:table-cell office:value-type="float" office:value="17.8846153846154" calcext:value-type="float">
            <text:p>17.88</text:p>
          </table:table-cell>
          <table:table-cell office:value-type="float" office:value="93" calcext:value-type="float">
            <text:p>93.00</text:p>
          </table:table-cell>
          <table:table-cell office:value-type="float" office:value="87" calcext:value-type="float">
            <text:p>87</text:p>
          </table:table-cell>
          <table:table-cell table:formula="of:=(1/120)+[.Q40]" office:value-type="float" office:value="0.333333333333334" calcext:value-type="float">
            <text:p>0.333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KatyTurNBC</text:p>
          </table:table-cell>
          <table:table-cell table:style-name="ce10" office:value-type="float" office:value="0.573475285705501" calcext:value-type="float">
            <text:p>0.5735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[.L42]+[.M41]" office:value-type="float" office:value="494" calcext:value-type="float">
            <text:p>494</text:p>
          </table:table-cell>
          <table:table-cell table:style-name="ce15" office:value-type="float" office:value="45.6538461538462" calcext:value-type="float">
            <text:p>45.65</text:p>
          </table:table-cell>
          <table:table-cell table:style-name="ce15" office:value-type="float" office:value="118.7" calcext:value-type="float">
            <text:p>118.70</text:p>
          </table:table-cell>
          <table:table-cell table:style-name="ce6" office:value-type="float" office:value="65" calcext:value-type="float">
            <text:p>65</text:p>
          </table:table-cell>
          <table:table-cell table:formula="of:=(1/120)+[.Q41]" office:value-type="float" office:value="0.341666666666667" calcext:value-type="float">
            <text:p>0.3417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L43]+[.M42]" office:value-type="float" office:value="521" calcext:value-type="float">
            <text:p>521</text:p>
          </table:table-cell>
          <table:table-cell office:value-type="float" office:value="43.2222222222222" calcext:value-type="float">
            <text:p>43.22</text:p>
          </table:table-cell>
          <table:table-cell office:value-type="float" office:value="166.714285714286" calcext:value-type="float">
            <text:p>166.71</text:p>
          </table:table-cell>
          <table:table-cell office:value-type="float" office:value="44" calcext:value-type="float">
            <text:p>44</text:p>
          </table:table-cell>
          <table:table-cell table:formula="of:=(1/120)+[.Q42]" office:value-type="float" office:value="0.35" calcext:value-type="float">
            <text:p>0.3500</text:p>
          </table:table-cell>
        </table:table-row>
        <table:table-row table:style-name="ro1" table:visibility="filter">
          <table:table-cell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2" table:formula="of:=[.L44]+[.M43]" office:value-type="float" office:value="550" calcext:value-type="float">
            <text:p>550</text:p>
          </table:table-cell>
          <table:table-cell office:value-type="float" office:value="28.3103448275862" calcext:value-type="float">
            <text:p>28.31</text:p>
          </table:table-cell>
          <table:table-cell office:value-type="float" office:value="117.285714285714" calcext:value-type="float">
            <text:p>117.29</text:p>
          </table:table-cell>
          <table:table-cell office:value-type="float" office:value="68" calcext:value-type="float">
            <text:p>68</text:p>
          </table:table-cell>
          <table:table-cell table:formula="of:=(1/120)+[.Q43]" office:value-type="float" office:value="0.358333333333334" calcext:value-type="float">
            <text:p>0.3583</text:p>
          </table:table-cell>
        </table:table-row>
        <table:table-row table:style-name="ro1">
          <table:table-cell/>
          <table:table-cell table:style-name="ce5" office:value-type="string" calcext:value-type="string">
            <text:p>kilmeade</text:p>
          </table:table-cell>
          <table:table-cell table:style-name="ce9" office:value-type="float" office:value="0.164699010022751" calcext:value-type="float">
            <text:p>0.164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formula="of:=[.L45]+[.M44]" office:value-type="float" office:value="579" calcext:value-type="float">
            <text:p>579</text:p>
          </table:table-cell>
          <table:table-cell table:style-name="ce14" office:value-type="float" office:value="33.5862068965517" calcext:value-type="float">
            <text:p>33.59</text:p>
          </table:table-cell>
          <table:table-cell table:style-name="ce14" office:value-type="float" office:value="81.1666666666667" calcext:value-type="float">
            <text:p>81.17</text:p>
          </table:table-cell>
          <table:table-cell table:style-name="ce5" office:value-type="float" office:value="96" calcext:value-type="float">
            <text:p>96</text:p>
          </table:table-cell>
          <table:table-cell table:formula="of:=(1/120)+[.Q44]" office:value-type="float" office:value="0.366666666666667" calcext:value-type="float">
            <text:p>0.3667</text:p>
          </table:table-cell>
        </table:table-row>
        <table:table-row table:style-name="ro1" table:visibility="filter">
          <table:table-cell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L46]+[.M45]" office:value-type="float" office:value="608" calcext:value-type="float">
            <text:p>608</text:p>
          </table:table-cell>
          <table:table-cell office:value-type="float" office:value="33.8965517241379" calcext:value-type="float">
            <text:p>33.90</text:p>
          </table:table-cell>
          <table:table-cell office:value-type="float" office:value="65.5333333333333" calcext:value-type="float">
            <text:p>65.53</text:p>
          </table:table-cell>
          <table:table-cell office:value-type="float" office:value="103" calcext:value-type="float">
            <text:p>103</text:p>
          </table:table-cell>
          <table:table-cell table:formula="of:=(1/120)+[.Q45]" office:value-type="float" office:value="0.375" calcext:value-type="float">
            <text:p>0.3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khammer</text:p>
          </table:table-cell>
          <table:table-cell table:style-name="ce9" office:value-type="float" office:value="0.338099582703899" calcext:value-type="float">
            <text:p>0.33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formula="of:=[.L47]+[.M46]" office:value-type="float" office:value="637" calcext:value-type="float">
            <text:p>637</text:p>
          </table:table-cell>
          <table:table-cell table:style-name="ce14" office:value-type="float" office:value="42.5172413793103" calcext:value-type="float">
            <text:p>42.52</text:p>
          </table:table-cell>
          <table:table-cell table:style-name="ce14" office:value-type="float" office:value="154.125" calcext:value-type="float">
            <text:p>154.13</text:p>
          </table:table-cell>
          <table:table-cell table:style-name="ce5" office:value-type="float" office:value="50" calcext:value-type="float">
            <text:p>50</text:p>
          </table:table-cell>
          <table:table-cell table:formula="of:=(1/120)+[.Q46]" office:value-type="float" office:value="0.383333333333334" calcext:value-type="float">
            <text:p>0.3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L48]+[.M47]" office:value-type="float" office:value="667" calcext:value-type="float">
            <text:p>667</text:p>
          </table:table-cell>
          <table:table-cell office:value-type="float" office:value="44" calcext:value-type="float">
            <text:p>44.00</text:p>
          </table:table-cell>
          <table:table-cell office:value-type="float" office:value="120" calcext:value-type="float">
            <text:p>120.00</text:p>
          </table:table-cell>
          <table:table-cell office:value-type="float" office:value="62" calcext:value-type="float">
            <text:p>62</text:p>
          </table:table-cell>
          <table:table-cell table:formula="of:=(1/120)+[.Q47]" office:value-type="float" office:value="0.391666666666667" calcext:value-type="float">
            <text:p>0.3917</text:p>
          </table:table-cell>
        </table:table-row>
        <table:table-row table:style-name="ro1">
          <table:table-cell/>
          <table:table-cell table:style-name="ce5" office:value-type="string" calcext:value-type="string">
            <text:p>JonahNRO</text:p>
          </table:table-cell>
          <table:table-cell table:style-name="ce9" office:value-type="float" office:value="0.411776679452194" calcext:value-type="float">
            <text:p>0.411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formula="of:=[.L49]+[.M48]" office:value-type="float" office:value="699" calcext:value-type="float">
            <text:p>699</text:p>
          </table:table-cell>
          <table:table-cell table:style-name="ce14" office:value-type="float" office:value="36.78125" calcext:value-type="float">
            <text:p>36.78</text:p>
          </table:table-cell>
          <table:table-cell table:style-name="ce14" office:value-type="float" office:value="1177" calcext:value-type="float">
            <text:p>1177.00</text:p>
          </table:table-cell>
          <table:table-cell table:style-name="ce5" office:value-type="float" office:value="1" calcext:value-type="float">
            <text:p>1</text:p>
          </table:table-cell>
          <table:table-cell table:formula="of:=(1/120)+[.Q48]" office:value-type="float" office:value="0.4" calcext:value-type="float">
            <text:p>0.4000</text:p>
          </table:table-cell>
        </table:table-row>
        <table:table-row table:style-name="ro1">
          <table:table-cell/>
          <table:table-cell table:style-name="ce5" office:value-type="string" calcext:value-type="string">
            <text:p>EWErickson</text:p>
          </table:table-cell>
          <table:table-cell table:style-name="ce9" office:value-type="float" office:value="0.483824478878436" calcext:value-type="float">
            <text:p>0.4838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3" calcext:value-type="float">
            <text:p>33</text:p>
          </table:table-cell>
          <table:table-cell table:formula="of:=[.L50]+[.M49]" office:value-type="float" office:value="732" calcext:value-type="float">
            <text:p>732</text:p>
          </table:table-cell>
          <table:table-cell table:style-name="ce14" office:value-type="float" office:value="23.1212121212121" calcext:value-type="float">
            <text:p>23.12</text:p>
          </table:table-cell>
          <table:table-cell table:style-name="ce14" office:value-type="float" office:value="76.3" calcext:value-type="float">
            <text:p>76.30</text:p>
          </table:table-cell>
          <table:table-cell table:style-name="ce5" office:value-type="float" office:value="100" calcext:value-type="float">
            <text:p>100</text:p>
          </table:table-cell>
          <table:table-cell table:formula="of:=(1/120)+[.Q49]" office:value-type="float" office:value="0.408333333333334" calcext:value-type="float">
            <text:p>0.4083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daveweigel</text:p>
          </table:table-cell>
          <table:table-cell table:style-name="ce10" office:value-type="float" office:value="0.301531082826047" calcext:value-type="float">
            <text:p>0.3015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7" table:formula="of:=[.L51]+[.M50]" office:value-type="float" office:value="766" calcext:value-type="float">
            <text:p>766</text:p>
          </table:table-cell>
          <table:table-cell table:style-name="ce15" office:value-type="float" office:value="21.8529411764706" calcext:value-type="float">
            <text:p>21.85</text:p>
          </table:table-cell>
          <table:table-cell table:style-name="ce15" office:value-type="float" office:value="185.75" calcext:value-type="float">
            <text:p>185.75</text:p>
          </table:table-cell>
          <table:table-cell table:style-name="ce6" office:value-type="float" office:value="39" calcext:value-type="float">
            <text:p>39</text:p>
          </table:table-cell>
          <table:table-cell table:formula="of:=(1/120)+[.Q50]" office:value-type="float" office:value="0.416666666666667" calcext:value-type="float">
            <text:p>0.4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onicaCrowley</text:p>
          </table:table-cell>
          <table:table-cell table:style-name="ce9" office:value-type="float" office:value="0.31184768784163" calcext:value-type="float">
            <text:p>0.3118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6" calcext:value-type="float">
            <text:p>36</text:p>
          </table:table-cell>
          <table:table-cell table:formula="of:=[.L52]+[.M51]" office:value-type="float" office:value="802" calcext:value-type="float">
            <text:p>802</text:p>
          </table:table-cell>
          <table:table-cell table:style-name="ce14" office:value-type="float" office:value="32.4444444444444" calcext:value-type="float">
            <text:p>32.44</text:p>
          </table:table-cell>
          <table:table-cell table:style-name="ce14" office:value-type="float" office:value="584" calcext:value-type="float">
            <text:p>584.00</text:p>
          </table:table-cell>
          <table:table-cell table:style-name="ce5" office:value-type="float" office:value="3" calcext:value-type="float">
            <text:p>3</text:p>
          </table:table-cell>
          <table:table-cell table:formula="of:=(1/120)+[.Q51]" office:value-type="float" office:value="0.425" calcext:value-type="float">
            <text:p>0.42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aparnapkin</text:p>
          </table:table-cell>
          <table:table-cell table:style-name="ce10" office:value-type="float" office:value="0.329924094912104" calcext:value-type="float">
            <text:p>0.3299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7" table:formula="of:=[.L53]+[.M52]" office:value-type="float" office:value="840" calcext:value-type="float">
            <text:p>840</text:p>
          </table:table-cell>
          <table:table-cell table:style-name="ce15" office:value-type="float" office:value="23.1052631578947" calcext:value-type="float">
            <text:p>23.11</text:p>
          </table:table-cell>
          <table:table-cell table:style-name="ce15" office:value-type="float" office:value="79.8181818181818" calcext:value-type="float">
            <text:p>79.82</text:p>
          </table:table-cell>
          <table:table-cell table:style-name="ce6" office:value-type="float" office:value="96" calcext:value-type="float">
            <text:p>96</text:p>
          </table:table-cell>
          <table:table-cell table:formula="of:=(1/120)+[.Q52]" office:value-type="float" office:value="0.433333333333334" calcext:value-type="float">
            <text:p>0.43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L54]+[.M53]" office:value-type="float" office:value="878" calcext:value-type="float">
            <text:p>878</text:p>
          </table:table-cell>
          <table:table-cell office:value-type="float" office:value="37.8947368421053" calcext:value-type="float">
            <text:p>37.89</text:p>
          </table:table-cell>
          <table:table-cell office:value-type="float" office:value="110.769230769231" calcext:value-type="float">
            <text:p>110.77</text:p>
          </table:table-cell>
          <table:table-cell office:value-type="float" office:value="68" calcext:value-type="float">
            <text:p>68</text:p>
          </table:table-cell>
          <table:table-cell table:formula="of:=(1/120)+[.Q53]" office:value-type="float" office:value="0.441666666666667" calcext:value-type="float">
            <text:p>0.4417</text:p>
          </table:table-cell>
        </table:table-row>
        <table:table-row table:style-name="ro1" table:visibility="filter">
          <table:table-cell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12" table:formula="of:=[.L55]+[.M54]" office:value-type="float" office:value="917" calcext:value-type="float">
            <text:p>917</text:p>
          </table:table-cell>
          <table:table-cell office:value-type="float" office:value="26.5384615384615" calcext:value-type="float">
            <text:p>26.54</text:p>
          </table:table-cell>
          <table:table-cell office:value-type="float" office:value="258.75" calcext:value-type="float">
            <text:p>258.75</text:p>
          </table:table-cell>
          <table:table-cell office:value-type="float" office:value="10" calcext:value-type="float">
            <text:p>10</text:p>
          </table:table-cell>
          <table:table-cell table:formula="of:=(1/120)+[.Q54]" office:value-type="float" office:value="0.450000000000001" calcext:value-type="float">
            <text:p>0.4500</text:p>
          </table:table-cell>
        </table:table-row>
        <table:table-row table:style-name="ro1" table:visibility="filter">
          <table:table-cell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style-name="ce12" table:formula="of:=[.L56]+[.M55]" office:value-type="float" office:value="960" calcext:value-type="float">
            <text:p>960</text:p>
          </table:table-cell>
          <table:table-cell office:value-type="float" office:value="13.5581395348837" calcext:value-type="float">
            <text:p>13.56</text:p>
          </table:table-cell>
          <table:table-cell office:value-type="float" office:value="145.75" calcext:value-type="float">
            <text:p>145.75</text:p>
          </table:table-cell>
          <table:table-cell office:value-type="float" office:value="51" calcext:value-type="float">
            <text:p>51</text:p>
          </table:table-cell>
          <table:table-cell table:formula="of:=(1/120)+[.Q55]" office:value-type="float" office:value="0.458333333333334" calcext:value-type="float">
            <text:p>0.4583</text:p>
          </table:table-cell>
        </table:table-row>
        <table:table-row table:style-name="ro1" table:visibility="filter">
          <table:table-cell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2" table:formula="of:=[.L57]+[.M56]" office:value-type="float" office:value="1004" calcext:value-type="float">
            <text:p>1004</text:p>
          </table:table-cell>
          <table:table-cell office:value-type="float" office:value="10.1363636363636" calcext:value-type="float">
            <text:p>10.14</text:p>
          </table:table-cell>
          <table:table-cell office:value-type="float" office:value="111.5" calcext:value-type="float">
            <text:p>111.50</text:p>
          </table:table-cell>
          <table:table-cell office:value-type="float" office:value="68" calcext:value-type="float">
            <text:p>68</text:p>
          </table:table-cell>
          <table:table-cell table:formula="of:=(1/120)+[.Q56]" office:value-type="float" office:value="0.466666666666667" calcext:value-type="float">
            <text:p>0.4667</text:p>
          </table:table-cell>
        </table:table-row>
        <table:table-row table:style-name="ro1" table:visibility="filter">
          <table:table-cell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L58]+[.M57]" office:value-type="float" office:value="1049" calcext:value-type="float">
            <text:p>1049</text:p>
          </table:table-cell>
          <table:table-cell office:value-type="float" office:value="58.8888888888889" calcext:value-type="float">
            <text:p>58.89</text:p>
          </table:table-cell>
          <table:table-cell office:value-type="float" office:value="203.846153846154" calcext:value-type="float">
            <text:p>203.85</text:p>
          </table:table-cell>
          <table:table-cell office:value-type="float" office:value="32" calcext:value-type="float">
            <text:p>32</text:p>
          </table:table-cell>
          <table:table-cell table:formula="of:=(1/120)+[.Q57]" office:value-type="float" office:value="0.475000000000001" calcext:value-type="float">
            <text:p>0.4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greta</text:p>
          </table:table-cell>
          <table:table-cell table:style-name="ce9" office:value-type="float" office:value="0.192017326309892" calcext:value-type="float">
            <text:p>0.192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formula="of:=[.L59]+[.M58]" office:value-type="float" office:value="1095" calcext:value-type="float">
            <text:p>1095</text:p>
          </table:table-cell>
          <table:table-cell table:style-name="ce14" office:value-type="float" office:value="22.2173913043478" calcext:value-type="float">
            <text:p>22.22</text:p>
          </table:table-cell>
          <table:table-cell table:style-name="ce14" office:value-type="float" office:value="127.75" calcext:value-type="float">
            <text:p>127.75</text:p>
          </table:table-cell>
          <table:table-cell table:style-name="ce5" office:value-type="float" office:value="62" calcext:value-type="float">
            <text:p>62</text:p>
          </table:table-cell>
          <table:table-cell table:formula="of:=(1/120)+[.Q58]" office:value-type="float" office:value="0.483333333333334" calcext:value-type="float">
            <text:p>0.4833</text:p>
          </table:table-cell>
        </table:table-row>
        <table:table-row table:style-name="ro1" table:visibility="filter">
          <table:table-cell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style-name="ce12" table:formula="of:=[.L60]+[.M59]" office:value-type="float" office:value="1141" calcext:value-type="float">
            <text:p>1141</text:p>
          </table:table-cell>
          <table:table-cell office:value-type="float" office:value="31.1739130434783" calcext:value-type="float">
            <text:p>31.17</text:p>
          </table:table-cell>
          <table:table-cell office:value-type="float" office:value="79.6666666666667" calcext:value-type="float">
            <text:p>79.67</text:p>
          </table:table-cell>
          <table:table-cell office:value-type="float" office:value="96" calcext:value-type="float">
            <text:p>96</text:p>
          </table:table-cell>
          <table:table-cell table:formula="of:=(1/120)+[.Q59]" office:value-type="float" office:value="0.491666666666667" calcext:value-type="float">
            <text:p>0.4917</text:p>
          </table:table-cell>
        </table:table-row>
        <table:table-row table:style-name="ro1">
          <table:table-cell/>
          <table:table-cell table:style-name="ce5" office:value-type="string" calcext:value-type="string">
            <text:p>TeamCavuto</text:p>
          </table:table-cell>
          <table:table-cell table:style-name="ce9" office:value-type="float" office:value="0.428149787862018" calcext:value-type="float">
            <text:p>0.42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9" calcext:value-type="float">
            <text:p>18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7" calcext:value-type="float">
            <text:p>47</text:p>
          </table:table-cell>
          <table:table-cell table:formula="of:=[.L61]+[.M60]" office:value-type="float" office:value="1188" calcext:value-type="float">
            <text:p>1188</text:p>
          </table:table-cell>
          <table:table-cell table:style-name="ce14" office:value-type="float" office:value="40.4042553191489" calcext:value-type="float">
            <text:p>40.40</text:p>
          </table:table-cell>
          <table:table-cell table:style-name="ce14" office:value-type="float" office:value="211" calcext:value-type="float">
            <text:p>211.00</text:p>
          </table:table-cell>
          <table:table-cell table:style-name="ce5" office:value-type="float" office:value="32" calcext:value-type="float">
            <text:p>32</text:p>
          </table:table-cell>
          <table:table-cell table:formula="of:=(1/120)+[.Q60]" office:value-type="float" office:value="0.500000000000001" calcext:value-type="float">
            <text:p>0.5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L62]+[.M61]" office:value-type="float" office:value="1236" calcext:value-type="float">
            <text:p>1236</text:p>
          </table:table-cell>
          <table:table-cell office:value-type="float" office:value="36.8958333333333" calcext:value-type="float">
            <text:p>36.90</text:p>
          </table:table-cell>
          <table:table-cell office:value-type="float" office:value="885.5" calcext:value-type="float">
            <text:p>885.50</text:p>
          </table:table-cell>
          <table:table-cell office:value-type="float" office:value="1" calcext:value-type="float">
            <text:p>1</text:p>
          </table:table-cell>
          <table:table-cell table:formula="of:=(1/120)+[.Q61]" office:value-type="float" office:value="0.508333333333334" calcext:value-type="float">
            <text:p>0.5083</text:p>
          </table:table-cell>
        </table:table-row>
        <table:table-row table:style-name="ro1" table:visibility="filter">
          <table:table-cell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12" table:formula="of:=[.L63]+[.M62]" office:value-type="float" office:value="1287" calcext:value-type="float">
            <text:p>1287</text:p>
          </table:table-cell>
          <table:table-cell office:value-type="float" office:value="14.0980392156863" calcext:value-type="float">
            <text:p>14.10</text:p>
          </table:table-cell>
          <table:table-cell office:value-type="float" office:value="143.8" calcext:value-type="float">
            <text:p>143.80</text:p>
          </table:table-cell>
          <table:table-cell office:value-type="float" office:value="51" calcext:value-type="float">
            <text:p>51</text:p>
          </table:table-cell>
          <table:table-cell table:formula="of:=(1/120)+[.Q62]" office:value-type="float" office:value="0.516666666666667" calcext:value-type="float">
            <text:p>0.516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FareedZakaria</text:p>
          </table:table-cell>
          <table:table-cell table:style-name="ce11" office:value-type="float" office:value="0.286386275594909" calcext:value-type="float">
            <text:p>0.2864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1863" calcext:value-type="float">
            <text:p>18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[.L64]+[.M63]" office:value-type="float" office:value="1338" calcext:value-type="float">
            <text:p>1338</text:p>
          </table:table-cell>
          <table:table-cell table:style-name="ce16" office:value-type="float" office:value="36.5294117647059" calcext:value-type="float">
            <text:p>36.53</text:p>
          </table:table-cell>
          <table:table-cell table:style-name="ce16" office:value-type="float" office:value="74.52" calcext:value-type="float">
            <text:p>74.52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63]" office:value-type="float" office:value="0.525000000000001" calcext:value-type="float">
            <text:p>0.5250</text:p>
          </table:table-cell>
        </table:table-row>
        <table:table-row table:style-name="ro1" table:visibility="filter">
          <table:table-cell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L65]+[.M64]" office:value-type="float" office:value="1390" calcext:value-type="float">
            <text:p>1390</text:p>
          </table:table-cell>
          <table:table-cell office:value-type="float" office:value="52.3076923076923" calcext:value-type="float">
            <text:p>52.31</text:p>
          </table:table-cell>
          <table:table-cell office:value-type="float" office:value="209.230769230769" calcext:value-type="float">
            <text:p>209.23</text:p>
          </table:table-cell>
          <table:table-cell office:value-type="float" office:value="32" calcext:value-type="float">
            <text:p>32</text:p>
          </table:table-cell>
          <table:table-cell table:formula="of:=(1/120)+[.Q64]" office:value-type="float" office:value="0.533333333333334" calcext:value-type="float">
            <text:p>0.5333</text:p>
          </table:table-cell>
        </table:table-row>
        <table:table-row table:style-name="ro1">
          <table:table-cell/>
          <table:table-cell table:style-name="ce5" office:value-type="string" calcext:value-type="string">
            <text:p>GeorgeWill</text:p>
          </table:table-cell>
          <table:table-cell table:style-name="ce9" office:value-type="float" office:value="0.353154778600723" calcext:value-type="float">
            <text:p>0.353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41" calcext:value-type="float">
            <text:p>254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" calcext:value-type="float">
            <text:p>55</text:p>
          </table:table-cell>
          <table:table-cell table:formula="of:=[.L66]+[.M65]" office:value-type="float" office:value="1445" calcext:value-type="float">
            <text:p>1445</text:p>
          </table:table-cell>
          <table:table-cell table:style-name="ce14" office:value-type="float" office:value="46.2" calcext:value-type="float">
            <text:p>46.20</text:p>
          </table:table-cell>
          <table:table-cell table:style-name="ce14" office:value-type="float" office:value="254.1" calcext:value-type="float">
            <text:p>254.10</text:p>
          </table:table-cell>
          <table:table-cell table:style-name="ce5" office:value-type="float" office:value="19" calcext:value-type="float">
            <text:p>19</text:p>
          </table:table-cell>
          <table:table-cell table:formula="of:=(1/120)+[.Q65]" office:value-type="float" office:value="0.541666666666667" calcext:value-type="float">
            <text:p>0.5417</text:p>
          </table:table-cell>
        </table:table-row>
        <table:table-row table:style-name="ro1" table:visibility="filter">
          <table:table-cell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12" table:formula="of:=[.L67]+[.M66]" office:value-type="float" office:value="1502" calcext:value-type="float">
            <text:p>1502</text:p>
          </table:table-cell>
          <table:table-cell office:value-type="float" office:value="32.5964912280702" calcext:value-type="float">
            <text:p>32.60</text:p>
          </table:table-cell>
          <table:table-cell office:value-type="float" office:value="168.909090909091" calcext:value-type="float">
            <text:p>168.91</text:p>
          </table:table-cell>
          <table:table-cell office:value-type="float" office:value="44" calcext:value-type="float">
            <text:p>44</text:p>
          </table:table-cell>
          <table:table-cell table:formula="of:=(1/120)+[.Q66]" office:value-type="float" office:value="0.55" calcext:value-type="float">
            <text:p>0.5500</text:p>
          </table:table-cell>
        </table:table-row>
        <table:table-row table:style-name="ro1" table:visibility="filter">
          <table:table-cell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style-name="ce12" table:formula="of:=[.L68]+[.M67]" office:value-type="float" office:value="1561" calcext:value-type="float">
            <text:p>1561</text:p>
          </table:table-cell>
          <table:table-cell office:value-type="float" office:value="27.5254237288136" calcext:value-type="float">
            <text:p>27.53</text:p>
          </table:table-cell>
          <table:table-cell office:value-type="float" office:value="270.666666666667" calcext:value-type="float">
            <text:p>270.67</text:p>
          </table:table-cell>
          <table:table-cell office:value-type="float" office:value="10" calcext:value-type="float">
            <text:p>10</text:p>
          </table:table-cell>
          <table:table-cell table:formula="of:=(1/120)+[.Q67]" office:value-type="float" office:value="0.558333333333334" calcext:value-type="float">
            <text:p>0.5583</text:p>
          </table:table-cell>
        </table:table-row>
        <table:table-row table:style-name="ro1" table:visibility="filter">
          <table:table-cell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12" table:formula="of:=[.L69]+[.M68]" office:value-type="float" office:value="1620" calcext:value-type="float">
            <text:p>1620</text:p>
          </table:table-cell>
          <table:table-cell office:value-type="float" office:value="27.8135593220339" calcext:value-type="float">
            <text:p>27.81</text:p>
          </table:table-cell>
          <table:table-cell office:value-type="float" office:value="96.5294117647059" calcext:value-type="float">
            <text:p>96.53</text:p>
          </table:table-cell>
          <table:table-cell office:value-type="float" office:value="87" calcext:value-type="float">
            <text:p>87</text:p>
          </table:table-cell>
          <table:table-cell table:formula="of:=(1/120)+[.Q68]" office:value-type="float" office:value="0.566666666666667" calcext:value-type="float">
            <text:p>0.5667</text:p>
          </table:table-cell>
        </table:table-row>
        <table:table-row table:style-name="ro1" table:visibility="filter">
          <table:table-cell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ce12" table:formula="of:=[.L70]+[.M69]" office:value-type="float" office:value="1680" calcext:value-type="float">
            <text:p>1680</text:p>
          </table:table-cell>
          <table:table-cell office:value-type="float" office:value="22.4" calcext:value-type="float">
            <text:p>22.40</text:p>
          </table:table-cell>
          <table:table-cell office:value-type="float" office:value="112" calcext:value-type="float">
            <text:p>112.00</text:p>
          </table:table-cell>
          <table:table-cell office:value-type="float" office:value="68" calcext:value-type="float">
            <text:p>68</text:p>
          </table:table-cell>
          <table:table-cell table:formula="of:=(1/120)+[.Q69]" office:value-type="float" office:value="0.575" calcext:value-type="float">
            <text:p>0.5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michellemalkin</text:p>
          </table:table-cell>
          <table:table-cell table:style-name="ce9" office:value-type="float" office:value="0.479865587779257" calcext:value-type="float">
            <text:p>0.4799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0" calcext:value-type="float">
            <text:p>60</text:p>
          </table:table-cell>
          <table:table-cell table:formula="of:=[.L71]+[.M70]" office:value-type="float" office:value="1740" calcext:value-type="float">
            <text:p>1740</text:p>
          </table:table-cell>
          <table:table-cell table:style-name="ce14" office:value-type="float" office:value="29.1666666666667" calcext:value-type="float">
            <text:p>29.17</text:p>
          </table:table-cell>
          <table:table-cell table:style-name="ce14" office:value-type="float" office:value="109.375" calcext:value-type="float">
            <text:p>109.38</text:p>
          </table:table-cell>
          <table:table-cell table:style-name="ce5" office:value-type="float" office:value="80" calcext:value-type="float">
            <text:p>80</text:p>
          </table:table-cell>
          <table:table-cell table:formula="of:=(1/120)+[.Q70]" office:value-type="float" office:value="0.583333333333334" calcext:value-type="float">
            <text:p>0.5833</text:p>
          </table:table-cell>
        </table:table-row>
        <table:table-row table:style-name="ro1" table:visibility="filter">
          <table:table-cell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L72]+[.M71]" office:value-type="float" office:value="1800" calcext:value-type="float">
            <text:p>1800</text:p>
          </table:table-cell>
          <table:table-cell office:value-type="float" office:value="35.55" calcext:value-type="float">
            <text:p>35.55</text:p>
          </table:table-cell>
          <table:table-cell office:value-type="float" office:value="355.5" calcext:value-type="float">
            <text:p>355.50</text:p>
          </table:table-cell>
          <table:table-cell office:value-type="float" office:value="6" calcext:value-type="float">
            <text:p>6</text:p>
          </table:table-cell>
          <table:table-cell table:formula="of:=(1/120)+[.Q71]" office:value-type="float" office:value="0.591666666666667" calcext:value-type="float">
            <text:p>0.5917</text:p>
          </table:table-cell>
        </table:table-row>
        <table:table-row table:style-name="ro1" table:visibility="filter">
          <table:table-cell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73]+[.M72]" office:value-type="float" office:value="1860" calcext:value-type="float">
            <text:p>1860</text:p>
          </table:table-cell>
          <table:table-cell office:value-type="float" office:value="42.8166666666667" calcext:value-type="float">
            <text:p>42.82</text:p>
          </table:table-cell>
          <table:table-cell office:value-type="float" office:value="111.695652173913" calcext:value-type="float">
            <text:p>111.70</text:p>
          </table:table-cell>
          <table:table-cell office:value-type="float" office:value="68" calcext:value-type="float">
            <text:p>68</text:p>
          </table:table-cell>
          <table:table-cell table:formula="of:=(1/120)+[.Q72]" office:value-type="float" office:value="0.6" calcext:value-type="float">
            <text:p>0.6000</text:p>
          </table:table-cell>
        </table:table-row>
        <table:table-row table:style-name="ro1" table:visibility="filter">
          <table:table-cell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style-name="ce12" table:formula="of:=[.L74]+[.M73]" office:value-type="float" office:value="1921" calcext:value-type="float">
            <text:p>1921</text:p>
          </table:table-cell>
          <table:table-cell office:value-type="float" office:value="27.4426229508197" calcext:value-type="float">
            <text:p>27.44</text:p>
          </table:table-cell>
          <table:table-cell office:value-type="float" office:value="167.4" calcext:value-type="float">
            <text:p>167.40</text:p>
          </table:table-cell>
          <table:table-cell office:value-type="float" office:value="44" calcext:value-type="float">
            <text:p>44</text:p>
          </table:table-cell>
          <table:table-cell table:formula="of:=(1/120)+[.Q73]" office:value-type="float" office:value="0.608333333333334" calcext:value-type="float">
            <text:p>0.6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dreaTantaros</text:p>
          </table:table-cell>
          <table:table-cell table:style-name="ce9" office:value-type="float" office:value="0.896667281559368" calcext:value-type="float">
            <text:p>0.8967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833" calcext:value-type="float">
            <text:p>583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formula="of:=[.L75]+[.M74]" office:value-type="float" office:value="1983" calcext:value-type="float">
            <text:p>1983</text:p>
          </table:table-cell>
          <table:table-cell table:style-name="ce14" office:value-type="float" office:value="94.0806451612903" calcext:value-type="float">
            <text:p>94.08</text:p>
          </table:table-cell>
          <table:table-cell table:style-name="ce14" office:value-type="float" office:value="324.055555555556" calcext:value-type="float">
            <text:p>324.06</text:p>
          </table:table-cell>
          <table:table-cell table:style-name="ce5" office:value-type="float" office:value="10" calcext:value-type="float">
            <text:p>10</text:p>
          </table:table-cell>
          <table:table-cell table:formula="of:=(1/120)+[.Q74]" office:value-type="float" office:value="0.616666666666667" calcext:value-type="float">
            <text:p>0.6167</text:p>
          </table:table-cell>
        </table:table-row>
        <table:table-row table:style-name="ro1" table:visibility="filter">
          <table:table-cell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ce12" table:formula="of:=[.L76]+[.M75]" office:value-type="float" office:value="2049" calcext:value-type="float">
            <text:p>2049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116.222222222222" calcext:value-type="float">
            <text:p>116.22</text:p>
          </table:table-cell>
          <table:table-cell office:value-type="float" office:value="68" calcext:value-type="float">
            <text:p>68</text:p>
          </table:table-cell>
          <table:table-cell table:formula="of:=(1/120)+[.Q75]" office:value-type="float" office:value="0.625" calcext:value-type="float">
            <text:p>0.62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AnnCoulter</text:p>
          </table:table-cell>
          <table:table-cell table:style-name="ce9" office:value-type="float" office:value="0.966380741560598" calcext:value-type="float">
            <text:p>0.9664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7" calcext:value-type="float">
            <text:p>67</text:p>
          </table:table-cell>
          <table:table-cell table:formula="of:=[.L77]+[.M76]" office:value-type="float" office:value="2116" calcext:value-type="float">
            <text:p>2116</text:p>
          </table:table-cell>
          <table:table-cell table:style-name="ce14" office:value-type="float" office:value="22.7462686567164" calcext:value-type="float">
            <text:p>22.75</text:p>
          </table:table-cell>
          <table:table-cell table:style-name="ce14" office:value-type="float" office:value="89.6470588235294" calcext:value-type="float">
            <text:p>89.65</text:p>
          </table:table-cell>
          <table:table-cell table:style-name="ce5" office:value-type="float" office:value="94" calcext:value-type="float">
            <text:p>94</text:p>
          </table:table-cell>
          <table:table-cell table:formula="of:=(1/120)+[.Q76]" office:value-type="float" office:value="0.633333333333334" calcext:value-type="float">
            <text:p>0.6333</text:p>
          </table:table-cell>
        </table:table-row>
        <table:table-row table:style-name="ro1" table:visibility="filter">
          <table:table-cell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L78]+[.M77]" office:value-type="float" office:value="2183" calcext:value-type="float">
            <text:p>2183</text:p>
          </table:table-cell>
          <table:table-cell office:value-type="float" office:value="38.3880597014925" calcext:value-type="float">
            <text:p>38.39</text:p>
          </table:table-cell>
          <table:table-cell office:value-type="float" office:value="98.9230769230769" calcext:value-type="float">
            <text:p>98.92</text:p>
          </table:table-cell>
          <table:table-cell office:value-type="float" office:value="85" calcext:value-type="float">
            <text:p>85</text:p>
          </table:table-cell>
          <table:table-cell table:formula="of:=(1/120)+[.Q77]" office:value-type="float" office:value="0.641666666666667" calcext:value-type="float">
            <text:p>0.6417</text:p>
          </table:table-cell>
        </table:table-row>
        <table:table-row table:style-name="ro1">
          <table:table-cell/>
          <table:table-cell table:style-name="ce5" office:value-type="string" calcext:value-type="string">
            <text:p>BillHemmer</text:p>
          </table:table-cell>
          <table:table-cell table:style-name="ce9" office:value-type="float" office:value="0.215878579187932" calcext:value-type="float">
            <text:p>0.215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formula="of:=[.L79]+[.M78]" office:value-type="float" office:value="2251" calcext:value-type="float">
            <text:p>2251</text:p>
          </table:table-cell>
          <table:table-cell table:style-name="ce14" office:value-type="float" office:value="11.2647058823529" calcext:value-type="float">
            <text:p>11.26</text:p>
          </table:table-cell>
          <table:table-cell table:style-name="ce14" office:value-type="float" office:value="383" calcext:value-type="float">
            <text:p>383.00</text:p>
          </table:table-cell>
          <table:table-cell table:style-name="ce5" office:value-type="float" office:value="6" calcext:value-type="float">
            <text:p>6</text:p>
          </table:table-cell>
          <table:table-cell table:formula="of:=(1/120)+[.Q78]" office:value-type="float" office:value="0.65" calcext:value-type="float">
            <text:p>0.6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BetsyDeVos</text:p>
          </table:table-cell>
          <table:table-cell table:style-name="ce9" office:value-type="float" office:value="0.921570435958925" calcext:value-type="float">
            <text:p>0.921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725" calcext:value-type="float">
            <text:p>27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table:formula="of:=[.L80]+[.M79]" office:value-type="float" office:value="2319" calcext:value-type="float">
            <text:p>2319</text:p>
          </table:table-cell>
          <table:table-cell table:style-name="ce14" office:value-type="float" office:value="40.0735294117647" calcext:value-type="float">
            <text:p>40.07</text:p>
          </table:table-cell>
          <table:table-cell table:style-name="ce14" office:value-type="float" office:value="170.3125" calcext:value-type="float">
            <text:p>170.31</text:p>
          </table:table-cell>
          <table:table-cell table:style-name="ce5" office:value-type="float" office:value="44" calcext:value-type="float">
            <text:p>44</text:p>
          </table:table-cell>
          <table:table-cell table:formula="of:=(1/120)+[.Q79]" office:value-type="float" office:value="0.658333333333333" calcext:value-type="float">
            <text:p>0.6583</text:p>
          </table:table-cell>
        </table:table-row>
        <table:table-row table:style-name="ro1">
          <table:table-cell/>
          <table:table-cell table:style-name="ce5" office:value-type="string" calcext:value-type="string">
            <text:p>JoeNBC</text:p>
          </table:table-cell>
          <table:table-cell table:style-name="ce9" office:value-type="float" office:value="0.745547482609446" calcext:value-type="float">
            <text:p>0.7455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78" calcext:value-type="float">
            <text:p>227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9" calcext:value-type="float">
            <text:p>69</text:p>
          </table:table-cell>
          <table:table-cell table:formula="of:=[.L81]+[.M80]" office:value-type="float" office:value="2388" calcext:value-type="float">
            <text:p>2388</text:p>
          </table:table-cell>
          <table:table-cell table:style-name="ce14" office:value-type="float" office:value="33.0144927536232" calcext:value-type="float">
            <text:p>33.01</text:p>
          </table:table-cell>
          <table:table-cell table:style-name="ce14" office:value-type="float" office:value="151.866666666667" calcext:value-type="float">
            <text:p>151.87</text:p>
          </table:table-cell>
          <table:table-cell table:style-name="ce5" office:value-type="float" office:value="51" calcext:value-type="float">
            <text:p>51</text:p>
          </table:table-cell>
          <table:table-cell table:formula="of:=(1/120)+[.Q80]" office:value-type="float" office:value="0.666666666666667" calcext:value-type="float">
            <text:p>0.6667</text:p>
          </table:table-cell>
        </table:table-row>
        <table:table-row table:style-name="ro1" table:visibility="filter">
          <table:table-cell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L82]+[.M81]" office:value-type="float" office:value="2460" calcext:value-type="float">
            <text:p>2460</text:p>
          </table:table-cell>
          <table:table-cell office:value-type="float" office:value="40.25" calcext:value-type="float">
            <text:p>40.25</text:p>
          </table:table-cell>
          <table:table-cell office:value-type="float" office:value="207" calcext:value-type="float">
            <text:p>207.00</text:p>
          </table:table-cell>
          <table:table-cell office:value-type="float" office:value="32" calcext:value-type="float">
            <text:p>32</text:p>
          </table:table-cell>
          <table:table-cell table:formula="of:=(1/120)+[.Q81]" office:value-type="float" office:value="0.675" calcext:value-type="float">
            <text:p>0.675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anaPerino</text:p>
          </table:table-cell>
          <table:table-cell table:style-name="ce9" office:value-type="float" office:value="0.529607083563918" calcext:value-type="float">
            <text:p>0.5296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5" calcext:value-type="float">
            <text:p>75</text:p>
          </table:table-cell>
          <table:table-cell table:formula="of:=[.L83]+[.M82]" office:value-type="float" office:value="2535" calcext:value-type="float">
            <text:p>2535</text:p>
          </table:table-cell>
          <table:table-cell table:style-name="ce14" office:value-type="float" office:value="20.88" calcext:value-type="float">
            <text:p>20.88</text:p>
          </table:table-cell>
          <table:table-cell table:style-name="ce14" office:value-type="float" office:value="195.75" calcext:value-type="float">
            <text:p>195.75</text:p>
          </table:table-cell>
          <table:table-cell table:style-name="ce5" office:value-type="float" office:value="38" calcext:value-type="float">
            <text:p>38</text:p>
          </table:table-cell>
          <table:table-cell table:formula="of:=(1/120)+[.Q82]" office:value-type="float" office:value="0.683333333333333" calcext:value-type="float">
            <text:p>0.6833</text:p>
          </table:table-cell>
        </table:table-row>
        <table:table-row table:style-name="ro1" table:visibility="filter">
          <table:table-cell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12" table:formula="of:=[.L84]+[.M83]" office:value-type="float" office:value="2612" calcext:value-type="float">
            <text:p>2612</text:p>
          </table:table-cell>
          <table:table-cell office:value-type="float" office:value="29.987012987013" calcext:value-type="float">
            <text:p>29.99</text:p>
          </table:table-cell>
          <table:table-cell office:value-type="float" office:value="288.625" calcext:value-type="float">
            <text:p>288.63</text:p>
          </table:table-cell>
          <table:table-cell office:value-type="float" office:value="10" calcext:value-type="float">
            <text:p>10</text:p>
          </table:table-cell>
          <table:table-cell table:formula="of:=(1/120)+[.Q83]" office:value-type="float" office:value="0.691666666666667" calcext:value-type="float">
            <text:p>0.6917</text:p>
          </table:table-cell>
        </table:table-row>
        <table:table-row table:style-name="ro1">
          <table:table-cell/>
          <table:table-cell table:style-name="ce5" office:value-type="string" calcext:value-type="string">
            <text:p>davidfrum</text:p>
          </table:table-cell>
          <table:table-cell table:style-name="ce9" office:value-type="float" office:value="0.693914504024311" calcext:value-type="float">
            <text:p>0.6939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599" calcext:value-type="float">
            <text:p>259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9" calcext:value-type="float">
            <text:p>79</text:p>
          </table:table-cell>
          <table:table-cell table:formula="of:=[.L85]+[.M84]" office:value-type="float" office:value="2691" calcext:value-type="float">
            <text:p>2691</text:p>
          </table:table-cell>
          <table:table-cell table:style-name="ce14" office:value-type="float" office:value="32.8987341772152" calcext:value-type="float">
            <text:p>32.90</text:p>
          </table:table-cell>
          <table:table-cell table:style-name="ce14" office:value-type="float" office:value="129.95" calcext:value-type="float">
            <text:p>129.95</text:p>
          </table:table-cell>
          <table:table-cell table:style-name="ce5" office:value-type="float" office:value="59" calcext:value-type="float">
            <text:p>59</text:p>
          </table:table-cell>
          <table:table-cell table:formula="of:=(1/120)+[.Q84]" office:value-type="float" office:value="0.7" calcext:value-type="float">
            <text:p>0.7000</text:p>
          </table:table-cell>
        </table:table-row>
        <table:table-row table:style-name="ro1" table:visibility="filter">
          <table:table-cell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L86]+[.M85]" office:value-type="float" office:value="2774" calcext:value-type="float">
            <text:p>2774</text:p>
          </table:table-cell>
          <table:table-cell office:value-type="float" office:value="34.2650602409639" calcext:value-type="float">
            <text:p>34.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68" calcext:value-type="float">
            <text:p>68</text:p>
          </table:table-cell>
          <table:table-cell table:formula="of:=(1/120)+[.Q85]" office:value-type="float" office:value="0.708333333333333" calcext:value-type="float">
            <text:p>0.70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DLoesch</text:p>
          </table:table-cell>
          <table:table-cell table:style-name="ce9" office:value-type="float" office:value="0.688030771963626" calcext:value-type="float">
            <text:p>0.688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31" calcext:value-type="float">
            <text:p>18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5" calcext:value-type="float">
            <text:p>85</text:p>
          </table:table-cell>
          <table:table-cell table:formula="of:=[.L87]+[.M86]" office:value-type="float" office:value="2859" calcext:value-type="float">
            <text:p>2859</text:p>
          </table:table-cell>
          <table:table-cell table:style-name="ce14" office:value-type="float" office:value="21.5411764705882" calcext:value-type="float">
            <text:p>21.54</text:p>
          </table:table-cell>
          <table:table-cell table:style-name="ce14" office:value-type="float" office:value="228.875" calcext:value-type="float">
            <text:p>228.88</text:p>
          </table:table-cell>
          <table:table-cell table:style-name="ce5" office:value-type="float" office:value="29" calcext:value-type="float">
            <text:p>29</text:p>
          </table:table-cell>
          <table:table-cell table:formula="of:=(1/120)+[.Q86]" office:value-type="float" office:value="0.716666666666667" calcext:value-type="float">
            <text:p>0.7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ecupp</text:p>
          </table:table-cell>
          <table:table-cell table:style-name="ce9" office:value-type="float" office:value="0.435514835994452" calcext:value-type="float">
            <text:p>0.4355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318" calcext:value-type="float">
            <text:p>231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6" calcext:value-type="float">
            <text:p>86</text:p>
          </table:table-cell>
          <table:table-cell table:formula="of:=[.L88]+[.M87]" office:value-type="float" office:value="2945" calcext:value-type="float">
            <text:p>2945</text:p>
          </table:table-cell>
          <table:table-cell table:style-name="ce14" office:value-type="float" office:value="26.953488372093" calcext:value-type="float">
            <text:p>26.95</text:p>
          </table:table-cell>
          <table:table-cell table:style-name="ce14" office:value-type="float" office:value="579.5" calcext:value-type="float">
            <text:p>579.50</text:p>
          </table:table-cell>
          <table:table-cell table:style-name="ce5" office:value-type="float" office:value="4" calcext:value-type="float">
            <text:p>4</text:p>
          </table:table-cell>
          <table:table-cell table:formula="of:=(1/120)+[.Q87]" office:value-type="float" office:value="0.725" calcext:value-type="float">
            <text:p>0.7250</text:p>
          </table:table-cell>
        </table:table-row>
        <table:table-row table:style-name="ro1">
          <table:table-cell/>
          <table:table-cell table:style-name="ce5" office:value-type="string" calcext:value-type="string">
            <text:p>Judgenap</text:p>
          </table:table-cell>
          <table:table-cell table:style-name="ce9" office:value-type="float" office:value="0.571696488962676" calcext:value-type="float">
            <text:p>0.571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719" calcext:value-type="float">
            <text:p>371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" calcext:value-type="float">
            <text:p>87</text:p>
          </table:table-cell>
          <table:table-cell table:formula="of:=[.L89]+[.M88]" office:value-type="float" office:value="3032" calcext:value-type="float">
            <text:p>3032</text:p>
          </table:table-cell>
          <table:table-cell table:style-name="ce14" office:value-type="float" office:value="42.7471264367816" calcext:value-type="float">
            <text:p>42.75</text:p>
          </table:table-cell>
          <table:table-cell table:style-name="ce14" office:value-type="float" office:value="195.736842105263" calcext:value-type="float">
            <text:p>195.74</text:p>
          </table:table-cell>
          <table:table-cell table:style-name="ce5" office:value-type="float" office:value="39" calcext:value-type="float">
            <text:p>39</text:p>
          </table:table-cell>
          <table:table-cell table:formula="of:=(1/120)+[.Q88]" office:value-type="float" office:value="0.733333333333333" calcext:value-type="float">
            <text:p>0.7333</text:p>
          </table:table-cell>
        </table:table-row>
        <table:table-row table:style-name="ro1">
          <table:table-cell/>
          <table:table-cell table:style-name="ce5" office:value-type="string" calcext:value-type="string">
            <text:p>glennbeck</text:p>
          </table:table-cell>
          <table:table-cell table:style-name="ce9" office:value-type="float" office:value="0.308680347608109" calcext:value-type="float">
            <text:p>0.308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21" calcext:value-type="float">
            <text:p>222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8" calcext:value-type="float">
            <text:p>88</text:p>
          </table:table-cell>
          <table:table-cell table:formula="of:=[.L90]+[.M89]" office:value-type="float" office:value="3120" calcext:value-type="float">
            <text:p>3120</text:p>
          </table:table-cell>
          <table:table-cell table:style-name="ce14" office:value-type="float" office:value="25.2386363636364" calcext:value-type="float">
            <text:p>25.24</text:p>
          </table:table-cell>
          <table:table-cell table:style-name="ce14" office:value-type="float" office:value="246.777777777778" calcext:value-type="float">
            <text:p>246.78</text:p>
          </table:table-cell>
          <table:table-cell table:style-name="ce5" office:value-type="float" office:value="20" calcext:value-type="float">
            <text:p>20</text:p>
          </table:table-cell>
          <table:table-cell table:formula="of:=(1/120)+[.Q89]" office:value-type="float" office:value="0.741666666666666" calcext:value-type="float">
            <text:p>0.7417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megynkelly</text:p>
          </table:table-cell>
          <table:table-cell table:style-name="ce11" office:value-type="float" office:value="0.65848259478721" calcext:value-type="float">
            <text:p>0.6585</text:p>
          </table:table-cell>
          <table:table-cell table:style-name="ce7" office:value-type="string" calcext:value-type="string">
            <text:p>fe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661" calcext:value-type="float">
            <text:p>266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9" calcext:value-type="float">
            <text:p>99</text:p>
          </table:table-cell>
          <table:table-cell table:style-name="ce7" table:formula="of:=[.L91]+[.M90]" office:value-type="float" office:value="3219" calcext:value-type="float">
            <text:p>3219</text:p>
          </table:table-cell>
          <table:table-cell table:style-name="ce16" office:value-type="float" office:value="26.8787878787879" calcext:value-type="float">
            <text:p>26.88</text:p>
          </table:table-cell>
          <table:table-cell table:style-name="ce16" office:value-type="float" office:value="76.0285714285714" calcext:value-type="float">
            <text:p>76.03</text:p>
          </table:table-cell>
          <table:table-cell table:style-name="ce7" office:value-type="float" office:value="100" calcext:value-type="float">
            <text:p>100</text:p>
          </table:table-cell>
          <table:table-cell table:formula="of:=(1/120)+[.Q90]" office:value-type="float" office:value="0.75" calcext:value-type="float">
            <text:p>0.7500</text:p>
          </table:table-cell>
        </table:table-row>
        <table:table-row table:style-name="ro1" table:visibility="filter">
          <table:table-cell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style-name="ce12" table:formula="of:=[.L92]+[.M91]" office:value-type="float" office:value="3320" calcext:value-type="float">
            <text:p>3320</text:p>
          </table:table-cell>
          <table:table-cell office:value-type="float" office:value="11.4653465346535" calcext:value-type="float">
            <text:p>11.47</text:p>
          </table:table-cell>
          <table:table-cell office:value-type="float" office:value="115.8" calcext:value-type="float">
            <text:p>115.80</text:p>
          </table:table-cell>
          <table:table-cell office:value-type="float" office:value="68" calcext:value-type="float">
            <text:p>68</text:p>
          </table:table-cell>
          <table:table-cell table:formula="of:=(1/120)+[.Q91]" office:value-type="float" office:value="0.758333333333333" calcext:value-type="float">
            <text:p>0.7583</text:p>
          </table:table-cell>
        </table:table-row>
        <table:table-row table:style-name="ro1">
          <table:table-cell/>
          <table:table-cell table:style-name="ce5" office:value-type="string" calcext:value-type="string">
            <text:p>greggutfeld</text:p>
          </table:table-cell>
          <table:table-cell table:style-name="ce9" office:value-type="float" office:value="0.608052019922524" calcext:value-type="float">
            <text:p>0.608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04" calcext:value-type="float">
            <text:p>104</text:p>
          </table:table-cell>
          <table:table-cell table:formula="of:=[.L93]+[.M92]" office:value-type="float" office:value="3424" calcext:value-type="float">
            <text:p>3424</text:p>
          </table:table-cell>
          <table:table-cell table:style-name="ce14" office:value-type="float" office:value="25.3557692307692" calcext:value-type="float">
            <text:p>25.36</text:p>
          </table:table-cell>
          <table:table-cell table:style-name="ce14" office:value-type="float" office:value="119.863636363636" calcext:value-type="float">
            <text:p>119.86</text:p>
          </table:table-cell>
          <table:table-cell table:style-name="ce5" office:value-type="float" office:value="65" calcext:value-type="float">
            <text:p>65</text:p>
          </table:table-cell>
          <table:table-cell table:formula="of:=(1/120)+[.Q92]" office:value-type="float" office:value="0.766666666666666" calcext:value-type="float">
            <text:p>0.7667</text:p>
          </table:table-cell>
        </table:table-row>
        <table:table-row table:style-name="ro1">
          <table:table-cell/>
          <table:table-cell table:style-name="ce5" office:value-type="string" calcext:value-type="string">
            <text:p>jaketapper</text:p>
          </table:table-cell>
          <table:table-cell table:style-name="ce9" office:value-type="float" office:value="0.681608559306401" calcext:value-type="float">
            <text:p>0.68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2217" calcext:value-type="float">
            <text:p>22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09" calcext:value-type="float">
            <text:p>109</text:p>
          </table:table-cell>
          <table:table-cell table:formula="of:=[.L94]+[.M93]" office:value-type="float" office:value="3533" calcext:value-type="float">
            <text:p>3533</text:p>
          </table:table-cell>
          <table:table-cell table:style-name="ce14" office:value-type="float" office:value="20.3394495412844" calcext:value-type="float">
            <text:p>20.34</text:p>
          </table:table-cell>
          <table:table-cell table:style-name="ce14" office:value-type="float" office:value="79.1785714285714" calcext:value-type="float">
            <text:p>79.18</text:p>
          </table:table-cell>
          <table:table-cell table:style-name="ce5" office:value-type="float" office:value="99" calcext:value-type="float">
            <text:p>99</text:p>
          </table:table-cell>
          <table:table-cell table:formula="of:=(1/120)+[.Q93]" office:value-type="float" office:value="0.775" calcext:value-type="float">
            <text:p>0.7750</text:p>
          </table:table-cell>
        </table:table-row>
        <table:table-row table:style-name="ro1" table:visibility="filter">
          <table:table-cell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12" table:formula="of:=[.L95]+[.M94]" office:value-type="float" office:value="3644" calcext:value-type="float">
            <text:p>3644</text:p>
          </table:table-cell>
          <table:table-cell office:value-type="float" office:value="32.0990990990991" calcext:value-type="float">
            <text:p>32.10</text:p>
          </table:table-cell>
          <table:table-cell office:value-type="float" office:value="96.2972972972973" calcext:value-type="float">
            <text:p>96.30</text:p>
          </table:table-cell>
          <table:table-cell office:value-type="float" office:value="87" calcext:value-type="float">
            <text:p>87</text:p>
          </table:table-cell>
          <table:table-cell table:formula="of:=(1/120)+[.Q94]" office:value-type="float" office:value="0.783333333333333" calcext:value-type="float">
            <text:p>0.783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kimguilfoyle</text:p>
          </table:table-cell>
          <table:table-cell table:style-name="ce9" office:value-type="float" office:value="0.726115939827324" calcext:value-type="float">
            <text:p>0.726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650" calcext:value-type="float">
            <text:p>36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12" calcext:value-type="float">
            <text:p>112</text:p>
          </table:table-cell>
          <table:table-cell table:formula="of:=[.L96]+[.M95]" office:value-type="float" office:value="3756" calcext:value-type="float">
            <text:p>3756</text:p>
          </table:table-cell>
          <table:table-cell table:style-name="ce14" office:value-type="float" office:value="32.5892857142857" calcext:value-type="float">
            <text:p>32.59</text:p>
          </table:table-cell>
          <table:table-cell table:style-name="ce14" office:value-type="float" office:value="73" calcext:value-type="float">
            <text:p>73.00</text:p>
          </table:table-cell>
          <table:table-cell table:style-name="ce5" office:value-type="float" office:value="103" calcext:value-type="float">
            <text:p>103</text:p>
          </table:table-cell>
          <table:table-cell table:formula="of:=(1/120)+[.Q95]" office:value-type="float" office:value="0.791666666666666" calcext:value-type="float">
            <text:p>0.7917</text:p>
          </table:table-cell>
        </table:table-row>
        <table:table-row table:style-name="ro1">
          <table:table-cell/>
          <table:table-cell table:style-name="ce5" office:value-type="string" calcext:value-type="string">
            <text:p>krauthammer</text:p>
          </table:table-cell>
          <table:table-cell table:style-name="ce9" office:value-type="float" office:value="0.825662330374054" calcext:value-type="float">
            <text:p>0.825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778" calcext:value-type="float">
            <text:p>577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8" calcext:value-type="float">
            <text:p>118</text:p>
          </table:table-cell>
          <table:table-cell table:formula="of:=[.L97]+[.M96]" office:value-type="float" office:value="3874" calcext:value-type="float">
            <text:p>3874</text:p>
          </table:table-cell>
          <table:table-cell table:style-name="ce14" office:value-type="float" office:value="48.9661016949153" calcext:value-type="float">
            <text:p>48.97</text:p>
          </table:table-cell>
          <table:table-cell table:style-name="ce14" office:value-type="float" office:value="222.230769230769" calcext:value-type="float">
            <text:p>222.23</text:p>
          </table:table-cell>
          <table:table-cell table:style-name="ce5" office:value-type="float" office:value="31" calcext:value-type="float">
            <text:p>31</text:p>
          </table:table-cell>
          <table:table-cell table:formula="of:=(1/120)+[.Q96]" office:value-type="float" office:value="0.8" calcext:value-type="float">
            <text:p>0.8000</text:p>
          </table:table-cell>
        </table:table-row>
        <table:table-row table:style-name="ro1">
          <table:table-cell/>
          <table:table-cell table:style-name="ce5" office:value-type="string" calcext:value-type="string">
            <text:p>DineshDSouza</text:p>
          </table:table-cell>
          <table:table-cell table:style-name="ce9" office:value-type="float" office:value="0.864151488174009" calcext:value-type="float">
            <text:p>0.8642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959" calcext:value-type="float">
            <text:p>195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0" calcext:value-type="float">
            <text:p>120</text:p>
          </table:table-cell>
          <table:table-cell table:formula="of:=[.L98]+[.M97]" office:value-type="float" office:value="3994" calcext:value-type="float">
            <text:p>3994</text:p>
          </table:table-cell>
          <table:table-cell table:style-name="ce14" office:value-type="float" office:value="16.325" calcext:value-type="float">
            <text:p>16.33</text:p>
          </table:table-cell>
          <table:table-cell table:style-name="ce14" office:value-type="float" office:value="163.25" calcext:value-type="float">
            <text:p>163.25</text:p>
          </table:table-cell>
          <table:table-cell table:style-name="ce5" office:value-type="float" office:value="48" calcext:value-type="float">
            <text:p>48</text:p>
          </table:table-cell>
          <table:table-cell table:formula="of:=(1/120)+[.Q97]" office:value-type="float" office:value="0.808333333333333" calcext:value-type="float">
            <text:p>0.8083</text:p>
          </table:table-cell>
        </table:table-row>
        <table:table-row table:style-name="ro1" table:visibility="filter">
          <table:table-cell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style-name="ce12" table:formula="of:=[.L99]+[.M98]" office:value-type="float" office:value="4114" calcext:value-type="float">
            <text:p>4114</text:p>
          </table:table-cell>
          <table:table-cell office:value-type="float" office:value="20.0166666666667" calcext:value-type="float">
            <text:p>20.02</text:p>
          </table:table-cell>
          <table:table-cell office:value-type="float" office:value="184.769230769231" calcext:value-type="float">
            <text:p>184.77</text:p>
          </table:table-cell>
          <table:table-cell office:value-type="float" office:value="39" calcext:value-type="float">
            <text:p>39</text:p>
          </table:table-cell>
          <table:table-cell table:formula="of:=(1/120)+[.Q98]" office:value-type="float" office:value="0.816666666666666" calcext:value-type="float">
            <text:p>0.8167</text:p>
          </table:table-cell>
        </table:table-row>
        <table:table-row table:style-name="ro1" table:visibility="filter">
          <table:table-cell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[.L100]+[.M99]" office:value-type="float" office:value="4234" calcext:value-type="float">
            <text:p>4234</text:p>
          </table:table-cell>
          <table:table-cell office:value-type="float" office:value="47.4666666666667" calcext:value-type="float">
            <text:p>47.47</text:p>
          </table:table-cell>
          <table:table-cell office:value-type="float" office:value="227.84" calcext:value-type="float">
            <text:p>227.84</text:p>
          </table:table-cell>
          <table:table-cell office:value-type="float" office:value="29" calcext:value-type="float">
            <text:p>29</text:p>
          </table:table-cell>
          <table:table-cell table:formula="of:=(1/120)+[.Q99]" office:value-type="float" office:value="0.825" calcext:value-type="float">
            <text:p>0.8250</text:p>
          </table:table-cell>
        </table:table-row>
        <table:table-row table:style-name="ro1" table:visibility="filter">
          <table:table-cell/>
          <table:table-cell table:style-name="ce7" office:value-type="string" calcext:value-type="string">
            <text:p>andersoncooper</text:p>
          </table:table-cell>
          <table:table-cell table:style-name="ce11" office:value-type="float" office:value="0.907867870160105" calcext:value-type="float">
            <text:p>0.9079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2" calcext:value-type="float">
            <text:p>122</text:p>
          </table:table-cell>
          <table:table-cell table:style-name="ce7" table:formula="of:=[.L101]+[.M100]" office:value-type="float" office:value="4356" calcext:value-type="float">
            <text:p>4356</text:p>
          </table:table-cell>
          <table:table-cell table:style-name="ce16" office:value-type="float" office:value="21.2704918032787" calcext:value-type="float">
            <text:p>21.27</text:p>
          </table:table-cell>
          <table:table-cell table:style-name="ce16" office:value-type="float" office:value="117.954545454545" calcext:value-type="float">
            <text:p>117.95</text:p>
          </table:table-cell>
          <table:table-cell table:style-name="ce7" office:value-type="float" office:value="65" calcext:value-type="float">
            <text:p>65</text:p>
          </table:table-cell>
          <table:table-cell table:formula="of:=(1/120)+[.Q100]" office:value-type="float" office:value="0.833333333333333" calcext:value-type="float">
            <text:p>0.8333</text:p>
          </table:table-cell>
        </table:table-row>
        <table:table-row table:style-name="ro1" table:visibility="filter">
          <table:table-cell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table:style-name="ce12" table:formula="of:=[.L102]+[.M101]" office:value-type="float" office:value="4482" calcext:value-type="float">
            <text:p>4482</text:p>
          </table:table-cell>
          <table:table-cell office:value-type="float" office:value="33.1269841269841" calcext:value-type="float">
            <text:p>33.13</text:p>
          </table:table-cell>
          <table:table-cell office:value-type="float" office:value="130.4375" calcext:value-type="float">
            <text:p>130.44</text:p>
          </table:table-cell>
          <table:table-cell office:value-type="float" office:value="56" calcext:value-type="float">
            <text:p>56</text:p>
          </table:table-cell>
          <table:table-cell table:formula="of:=(1/120)+[.Q101]" office:value-type="float" office:value="0.841666666666666" calcext:value-type="float">
            <text:p>0.8417</text:p>
          </table:table-cell>
        </table:table-row>
        <table:table-row table:style-name="ro1" table:visibility="filter">
          <table:table-cell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formula="of:=[.L103]+[.M102]" office:value-type="float" office:value="4610" calcext:value-type="float">
            <text:p>4610</text:p>
          </table:table-cell>
          <table:table-cell office:value-type="float" office:value="35.390625" calcext:value-type="float">
            <text:p>35.39</text:p>
          </table:table-cell>
          <table:table-cell office:value-type="float" office:value="174.230769230769" calcext:value-type="float">
            <text:p>174.23</text:p>
          </table:table-cell>
          <table:table-cell office:value-type="float" office:value="39" calcext:value-type="float">
            <text:p>39</text:p>
          </table:table-cell>
          <table:table-cell table:formula="of:=(1/120)+[.Q102]" office:value-type="float" office:value="0.849999999999999" calcext:value-type="float">
            <text:p>0.8500</text:p>
          </table:table-cell>
        </table:table-row>
        <table:table-row table:style-name="ro1" table:visibility="filter">
          <table:table-cell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style-name="ce12" table:formula="of:=[.L104]+[.M103]" office:value-type="float" office:value="4742" calcext:value-type="float">
            <text:p>4742</text:p>
          </table:table-cell>
          <table:table-cell office:value-type="float" office:value="23.8787878787879" calcext:value-type="float">
            <text:p>23.88</text:p>
          </table:table-cell>
          <table:table-cell office:value-type="float" office:value="197" calcext:value-type="float">
            <text:p>197.00</text:p>
          </table:table-cell>
          <table:table-cell office:value-type="float" office:value="32" calcext:value-type="float">
            <text:p>32</text:p>
          </table:table-cell>
          <table:table-cell table:formula="of:=(1/120)+[.Q103]" office:value-type="float" office:value="0.858333333333333" calcext:value-type="float">
            <text:p>0.8583</text:p>
          </table:table-cell>
        </table:table-row>
        <table:table-row table:style-name="ro1">
          <table:table-cell/>
          <table:table-cell table:style-name="ce5" office:value-type="string" calcext:value-type="string">
            <text:p>brithume</text:p>
          </table:table-cell>
          <table:table-cell table:style-name="ce9" office:value-type="float" office:value="0.798976203652463" calcext:value-type="float">
            <text:p>0.799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150" calcext:value-type="float">
            <text:p>315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34" calcext:value-type="float">
            <text:p>134</text:p>
          </table:table-cell>
          <table:table-cell table:formula="of:=[.L105]+[.M104]" office:value-type="float" office:value="4876" calcext:value-type="float">
            <text:p>4876</text:p>
          </table:table-cell>
          <table:table-cell table:style-name="ce14" office:value-type="float" office:value="23.5074626865672" calcext:value-type="float">
            <text:p>23.51</text:p>
          </table:table-cell>
          <table:table-cell table:style-name="ce14" office:value-type="float" office:value="242.307692307692" calcext:value-type="float">
            <text:p>242.31</text:p>
          </table:table-cell>
          <table:table-cell table:style-name="ce5" office:value-type="float" office:value="23" calcext:value-type="float">
            <text:p>23</text:p>
          </table:table-cell>
          <table:table-cell table:formula="of:=(1/120)+[.Q104]" office:value-type="float" office:value="0.866666666666666" calcext:value-type="float">
            <text:p>0.8667</text:p>
          </table:table-cell>
        </table:table-row>
        <table:table-row table:style-name="ro1" table:visibility="filter">
          <table:table-cell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style-name="ce12" table:formula="of:=[.L106]+[.M105]" office:value-type="float" office:value="5013" calcext:value-type="float">
            <text:p>5013</text:p>
          </table:table-cell>
          <table:table-cell office:value-type="float" office:value="31.8175182481752" calcext:value-type="float">
            <text:p>31.82</text:p>
          </table:table-cell>
          <table:table-cell office:value-type="float" office:value="101.372093023256" calcext:value-type="float">
            <text:p>101.37</text:p>
          </table:table-cell>
          <table:table-cell office:value-type="float" office:value="83" calcext:value-type="float">
            <text:p>83</text:p>
          </table:table-cell>
          <table:table-cell table:formula="of:=(1/120)+[.Q105]" office:value-type="float" office:value="0.874999999999999" calcext:value-type="float">
            <text:p>0.8750</text:p>
          </table:table-cell>
        </table:table-row>
        <table:table-row table:style-name="ro1" table:visibility="filter">
          <table:table-cell/>
          <table:table-cell table:style-name="ce6" office:value-type="string" calcext:value-type="string">
            <text:p>marthamaccallum</text:p>
          </table:table-cell>
          <table:table-cell table:style-name="ce10" office:value-type="float" office:value="0.531237053232571" calcext:value-type="float">
            <text:p>0.5312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45" calcext:value-type="float">
            <text:p>145</text:p>
          </table:table-cell>
          <table:table-cell table:style-name="ce7" table:formula="of:=[.L107]+[.M106]" office:value-type="float" office:value="5158" calcext:value-type="float">
            <text:p>5158</text:p>
          </table:table-cell>
          <table:table-cell table:style-name="ce15" office:value-type="float" office:value="22.0275862068965" calcext:value-type="float">
            <text:p>22.03</text:p>
          </table:table-cell>
          <table:table-cell table:style-name="ce15" office:value-type="float" office:value="199.625" calcext:value-type="float">
            <text:p>199.63</text:p>
          </table:table-cell>
          <table:table-cell table:style-name="ce6" office:value-type="float" office:value="32" calcext:value-type="float">
            <text:p>32</text:p>
          </table:table-cell>
          <table:table-cell table:formula="of:=(1/120)+[.Q106]" office:value-type="float" office:value="0.883333333333333" calcext:value-type="float">
            <text:p>0.8833</text:p>
          </table:table-cell>
        </table:table-row>
        <table:table-row table:style-name="ro1" table:visibility="filter">
          <table:table-cell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table:style-name="ce12" table:formula="of:=[.L108]+[.M107]" office:value-type="float" office:value="5311" calcext:value-type="float">
            <text:p>5311</text:p>
          </table:table-cell>
          <table:table-cell office:value-type="float" office:value="30.4771241830065" calcext:value-type="float">
            <text:p>30.48</text:p>
          </table:table-cell>
          <table:table-cell office:value-type="float" office:value="259.055555555556" calcext:value-type="float">
            <text:p>259.06</text:p>
          </table:table-cell>
          <table:table-cell office:value-type="float" office:value="10" calcext:value-type="float">
            <text:p>10</text:p>
          </table:table-cell>
          <table:table-cell table:formula="of:=(1/120)+[.Q107]" office:value-type="float" office:value="0.891666666666666" calcext:value-type="float">
            <text:p>0.8917</text:p>
          </table:table-cell>
        </table:table-row>
        <table:table-row table:style-name="ro1" table:visibility="filter">
          <table:table-cell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table:style-name="ce12" table:formula="of:=[.L109]+[.M108]" office:value-type="float" office:value="5470" calcext:value-type="float">
            <text:p>5470</text:p>
          </table:table-cell>
          <table:table-cell office:value-type="float" office:value="24.8616352201258" calcext:value-type="float">
            <text:p>24.86</text:p>
          </table:table-cell>
          <table:table-cell office:value-type="float" office:value="232.529411764706" calcext:value-type="float">
            <text:p>232.53</text:p>
          </table:table-cell>
          <table:table-cell office:value-type="float" office:value="27" calcext:value-type="float">
            <text:p>27</text:p>
          </table:table-cell>
          <table:table-cell table:formula="of:=(1/120)+[.Q108]" office:value-type="float" office:value="0.899999999999999" calcext:value-type="float">
            <text:p>0.9000</text:p>
          </table:table-cell>
        </table:table-row>
        <table:table-row table:style-name="ro1" table:visibility="filter">
          <table:table-cell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style-name="ce12" table:formula="of:=[.L110]+[.M109]" office:value-type="float" office:value="5642" calcext:value-type="float">
            <text:p>5642</text:p>
          </table:table-cell>
          <table:table-cell office:value-type="float" office:value="33.2209302325581" calcext:value-type="float">
            <text:p>33.22</text:p>
          </table:table-cell>
          <table:table-cell office:value-type="float" office:value="112.039215686275" calcext:value-type="float">
            <text:p>112.04</text:p>
          </table:table-cell>
          <table:table-cell office:value-type="float" office:value="68" calcext:value-type="float">
            <text:p>68</text:p>
          </table:table-cell>
          <table:table-cell table:formula="of:=(1/120)+[.Q109]" office:value-type="float" office:value="0.908333333333333" calcext:value-type="float">
            <text:p>0.9083</text:p>
          </table:table-cell>
        </table:table-row>
        <table:table-row table:style-name="ro1" table:visibility="filter">
          <table:table-cell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style-name="ce12" table:formula="of:=[.L111]+[.M110]" office:value-type="float" office:value="5816" calcext:value-type="float">
            <text:p>5816</text:p>
          </table:table-cell>
          <table:table-cell office:value-type="float" office:value="16.367816091954" calcext:value-type="float">
            <text:p>16.37</text:p>
          </table:table-cell>
          <table:table-cell office:value-type="float" office:value="237.333333333333" calcext:value-type="float">
            <text:p>237.33</text:p>
          </table:table-cell>
          <table:table-cell office:value-type="float" office:value="23" calcext:value-type="float">
            <text:p>23</text:p>
          </table:table-cell>
          <table:table-cell table:formula="of:=(1/120)+[.Q110]" office:value-type="float" office:value="0.916666666666666" calcext:value-type="float">
            <text:p>0.91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PamelaGeller</text:p>
          </table:table-cell>
          <table:table-cell table:style-name="ce9" office:value-type="float" office:value="0.291151694029392" calcext:value-type="float">
            <text:p>0.2912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76" calcext:value-type="float">
            <text:p>176</text:p>
          </table:table-cell>
          <table:table-cell table:formula="of:=[.L112]+[.M111]" office:value-type="float" office:value="5992" calcext:value-type="float">
            <text:p>5992</text:p>
          </table:table-cell>
          <table:table-cell table:style-name="ce14" office:value-type="float" office:value="10.7613636363636" calcext:value-type="float">
            <text:p>10.76</text:p>
          </table:table-cell>
          <table:table-cell table:style-name="ce14" office:value-type="float" office:value="236.75" calcext:value-type="float">
            <text:p>236.75</text:p>
          </table:table-cell>
          <table:table-cell table:style-name="ce5" office:value-type="float" office:value="25" calcext:value-type="float">
            <text:p>25</text:p>
          </table:table-cell>
          <table:table-cell table:formula="of:=(1/120)+[.Q111]" office:value-type="float" office:value="0.924999999999999" calcext:value-type="float">
            <text:p>0.9250</text:p>
          </table:table-cell>
        </table:table-row>
        <table:table-row table:style-name="ro1">
          <table:table-cell/>
          <table:table-cell table:style-name="ce5" office:value-type="string" calcext:value-type="string">
            <text:p>BillOReilly</text:p>
          </table:table-cell>
          <table:table-cell table:style-name="ce9" office:value-type="float" office:value="0.971648716529735" calcext:value-type="float">
            <text:p>0.9716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225" calcext:value-type="float">
            <text:p>622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76" calcext:value-type="float">
            <text:p>176</text:p>
          </table:table-cell>
          <table:table-cell table:formula="of:=[.L113]+[.M112]" office:value-type="float" office:value="6168" calcext:value-type="float">
            <text:p>6168</text:p>
          </table:table-cell>
          <table:table-cell table:style-name="ce14" office:value-type="float" office:value="35.3693181818182" calcext:value-type="float">
            <text:p>35.37</text:p>
          </table:table-cell>
          <table:table-cell table:style-name="ce14" office:value-type="float" office:value="117.452830188679" calcext:value-type="float">
            <text:p>117.45</text:p>
          </table:table-cell>
          <table:table-cell table:style-name="ce5" office:value-type="float" office:value="68" calcext:value-type="float">
            <text:p>68</text:p>
          </table:table-cell>
          <table:table-cell table:formula="of:=(1/120)+[.Q112]" office:value-type="float" office:value="0.933333333333332" calcext:value-type="float">
            <text:p>0.9333</text:p>
          </table:table-cell>
        </table:table-row>
        <table:table-row table:style-name="ro1" table:visibility="filter">
          <table:table-cell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table:style-name="ce12" table:formula="of:=[.L114]+[.M113]" office:value-type="float" office:value="6345" calcext:value-type="float">
            <text:p>6345</text:p>
          </table:table-cell>
          <table:table-cell office:value-type="float" office:value="23.9039548022599" calcext:value-type="float">
            <text:p>23.90</text:p>
          </table:table-cell>
          <table:table-cell office:value-type="float" office:value="114.351351351351" calcext:value-type="float">
            <text:p>114.35</text:p>
          </table:table-cell>
          <table:table-cell office:value-type="float" office:value="68" calcext:value-type="float">
            <text:p>68</text:p>
          </table:table-cell>
          <table:table-cell table:formula="of:=(1/120)+[.Q113]" office:value-type="float" office:value="0.941666666666666" calcext:value-type="float">
            <text:p>0.9417</text:p>
          </table:table-cell>
        </table:table-row>
        <table:table-row table:style-name="ro1">
          <table:table-cell/>
          <table:table-cell table:style-name="ce5" office:value-type="string" calcext:value-type="string">
            <text:p>ericbolling</text:p>
          </table:table-cell>
          <table:table-cell table:style-name="ce9" office:value-type="float" office:value="0.937352681956998" calcext:value-type="float">
            <text:p>0.9374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989" calcext:value-type="float">
            <text:p>498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1" calcext:value-type="float">
            <text:p>181</text:p>
          </table:table-cell>
          <table:table-cell table:formula="of:=[.L115]+[.M114]" office:value-type="float" office:value="6526" calcext:value-type="float">
            <text:p>6526</text:p>
          </table:table-cell>
          <table:table-cell table:style-name="ce14" office:value-type="float" office:value="27.5635359116022" calcext:value-type="float">
            <text:p>27.56</text:p>
          </table:table-cell>
          <table:table-cell table:style-name="ce14" office:value-type="float" office:value="160.935483870968" calcext:value-type="float">
            <text:p>160.94</text:p>
          </table:table-cell>
          <table:table-cell table:style-name="ce5" office:value-type="float" office:value="49" calcext:value-type="float">
            <text:p>49</text:p>
          </table:table-cell>
          <table:table-cell table:formula="of:=(1/120)+[.Q114]" office:value-type="float" office:value="0.949999999999999" calcext:value-type="float">
            <text:p>0.9500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IngrahamAngle</text:p>
          </table:table-cell>
          <table:table-cell table:style-name="ce9" office:value-type="float" office:value="0.911311976060177" calcext:value-type="float">
            <text:p>0.9113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042" calcext:value-type="float">
            <text:p>40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07" calcext:value-type="float">
            <text:p>207</text:p>
          </table:table-cell>
          <table:table-cell table:formula="of:=[.L116]+[.M115]" office:value-type="float" office:value="6733" calcext:value-type="float">
            <text:p>6733</text:p>
          </table:table-cell>
          <table:table-cell table:style-name="ce14" office:value-type="float" office:value="19.5265700483092" calcext:value-type="float">
            <text:p>19.53</text:p>
          </table:table-cell>
          <table:table-cell table:style-name="ce14" office:value-type="float" office:value="98.5853658536585" calcext:value-type="float">
            <text:p>98.59</text:p>
          </table:table-cell>
          <table:table-cell table:style-name="ce5" office:value-type="float" office:value="87" calcext:value-type="float">
            <text:p>87</text:p>
          </table:table-cell>
          <table:table-cell table:formula="of:=(1/120)+[.Q115]" office:value-type="float" office:value="0.958333333333332" calcext:value-type="float">
            <text:p>0.9583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SarahPalinUSA</text:p>
          </table:table-cell>
          <table:table-cell table:style-name="ce9" office:value-type="float" office:value="0.678096090040507" calcext:value-type="float">
            <text:p>0.6781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4879" calcext:value-type="float">
            <text:p>487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14" calcext:value-type="float">
            <text:p>214</text:p>
          </table:table-cell>
          <table:table-cell table:formula="of:=[.L117]+[.M116]" office:value-type="float" office:value="6947" calcext:value-type="float">
            <text:p>6947</text:p>
          </table:table-cell>
          <table:table-cell table:style-name="ce14" office:value-type="float" office:value="22.7990654205607" calcext:value-type="float">
            <text:p>22.80</text:p>
          </table:table-cell>
          <table:table-cell table:style-name="ce14" office:value-type="float" office:value="106.065217391304" calcext:value-type="float">
            <text:p>106.07</text:p>
          </table:table-cell>
          <table:table-cell table:style-name="ce5" office:value-type="float" office:value="83" calcext:value-type="float">
            <text:p>83</text:p>
          </table:table-cell>
          <table:table-cell table:formula="of:=(1/120)+[.Q116]" office:value-type="float" office:value="0.966666666666666" calcext:value-type="float">
            <text:p>0.9667</text:p>
          </table:table-cell>
        </table:table-row>
        <table:table-row table:style-name="ro1" table:visibility="filter">
          <table:table-cell/>
          <table:table-cell table:style-name="ce5" office:value-type="string" calcext:value-type="string">
            <text:p>TomiLahren</text:p>
          </table:table-cell>
          <table:table-cell table:style-name="ce9" office:value-type="float" office:value="0.99298076331834" calcext:value-type="float">
            <text:p>0.993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43" calcext:value-type="float">
            <text:p>243</text:p>
          </table:table-cell>
          <table:table-cell table:formula="of:=[.L118]+[.M117]" office:value-type="float" office:value="7190" calcext:value-type="float">
            <text:p>7190</text:p>
          </table:table-cell>
          <table:table-cell table:style-name="ce14" office:value-type="float" office:value="15.7078189300412" calcext:value-type="float">
            <text:p>15.71</text:p>
          </table:table-cell>
          <table:table-cell table:style-name="ce14" office:value-type="float" office:value="109.057142857143" calcext:value-type="float">
            <text:p>109.06</text:p>
          </table:table-cell>
          <table:table-cell table:style-name="ce5" office:value-type="float" office:value="81" calcext:value-type="float">
            <text:p>81</text:p>
          </table:table-cell>
          <table:table-cell table:formula="of:=(1/120)+[.Q117]" office:value-type="float" office:value="0.974999999999999" calcext:value-type="float">
            <text:p>0.9750</text:p>
          </table:table-cell>
        </table:table-row>
        <table:table-row table:style-name="ro1" table:visibility="filter">
          <table:table-cell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table:style-name="ce12" table:formula="of:=[.L119]+[.M118]" office:value-type="float" office:value="7444" calcext:value-type="float">
            <text:p>7444</text:p>
          </table:table-cell>
          <table:table-cell office:value-type="float" office:value="17.248031496063" calcext:value-type="float">
            <text:p>17.25</text:p>
          </table:table-cell>
          <table:table-cell office:value-type="float" office:value="292.066666666667" calcext:value-type="float">
            <text:p>292.07</text:p>
          </table:table-cell>
          <table:table-cell office:value-type="float" office:value="10" calcext:value-type="float">
            <text:p>10</text:p>
          </table:table-cell>
          <table:table-cell table:formula="of:=(1/120)+[.Q118]" office:value-type="float" office:value="0.983333333333332" calcext:value-type="float">
            <text:p>0.9833</text:p>
          </table:table-cell>
        </table:table-row>
        <table:table-row table:style-name="ro1">
          <table:table-cell/>
          <table:table-cell table:style-name="ce5" office:value-type="string" calcext:value-type="string">
            <text:p>TuckerCarlson</text:p>
          </table:table-cell>
          <table:table-cell table:style-name="ce9" office:value-type="float" office:value="0.95369857959786" calcext:value-type="float">
            <text:p>0.9537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6580" calcext:value-type="float">
            <text:p>65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92" calcext:value-type="float">
            <text:p>292</text:p>
          </table:table-cell>
          <table:table-cell table:formula="of:=[.L120]+[.M119]" office:value-type="float" office:value="7736" calcext:value-type="float">
            <text:p>7736</text:p>
          </table:table-cell>
          <table:table-cell table:style-name="ce14" office:value-type="float" office:value="22.5342465753425" calcext:value-type="float">
            <text:p>22.53</text:p>
          </table:table-cell>
          <table:table-cell table:style-name="ce14" office:value-type="float" office:value="134.285714285714" calcext:value-type="float">
            <text:p>134.29</text:p>
          </table:table-cell>
          <table:table-cell table:style-name="ce5" office:value-type="float" office:value="56" calcext:value-type="float">
            <text:p>56</text:p>
          </table:table-cell>
          <table:table-cell table:formula="of:=(1/120)+[.Q119]" office:value-type="float" office:value="0.991666666666666" calcext:value-type="float">
            <text:p>0.9917</text:p>
          </table:table-cell>
        </table:table-row>
        <table:table-row table:style-name="ro1">
          <table:table-cell/>
          <table:table-cell table:style-name="ce5" office:value-type="string" calcext:value-type="string">
            <text:p>seanhannity</text:p>
          </table:table-cell>
          <table:table-cell table:style-name="ce9" office:value-type="float" office:value="1" calcext:value-type="float">
            <text:p>1.0000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conservative</text:p>
          </table:table-cell>
          <table:table-cell table:style-name="ce5" office:value-type="float" office:value="5421" calcext:value-type="float">
            <text:p>542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305" calcext:value-type="float">
            <text:p>305</text:p>
          </table:table-cell>
          <table:table-cell table:formula="of:=[.L121]+[.M120]" office:value-type="float" office:value="8041" calcext:value-type="float">
            <text:p>8041</text:p>
          </table:table-cell>
          <table:table-cell table:style-name="ce14" office:value-type="float" office:value="17.7737704918033" calcext:value-type="float">
            <text:p>17.77</text:p>
          </table:table-cell>
          <table:table-cell table:style-name="ce14" office:value-type="float" office:value="106.294117647059" calcext:value-type="float">
            <text:p>106.29</text:p>
          </table:table-cell>
          <table:table-cell table:style-name="ce5" office:value-type="float" office:value="82" calcext:value-type="float">
            <text:p>82</text:p>
          </table:table-cell>
          <table:table-cell table:formula="of:=(1/120)+[.Q120]" office:value-type="float" office:value="0.999999999999999" calcext:value-type="float">
            <text:p>1.0000</text:p>
          </table:table-cell>
        </table:table-row>
        <table:table-row table:style-name="ro1" table:visibility="filter">
          <table:table-cell/>
          <table:table-cell table:style-name="Default" table:number-columns-repeated="10"/>
          <table:table-cell table:style-name="Default" table:formula="of:=SUM([.L2:.L121])" office:value-type="float" office:value="8041" calcext:value-type="float">
            <text:p>8041</text:p>
          </table:table-cell>
          <table:table-cell table:style-name="Default"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4]+[.L4]" office:value-type="float" office:value="305" calcext:value-type="float">
            <text:p>305</text:p>
          </table:table-cell>
          <table:table-cell table:formula="of:=[.G4]/[.M4]" office:value-type="float" office:value="17.7737704918033" calcext:value-type="float">
            <text:p>17.77</text:p>
          </table:table-cell>
          <table:table-cell table:formula="of:=[.G4]/[.K4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5]+[.L5]" office:value-type="float" office:value="243" calcext:value-type="float">
            <text:p>243</text:p>
          </table:table-cell>
          <table:table-cell table:formula="of:=[.G5]/[.M5]" office:value-type="float" office:value="15.7078189300412" calcext:value-type="float">
            <text:p>15.71</text:p>
          </table:table-cell>
          <table:table-cell table:formula="of:=[.G5]/[.K5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6]+[.L6]" office:value-type="float" office:value="254" calcext:value-type="float">
            <text:p>254</text:p>
          </table:table-cell>
          <table:table-cell table:formula="of:=[.G6]/[.M6]" office:value-type="float" office:value="17.248031496063" calcext:value-type="float">
            <text:p>17.25</text:p>
          </table:table-cell>
          <table:table-cell table:formula="of:=[.G6]/[.K6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7]+[.L7]" office:value-type="float" office:value="126" calcext:value-type="float">
            <text:p>126</text:p>
          </table:table-cell>
          <table:table-cell table:formula="of:=[.G7]/[.M7]" office:value-type="float" office:value="33.1269841269841" calcext:value-type="float">
            <text:p>33.13</text:p>
          </table:table-cell>
          <table:table-cell table:formula="of:=[.G7]/[.K7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OReilly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8]+[.L8]" office:value-type="float" office:value="176" calcext:value-type="float">
            <text:p>176</text:p>
          </table:table-cell>
          <table:table-cell table:formula="of:=[.G8]/[.M8]" office:value-type="float" office:value="35.3693181818182" calcext:value-type="float">
            <text:p>35.37</text:p>
          </table:table-cell>
          <table:table-cell table:formula="of:=[.G8]/[.K8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9]+[.L9]" office:value-type="float" office:value="132" calcext:value-type="float">
            <text:p>132</text:p>
          </table:table-cell>
          <table:table-cell table:formula="of:=[.G9]/[.M9]" office:value-type="float" office:value="23.8787878787879" calcext:value-type="float">
            <text:p>23.88</text:p>
          </table:table-cell>
          <table:table-cell table:formula="of:=[.G9]/[.K9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10]+[.L10]" office:value-type="float" office:value="67" calcext:value-type="float">
            <text:p>67</text:p>
          </table:table-cell>
          <table:table-cell table:formula="of:=[.G10]/[.M10]" office:value-type="float" office:value="22.7462686567164" calcext:value-type="float">
            <text:p>22.75</text:p>
          </table:table-cell>
          <table:table-cell table:formula="of:=[.G10]/[.K10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1]+[.L11]" office:value-type="float" office:value="172" calcext:value-type="float">
            <text:p>172</text:p>
          </table:table-cell>
          <table:table-cell table:formula="of:=[.G11]/[.M11]" office:value-type="float" office:value="33.2209302325581" calcext:value-type="float">
            <text:p>33.22</text:p>
          </table:table-cell>
          <table:table-cell table:formula="of:=[.G11]/[.K11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2]+[.L12]" office:value-type="float" office:value="120" calcext:value-type="float">
            <text:p>120</text:p>
          </table:table-cell>
          <table:table-cell table:formula="of:=[.G12]/[.M12]" office:value-type="float" office:value="47.4666666666667" calcext:value-type="float">
            <text:p>47.47</text:p>
          </table:table-cell>
          <table:table-cell table:formula="of:=[.G12]/[.K12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3]+[.L13]" office:value-type="float" office:value="177" calcext:value-type="float">
            <text:p>177</text:p>
          </table:table-cell>
          <table:table-cell table:formula="of:=[.G13]/[.M13]" office:value-type="float" office:value="23.9039548022599" calcext:value-type="float">
            <text:p>23.90</text:p>
          </table:table-cell>
          <table:table-cell table:formula="of:=[.G13]/[.K13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4]+[.L14]" office:value-type="float" office:value="292" calcext:value-type="float">
            <text:p>292</text:p>
          </table:table-cell>
          <table:table-cell table:formula="of:=[.G14]/[.M14]" office:value-type="float" office:value="22.5342465753425" calcext:value-type="float">
            <text:p>22.53</text:p>
          </table:table-cell>
          <table:table-cell table:formula="of:=[.G14]/[.K14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5]+[.L15]" office:value-type="float" office:value="61" calcext:value-type="float">
            <text:p>61</text:p>
          </table:table-cell>
          <table:table-cell table:formula="of:=[.G15]/[.M15]" office:value-type="float" office:value="27.4426229508197" calcext:value-type="float">
            <text:p>27.44</text:p>
          </table:table-cell>
          <table:table-cell table:formula="of:=[.G15]/[.K15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6]+[.L16]" office:value-type="float" office:value="181" calcext:value-type="float">
            <text:p>181</text:p>
          </table:table-cell>
          <table:table-cell table:formula="of:=[.G16]/[.M16]" office:value-type="float" office:value="27.5635359116022" calcext:value-type="float">
            <text:p>27.56</text:p>
          </table:table-cell>
          <table:table-cell table:formula="of:=[.G16]/[.K16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7]+[.L17]" office:value-type="float" office:value="68" calcext:value-type="float">
            <text:p>68</text:p>
          </table:table-cell>
          <table:table-cell table:formula="of:=[.G17]/[.M17]" office:value-type="float" office:value="40.0735294117647" calcext:value-type="float">
            <text:p>40.07</text:p>
          </table:table-cell>
          <table:table-cell table:formula="of:=[.G17]/[.K17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8]+[.L18]" office:value-type="float" office:value="207" calcext:value-type="float">
            <text:p>207</text:p>
          </table:table-cell>
          <table:table-cell table:formula="of:=[.G18]/[.M18]" office:value-type="float" office:value="19.5265700483092" calcext:value-type="float">
            <text:p>19.53</text:p>
          </table:table-cell>
          <table:table-cell table:formula="of:=[.G18]/[.K18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9]+[.L19]" office:value-type="float" office:value="122" calcext:value-type="float">
            <text:p>122</text:p>
          </table:table-cell>
          <table:table-cell table:formula="of:=[.G19]/[.M19]" office:value-type="float" office:value="21.2704918032787" calcext:value-type="float">
            <text:p>21.27</text:p>
          </table:table-cell>
          <table:table-cell table:formula="of:=[.G19]/[.K19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20]+[.L20]" office:value-type="float" office:value="111" calcext:value-type="float">
            <text:p>111</text:p>
          </table:table-cell>
          <table:table-cell table:formula="of:=[.G20]/[.M20]" office:value-type="float" office:value="32.0990990990991" calcext:value-type="float">
            <text:p>32.10</text:p>
          </table:table-cell>
          <table:table-cell table:formula="of:=[.G20]/[.K20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1]+[.L21]" office:value-type="float" office:value="62" calcext:value-type="float">
            <text:p>62</text:p>
          </table:table-cell>
          <table:table-cell table:formula="of:=[.G21]/[.M21]" office:value-type="float" office:value="94.0806451612903" calcext:value-type="float">
            <text:p>94.08</text:p>
          </table:table-cell>
          <table:table-cell table:formula="of:=[.G21]/[.K21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2]+[.L22]" office:value-type="float" office:value="120" calcext:value-type="float">
            <text:p>120</text:p>
          </table:table-cell>
          <table:table-cell table:formula="of:=[.G22]/[.M22]" office:value-type="float" office:value="16.325" calcext:value-type="float">
            <text:p>16.33</text:p>
          </table:table-cell>
          <table:table-cell table:formula="of:=[.G22]/[.K22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3]+[.L23]" office:value-type="float" office:value="153" calcext:value-type="float">
            <text:p>153</text:p>
          </table:table-cell>
          <table:table-cell table:formula="of:=[.G23]/[.M23]" office:value-type="float" office:value="30.4771241830065" calcext:value-type="float">
            <text:p>30.48</text:p>
          </table:table-cell>
          <table:table-cell table:formula="of:=[.G23]/[.K23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4]+[.L24]" office:value-type="float" office:value="159" calcext:value-type="float">
            <text:p>159</text:p>
          </table:table-cell>
          <table:table-cell table:formula="of:=[.G24]/[.M24]" office:value-type="float" office:value="24.8616352201258" calcext:value-type="float">
            <text:p>24.86</text:p>
          </table:table-cell>
          <table:table-cell table:formula="of:=[.G24]/[.K24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5]+[.L25]" office:value-type="float" office:value="67" calcext:value-type="float">
            <text:p>67</text:p>
          </table:table-cell>
          <table:table-cell table:formula="of:=[.G25]/[.M25]" office:value-type="float" office:value="38.3880597014925" calcext:value-type="float">
            <text:p>38.39</text:p>
          </table:table-cell>
          <table:table-cell table:formula="of:=[.G25]/[.K25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6]+[.L26]" office:value-type="float" office:value="118" calcext:value-type="float">
            <text:p>118</text:p>
          </table:table-cell>
          <table:table-cell table:formula="of:=[.G26]/[.M26]" office:value-type="float" office:value="48.9661016949153" calcext:value-type="float">
            <text:p>48.97</text:p>
          </table:table-cell>
          <table:table-cell table:formula="of:=[.G26]/[.K26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7]+[.L27]" office:value-type="float" office:value="134" calcext:value-type="float">
            <text:p>134</text:p>
          </table:table-cell>
          <table:table-cell table:formula="of:=[.G27]/[.M27]" office:value-type="float" office:value="23.5074626865672" calcext:value-type="float">
            <text:p>23.51</text:p>
          </table:table-cell>
          <table:table-cell table:formula="of:=[.G27]/[.K27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8]+[.L28]" office:value-type="float" office:value="120" calcext:value-type="float">
            <text:p>120</text:p>
          </table:table-cell>
          <table:table-cell table:formula="of:=[.G28]/[.M28]" office:value-type="float" office:value="20.0166666666667" calcext:value-type="float">
            <text:p>20.02</text:p>
          </table:table-cell>
          <table:table-cell table:formula="of:=[.G28]/[.K28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9]+[.L29]" office:value-type="float" office:value="83" calcext:value-type="float">
            <text:p>83</text:p>
          </table:table-cell>
          <table:table-cell table:formula="of:=[.G29]/[.M29]" office:value-type="float" office:value="34.2650602409639" calcext:value-type="float">
            <text:p>34.27</text:p>
          </table:table-cell>
          <table:table-cell table:formula="of:=[.G29]/[.K29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30]+[.L30]" office:value-type="float" office:value="52" calcext:value-type="float">
            <text:p>52</text:p>
          </table:table-cell>
          <table:table-cell table:formula="of:=[.G30]/[.M30]" office:value-type="float" office:value="52.3076923076923" calcext:value-type="float">
            <text:p>52.31</text:p>
          </table:table-cell>
          <table:table-cell table:formula="of:=[.G30]/[.K30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1]+[.L31]" office:value-type="float" office:value="69" calcext:value-type="float">
            <text:p>69</text:p>
          </table:table-cell>
          <table:table-cell table:formula="of:=[.G31]/[.M31]" office:value-type="float" office:value="33.0144927536232" calcext:value-type="float">
            <text:p>33.01</text:p>
          </table:table-cell>
          <table:table-cell table:formula="of:=[.G31]/[.K31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2]+[.L32]" office:value-type="float" office:value="112" calcext:value-type="float">
            <text:p>112</text:p>
          </table:table-cell>
          <table:table-cell table:formula="of:=[.G32]/[.M32]" office:value-type="float" office:value="32.5892857142857" calcext:value-type="float">
            <text:p>32.59</text:p>
          </table:table-cell>
          <table:table-cell table:formula="of:=[.G32]/[.K32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3]+[.L33]" office:value-type="float" office:value="27" calcext:value-type="float">
            <text:p>27</text:p>
          </table:table-cell>
          <table:table-cell table:formula="of:=[.G33]/[.M33]" office:value-type="float" office:value="43.2222222222222" calcext:value-type="float">
            <text:p>43.22</text:p>
          </table:table-cell>
          <table:table-cell table:formula="of:=[.G33]/[.K33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4]+[.L34]" office:value-type="float" office:value="79" calcext:value-type="float">
            <text:p>79</text:p>
          </table:table-cell>
          <table:table-cell table:formula="of:=[.G34]/[.M34]" office:value-type="float" office:value="32.8987341772152" calcext:value-type="float">
            <text:p>32.90</text:p>
          </table:table-cell>
          <table:table-cell table:formula="of:=[.G34]/[.K34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5]+[.L35]" office:value-type="float" office:value="137" calcext:value-type="float">
            <text:p>137</text:p>
          </table:table-cell>
          <table:table-cell table:formula="of:=[.G35]/[.M35]" office:value-type="float" office:value="31.8175182481752" calcext:value-type="float">
            <text:p>31.82</text:p>
          </table:table-cell>
          <table:table-cell table:formula="of:=[.G35]/[.K35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6]+[.L36]" office:value-type="float" office:value="85" calcext:value-type="float">
            <text:p>85</text:p>
          </table:table-cell>
          <table:table-cell table:formula="of:=[.G36]/[.M36]" office:value-type="float" office:value="21.5411764705882" calcext:value-type="float">
            <text:p>21.54</text:p>
          </table:table-cell>
          <table:table-cell table:formula="of:=[.G36]/[.K36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7]+[.L37]" office:value-type="float" office:value="109" calcext:value-type="float">
            <text:p>109</text:p>
          </table:table-cell>
          <table:table-cell table:formula="of:=[.G37]/[.M37]" office:value-type="float" office:value="20.3394495412844" calcext:value-type="float">
            <text:p>20.34</text:p>
          </table:table-cell>
          <table:table-cell table:formula="of:=[.G37]/[.K37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8]+[.L38]" office:value-type="float" office:value="214" calcext:value-type="float">
            <text:p>214</text:p>
          </table:table-cell>
          <table:table-cell table:formula="of:=[.G38]/[.M38]" office:value-type="float" office:value="22.7990654205607" calcext:value-type="float">
            <text:p>22.80</text:p>
          </table:table-cell>
          <table:table-cell table:formula="of:=[.G38]/[.K38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9]+[.L39]" office:value-type="float" office:value="66" calcext:value-type="float">
            <text:p>66</text:p>
          </table:table-cell>
          <table:table-cell table:formula="of:=[.G39]/[.M39]" office:value-type="float" office:value="15.8484848484848" calcext:value-type="float">
            <text:p>15.85</text:p>
          </table:table-cell>
          <table:table-cell table:formula="of:=[.G39]/[.K39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40]+[.L40]" office:value-type="float" office:value="99" calcext:value-type="float">
            <text:p>99</text:p>
          </table:table-cell>
          <table:table-cell table:formula="of:=[.G40]/[.M40]" office:value-type="float" office:value="26.8787878787879" calcext:value-type="float">
            <text:p>26.88</text:p>
          </table:table-cell>
          <table:table-cell table:formula="of:=[.G40]/[.K40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1]+[.L41]" office:value-type="float" office:value="128" calcext:value-type="float">
            <text:p>128</text:p>
          </table:table-cell>
          <table:table-cell table:formula="of:=[.G41]/[.M41]" office:value-type="float" office:value="35.390625" calcext:value-type="float">
            <text:p>35.39</text:p>
          </table:table-cell>
          <table:table-cell table:formula="of:=[.G41]/[.K41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2]+[.L42]" office:value-type="float" office:value="25" calcext:value-type="float">
            <text:p>25</text:p>
          </table:table-cell>
          <table:table-cell table:formula="of:=[.G42]/[.M42]" office:value-type="float" office:value="36" calcext:value-type="float">
            <text:p>36.00</text:p>
          </table:table-cell>
          <table:table-cell table:formula="of:=[.G42]/[.K42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3]+[.L43]" office:value-type="float" office:value="104" calcext:value-type="float">
            <text:p>104</text:p>
          </table:table-cell>
          <table:table-cell table:formula="of:=[.G43]/[.M43]" office:value-type="float" office:value="25.3557692307692" calcext:value-type="float">
            <text:p>25.36</text:p>
          </table:table-cell>
          <table:table-cell table:formula="of:=[.G43]/[.K43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4]+[.L44]" office:value-type="float" office:value="45" calcext:value-type="float">
            <text:p>45</text:p>
          </table:table-cell>
          <table:table-cell table:formula="of:=[.G44]/[.M44]" office:value-type="float" office:value="58.8888888888889" calcext:value-type="float">
            <text:p>58.89</text:p>
          </table:table-cell>
          <table:table-cell table:formula="of:=[.G44]/[.K44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5]+[.L45]" office:value-type="float" office:value="26" calcext:value-type="float">
            <text:p>26</text:p>
          </table:table-cell>
          <table:table-cell table:formula="of:=[.G45]/[.M45]" office:value-type="float" office:value="45.6538461538462" calcext:value-type="float">
            <text:p>45.65</text:p>
          </table:table-cell>
          <table:table-cell table:formula="of:=[.G45]/[.K45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6]+[.L46]" office:value-type="float" office:value="87" calcext:value-type="float">
            <text:p>87</text:p>
          </table:table-cell>
          <table:table-cell table:formula="of:=[.G46]/[.M46]" office:value-type="float" office:value="42.7471264367816" calcext:value-type="float">
            <text:p>42.75</text:p>
          </table:table-cell>
          <table:table-cell table:formula="of:=[.G46]/[.K46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7]+[.L47]" office:value-type="float" office:value="174" calcext:value-type="float">
            <text:p>174</text:p>
          </table:table-cell>
          <table:table-cell table:formula="of:=[.G47]/[.M47]" office:value-type="float" office:value="16.367816091954" calcext:value-type="float">
            <text:p>16.37</text:p>
          </table:table-cell>
          <table:table-cell table:formula="of:=[.G47]/[.K47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8]+[.L48]" office:value-type="float" office:value="60" calcext:value-type="float">
            <text:p>60</text:p>
          </table:table-cell>
          <table:table-cell table:formula="of:=[.G48]/[.M48]" office:value-type="float" office:value="35.55" calcext:value-type="float">
            <text:p>35.55</text:p>
          </table:table-cell>
          <table:table-cell table:formula="of:=[.G48]/[.K48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9]+[.L49]" office:value-type="float" office:value="60" calcext:value-type="float">
            <text:p>60</text:p>
          </table:table-cell>
          <table:table-cell table:formula="of:=[.G49]/[.M49]" office:value-type="float" office:value="42.8166666666667" calcext:value-type="float">
            <text:p>42.82</text:p>
          </table:table-cell>
          <table:table-cell table:formula="of:=[.G49]/[.K49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50]+[.L50]" office:value-type="float" office:value="145" calcext:value-type="float">
            <text:p>145</text:p>
          </table:table-cell>
          <table:table-cell table:formula="of:=[.G50]/[.M50]" office:value-type="float" office:value="22.0275862068965" calcext:value-type="float">
            <text:p>22.03</text:p>
          </table:table-cell>
          <table:table-cell table:formula="of:=[.G50]/[.K50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1]+[.L51]" office:value-type="float" office:value="75" calcext:value-type="float">
            <text:p>75</text:p>
          </table:table-cell>
          <table:table-cell table:formula="of:=[.G51]/[.M51]" office:value-type="float" office:value="20.88" calcext:value-type="float">
            <text:p>20.88</text:p>
          </table:table-cell>
          <table:table-cell table:formula="of:=[.G51]/[.K51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]+[.L52]" office:value-type="float" office:value="18" calcext:value-type="float">
            <text:p>18</text:p>
          </table:table-cell>
          <table:table-cell table:formula="of:=[.G52]/[.M52]" office:value-type="float" office:value="40.4444444444444" calcext:value-type="float">
            <text:p>40.44</text:p>
          </table:table-cell>
          <table:table-cell table:formula="of:=[.G52]/[.K5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3]+[.L53]" office:value-type="float" office:value="16" calcext:value-type="float">
            <text:p>16</text:p>
          </table:table-cell>
          <table:table-cell table:formula="of:=[.G53]/[.M53]" office:value-type="float" office:value="42.6875" calcext:value-type="float">
            <text:p>42.69</text:p>
          </table:table-cell>
          <table:table-cell table:formula="of:=[.G53]/[.K53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4]+[.L54]" office:value-type="float" office:value="38" calcext:value-type="float">
            <text:p>38</text:p>
          </table:table-cell>
          <table:table-cell table:formula="of:=[.G54]/[.M54]" office:value-type="float" office:value="37.8947368421053" calcext:value-type="float">
            <text:p>37.89</text:p>
          </table:table-cell>
          <table:table-cell table:formula="of:=[.G54]/[.K54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5]+[.L55]" office:value-type="float" office:value="33" calcext:value-type="float">
            <text:p>33</text:p>
          </table:table-cell>
          <table:table-cell table:formula="of:=[.G55]/[.M55]" office:value-type="float" office:value="23.1212121212121" calcext:value-type="float">
            <text:p>23.12</text:p>
          </table:table-cell>
          <table:table-cell table:formula="of:=[.G55]/[.K55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6]+[.L56]" office:value-type="float" office:value="23" calcext:value-type="float">
            <text:p>23</text:p>
          </table:table-cell>
          <table:table-cell table:formula="of:=[.G56]/[.M56]" office:value-type="float" office:value="37.1304347826087" calcext:value-type="float">
            <text:p>37.13</text:p>
          </table:table-cell>
          <table:table-cell table:formula="of:=[.G56]/[.K56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7]+[.L57]" office:value-type="float" office:value="60" calcext:value-type="float">
            <text:p>60</text:p>
          </table:table-cell>
          <table:table-cell table:formula="of:=[.G57]/[.M57]" office:value-type="float" office:value="29.1666666666667" calcext:value-type="float">
            <text:p>29.17</text:p>
          </table:table-cell>
          <table:table-cell table:formula="of:=[.G57]/[.K57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8]+[.L58]" office:value-type="float" office:value="57" calcext:value-type="float">
            <text:p>57</text:p>
          </table:table-cell>
          <table:table-cell table:formula="of:=[.G58]/[.M58]" office:value-type="float" office:value="32.5964912280702" calcext:value-type="float">
            <text:p>32.60</text:p>
          </table:table-cell>
          <table:table-cell table:formula="of:=[.G58]/[.K58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9]+[.L59]" office:value-type="float" office:value="60" calcext:value-type="float">
            <text:p>60</text:p>
          </table:table-cell>
          <table:table-cell table:formula="of:=[.G59]/[.M59]" office:value-type="float" office:value="22.4" calcext:value-type="float">
            <text:p>22.40</text:p>
          </table:table-cell>
          <table:table-cell table:formula="of:=[.G59]/[.K59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60]+[.L60]" office:value-type="float" office:value="59" calcext:value-type="float">
            <text:p>59</text:p>
          </table:table-cell>
          <table:table-cell table:formula="of:=[.G60]/[.M60]" office:value-type="float" office:value="27.5254237288136" calcext:value-type="float">
            <text:p>27.53</text:p>
          </table:table-cell>
          <table:table-cell table:formula="of:=[.G60]/[.K60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1]+[.L61]" office:value-type="float" office:value="86" calcext:value-type="float">
            <text:p>86</text:p>
          </table:table-cell>
          <table:table-cell table:formula="of:=[.G61]/[.M61]" office:value-type="float" office:value="26.953488372093" calcext:value-type="float">
            <text:p>26.95</text:p>
          </table:table-cell>
          <table:table-cell table:formula="of:=[.G61]/[.K61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2]+[.L62]" office:value-type="float" office:value="47" calcext:value-type="float">
            <text:p>47</text:p>
          </table:table-cell>
          <table:table-cell table:formula="of:=[.G62]/[.M62]" office:value-type="float" office:value="40.4042553191489" calcext:value-type="float">
            <text:p>40.40</text:p>
          </table:table-cell>
          <table:table-cell table:formula="of:=[.G62]/[.K62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3]+[.L63]" office:value-type="float" office:value="72" calcext:value-type="float">
            <text:p>72</text:p>
          </table:table-cell>
          <table:table-cell table:formula="of:=[.G63]/[.M63]" office:value-type="float" office:value="40.25" calcext:value-type="float">
            <text:p>40.25</text:p>
          </table:table-cell>
          <table:table-cell table:formula="of:=[.G63]/[.K63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32" calcext:value-type="float">
            <text:p>32</text:p>
          </table:table-cell>
          <table:table-cell table:formula="of:=[.G64]/[.M64]" office:value-type="float" office:value="36.78125" calcext:value-type="float">
            <text:p>36.78</text:p>
          </table:table-cell>
          <table:table-cell table:formula="of:=[.G64]/[.K64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5]+[.L65]" office:value-type="float" office:value="44" calcext:value-type="float">
            <text:p>44</text:p>
          </table:table-cell>
          <table:table-cell table:formula="of:=[.G65]/[.M65]" office:value-type="float" office:value="10.1363636363636" calcext:value-type="float">
            <text:p>10.14</text:p>
          </table:table-cell>
          <table:table-cell table:formula="of:=[.G65]/[.K65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6]+[.L66]" office:value-type="float" office:value="21" calcext:value-type="float">
            <text:p>21</text:p>
          </table:table-cell>
          <table:table-cell table:formula="of:=[.G66]/[.M66]" office:value-type="float" office:value="28.2857142857143" calcext:value-type="float">
            <text:p>28.29</text:p>
          </table:table-cell>
          <table:table-cell table:formula="of:=[.G66]/[.K66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7]+[.L67]" office:value-type="float" office:value="77" calcext:value-type="float">
            <text:p>77</text:p>
          </table:table-cell>
          <table:table-cell table:formula="of:=[.G67]/[.M67]" office:value-type="float" office:value="29.987012987013" calcext:value-type="float">
            <text:p>29.99</text:p>
          </table:table-cell>
          <table:table-cell table:formula="of:=[.G67]/[.K67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8]+[.L68]" office:value-type="float" office:value="25" calcext:value-type="float">
            <text:p>25</text:p>
          </table:table-cell>
          <table:table-cell table:formula="of:=[.G68]/[.M68]" office:value-type="float" office:value="45.8" calcext:value-type="float">
            <text:p>45.80</text:p>
          </table:table-cell>
          <table:table-cell table:formula="of:=[.G68]/[.K68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9]+[.L69]" office:value-type="float" office:value="30" calcext:value-type="float">
            <text:p>30</text:p>
          </table:table-cell>
          <table:table-cell table:formula="of:=[.G69]/[.M69]" office:value-type="float" office:value="44" calcext:value-type="float">
            <text:p>44.00</text:p>
          </table:table-cell>
          <table:table-cell table:formula="of:=[.G69]/[.K69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0]+[.L70]" office:value-type="float" office:value="48" calcext:value-type="float">
            <text:p>48</text:p>
          </table:table-cell>
          <table:table-cell table:formula="of:=[.G70]/[.M70]" office:value-type="float" office:value="36.8958333333333" calcext:value-type="float">
            <text:p>36.90</text:p>
          </table:table-cell>
          <table:table-cell table:formula="of:=[.G70]/[.K70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1]+[.L71]" office:value-type="float" office:value="55" calcext:value-type="float">
            <text:p>55</text:p>
          </table:table-cell>
          <table:table-cell table:formula="of:=[.G71]/[.M71]" office:value-type="float" office:value="46.2" calcext:value-type="float">
            <text:p>46.20</text:p>
          </table:table-cell>
          <table:table-cell table:formula="of:=[.G71]/[.K71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2]+[.L72]" office:value-type="float" office:value="46" calcext:value-type="float">
            <text:p>46</text:p>
          </table:table-cell>
          <table:table-cell table:formula="of:=[.G72]/[.M72]" office:value-type="float" office:value="31.1739130434783" calcext:value-type="float">
            <text:p>31.17</text:p>
          </table:table-cell>
          <table:table-cell table:formula="of:=[.G72]/[.K72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3]+[.L73]" office:value-type="float" office:value="29" calcext:value-type="float">
            <text:p>29</text:p>
          </table:table-cell>
          <table:table-cell table:formula="of:=[.G73]/[.M73]" office:value-type="float" office:value="42.5172413793103" calcext:value-type="float">
            <text:p>42.52</text:p>
          </table:table-cell>
          <table:table-cell table:formula="of:=[.G73]/[.K73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4]+[.L74]" office:value-type="float" office:value="38" calcext:value-type="float">
            <text:p>38</text:p>
          </table:table-cell>
          <table:table-cell table:formula="of:=[.G74]/[.M74]" office:value-type="float" office:value="23.1052631578947" calcext:value-type="float">
            <text:p>23.11</text:p>
          </table:table-cell>
          <table:table-cell table:formula="of:=[.G74]/[.K74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5]+[.L75]" office:value-type="float" office:value="24" calcext:value-type="float">
            <text:p>24</text:p>
          </table:table-cell>
          <table:table-cell table:formula="of:=[.G75]/[.M75]" office:value-type="float" office:value="31.7916666666667" calcext:value-type="float">
            <text:p>31.79</text:p>
          </table:table-cell>
          <table:table-cell table:formula="of:=[.G75]/[.K75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6]+[.L76]" office:value-type="float" office:value="6" calcext:value-type="float">
            <text:p>6</text:p>
          </table:table-cell>
          <table:table-cell table:formula="of:=[.G76]/[.M76]" office:value-type="float" office:value="67.8333333333333" calcext:value-type="float">
            <text:p>67.83</text:p>
          </table:table-cell>
          <table:table-cell table:formula="of:=[.G76]/[.K76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7]+[.L77]" office:value-type="float" office:value="101" calcext:value-type="float">
            <text:p>101</text:p>
          </table:table-cell>
          <table:table-cell table:formula="of:=[.G77]/[.M77]" office:value-type="float" office:value="11.4653465346535" calcext:value-type="float">
            <text:p>11.47</text:p>
          </table:table-cell>
          <table:table-cell table:formula="of:=[.G77]/[.K77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8]+[.L78]" office:value-type="float" office:value="36" calcext:value-type="float">
            <text:p>36</text:p>
          </table:table-cell>
          <table:table-cell table:formula="of:=[.G78]/[.M78]" office:value-type="float" office:value="32.4444444444444" calcext:value-type="float">
            <text:p>32.44</text:p>
          </table:table-cell>
          <table:table-cell table:formula="of:=[.G78]/[.K78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9]+[.L79]" office:value-type="float" office:value="88" calcext:value-type="float">
            <text:p>88</text:p>
          </table:table-cell>
          <table:table-cell table:formula="of:=[.G79]/[.M79]" office:value-type="float" office:value="25.2386363636364" calcext:value-type="float">
            <text:p>25.24</text:p>
          </table:table-cell>
          <table:table-cell table:formula="of:=[.G79]/[.K79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34" calcext:value-type="float">
            <text:p>34</text:p>
          </table:table-cell>
          <table:table-cell table:formula="of:=[.G80]/[.M80]" office:value-type="float" office:value="21.8529411764706" calcext:value-type="float">
            <text:p>21.85</text:p>
          </table:table-cell>
          <table:table-cell table:formula="of:=[.G80]/[.K80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1]+[.L81]" office:value-type="float" office:value="8" calcext:value-type="float">
            <text:p>8</text:p>
          </table:table-cell>
          <table:table-cell table:formula="of:=[.G81]/[.M81]" office:value-type="float" office:value="26" calcext:value-type="float">
            <text:p>26.00</text:p>
          </table:table-cell>
          <table:table-cell table:formula="of:=[.G81]/[.K81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2]+[.L82]" office:value-type="float" office:value="176" calcext:value-type="float">
            <text:p>176</text:p>
          </table:table-cell>
          <table:table-cell table:formula="of:=[.G82]/[.M82]" office:value-type="float" office:value="10.7613636363636" calcext:value-type="float">
            <text:p>10.76</text:p>
          </table:table-cell>
          <table:table-cell table:formula="of:=[.G82]/[.K82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3]+[.L83]" office:value-type="float" office:value="51" calcext:value-type="float">
            <text:p>51</text:p>
          </table:table-cell>
          <table:table-cell table:formula="of:=[.G83]/[.M83]" office:value-type="float" office:value="36.5294117647059" calcext:value-type="float">
            <text:p>36.53</text:p>
          </table:table-cell>
          <table:table-cell table:formula="of:=[.G83]/[.K83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4]+[.L84]" office:value-type="float" office:value="10" calcext:value-type="float">
            <text:p>10</text:p>
          </table:table-cell>
          <table:table-cell table:formula="of:=[.G84]/[.M84]" office:value-type="float" office:value="33.4" calcext:value-type="float">
            <text:p>33.40</text:p>
          </table:table-cell>
          <table:table-cell table:formula="of:=[.G84]/[.K84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5]+[.L85]" office:value-type="float" office:value="51" calcext:value-type="float">
            <text:p>51</text:p>
          </table:table-cell>
          <table:table-cell table:formula="of:=[.G85]/[.M85]" office:value-type="float" office:value="14.0980392156863" calcext:value-type="float">
            <text:p>14.10</text:p>
          </table:table-cell>
          <table:table-cell table:formula="of:=[.G85]/[.K85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6]+[.L86]" office:value-type="float" office:value="29" calcext:value-type="float">
            <text:p>29</text:p>
          </table:table-cell>
          <table:table-cell table:formula="of:=[.G86]/[.M86]" office:value-type="float" office:value="33.8965517241379" calcext:value-type="float">
            <text:p>33.90</text:p>
          </table:table-cell>
          <table:table-cell table:formula="of:=[.G86]/[.K86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7]+[.L87]" office:value-type="float" office:value="59" calcext:value-type="float">
            <text:p>59</text:p>
          </table:table-cell>
          <table:table-cell table:formula="of:=[.G87]/[.M87]" office:value-type="float" office:value="27.8135593220339" calcext:value-type="float">
            <text:p>27.81</text:p>
          </table:table-cell>
          <table:table-cell table:formula="of:=[.G87]/[.K87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8]+[.L88]" office:value-type="float" office:value="8" calcext:value-type="float">
            <text:p>8</text:p>
          </table:table-cell>
          <table:table-cell table:formula="of:=[.G88]/[.M88]" office:value-type="float" office:value="166.5" calcext:value-type="float">
            <text:p>166.50</text:p>
          </table:table-cell>
          <table:table-cell table:formula="of:=[.G88]/[.K88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9]+[.L89]" office:value-type="float" office:value="68" calcext:value-type="float">
            <text:p>68</text:p>
          </table:table-cell>
          <table:table-cell table:formula="of:=[.G89]/[.M89]" office:value-type="float" office:value="11.2647058823529" calcext:value-type="float">
            <text:p>11.26</text:p>
          </table:table-cell>
          <table:table-cell table:formula="of:=[.G89]/[.K89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0]+[.L90]" office:value-type="float" office:value="10" calcext:value-type="float">
            <text:p>10</text:p>
          </table:table-cell>
          <table:table-cell table:formula="of:=[.G90]/[.M90]" office:value-type="float" office:value="96.5" calcext:value-type="float">
            <text:p>96.50</text:p>
          </table:table-cell>
          <table:table-cell table:formula="of:=[.G90]/[.K90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1]+[.L91]" office:value-type="float" office:value="13" calcext:value-type="float">
            <text:p>13</text:p>
          </table:table-cell>
          <table:table-cell table:formula="of:=[.G91]/[.M91]" office:value-type="float" office:value="28.3846153846154" calcext:value-type="float">
            <text:p>28.38</text:p>
          </table:table-cell>
          <table:table-cell table:formula="of:=[.G91]/[.K91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2]+[.L92]" office:value-type="float" office:value="10" calcext:value-type="float">
            <text:p>10</text:p>
          </table:table-cell>
          <table:table-cell table:formula="of:=[.G92]/[.M92]" office:value-type="float" office:value="54.5" calcext:value-type="float">
            <text:p>54.50</text:p>
          </table:table-cell>
          <table:table-cell table:formula="of:=[.G92]/[.K92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3]+[.L93]" office:value-type="float" office:value="46" calcext:value-type="float">
            <text:p>46</text:p>
          </table:table-cell>
          <table:table-cell table:formula="of:=[.G93]/[.M93]" office:value-type="float" office:value="22.2173913043478" calcext:value-type="float">
            <text:p>22.22</text:p>
          </table:table-cell>
          <table:table-cell table:formula="of:=[.G93]/[.K93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4]+[.L94]" office:value-type="float" office:value="39" calcext:value-type="float">
            <text:p>39</text:p>
          </table:table-cell>
          <table:table-cell table:formula="of:=[.G94]/[.M94]" office:value-type="float" office:value="26.5384615384615" calcext:value-type="float">
            <text:p>26.54</text:p>
          </table:table-cell>
          <table:table-cell table:formula="of:=[.G94]/[.K94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5]+[.L95]" office:value-type="float" office:value="10" calcext:value-type="float">
            <text:p>10</text:p>
          </table:table-cell>
          <table:table-cell table:formula="of:=[.G95]/[.M95]" office:value-type="float" office:value="79.5" calcext:value-type="float">
            <text:p>79.50</text:p>
          </table:table-cell>
          <table:table-cell table:formula="of:=[.G95]/[.K95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6]+[.L96]" office:value-type="float" office:value="29" calcext:value-type="float">
            <text:p>29</text:p>
          </table:table-cell>
          <table:table-cell table:formula="of:=[.G96]/[.M96]" office:value-type="float" office:value="28.3103448275862" calcext:value-type="float">
            <text:p>28.31</text:p>
          </table:table-cell>
          <table:table-cell table:formula="of:=[.G96]/[.K96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7]+[.L97]" office:value-type="float" office:value="29" calcext:value-type="float">
            <text:p>29</text:p>
          </table:table-cell>
          <table:table-cell table:formula="of:=[.G97]/[.M97]" office:value-type="float" office:value="33.5862068965517" calcext:value-type="float">
            <text:p>33.59</text:p>
          </table:table-cell>
          <table:table-cell table:formula="of:=[.G97]/[.K97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8]+[.L98]" office:value-type="float" office:value="3" calcext:value-type="float">
            <text:p>3</text:p>
          </table:table-cell>
          <table:table-cell table:formula="of:=[.G98]/[.M98]"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9]+[.L99]" office:value-type="float" office:value="20" calcext:value-type="float">
            <text:p>20</text:p>
          </table:table-cell>
          <table:table-cell table:formula="of:=[.G99]/[.M99]" office:value-type="float" office:value="34.65" calcext:value-type="float">
            <text:p>34.65</text:p>
          </table:table-cell>
          <table:table-cell table:formula="of:=[.G99]/[.K99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100]+[.L100]" office:value-type="float" office:value="15" calcext:value-type="float">
            <text:p>15</text:p>
          </table:table-cell>
          <table:table-cell table:formula="of:=[.G100]/[.M100]" office:value-type="float" office:value="46.6" calcext:value-type="float">
            <text:p>46.60</text:p>
          </table:table-cell>
          <table:table-cell table:formula="of:=[.G100]/[.K100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1]+[.L101]" office:value-type="float" office:value="11" calcext:value-type="float">
            <text:p>11</text:p>
          </table:table-cell>
          <table:table-cell table:formula="of:=[.G101]/[.M101]" office:value-type="float" office:value="54.7272727272727" calcext:value-type="float">
            <text:p>54.73</text:p>
          </table:table-cell>
          <table:table-cell table:formula="of:=[.G101]/[.K101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2]+[.L102]" office:value-type="float" office:value="14" calcext:value-type="float">
            <text:p>14</text:p>
          </table:table-cell>
          <table:table-cell table:formula="of:=[.G102]/[.M102]" office:value-type="float" office:value="52" calcext:value-type="float">
            <text:p>52.00</text:p>
          </table:table-cell>
          <table:table-cell table:formula="of:=[.G102]/[.K102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3]+[.L103]" office:value-type="float" office:value="43" calcext:value-type="float">
            <text:p>43</text:p>
          </table:table-cell>
          <table:table-cell table:formula="of:=[.G103]/[.M103]" office:value-type="float" office:value="13.5581395348837" calcext:value-type="float">
            <text:p>13.56</text:p>
          </table:table-cell>
          <table:table-cell table:formula="of:=[.G103]/[.K103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4]+[.L104]" office:value-type="float" office:value="22" calcext:value-type="float">
            <text:p>22</text:p>
          </table:table-cell>
          <table:table-cell table:formula="of:=[.G104]/[.M104]" office:value-type="float" office:value="23.4545454545455" calcext:value-type="float">
            <text:p>23.45</text:p>
          </table:table-cell>
          <table:table-cell table:formula="of:=[.G104]/[.K104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5]+[.L105]" office:value-type="float" office:value="7" calcext:value-type="float">
            <text:p>7</text:p>
          </table:table-cell>
          <table:table-cell table:formula="of:=[.G105]/[.M105]" office:value-type="float" office:value="32" calcext:value-type="float">
            <text:p>32.00</text:p>
          </table:table-cell>
          <table:table-cell table:formula="of:=[.G105]/[.K105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6]+[.L106]" office:value-type="float" office:value="9" calcext:value-type="float">
            <text:p>9</text:p>
          </table:table-cell>
          <table:table-cell table:formula="of:=[.G106]/[.M106]" office:value-type="float" office:value="30.6666666666667" calcext:value-type="float">
            <text:p>30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7]+[.L107]" office:value-type="float" office:value="12" calcext:value-type="float">
            <text:p>12</text:p>
          </table:table-cell>
          <table:table-cell table:formula="of:=[.G107]/[.M107]"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8]+[.L108]" office:value-type="float" office:value="12" calcext:value-type="float">
            <text:p>12</text:p>
          </table:table-cell>
          <table:table-cell table:formula="of:=[.G108]/[.M108]" office:value-type="float" office:value="40.8333333333333" calcext:value-type="float">
            <text:p>40.83</text:p>
          </table:table-cell>
          <table:table-cell table:formula="of:=[.G108]/[.K108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9]+[.L109]" office:value-type="float" office:value="24" calcext:value-type="float">
            <text:p>24</text:p>
          </table:table-cell>
          <table:table-cell table:formula="of:=[.G109]/[.M109]" office:value-type="float" office:value="19.7083333333333" calcext:value-type="float">
            <text:p>19.71</text:p>
          </table:table-cell>
          <table:table-cell table:formula="of:=[.G109]/[.K109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0]+[.L110]" office:value-type="float" office:value="1" calcext:value-type="float">
            <text:p>1</text:p>
          </table:table-cell>
          <table:table-cell table:formula="of:=[.G110]/[.M110]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1]+[.L111]" office:value-type="float" office:value="26" calcext:value-type="float">
            <text:p>26</text:p>
          </table:table-cell>
          <table:table-cell table:formula="of:=[.G111]/[.M111]" office:value-type="float" office:value="17.8846153846154" calcext:value-type="float">
            <text:p>17.88</text:p>
          </table:table-cell>
          <table:table-cell table:formula="of:=[.G111]/[.K111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2]+[.L112]" office:value-type="float" office:value="24" calcext:value-type="float">
            <text:p>24</text:p>
          </table:table-cell>
          <table:table-cell table:formula="of:=[.G112]/[.M112]" office:value-type="float" office:value="21.5833333333333" calcext:value-type="float">
            <text:p>21.58</text:p>
          </table:table-cell>
          <table:table-cell table:formula="of:=[.G112]/[.K112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3]+[.L113]" office:value-type="float" office:value="12" calcext:value-type="float">
            <text:p>12</text:p>
          </table:table-cell>
          <table:table-cell table:formula="of:=[.G113]/[.M113]"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4]+[.L114]" office:value-type="float" office:value="5" calcext:value-type="float">
            <text:p>5</text:p>
          </table:table-cell>
          <table:table-cell table:formula="of:=[.G114]/[.M114]" office:value-type="float" office:value="26.6" calcext:value-type="float">
            <text:p>26.60</text:p>
          </table:table-cell>
          <table:table-cell table:formula="of:=[.G114]/[.K114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5]+[.L115]" office:value-type="float" office:value="1" calcext:value-type="float">
            <text:p>1</text:p>
          </table:table-cell>
          <table:table-cell table:formula="of:=[.G115]/[.M115]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6]+[.L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7]+[.L117]" office:value-type="float" office:value="11" calcext:value-type="float">
            <text:p>11</text:p>
          </table:table-cell>
          <table:table-cell table:formula="of:=[.G117]/[.M117]" office:value-type="float" office:value="7.36363636363636" calcext:value-type="float">
            <text:p>7.36</text:p>
          </table:table-cell>
          <table:table-cell table:formula="of:=[.G117]/[.K117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8]+[.L118]" office:value-type="float" office:value="4" calcext:value-type="float">
            <text:p>4</text:p>
          </table:table-cell>
          <table:table-cell table:formula="of:=[.G118]/[.M118]" office:value-type="float" office:value="42.25" calcext:value-type="float">
            <text:p>42.25</text:p>
          </table:table-cell>
          <table:table-cell table:formula="of:=[.G118]/[.K118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9]+[.L119]" office:value-type="float" office:value="3" calcext:value-type="float">
            <text:p>3</text:p>
          </table:table-cell>
          <table:table-cell table:formula="of:=[.G119]/[.M119]" office:value-type="float" office:value="31.3333333333333" calcext:value-type="float">
            <text:p>31.33</text:p>
          </table:table-cell>
          <table:table-cell table:formula="of:=[.G119]/[.K119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20]+[.L120]" office:value-type="float" office:value="2" calcext:value-type="float">
            <text:p>2</text:p>
          </table:table-cell>
          <table:table-cell table:formula="of:=[.G120]/[.M120]" office:value-type="float" office:value="65.5" calcext:value-type="float">
            <text:p>65.50</text:p>
          </table:table-cell>
          <table:table-cell table:formula="of:=[.G120]/[.K120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1]+[.L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2" calcext:value-type="float">
            <text:p>2</text:p>
          </table:table-cell>
          <table:table-cell table:formula="of:=[.G122]/[.M122]"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3]+[.L123]" office:value-type="float" office:value="1" calcext:value-type="float">
            <text:p>1</text:p>
          </table:table-cell>
          <table:table-cell table:formula="of:=[.G123]/[.M123]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4:.G123])" office:value-type="float" office:value="225021" calcext:value-type="float">
            <text:p>225021</text:p>
          </table:table-cell>
          <table:table-cell table:formula="of:=SUM([.H4:.H123])" office:value-type="float" office:value="4942" calcext:value-type="float">
            <text:p>4942</text:p>
          </table:table-cell>
          <table:table-cell table:formula="of:=SUM([.I4:.I123])" office:value-type="float" office:value="9898" calcext:value-type="float">
            <text:p>9898</text:p>
          </table:table-cell>
          <table:table-cell table:formula="of:=SUM([.J4:.J123])" office:value-type="float" office:value="5090" calcext:value-type="float">
            <text:p>5090</text:p>
          </table:table-cell>
          <table:table-cell table:formula="of:=SUM([.K4:.K123])" office:value-type="float" office:value="1569" calcext:value-type="float">
            <text:p>1569</text:p>
          </table:table-cell>
          <table:table-cell table:formula="of:=SUM([.L4:.L123])" office:value-type="float" office:value="2951" calcext:value-type="float">
            <text:p>2951</text:p>
          </table:table-cell>
          <table:table-cell table:formula="of:=[.J124]+[.L124]" office:value-type="float" office:value="8041" calcext:value-type="float">
            <text:p>8041</text:p>
          </table:table-cell>
          <table:table-cell table:formula="of:=[.G124]/[.M124]" office:value-type="float" office:value="27.9842059445343" calcext:value-type="float">
            <text:p>27.98</text:p>
          </table:table-cell>
          <table:table-cell table:formula="of:=[.G124]/[.K124]" office:value-type="float" office:value="143.416826003824" calcext:value-type="float">
            <text:p>143.42</text:p>
          </table:table-cell>
        </table:table-row>
      </table:table>
      <table:table table:name="All-Conservative" table:style-name="ta1">
        <table:shapes>
          <draw:frame draw:z-index="0" draw:style-name="gr1" draw:text-style-name="P1" svg:width="530.62pt" svg:height="336.56pt" svg:x="1045.13pt" svg:y="146.13pt">
            <loext:p draw:notify-on-update-of-ranges="'All-Conservative'.K3:'All-Conservative'.K47 'All-Conservative'.O3:'All-Conservative'.O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30.62pt" svg:height="336.56pt" svg:x="1024.02pt" svg:y="512.02pt">
            <loext:p draw:notify-on-update-of-ranges="'All-Conservative'.N3:'All-Conservative'.N47 'All-Conservative'.P3:'All-Conservative'.P47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530.62pt" svg:height="336.56pt" svg:x="64.03pt" svg:y="627.22pt">
            <loext:p draw:notify-on-update-of-ranges="'All-Conservative'.F3:'All-Conservative'.F47 'All-Conservative'.Q3:'All-Conservative'.Q47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2" table:default-cell-style-name="ce17"/>
        <table:table-column table:style-name="co1" table:number-columns-repeated="2" table:default-cell-style-name="Default"/>
        <table:table-row table:style-name="ro1">
          <table:table-cell table:number-columns-repeated="1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R/T</text:p>
          </table:table-cell>
          <table:table-cell office:value-type="string" calcext:value-type="string">
            <text:p>R/T CUM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table:style-name="Default" office:value-type="string" calcext:value-type="string">
            <text:p>CUM-ratio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formula="of:=[.D3]/[.E3]" office:value-type="float" office:value="1.79710144927536" calcext:value-type="float">
            <text:p>1.7971014493</text:p>
          </table:table-cell>
          <table:table-cell table:formula="of:=[.F3]" office:value-type="float" office:value="1.79710144927536" calcext:value-type="float">
            <text:p>1.79710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1/47" office:value-type="float" office:value="0.0212765957446808" calcext:value-type="float">
            <text:p>0.021276595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formula="of:=[.D4]/[.E4]" office:value-type="float" office:value="2.01538461538462" calcext:value-type="float">
            <text:p>2.0153846154</text:p>
          </table:table-cell>
          <table:table-cell table:formula="of:=[.F4]+[.G3]" office:value-type="float" office:value="3.81248606465998" calcext:value-type="float">
            <text:p>3.81248606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4]+[.M3]" office:value-type="float" office:value="2" calcext:value-type="float">
            <text:p>2</text:p>
          </table:table-cell>
          <table:table-cell office:value-type="float" office:value="65.5" calcext:value-type="float">
            <text:p>65.50</text:p>
          </table:table-cell>
          <table:table-cell office:value-type="float" office:value="43.6666666666667" calcext:value-type="float">
            <text:p>44</text:p>
          </table:table-cell>
          <table:table-cell table:formula="of:=[.O4]+[.P3]" office:value-type="float" office:value="43.6666666666667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(1/47) + [.R3]" office:value-type="float" office:value="0.0425531914893617" calcext:value-type="float">
            <text:p>0.04255319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table:formula="of:=[.D5]/[.E5]" office:value-type="float" office:value="6.97333333333333" calcext:value-type="float">
            <text:p>6.9733333333</text:p>
          </table:table-cell>
          <table:table-cell table:formula="of:=[.F5]+[.G4]" office:value-type="float" office:value="10.7858193979933" calcext:value-type="float">
            <text:p>10.78581939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L5]+[.M4]" office:value-type="float" office:value="14" calcext:value-type="float">
            <text:p>14</text:p>
          </table:table-cell>
          <table:table-cell office:value-type="float" office:value="43.5833333333333" calcext:value-type="float">
            <text:p>43.58</text:p>
          </table:table-cell>
          <table:table-cell office:value-type="float" office:value="0" calcext:value-type="float">
            <text:p>0</text:p>
          </table:table-cell>
          <table:table-cell table:formula="of:=[.O5]+[.P4]" office:value-type="float" office:value="43.6666666666667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formula="of:=(1/47) + [.R4]" office:value-type="float" office:value="0.0638297872340425" calcext:value-type="float">
            <text:p>0.063829787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table:formula="of:=[.D6]/[.E6]" office:value-type="float" office:value="15.5333333333333" calcext:value-type="float">
            <text:p>15.5333333333</text:p>
          </table:table-cell>
          <table:table-cell table:formula="of:=[.F6]+[.G5]" office:value-type="float" office:value="26.3191527313266" calcext:value-type="float">
            <text:p>26.31915273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L6]+[.M5]" office:value-type="float" office:value="29" calcext:value-type="float">
            <text:p>29</text:p>
          </table:table-cell>
          <table:table-cell office:value-type="float" office:value="46.6" calcext:value-type="float">
            <text:p>46.60</text:p>
          </table:table-cell>
          <table:table-cell office:value-type="float" office:value="233" calcext:value-type="float">
            <text:p>233</text:p>
          </table:table-cell>
          <table:table-cell table:formula="of:=[.O6]+[.P5]" office:value-type="float" office:value="276.66666666666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table:formula="of:=(1/47) + [.R5]" office:value-type="float" office:value="0.0851063829787234" calcext:value-type="float">
            <text:p>0.08510638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table:formula="of:=[.D7]/[.E7]" office:value-type="float" office:value="15.75" calcext:value-type="float">
            <text:p>15.75</text:p>
          </table:table-cell>
          <table:table-cell table:formula="of:=[.F7]+[.G6]" office:value-type="float" office:value="42.0691527313266" calcext:value-type="float">
            <text:p>42.069152731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L7]+[.M6]" office:value-type="float" office:value="49" calcext:value-type="float">
            <text:p>49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table:formula="of:=[.O7]+[.P6]" office:value-type="float" office:value="375.666666666667" calcext:value-type="float">
            <text:p>376</text:p>
          </table:table-cell>
          <table:table-cell office:value-type="float" office:value="85" calcext:value-type="float">
            <text:p>85</text:p>
          </table:table-cell>
          <table:table-cell table:formula="of:=(1/47) + [.R6]" office:value-type="float" office:value="0.106382978723404" calcext:value-type="float">
            <text:p>0.106382978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formula="of:=[.D8]/[.E8]" office:value-type="float" office:value="16.125" calcext:value-type="float">
            <text:p>16.125</text:p>
          </table:table-cell>
          <table:table-cell table:formula="of:=[.F8]+[.G7]" office:value-type="float" office:value="58.1941527313266" calcext:value-type="float">
            <text:p>58.19415273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L8]+[.M7]" office:value-type="float" office:value="52" calcext:value-type="float">
            <text:p>52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</text:p>
          </table:table-cell>
          <table:table-cell table:formula="of:=[.O8]+[.P7]" office:value-type="float" office:value="375.666666666667" calcext:value-type="float">
            <text:p>376</text:p>
          </table:table-cell>
          <table:table-cell office:value-type="float" office:value="111" calcext:value-type="float">
            <text:p>111</text:p>
          </table:table-cell>
          <table:table-cell table:formula="of:=(1/47) + [.R7]" office:value-type="float" office:value="0.127659574468085" calcext:value-type="float">
            <text:p>0.127659574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table:formula="of:=[.D9]/[.E9]" office:value-type="float" office:value="16.2333333333333" calcext:value-type="float">
            <text:p>16.2333333333</text:p>
          </table:table-cell>
          <table:table-cell table:formula="of:=[.F9]+[.G8]" office:value-type="float" office:value="74.42748606466" calcext:value-type="float">
            <text:p>74.427486064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L9]+[.M8]" office:value-type="float" office:value="81" calcext:value-type="float">
            <text:p>81</text:p>
          </table:table-cell>
          <table:table-cell office:value-type="float" office:value="33.5862068965517" calcext:value-type="float">
            <text:p>33.59</text:p>
          </table:table-cell>
          <table:table-cell office:value-type="float" office:value="81.1666666666667" calcext:value-type="float">
            <text:p>81</text:p>
          </table:table-cell>
          <table:table-cell table:formula="of:=[.O9]+[.P8]" office:value-type="float" office:value="456.833333333333" calcext:value-type="float">
            <text:p>457</text:p>
          </table:table-cell>
          <table:table-cell office:value-type="float" office:value="96" calcext:value-type="float">
            <text:p>96</text:p>
          </table:table-cell>
          <table:table-cell table:formula="of:=(1/47) + [.R8]" office:value-type="float" office:value="0.148936170212766" calcext:value-type="float">
            <text:p>0.1489361702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table:formula="of:=[.D10]/[.E10]" office:value-type="float" office:value="18.9259259259259" calcext:value-type="float">
            <text:p>18.9259259259</text:p>
          </table:table-cell>
          <table:table-cell table:formula="of:=[.F10]+[.G9]" office:value-type="float" office:value="93.3534119905859" calcext:value-type="float">
            <text:p>93.353411990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L10]+[.M9]" office:value-type="float" office:value="127" calcext:value-type="float">
            <text:p>127</text:p>
          </table:table-cell>
          <table:table-cell office:value-type="float" office:value="22.2173913043478" calcext:value-type="float">
            <text:p>22.22</text:p>
          </table:table-cell>
          <table:table-cell office:value-type="float" office:value="127.75" calcext:value-type="float">
            <text:p>128</text:p>
          </table:table-cell>
          <table:table-cell table:formula="of:=[.O10]+[.P9]" office:value-type="float" office:value="584.583333333333" calcext:value-type="float">
            <text:p>585</text:p>
          </table:table-cell>
          <table:table-cell office:value-type="float" office:value="62" calcext:value-type="float">
            <text:p>62</text:p>
          </table:table-cell>
          <table:table-cell table:formula="of:=(1/47) + [.R9]" office:value-type="float" office:value="0.170212765957447" calcext:value-type="float">
            <text:p>0.17021276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table:formula="of:=[.D11]/[.E11]" office:value-type="float" office:value="20.5" calcext:value-type="float">
            <text:p>20.5</text:p>
          </table:table-cell>
          <table:table-cell table:formula="of:=[.F11]+[.G10]" office:value-type="float" office:value="113.853411990586" calcext:value-type="float">
            <text:p>113.853411990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L11]+[.M10]" office:value-type="float" office:value="140" calcext:value-type="float">
            <text:p>140</text:p>
          </table:table-cell>
          <table:table-cell office:value-type="float" office:value="28.3846153846154" calcext:value-type="float">
            <text:p>28.38</text:p>
          </table:table-cell>
          <table:table-cell office:value-type="float" office:value="46.125" calcext:value-type="float">
            <text:p>46</text:p>
          </table:table-cell>
          <table:table-cell table:formula="of:=[.O11]+[.P10]" office:value-type="float" office:value="630.708333333333" calcext:value-type="float">
            <text:p>631</text:p>
          </table:table-cell>
          <table:table-cell office:value-type="float" office:value="108" calcext:value-type="float">
            <text:p>108</text:p>
          </table:table-cell>
          <table:table-cell table:formula="of:=(1/47) + [.R10]" office:value-type="float" office:value="0.191489361702128" calcext:value-type="float">
            <text:p>0.191489361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table:formula="of:=[.D12]/[.E12]" office:value-type="float" office:value="21.2777777777778" calcext:value-type="float">
            <text:p>21.2777777778</text:p>
          </table:table-cell>
          <table:table-cell table:formula="of:=[.F12]+[.G11]" office:value-type="float" office:value="135.131189768364" calcext:value-type="float">
            <text:p>135.131189768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L12]+[.M11]" office:value-type="float" office:value="208" calcext:value-type="float">
            <text:p>208</text:p>
          </table:table-cell>
          <table:table-cell office:value-type="float" office:value="11.2647058823529" calcext:value-type="float">
            <text:p>11.26</text:p>
          </table:table-cell>
          <table:table-cell office:value-type="float" office:value="383" calcext:value-type="float">
            <text:p>383</text:p>
          </table:table-cell>
          <table:table-cell table:formula="of:=[.O12]+[.P11]" office:value-type="float" office:value="1013.70833333333" calcext:value-type="float">
            <text:p>1014</text:p>
          </table:table-cell>
          <table:table-cell office:value-type="float" office:value="6" calcext:value-type="float">
            <text:p>6</text:p>
          </table:table-cell>
          <table:table-cell table:formula="of:=(1/47) + [.R11]" office:value-type="float" office:value="0.212765957446808" calcext:value-type="float">
            <text:p>0.21276595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table:formula="of:=[.D13]/[.E13]" office:value-type="float" office:value="27.8333333333333" calcext:value-type="float">
            <text:p>27.8333333333</text:p>
          </table:table-cell>
          <table:table-cell table:formula="of:=[.F13]+[.G12]" office:value-type="float" office:value="162.964523101697" calcext:value-type="float">
            <text:p>162.96452310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L13]+[.M12]" office:value-type="float" office:value="218" calcext:value-type="float">
            <text:p>218</text:p>
          </table:table-cell>
          <table:table-cell office:value-type="float" office:value="33.4" calcext:value-type="float">
            <text:p>33.40</text:p>
          </table:table-cell>
          <table:table-cell office:value-type="float" office:value="334" calcext:value-type="float">
            <text:p>334</text:p>
          </table:table-cell>
          <table:table-cell table:formula="of:=[.O13]+[.P12]" office:value-type="float" office:value="1347.70833333333" calcext:value-type="float">
            <text:p>1348</text:p>
          </table:table-cell>
          <table:table-cell office:value-type="float" office:value="9" calcext:value-type="float">
            <text:p>9</text:p>
          </table:table-cell>
          <table:table-cell table:formula="of:=(1/47) + [.R12]" office:value-type="float" office:value="0.234042553191489" calcext:value-type="float">
            <text:p>0.2340425532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table:formula="of:=[.D14]/[.E14]" office:value-type="float" office:value="28.6969696969697" calcext:value-type="float">
            <text:p>28.696969697</text:p>
          </table:table-cell>
          <table:table-cell table:formula="of:=[.F14]+[.G13]" office:value-type="float" office:value="191.661492798667" calcext:value-type="float">
            <text:p>191.6614927987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L14]+[.M13]" office:value-type="float" office:value="394" calcext:value-type="float">
            <text:p>394</text:p>
          </table:table-cell>
          <table:table-cell office:value-type="float" office:value="10.7613636363636" calcext:value-type="float">
            <text:p>10.76</text:p>
          </table:table-cell>
          <table:table-cell office:value-type="float" office:value="236.75" calcext:value-type="float">
            <text:p>237</text:p>
          </table:table-cell>
          <table:table-cell table:formula="of:=[.O14]+[.P13]" office:value-type="float" office:value="1584.45833333333" calcext:value-type="float">
            <text:p>1584</text:p>
          </table:table-cell>
          <table:table-cell office:value-type="float" office:value="25" calcext:value-type="float">
            <text:p>25</text:p>
          </table:table-cell>
          <table:table-cell table:formula="of:=(1/47) + [.R13]" office:value-type="float" office:value="0.25531914893617" calcext:value-type="float">
            <text:p>0.255319148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table:formula="of:=[.D15]/[.E15]" office:value-type="float" office:value="30.4246575342466" calcext:value-type="float">
            <text:p>30.4246575342</text:p>
          </table:table-cell>
          <table:table-cell table:formula="of:=[.F15]+[.G14]" office:value-type="float" office:value="222.086150332913" calcext:value-type="float">
            <text:p>222.0861503329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L15]+[.M14]" office:value-type="float" office:value="482" calcext:value-type="float">
            <text:p>482</text:p>
          </table:table-cell>
          <table:table-cell office:value-type="float" office:value="25.2386363636364" calcext:value-type="float">
            <text:p>25.24</text:p>
          </table:table-cell>
          <table:table-cell office:value-type="float" office:value="246.777777777778" calcext:value-type="float">
            <text:p>247</text:p>
          </table:table-cell>
          <table:table-cell table:formula="of:=[.O15]+[.P14]" office:value-type="float" office:value="1831.2361111111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table:formula="of:=(1/47) + [.R14]" office:value-type="float" office:value="0.276595744680851" calcext:value-type="float">
            <text:p>0.276595744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table:formula="of:=[.D16]/[.E16]" office:value-type="float" office:value="30.7368421052632" calcext:value-type="float">
            <text:p>30.7368421053</text:p>
          </table:table-cell>
          <table:table-cell table:formula="of:=[.F16]+[.G15]" office:value-type="float" office:value="252.822992438176" calcext:value-type="float">
            <text:p>252.822992438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L16]+[.M15]" office:value-type="float" office:value="518" calcext:value-type="float">
            <text:p>518</text:p>
          </table:table-cell>
          <table:table-cell office:value-type="float" office:value="32.4444444444444" calcext:value-type="float">
            <text:p>32.44</text:p>
          </table:table-cell>
          <table:table-cell office:value-type="float" office:value="584" calcext:value-type="float">
            <text:p>584</text:p>
          </table:table-cell>
          <table:table-cell table:formula="of:=[.O16]+[.P15]" office:value-type="float" office:value="2415.23611111111" calcext:value-type="float">
            <text:p>2415</text:p>
          </table:table-cell>
          <table:table-cell office:value-type="float" office:value="3" calcext:value-type="float">
            <text:p>3</text:p>
          </table:table-cell>
          <table:table-cell table:formula="of:=(1/47) + [.R15]" office:value-type="float" office:value="0.297872340425532" calcext:value-type="float">
            <text:p>0.2978723404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table:formula="of:=[.D17]/[.E17]" office:value-type="float" office:value="33.3243243243243" calcext:value-type="float">
            <text:p>33.3243243243</text:p>
          </table:table-cell>
          <table:table-cell table:formula="of:=[.F17]+[.G16]" office:value-type="float" office:value="286.147316762501" calcext:value-type="float">
            <text:p>286.14731676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L17]+[.M16]" office:value-type="float" office:value="547" calcext:value-type="float">
            <text:p>547</text:p>
          </table:table-cell>
          <table:table-cell office:value-type="float" office:value="42.5172413793103" calcext:value-type="float">
            <text:p>42.52</text:p>
          </table:table-cell>
          <table:table-cell office:value-type="float" office:value="154.125" calcext:value-type="float">
            <text:p>154</text:p>
          </table:table-cell>
          <table:table-cell table:formula="of:=[.O17]+[.P16]" office:value-type="float" office:value="2569.36111111111" calcext:value-type="float">
            <text:p>2569</text:p>
          </table:table-cell>
          <table:table-cell office:value-type="float" office:value="50" calcext:value-type="float">
            <text:p>50</text:p>
          </table:table-cell>
          <table:table-cell table:formula="of:=(1/47) + [.R16]" office:value-type="float" office:value="0.319148936170213" calcext:value-type="float">
            <text:p>0.319148936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table:formula="of:=[.D18]/[.E18]" office:value-type="float" office:value="34.8082191780822" calcext:value-type="float">
            <text:p>34.8082191781</text:p>
          </table:table-cell>
          <table:table-cell table:formula="of:=[.F18]+[.G17]" office:value-type="float" office:value="320.955535940583" calcext:value-type="float">
            <text:p>320.9555359406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L18]+[.M17]" office:value-type="float" office:value="602" calcext:value-type="float">
            <text:p>602</text:p>
          </table:table-cell>
          <table:table-cell office:value-type="float" office:value="46.2" calcext:value-type="float">
            <text:p>46.20</text:p>
          </table:table-cell>
          <table:table-cell office:value-type="float" office:value="254.1" calcext:value-type="float">
            <text:p>254</text:p>
          </table:table-cell>
          <table:table-cell table:formula="of:=[.O18]+[.P17]" office:value-type="float" office:value="2823.46111111111" calcext:value-type="float">
            <text:p>2823</text:p>
          </table:table-cell>
          <table:table-cell office:value-type="float" office:value="19" calcext:value-type="float">
            <text:p>19</text:p>
          </table:table-cell>
          <table:table-cell table:formula="of:=(1/47) + [.R17]" office:value-type="float" office:value="0.340425531914893" calcext:value-type="float">
            <text:p>0.340425531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table:formula="of:=[.D19]/[.E19]" office:value-type="float" office:value="39.6" calcext:value-type="float">
            <text:p>39.6</text:p>
          </table:table-cell>
          <table:table-cell table:formula="of:=[.F19]+[.G18]" office:value-type="float" office:value="360.555535940583" calcext:value-type="float">
            <text:p>360.555535940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L19]+[.M18]" office:value-type="float" office:value="623" calcext:value-type="float">
            <text:p>623</text:p>
          </table:table-cell>
          <table:table-cell office:value-type="float" office:value="28.2857142857143" calcext:value-type="float">
            <text:p>28.29</text:p>
          </table:table-cell>
          <table:table-cell office:value-type="float" office:value="54" calcext:value-type="float">
            <text:p>54</text:p>
          </table:table-cell>
          <table:table-cell table:formula="of:=[.O19]+[.P18]" office:value-type="float" office:value="2877.46111111111" calcext:value-type="float">
            <text:p>2877</text:p>
          </table:table-cell>
          <table:table-cell office:value-type="float" office:value="106" calcext:value-type="float">
            <text:p>106</text:p>
          </table:table-cell>
          <table:table-cell table:formula="of:=(1/47) + [.R18]" office:value-type="float" office:value="0.361702127659574" calcext:value-type="float">
            <text:p>0.361702127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table:formula="of:=[.D20]/[.E20]" office:value-type="float" office:value="40.5862068965517" calcext:value-type="float">
            <text:p>40.5862068966</text:p>
          </table:table-cell>
          <table:table-cell table:formula="of:=[.F20]+[.G19]" office:value-type="float" office:value="401.141742837135" calcext:value-type="float">
            <text:p>401.141742837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L20]+[.M19]" office:value-type="float" office:value="655" calcext:value-type="float">
            <text:p>655</text:p>
          </table:table-cell>
          <table:table-cell office:value-type="float" office:value="36.78125" calcext:value-type="float">
            <text:p>36.78</text:p>
          </table:table-cell>
          <table:table-cell office:value-type="float" office:value="1177" calcext:value-type="float">
            <text:p>1177</text:p>
          </table:table-cell>
          <table:table-cell table:formula="of:=[.O20]+[.P19]" office:value-type="float" office:value="4054.46111111111" calcext:value-type="float">
            <text:p>4054</text:p>
          </table:table-cell>
          <table:table-cell office:value-type="float" office:value="1" calcext:value-type="float">
            <text:p>1</text:p>
          </table:table-cell>
          <table:table-cell table:formula="of:=(1/47) + [.R19]" office:value-type="float" office:value="0.382978723404255" calcext:value-type="float">
            <text:p>0.3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table:formula="of:=[.D21]/[.E21]" office:value-type="float" office:value="42.2" calcext:value-type="float">
            <text:p>42.2</text:p>
          </table:table-cell>
          <table:table-cell table:formula="of:=[.F21]+[.G20]" office:value-type="float" office:value="443.341742837135" calcext:value-type="float">
            <text:p>443.341742837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L21]+[.M20]" office:value-type="float" office:value="702" calcext:value-type="float">
            <text:p>702</text:p>
          </table:table-cell>
          <table:table-cell office:value-type="float" office:value="40.4042553191489" calcext:value-type="float">
            <text:p>40.40</text:p>
          </table:table-cell>
          <table:table-cell office:value-type="float" office:value="211" calcext:value-type="float">
            <text:p>211</text:p>
          </table:table-cell>
          <table:table-cell table:formula="of:=[.O21]+[.P20]" office:value-type="float" office:value="4265.46111111111" calcext:value-type="float">
            <text:p>4265</text:p>
          </table:table-cell>
          <table:table-cell office:value-type="float" office:value="32" calcext:value-type="float">
            <text:p>32</text:p>
          </table:table-cell>
          <table:table-cell table:formula="of:=(1/47) + [.R20]" office:value-type="float" office:value="0.404255319148936" calcext:value-type="float">
            <text:p>0.404255319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table:formula="of:=[.D22]/[.E22]" office:value-type="float" office:value="42.9259259259259" calcext:value-type="float">
            <text:p>42.9259259259</text:p>
          </table:table-cell>
          <table:table-cell table:formula="of:=[.F22]+[.G21]" office:value-type="float" office:value="486.267668763061" calcext:value-type="float">
            <text:p>486.2676687631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L22]+[.M21]" office:value-type="float" office:value="788" calcext:value-type="float">
            <text:p>788</text:p>
          </table:table-cell>
          <table:table-cell office:value-type="float" office:value="26.953488372093" calcext:value-type="float">
            <text:p>26.95</text:p>
          </table:table-cell>
          <table:table-cell office:value-type="float" office:value="579.5" calcext:value-type="float">
            <text:p>580</text:p>
          </table:table-cell>
          <table:table-cell table:formula="of:=[.O22]+[.P21]" office:value-type="float" office:value="4844.96111111111" calcext:value-type="float">
            <text:p>4845</text:p>
          </table:table-cell>
          <table:table-cell office:value-type="float" office:value="4" calcext:value-type="float">
            <text:p>4</text:p>
          </table:table-cell>
          <table:table-cell table:formula="of:=(1/47) + [.R21]" office:value-type="float" office:value="0.425531914893617" calcext:value-type="float">
            <text:p>0.4255319149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table:formula="of:=[.D23]/[.E23]" office:value-type="float" office:value="47.2972972972973" calcext:value-type="float">
            <text:p>47.2972972973</text:p>
          </table:table-cell>
          <table:table-cell table:formula="of:=[.F23]+[.G22]" office:value-type="float" office:value="533.564966060358" calcext:value-type="float">
            <text:p>533.564966060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23]+[.M22]" office:value-type="float" office:value="848" calcext:value-type="float">
            <text:p>848</text:p>
          </table:table-cell>
          <table:table-cell office:value-type="float" office:value="29.1666666666667" calcext:value-type="float">
            <text:p>29.17</text:p>
          </table:table-cell>
          <table:table-cell office:value-type="float" office:value="109.375" calcext:value-type="float">
            <text:p>109</text:p>
          </table:table-cell>
          <table:table-cell table:formula="of:=[.O23]+[.P22]" office:value-type="float" office:value="4954.33611111111" calcext:value-type="float">
            <text:p>4954</text:p>
          </table:table-cell>
          <table:table-cell office:value-type="float" office:value="80" calcext:value-type="float">
            <text:p>80</text:p>
          </table:table-cell>
          <table:table-cell table:formula="of:=(1/47) + [.R22]" office:value-type="float" office:value="0.446808510638298" calcext:value-type="float">
            <text:p>0.446808510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table:formula="of:=[.D24]/[.E24]" office:value-type="float" office:value="47.6875" calcext:value-type="float">
            <text:p>47.6875</text:p>
          </table:table-cell>
          <table:table-cell table:formula="of:=[.F24]+[.G23]" office:value-type="float" office:value="581.252466060358" calcext:value-type="float">
            <text:p>581.252466060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L24]+[.M23]" office:value-type="float" office:value="881" calcext:value-type="float">
            <text:p>881</text:p>
          </table:table-cell>
          <table:table-cell office:value-type="float" office:value="23.1212121212121" calcext:value-type="float">
            <text:p>23.12</text:p>
          </table:table-cell>
          <table:table-cell office:value-type="float" office:value="76.3" calcext:value-type="float">
            <text:p>76</text:p>
          </table:table-cell>
          <table:table-cell table:formula="of:=[.O24]+[.P23]" office:value-type="float" office:value="5030.63611111111" calcext:value-type="float">
            <text:p>5031</text:p>
          </table:table-cell>
          <table:table-cell office:value-type="float" office:value="100" calcext:value-type="float">
            <text:p>100</text:p>
          </table:table-cell>
          <table:table-cell table:formula="of:=(1/47) + [.R23]" office:value-type="float" office:value="0.468085106382978" calcext:value-type="float">
            <text:p>0.468085106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table:formula="of:=[.D25]/[.E25]" office:value-type="float" office:value="52" calcext:value-type="float">
            <text:p>52</text:p>
          </table:table-cell>
          <table:table-cell table:formula="of:=[.F25]+[.G24]" office:value-type="float" office:value="633.252466060358" calcext:value-type="float">
            <text:p>633.252466060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L25]+[.M24]" office:value-type="float" office:value="899" calcext:value-type="float">
            <text:p>899</text:p>
          </table:table-cell>
          <table:table-cell office:value-type="float" office:value="40.4444444444444" calcext:value-type="float">
            <text:p>40.44</text:p>
          </table:table-cell>
          <table:table-cell office:value-type="float" office:value="242.666666666667" calcext:value-type="float">
            <text:p>243</text:p>
          </table:table-cell>
          <table:table-cell table:formula="of:=[.O25]+[.P24]" office:value-type="float" office:value="5273.30277777778" calcext:value-type="float">
            <text:p>5273</text:p>
          </table:table-cell>
          <table:table-cell office:value-type="float" office:value="21" calcext:value-type="float">
            <text:p>21</text:p>
          </table:table-cell>
          <table:table-cell table:formula="of:=(1/47) + [.R24]" office:value-type="float" office:value="0.489361702127659" calcext:value-type="float">
            <text:p>0.489361702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table:formula="of:=[.D26]/[.E26]" office:value-type="float" office:value="52.2" calcext:value-type="float">
            <text:p>52.2</text:p>
          </table:table-cell>
          <table:table-cell table:formula="of:=[.F26]+[.G25]" office:value-type="float" office:value="685.452466060358" calcext:value-type="float">
            <text:p>685.4524660604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L26]+[.M25]" office:value-type="float" office:value="974" calcext:value-type="float">
            <text:p>974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6</text:p>
          </table:table-cell>
          <table:table-cell table:formula="of:=[.O26]+[.P25]" office:value-type="float" office:value="5469.05277777778" calcext:value-type="float">
            <text:p>5469</text:p>
          </table:table-cell>
          <table:table-cell office:value-type="float" office:value="38" calcext:value-type="float">
            <text:p>38</text:p>
          </table:table-cell>
          <table:table-cell table:formula="of:=(1/47) + [.R25]" office:value-type="float" office:value="0.51063829787234" calcext:value-type="float">
            <text:p>0.510638297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table:formula="of:=[.D27]/[.E27]" office:value-type="float" office:value="56.3484848484849" calcext:value-type="float">
            <text:p>56.3484848485</text:p>
          </table:table-cell>
          <table:table-cell table:formula="of:=[.F27]+[.G26]" office:value-type="float" office:value="741.800950908843" calcext:value-type="float">
            <text:p>741.8009509088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L27]+[.M26]" office:value-type="float" office:value="1061" calcext:value-type="float">
            <text:p>1061</text:p>
          </table:table-cell>
          <table:table-cell office:value-type="float" office:value="42.7471264367816" calcext:value-type="float">
            <text:p>42.75</text:p>
          </table:table-cell>
          <table:table-cell office:value-type="float" office:value="195.736842105263" calcext:value-type="float">
            <text:p>196</text:p>
          </table:table-cell>
          <table:table-cell table:formula="of:=[.O27]+[.P26]" office:value-type="float" office:value="5664.78961988304" calcext:value-type="float">
            <text:p>5665</text:p>
          </table:table-cell>
          <table:table-cell office:value-type="float" office:value="39" calcext:value-type="float">
            <text:p>39</text:p>
          </table:table-cell>
          <table:table-cell table:formula="of:=(1/47) + [.R26]" office:value-type="float" office:value="0.531914893617021" calcext:value-type="float">
            <text:p>0.531914893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table:formula="of:=[.D28]/[.E28]" office:value-type="float" office:value="59.9318181818182" calcext:value-type="float">
            <text:p>59.9318181818</text:p>
          </table:table-cell>
          <table:table-cell table:formula="of:=[.F28]+[.G27]" office:value-type="float" office:value="801.732769090661" calcext:value-type="float">
            <text:p>801.7327690907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L28]+[.M27]" office:value-type="float" office:value="1165" calcext:value-type="float">
            <text:p>1165</text:p>
          </table:table-cell>
          <table:table-cell office:value-type="float" office:value="25.3557692307692" calcext:value-type="float">
            <text:p>25.36</text:p>
          </table:table-cell>
          <table:table-cell office:value-type="float" office:value="119.863636363636" calcext:value-type="float">
            <text:p>120</text:p>
          </table:table-cell>
          <table:table-cell table:formula="of:=[.O28]+[.P27]" office:value-type="float" office:value="5784.65325624668" calcext:value-type="float">
            <text:p>5785</text:p>
          </table:table-cell>
          <table:table-cell office:value-type="float" office:value="65" calcext:value-type="float">
            <text:p>65</text:p>
          </table:table-cell>
          <table:table-cell table:formula="of:=(1/47) + [.R27]" office:value-type="float" office:value="0.553191489361702" calcext:value-type="float">
            <text:p>0.553191489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formula="of:=[.D29]/[.E29]" office:value-type="float" office:value="60" calcext:value-type="float">
            <text:p>60</text:p>
          </table:table-cell>
          <table:table-cell table:formula="of:=[.F29]+[.G28]" office:value-type="float" office:value="861.732769090661" calcext:value-type="float">
            <text:p>861.732769090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29]+[.M28]" office:value-type="float" office:value="1190" calcext:value-type="float">
            <text:p>1190</text:p>
          </table:table-cell>
          <table:table-cell office:value-type="float" office:value="36" calcext:value-type="float">
            <text:p>36.00</text:p>
          </table:table-cell>
          <table:table-cell office:value-type="float" office:value="128.571428571429" calcext:value-type="float">
            <text:p>129</text:p>
          </table:table-cell>
          <table:table-cell table:formula="of:=[.O29]+[.P28]" office:value-type="float" office:value="5913.22468481811" calcext:value-type="float">
            <text:p>5913</text:p>
          </table:table-cell>
          <table:table-cell office:value-type="float" office:value="61" calcext:value-type="float">
            <text:p>61</text:p>
          </table:table-cell>
          <table:table-cell table:formula="of:=(1/47) + [.R28]" office:value-type="float" office:value="0.574468085106383" calcext:value-type="float">
            <text:p>0.574468085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table:formula="of:=[.D30]/[.E30]" office:value-type="float" office:value="66.8356164383562" calcext:value-type="float">
            <text:p>66.8356164384</text:p>
          </table:table-cell>
          <table:table-cell table:formula="of:=[.F30]+[.G29]" office:value-type="float" office:value="928.568385529017" calcext:value-type="float">
            <text:p>928.568385529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L30]+[.M29]" office:value-type="float" office:value="1404" calcext:value-type="float">
            <text:p>1404</text:p>
          </table:table-cell>
          <table:table-cell office:value-type="float" office:value="22.7990654205607" calcext:value-type="float">
            <text:p>22.80</text:p>
          </table:table-cell>
          <table:table-cell office:value-type="float" office:value="106.065217391304" calcext:value-type="float">
            <text:p>106</text:p>
          </table:table-cell>
          <table:table-cell table:formula="of:=[.O30]+[.P29]" office:value-type="float" office:value="6019.28990220941" calcext:value-type="float">
            <text:p>6019</text:p>
          </table:table-cell>
          <table:table-cell office:value-type="float" office:value="83" calcext:value-type="float">
            <text:p>83</text:p>
          </table:table-cell>
          <table:table-cell table:formula="of:=(1/47) + [.R29]" office:value-type="float" office:value="0.595744680851064" calcext:value-type="float">
            <text:p>0.595744680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table:formula="of:=[.D31]/[.E31]" office:value-type="float" office:value="67.1818181818182" calcext:value-type="float">
            <text:p>67.1818181818</text:p>
          </table:table-cell>
          <table:table-cell table:formula="of:=[.F31]+[.G30]" office:value-type="float" office:value="995.750203710835" calcext:value-type="float">
            <text:p>995.7502037108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L31]+[.M30]" office:value-type="float" office:value="1513" calcext:value-type="float">
            <text:p>1513</text:p>
          </table:table-cell>
          <table:table-cell office:value-type="float" office:value="20.3394495412844" calcext:value-type="float">
            <text:p>20.34</text:p>
          </table:table-cell>
          <table:table-cell office:value-type="float" office:value="79.1785714285714" calcext:value-type="float">
            <text:p>79</text:p>
          </table:table-cell>
          <table:table-cell table:formula="of:=[.O31]+[.P30]" office:value-type="float" office:value="6098.46847363798" calcext:value-type="float">
            <text:p>6098</text:p>
          </table:table-cell>
          <table:table-cell office:value-type="float" office:value="99" calcext:value-type="float">
            <text:p>99</text:p>
          </table:table-cell>
          <table:table-cell table:formula="of:=(1/47) + [.R30]" office:value-type="float" office:value="0.617021276595745" calcext:value-type="float">
            <text:p>0.617021276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table:formula="of:=[.D32]/[.E32]" office:value-type="float" office:value="67.8148148148148" calcext:value-type="float">
            <text:p>67.8148148148</text:p>
          </table:table-cell>
          <table:table-cell table:formula="of:=[.F32]+[.G31]" office:value-type="float" office:value="1063.56501852565" calcext:value-type="float">
            <text:p>1063.565018525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L32]+[.M31]" office:value-type="float" office:value="1598" calcext:value-type="float">
            <text:p>1598</text:p>
          </table:table-cell>
          <table:table-cell office:value-type="float" office:value="21.5411764705882" calcext:value-type="float">
            <text:p>21.54</text:p>
          </table:table-cell>
          <table:table-cell office:value-type="float" office:value="228.875" calcext:value-type="float">
            <text:p>229</text:p>
          </table:table-cell>
          <table:table-cell table:formula="of:=[.O32]+[.P31]" office:value-type="float" office:value="6327.34347363798" calcext:value-type="float">
            <text:p>6327</text:p>
          </table:table-cell>
          <table:table-cell office:value-type="float" office:value="29" calcext:value-type="float">
            <text:p>29</text:p>
          </table:table-cell>
          <table:table-cell table:formula="of:=(1/47) + [.R31]" office:value-type="float" office:value="0.638297872340425" calcext:value-type="float">
            <text:p>0.638297872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table:formula="of:=[.D33]/[.E33]" office:value-type="float" office:value="68.3947368421053" calcext:value-type="float">
            <text:p>68.3947368421</text:p>
          </table:table-cell>
          <table:table-cell table:formula="of:=[.F33]+[.G32]" office:value-type="float" office:value="1131.95975536776" calcext:value-type="float">
            <text:p>1131.959755367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L33]+[.M32]" office:value-type="float" office:value="1677" calcext:value-type="float">
            <text:p>1677</text:p>
          </table:table-cell>
          <table:table-cell office:value-type="float" office:value="32.8987341772152" calcext:value-type="float">
            <text:p>32.90</text:p>
          </table:table-cell>
          <table:table-cell office:value-type="float" office:value="129.95" calcext:value-type="float">
            <text:p>130</text:p>
          </table:table-cell>
          <table:table-cell table:formula="of:=[.O33]+[.P32]" office:value-type="float" office:value="6457.29347363798" calcext:value-type="float">
            <text:p>6457</text:p>
          </table:table-cell>
          <table:table-cell office:value-type="float" office:value="59" calcext:value-type="float">
            <text:p>59</text:p>
          </table:table-cell>
          <table:table-cell table:formula="of:=(1/47) + [.R32]" office:value-type="float" office:value="0.659574468085106" calcext:value-type="float">
            <text:p>0.6595744681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table:formula="of:=[.D34]/[.E34]" office:value-type="float" office:value="71.5686274509804" calcext:value-type="float">
            <text:p>71.568627451</text:p>
          </table:table-cell>
          <table:table-cell table:formula="of:=[.F34]+[.G33]" office:value-type="float" office:value="1203.52838281874" calcext:value-type="float">
            <text:p>1203.5283828187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L34]+[.M33]" office:value-type="float" office:value="1789" calcext:value-type="float">
            <text:p>1789</text:p>
          </table:table-cell>
          <table:table-cell office:value-type="float" office:value="32.5892857142857" calcext:value-type="float">
            <text:p>32.59</text:p>
          </table:table-cell>
          <table:table-cell office:value-type="float" office:value="73" calcext:value-type="float">
            <text:p>73</text:p>
          </table:table-cell>
          <table:table-cell table:formula="of:=[.O34]+[.P33]" office:value-type="float" office:value="6530.29347363798" calcext:value-type="float">
            <text:p>6530</text:p>
          </table:table-cell>
          <table:table-cell office:value-type="float" office:value="103" calcext:value-type="float">
            <text:p>103</text:p>
          </table:table-cell>
          <table:table-cell table:formula="of:=(1/47) + [.R33]" office:value-type="float" office:value="0.680851063829787" calcext:value-type="float">
            <text:p>0.680851063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table:formula="of:=[.D35]/[.E35]" office:value-type="float" office:value="73.4838709677419" calcext:value-type="float">
            <text:p>73.4838709677</text:p>
          </table:table-cell>
          <table:table-cell table:formula="of:=[.F35]+[.G34]" office:value-type="float" office:value="1277.01225378648" calcext:value-type="float">
            <text:p>1277.0122537865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L35]+[.M34]" office:value-type="float" office:value="1858" calcext:value-type="float">
            <text:p>1858</text:p>
          </table:table-cell>
          <table:table-cell office:value-type="float" office:value="33.0144927536232" calcext:value-type="float">
            <text:p>33.01</text:p>
          </table:table-cell>
          <table:table-cell office:value-type="float" office:value="151.866666666667" calcext:value-type="float">
            <text:p>152</text:p>
          </table:table-cell>
          <table:table-cell table:formula="of:=[.O35]+[.P34]" office:value-type="float" office:value="6682.16014030465" calcext:value-type="float">
            <text:p>6682</text:p>
          </table:table-cell>
          <table:table-cell office:value-type="float" office:value="51" calcext:value-type="float">
            <text:p>51</text:p>
          </table:table-cell>
          <table:table-cell table:formula="of:=(1/47) + [.R34]" office:value-type="float" office:value="0.702127659574468" calcext:value-type="float">
            <text:p>0.702127659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table:formula="of:=[.D36]/[.E36]" office:value-type="float" office:value="78.75" calcext:value-type="float">
            <text:p>78.75</text:p>
          </table:table-cell>
          <table:table-cell table:formula="of:=[.F36]+[.G35]" office:value-type="float" office:value="1355.76225378648" calcext:value-type="float">
            <text:p>1355.7622537865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L36]+[.M35]" office:value-type="float" office:value="1992" calcext:value-type="float">
            <text:p>1992</text:p>
          </table:table-cell>
          <table:table-cell office:value-type="float" office:value="23.5074626865672" calcext:value-type="float">
            <text:p>23.51</text:p>
          </table:table-cell>
          <table:table-cell office:value-type="float" office:value="242.307692307692" calcext:value-type="float">
            <text:p>242</text:p>
          </table:table-cell>
          <table:table-cell table:formula="of:=[.O36]+[.P35]" office:value-type="float" office:value="6924.46783261234" calcext:value-type="float">
            <text:p>6924</text:p>
          </table:table-cell>
          <table:table-cell office:value-type="float" office:value="23" calcext:value-type="float">
            <text:p>23</text:p>
          </table:table-cell>
          <table:table-cell table:formula="of:=(1/47) + [.R35]" office:value-type="float" office:value="0.723404255319149" calcext:value-type="float">
            <text:p>0.723404255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table:formula="of:=[.D37]/[.E37]" office:value-type="float" office:value="81.3802816901409" calcext:value-type="float">
            <text:p>81.3802816901</text:p>
          </table:table-cell>
          <table:table-cell table:formula="of:=[.F37]+[.G36]" office:value-type="float" office:value="1437.14253547662" calcext:value-type="float">
            <text:p>1437.1425354766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L37]+[.M36]" office:value-type="float" office:value="2110" calcext:value-type="float">
            <text:p>2110</text:p>
          </table:table-cell>
          <table:table-cell office:value-type="float" office:value="48.9661016949153" calcext:value-type="float">
            <text:p>48.97</text:p>
          </table:table-cell>
          <table:table-cell office:value-type="float" office:value="222.230769230769" calcext:value-type="float">
            <text:p>222</text:p>
          </table:table-cell>
          <table:table-cell table:formula="of:=[.O37]+[.P36]" office:value-type="float" office:value="7146.69860184311" calcext:value-type="float">
            <text:p>7147</text:p>
          </table:table-cell>
          <table:table-cell office:value-type="float" office:value="31" calcext:value-type="float">
            <text:p>31</text:p>
          </table:table-cell>
          <table:table-cell table:formula="of:=(1/47) + [.R36]" office:value-type="float" office:value="0.74468085106383" calcext:value-type="float">
            <text:p>0.74468085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table:formula="of:=[.D38]/[.E38]" office:value-type="float" office:value="85.1739130434783" calcext:value-type="float">
            <text:p>85.1739130435</text:p>
          </table:table-cell>
          <table:table-cell table:formula="of:=[.F38]+[.G37]" office:value-type="float" office:value="1522.3164485201" calcext:value-type="float">
            <text:p>1522.3164485201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L38]+[.M37]" office:value-type="float" office:value="2230" calcext:value-type="float">
            <text:p>2230</text:p>
          </table:table-cell>
          <table:table-cell office:value-type="float" office:value="16.325" calcext:value-type="float">
            <text:p>16.33</text:p>
          </table:table-cell>
          <table:table-cell office:value-type="float" office:value="163.25" calcext:value-type="float">
            <text:p>163</text:p>
          </table:table-cell>
          <table:table-cell table:formula="of:=[.O38]+[.P37]" office:value-type="float" office:value="7309.94860184311" calcext:value-type="float">
            <text:p>7310</text:p>
          </table:table-cell>
          <table:table-cell office:value-type="float" office:value="48" calcext:value-type="float">
            <text:p>48</text:p>
          </table:table-cell>
          <table:table-cell table:formula="of:=(1/47) + [.R37]" office:value-type="float" office:value="0.765957446808511" calcext:value-type="float">
            <text:p>0.7659574468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table:formula="of:=[.D39]/[.E39]" office:value-type="float" office:value="88.3787878787879" calcext:value-type="float">
            <text:p>88.3787878788</text:p>
          </table:table-cell>
          <table:table-cell table:formula="of:=[.F39]+[.G38]" office:value-type="float" office:value="1610.69523639889" calcext:value-type="float">
            <text:p>1610.6952363989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L39]+[.M38]" office:value-type="float" office:value="2292" calcext:value-type="float">
            <text:p>2292</text:p>
          </table:table-cell>
          <table:table-cell office:value-type="float" office:value="94.0806451612903" calcext:value-type="float">
            <text:p>94.08</text:p>
          </table:table-cell>
          <table:table-cell office:value-type="float" office:value="324.055555555556" calcext:value-type="float">
            <text:p>324</text:p>
          </table:table-cell>
          <table:table-cell table:formula="of:=[.O39]+[.P38]" office:value-type="float" office:value="7634.00415739867" calcext:value-type="float">
            <text:p>7634</text:p>
          </table:table-cell>
          <table:table-cell office:value-type="float" office:value="10" calcext:value-type="float">
            <text:p>10</text:p>
          </table:table-cell>
          <table:table-cell table:formula="of:=(1/47) + [.R38]" office:value-type="float" office:value="0.787234042553192" calcext:value-type="float">
            <text:p>0.7872340426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table:formula="of:=[.D40]/[.E40]" office:value-type="float" office:value="89.8222222222222" calcext:value-type="float">
            <text:p>89.8222222222</text:p>
          </table:table-cell>
          <table:table-cell table:formula="of:=[.F40]+[.G39]" office:value-type="float" office:value="1700.51745862111" calcext:value-type="float">
            <text:p>1700.5174586211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L40]+[.M39]" office:value-type="float" office:value="2499" calcext:value-type="float">
            <text:p>2499</text:p>
          </table:table-cell>
          <table:table-cell office:value-type="float" office:value="19.5265700483092" calcext:value-type="float">
            <text:p>19.53</text:p>
          </table:table-cell>
          <table:table-cell office:value-type="float" office:value="98.5853658536585" calcext:value-type="float">
            <text:p>99</text:p>
          </table:table-cell>
          <table:table-cell table:formula="of:=[.O40]+[.P39]" office:value-type="float" office:value="7732.58952325233" calcext:value-type="float">
            <text:p>7733</text:p>
          </table:table-cell>
          <table:table-cell office:value-type="float" office:value="87" calcext:value-type="float">
            <text:p>87</text:p>
          </table:table-cell>
          <table:table-cell table:formula="of:=(1/47) + [.R39]" office:value-type="float" office:value="0.808510638297872" calcext:value-type="float">
            <text:p>0.8085106383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table:formula="of:=[.D41]/[.E41]" office:value-type="float" office:value="90.8333333333333" calcext:value-type="float">
            <text:p>90.8333333333</text:p>
          </table:table-cell>
          <table:table-cell table:formula="of:=[.F41]+[.G40]" office:value-type="float" office:value="1791.35079195444" calcext:value-type="float">
            <text:p>1791.3507919544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L41]+[.M40]" office:value-type="float" office:value="2567" calcext:value-type="float">
            <text:p>2567</text:p>
          </table:table-cell>
          <table:table-cell office:value-type="float" office:value="40.0735294117647" calcext:value-type="float">
            <text:p>40.07</text:p>
          </table:table-cell>
          <table:table-cell office:value-type="float" office:value="170.3125" calcext:value-type="float">
            <text:p>170</text:p>
          </table:table-cell>
          <table:table-cell table:formula="of:=[.O41]+[.P40]" office:value-type="float" office:value="7902.90202325233" calcext:value-type="float">
            <text:p>7903</text:p>
          </table:table-cell>
          <table:table-cell office:value-type="float" office:value="44" calcext:value-type="float">
            <text:p>44</text:p>
          </table:table-cell>
          <table:table-cell table:formula="of:=(1/47) + [.R40]" office:value-type="float" office:value="0.829787234042553" calcext:value-type="float">
            <text:p>0.82978723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table:formula="of:=[.D42]/[.E42]" office:value-type="float" office:value="92.3888888888889" calcext:value-type="float">
            <text:p>92.3888888889</text:p>
          </table:table-cell>
          <table:table-cell table:formula="of:=[.F42]+[.G41]" office:value-type="float" office:value="1883.73968084333" calcext:value-type="float">
            <text:p>1883.7396808433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L42]+[.M41]" office:value-type="float" office:value="2748" calcext:value-type="float">
            <text:p>2748</text:p>
          </table:table-cell>
          <table:table-cell office:value-type="float" office:value="27.5635359116022" calcext:value-type="float">
            <text:p>27.56</text:p>
          </table:table-cell>
          <table:table-cell office:value-type="float" office:value="160.935483870968" calcext:value-type="float">
            <text:p>161</text:p>
          </table:table-cell>
          <table:table-cell table:formula="of:=[.O42]+[.P41]" office:value-type="float" office:value="8063.83750712329" calcext:value-type="float">
            <text:p>8064</text:p>
          </table:table-cell>
          <table:table-cell office:value-type="float" office:value="49" calcext:value-type="float">
            <text:p>49</text:p>
          </table:table-cell>
          <table:table-cell table:formula="of:=(1/47) + [.R41]" office:value-type="float" office:value="0.851063829787234" calcext:value-type="float">
            <text:p>0.851063829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table:formula="of:=[.D43]/[.E43]" office:value-type="float" office:value="94" calcext:value-type="float">
            <text:p>94</text:p>
          </table:table-cell>
          <table:table-cell table:formula="of:=[.F43]+[.G42]" office:value-type="float" office:value="1977.73968084333" calcext:value-type="float">
            <text:p>1977.7396808433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L43]+[.M42]" office:value-type="float" office:value="3040" calcext:value-type="float">
            <text:p>3040</text:p>
          </table:table-cell>
          <table:table-cell office:value-type="float" office:value="22.5342465753425" calcext:value-type="float">
            <text:p>22.53</text:p>
          </table:table-cell>
          <table:table-cell office:value-type="float" office:value="134.285714285714" calcext:value-type="float">
            <text:p>134</text:p>
          </table:table-cell>
          <table:table-cell table:formula="of:=[.O43]+[.P42]" office:value-type="float" office:value="8198.12322140901" calcext:value-type="float">
            <text:p>8198</text:p>
          </table:table-cell>
          <table:table-cell office:value-type="float" office:value="56" calcext:value-type="float">
            <text:p>56</text:p>
          </table:table-cell>
          <table:table-cell table:formula="of:=(1/47) + [.R42]" office:value-type="float" office:value="0.872340425531915" calcext:value-type="float">
            <text:p>0.8723404255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table:formula="of:=[.D44]/[.E44]" office:value-type="float" office:value="95.25" calcext:value-type="float">
            <text:p>95.25</text:p>
          </table:table-cell>
          <table:table-cell table:formula="of:=[.F44]+[.G43]" office:value-type="float" office:value="2072.98968084333" calcext:value-type="float">
            <text:p>2072.9896808433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L44]+[.M43]" office:value-type="float" office:value="3107" calcext:value-type="float">
            <text:p>3107</text:p>
          </table:table-cell>
          <table:table-cell office:value-type="float" office:value="22.7462686567164" calcext:value-type="float">
            <text:p>22.75</text:p>
          </table:table-cell>
          <table:table-cell office:value-type="float" office:value="89.6470588235294" calcext:value-type="float">
            <text:p>90</text:p>
          </table:table-cell>
          <table:table-cell table:formula="of:=[.O44]+[.P43]" office:value-type="float" office:value="8287.77028023254" calcext:value-type="float">
            <text:p>8288</text:p>
          </table:table-cell>
          <table:table-cell office:value-type="float" office:value="94" calcext:value-type="float">
            <text:p>94</text:p>
          </table:table-cell>
          <table:table-cell table:formula="of:=(1/47) + [.R43]" office:value-type="float" office:value="0.893617021276596" calcext:value-type="float">
            <text:p>0.893617021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table:formula="of:=[.D45]/[.E45]" office:value-type="float" office:value="95.7692307692308" calcext:value-type="float">
            <text:p>95.7692307692</text:p>
          </table:table-cell>
          <table:table-cell table:formula="of:=[.F45]+[.G44]" office:value-type="float" office:value="2168.75891161256" calcext:value-type="float">
            <text:p>2168.7589116126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L45]+[.M44]" office:value-type="float" office:value="3283" calcext:value-type="float">
            <text:p>3283</text:p>
          </table:table-cell>
          <table:table-cell office:value-type="float" office:value="35.3693181818182" calcext:value-type="float">
            <text:p>35.37</text:p>
          </table:table-cell>
          <table:table-cell office:value-type="float" office:value="117.452830188679" calcext:value-type="float">
            <text:p>117</text:p>
          </table:table-cell>
          <table:table-cell table:formula="of:=[.O45]+[.P44]" office:value-type="float" office:value="8405.22311042122" calcext:value-type="float">
            <text:p>8405</text:p>
          </table:table-cell>
          <table:table-cell office:value-type="float" office:value="68" calcext:value-type="float">
            <text:p>68</text:p>
          </table:table-cell>
          <table:table-cell table:formula="of:=(1/47) + [.R44]" office:value-type="float" office:value="0.914893617021277" calcext:value-type="float">
            <text:p>0.914893617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table:formula="of:=[.D46]/[.E46]" office:value-type="float" office:value="97.8717948717949" calcext:value-type="float">
            <text:p>97.8717948718</text:p>
          </table:table-cell>
          <table:table-cell table:formula="of:=[.F46]+[.G45]" office:value-type="float" office:value="2266.63070648436" calcext:value-type="float">
            <text:p>2266.6307064844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L46]+[.M45]" office:value-type="float" office:value="3526" calcext:value-type="float">
            <text:p>3526</text:p>
          </table:table-cell>
          <table:table-cell office:value-type="float" office:value="15.7078189300412" calcext:value-type="float">
            <text:p>15.71</text:p>
          </table:table-cell>
          <table:table-cell office:value-type="float" office:value="109.057142857143" calcext:value-type="float">
            <text:p>109</text:p>
          </table:table-cell>
          <table:table-cell table:formula="of:=[.O46]+[.P45]" office:value-type="float" office:value="8514.28025327836" calcext:value-type="float">
            <text:p>8514</text:p>
          </table:table-cell>
          <table:table-cell office:value-type="float" office:value="81" calcext:value-type="float">
            <text:p>81</text:p>
          </table:table-cell>
          <table:table-cell table:formula="of:=(1/47) + [.R45]" office:value-type="float" office:value="0.936170212765958" calcext:value-type="float">
            <text:p>0.936170212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table:formula="of:=[.D47]/[.E47]" office:value-type="float" office:value="98.5636363636364" calcext:value-type="float">
            <text:p>98.5636363636</text:p>
          </table:table-cell>
          <table:table-cell table:formula="of:=[.F47]+[.G46]" office:value-type="float" office:value="2365.19434284799" calcext:value-type="float">
            <text:p>2365.194342848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L47]+[.M46]" office:value-type="float" office:value="3831" calcext:value-type="float">
            <text:p>3831</text:p>
          </table:table-cell>
          <table:table-cell office:value-type="float" office:value="17.7737704918033" calcext:value-type="float">
            <text:p>17.77</text:p>
          </table:table-cell>
          <table:table-cell office:value-type="float" office:value="106.294117647059" calcext:value-type="float">
            <text:p>106</text:p>
          </table:table-cell>
          <table:table-cell table:formula="of:=[.O47]+[.P46]" office:value-type="float" office:value="8620.57437092542" calcext:value-type="float">
            <text:p>8621</text:p>
          </table:table-cell>
          <table:table-cell office:value-type="float" office:value="82" calcext:value-type="float">
            <text:p>82</text:p>
          </table:table-cell>
          <table:table-cell table:formula="of:=(1/47) + [.R46]" office:value-type="float" office:value="0.957446808510639" calcext:value-type="float">
            <text:p>0.9574468085</text:p>
          </table:table-cell>
        </table:table-row>
        <table:table-row table:style-name="ro1">
          <table:table-cell table:number-columns-repeated="3"/>
          <table:table-cell table:formula="of:=SUM([.D3:.D47])" office:value-type="float" office:value="102369" calcext:value-type="float">
            <text:p>102369</text:p>
          </table:table-cell>
          <table:table-cell table:formula="of:=SUM([.E3:.E47])" office:value-type="float" office:value="1965" calcext:value-type="float">
            <text:p>1965</text:p>
          </table:table-cell>
          <table:table-cell table:formula="of:=SUM([.F3:.F47])" office:value-type="float" office:value="2365.19434284799" calcext:value-type="float">
            <text:p>2365.194342848</text:p>
          </table:table-cell>
          <table:table-cell table:number-columns-repeated="5"/>
          <table:table-cell table:formula="of:=SUM([.L3:.L47])" office:value-type="float" office:value="3831" calcext:value-type="float">
            <text:p>3831</text:p>
          </table:table-cell>
          <table:table-cell table:number-columns-repeated="2"/>
          <table:table-cell table:formula="of:=SUM([.O3:.O47])" office:value-type="float" office:value="8620.57437092542" calcext:value-type="float">
            <text:p>8621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2"/>
          <table:table-cell table:formula="of:=[.L48]/[.D48]" office:value-type="float" office:value="0.0374234387363362" calcext:value-type="float">
            <text:p>0.0374234387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1"/>
          <table:table-cell table:formula="of:=[.D48]/[.E48]" office:value-type="float" office:value="52.0961832061069" calcext:value-type="float">
            <text:p>52.0961832061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All-liberals" table:style-name="ta1">
        <table:shapes>
          <draw:frame draw:z-index="0" draw:style-name="gr1" draw:text-style-name="P1" svg:width="530.62pt" svg:height="336.56pt" svg:x="1280.04pt" svg:y="64.03pt">
            <loext:p draw:notify-on-update-of-ranges="'All-liberals'.N2:'All-liberals'.N61 'All-liberals'.Q2:'All-liberals'.Q6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530.62pt" svg:height="336.56pt" svg:x="1280.04pt" svg:y="448.04pt">
            <loext:p draw:notify-on-update-of-ranges="'All-liberals'.P2:'All-liberals'.P61 'All-liberals'.R2:'All-liberals'.R6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O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CUM-Ratio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2]+[.L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O2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1/60" office:value-type="float" office:value="0.0166666666666667" calcext:value-type="float">
            <text:p>0.0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3]+[.L3]" office:value-type="float" office:value="44" calcext:value-type="float">
            <text:p>44</text:p>
          </table:table-cell>
          <table:table-cell table:formula="of:=[.M3]+[.N2]" office:value-type="float" office:value="44" calcext:value-type="float">
            <text:p>44</text:p>
          </table:table-cell>
          <table:table-cell table:formula="of:=[.G3]/[.M3]" office:value-type="float" office:value="10.1363636363636" calcext:value-type="float">
            <text:p>10.14</text:p>
          </table:table-cell>
          <table:table-cell table:formula="of:=[.O3]+[.P2]" office:value-type="float" office:value="10.1363636363636" calcext:value-type="float">
            <text:p>10.14</text:p>
          </table:table-cell>
          <table:table-cell table:formula="of:=[.G3]/[.K3]" office:value-type="float" office:value="111.5" calcext:value-type="float">
            <text:p>111.50</text:p>
          </table:table-cell>
          <table:table-cell table:formula="of:=(1/60)+[.R2]" office:value-type="float" office:value="0.0333333333333333" calcext:value-type="float">
            <text:p>0.0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4]+[.L4]" office:value-type="float" office:value="101" calcext:value-type="float">
            <text:p>101</text:p>
          </table:table-cell>
          <table:table-cell table:formula="of:=[.M4]+[.N3]" office:value-type="float" office:value="145" calcext:value-type="float">
            <text:p>145</text:p>
          </table:table-cell>
          <table:table-cell table:formula="of:=[.G4]/[.M4]" office:value-type="float" office:value="11.4653465346535" calcext:value-type="float">
            <text:p>11.47</text:p>
          </table:table-cell>
          <table:table-cell table:formula="of:=[.O4]+[.P3]" office:value-type="float" office:value="21.6017101710171" calcext:value-type="float">
            <text:p>21.60</text:p>
          </table:table-cell>
          <table:table-cell table:formula="of:=[.G4]/[.K4]" office:value-type="float" office:value="115.8" calcext:value-type="float">
            <text:p>115.80</text:p>
          </table:table-cell>
          <table:table-cell table:formula="of:=(1/60)+[.R3]"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5]+[.L5]" office:value-type="float" office:value="43" calcext:value-type="float">
            <text:p>43</text:p>
          </table:table-cell>
          <table:table-cell table:formula="of:=[.M5]+[.N4]" office:value-type="float" office:value="188" calcext:value-type="float">
            <text:p>188</text:p>
          </table:table-cell>
          <table:table-cell table:formula="of:=[.G5]/[.M5]" office:value-type="float" office:value="13.5581395348837" calcext:value-type="float">
            <text:p>13.56</text:p>
          </table:table-cell>
          <table:table-cell table:formula="of:=[.O5]+[.P4]" office:value-type="float" office:value="35.1598497059008" calcext:value-type="float">
            <text:p>35.16</text:p>
          </table:table-cell>
          <table:table-cell table:formula="of:=[.G5]/[.K5]" office:value-type="float" office:value="145.75" calcext:value-type="float">
            <text:p>145.75</text:p>
          </table:table-cell>
          <table:table-cell table:formula="of:=(1/60)+[.R4]" office:value-type="float" office:value="0.0666666666666667" calcext:value-type="float">
            <text:p>0.0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6]+[.L6]" office:value-type="float" office:value="51" calcext:value-type="float">
            <text:p>51</text:p>
          </table:table-cell>
          <table:table-cell table:formula="of:=[.M6]+[.N5]" office:value-type="float" office:value="239" calcext:value-type="float">
            <text:p>239</text:p>
          </table:table-cell>
          <table:table-cell table:formula="of:=[.G6]/[.M6]" office:value-type="float" office:value="14.0980392156863" calcext:value-type="float">
            <text:p>14.10</text:p>
          </table:table-cell>
          <table:table-cell table:formula="of:=[.O6]+[.P5]" office:value-type="float" office:value="49.2578889215871" calcext:value-type="float">
            <text:p>49.26</text:p>
          </table:table-cell>
          <table:table-cell table:formula="of:=[.G6]/[.K6]" office:value-type="float" office:value="143.8" calcext:value-type="float">
            <text:p>143.80</text:p>
          </table:table-cell>
          <table:table-cell table:formula="of:=(1/60)+[.R5]" office:value-type="float" office:value="0.0833333333333333" calcext:value-type="float">
            <text:p>0.0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7]+[.L7]" office:value-type="float" office:value="66" calcext:value-type="float">
            <text:p>66</text:p>
          </table:table-cell>
          <table:table-cell table:formula="of:=[.M7]+[.N6]" office:value-type="float" office:value="305" calcext:value-type="float">
            <text:p>305</text:p>
          </table:table-cell>
          <table:table-cell table:formula="of:=[.G7]/[.M7]" office:value-type="float" office:value="15.8484848484848" calcext:value-type="float">
            <text:p>15.85</text:p>
          </table:table-cell>
          <table:table-cell table:formula="of:=[.O7]+[.P6]" office:value-type="float" office:value="65.1063737700719" calcext:value-type="float">
            <text:p>65.11</text:p>
          </table:table-cell>
          <table:table-cell table:formula="of:=[.G7]/[.K7]" office:value-type="float" office:value="116.222222222222" calcext:value-type="float">
            <text:p>116.22</text:p>
          </table:table-cell>
          <table:table-cell table:formula="of:=(1/60)+[.R6]"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8]+[.L8]" office:value-type="float" office:value="174" calcext:value-type="float">
            <text:p>174</text:p>
          </table:table-cell>
          <table:table-cell table:formula="of:=[.M8]+[.N7]" office:value-type="float" office:value="479" calcext:value-type="float">
            <text:p>479</text:p>
          </table:table-cell>
          <table:table-cell table:formula="of:=[.G8]/[.M8]" office:value-type="float" office:value="16.367816091954" calcext:value-type="float">
            <text:p>16.37</text:p>
          </table:table-cell>
          <table:table-cell table:formula="of:=[.O8]+[.P7]" office:value-type="float" office:value="81.474189862026" calcext:value-type="float">
            <text:p>81.47</text:p>
          </table:table-cell>
          <table:table-cell table:formula="of:=[.G8]/[.K8]" office:value-type="float" office:value="237.333333333333" calcext:value-type="float">
            <text:p>237.33</text:p>
          </table:table-cell>
          <table:table-cell table:formula="of:=(1/60)+[.R7]" office:value-type="float" office:value="0.116666666666667" calcext:value-type="float">
            <text:p>0.1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9]+[.L9]" office:value-type="float" office:value="254" calcext:value-type="float">
            <text:p>254</text:p>
          </table:table-cell>
          <table:table-cell table:formula="of:=[.M9]+[.N8]" office:value-type="float" office:value="733" calcext:value-type="float">
            <text:p>733</text:p>
          </table:table-cell>
          <table:table-cell table:formula="of:=[.G9]/[.M9]" office:value-type="float" office:value="17.248031496063" calcext:value-type="float">
            <text:p>17.25</text:p>
          </table:table-cell>
          <table:table-cell table:formula="of:=[.O9]+[.P8]" office:value-type="float" office:value="98.722221358089" calcext:value-type="float">
            <text:p>98.72</text:p>
          </table:table-cell>
          <table:table-cell table:formula="of:=[.G9]/[.K9]" office:value-type="float" office:value="292.066666666667" calcext:value-type="float">
            <text:p>292.07</text:p>
          </table:table-cell>
          <table:table-cell table:formula="of:=(1/60)+[.R8]" office:value-type="float" office:value="0.133333333333333" calcext:value-type="float">
            <text:p>0.1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0]+[.L10]" office:value-type="float" office:value="26" calcext:value-type="float">
            <text:p>26</text:p>
          </table:table-cell>
          <table:table-cell table:formula="of:=[.M10]+[.N9]" office:value-type="float" office:value="759" calcext:value-type="float">
            <text:p>759</text:p>
          </table:table-cell>
          <table:table-cell table:formula="of:=[.G10]/[.M10]" office:value-type="float" office:value="17.8846153846154" calcext:value-type="float">
            <text:p>17.88</text:p>
          </table:table-cell>
          <table:table-cell table:formula="of:=[.O10]+[.P9]" office:value-type="float" office:value="116.606836742704" calcext:value-type="float">
            <text:p>116.61</text:p>
          </table:table-cell>
          <table:table-cell table:formula="of:=[.G10]/[.K10]" office:value-type="float" office:value="93" calcext:value-type="float">
            <text:p>93.00</text:p>
          </table:table-cell>
          <table:table-cell table:formula="of:=(1/60)+[.R9]" office:value-type="float" office:value="0.15" calcext:value-type="float">
            <text:p>0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1]+[.L11]" office:value-type="float" office:value="24" calcext:value-type="float">
            <text:p>24</text:p>
          </table:table-cell>
          <table:table-cell table:formula="of:=[.M11]+[.N10]" office:value-type="float" office:value="783" calcext:value-type="float">
            <text:p>783</text:p>
          </table:table-cell>
          <table:table-cell table:formula="of:=[.G11]/[.M11]" office:value-type="float" office:value="19.7083333333333" calcext:value-type="float">
            <text:p>19.71</text:p>
          </table:table-cell>
          <table:table-cell table:formula="of:=[.O11]+[.P10]" office:value-type="float" office:value="136.315170076038" calcext:value-type="float">
            <text:p>136.32</text:p>
          </table:table-cell>
          <table:table-cell table:formula="of:=[.G11]/[.K11]" office:value-type="float" office:value="236.5" calcext:value-type="float">
            <text:p>236.50</text:p>
          </table:table-cell>
          <table:table-cell table:formula="of:=(1/60)+[.R10]" office:value-type="float" office:value="0.166666666666667" calcext:value-type="float">
            <text:p>0.1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12]+[.L12]" office:value-type="float" office:value="120" calcext:value-type="float">
            <text:p>120</text:p>
          </table:table-cell>
          <table:table-cell table:formula="of:=[.M12]+[.N11]" office:value-type="float" office:value="903" calcext:value-type="float">
            <text:p>903</text:p>
          </table:table-cell>
          <table:table-cell table:formula="of:=[.G12]/[.M12]" office:value-type="float" office:value="20.0166666666667" calcext:value-type="float">
            <text:p>20.02</text:p>
          </table:table-cell>
          <table:table-cell table:formula="of:=[.O12]+[.P11]" office:value-type="float" office:value="156.331836742704" calcext:value-type="float">
            <text:p>156.33</text:p>
          </table:table-cell>
          <table:table-cell table:formula="of:=[.G12]/[.K12]" office:value-type="float" office:value="184.769230769231" calcext:value-type="float">
            <text:p>184.77</text:p>
          </table:table-cell>
          <table:table-cell table:formula="of:=(1/60)+[.R11]" office:value-type="float" office:value="0.183333333333333" calcext:value-type="float">
            <text:p>0.1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13]+[.L13]" office:value-type="float" office:value="60" calcext:value-type="float">
            <text:p>60</text:p>
          </table:table-cell>
          <table:table-cell table:formula="of:=[.M13]+[.N12]" office:value-type="float" office:value="963" calcext:value-type="float">
            <text:p>963</text:p>
          </table:table-cell>
          <table:table-cell table:formula="of:=[.G13]/[.M13]" office:value-type="float" office:value="22.4" calcext:value-type="float">
            <text:p>22.40</text:p>
          </table:table-cell>
          <table:table-cell table:formula="of:=[.O13]+[.P12]" office:value-type="float" office:value="178.731836742704" calcext:value-type="float">
            <text:p>178.73</text:p>
          </table:table-cell>
          <table:table-cell table:formula="of:=[.G13]/[.K13]" office:value-type="float" office:value="112" calcext:value-type="float">
            <text:p>112.00</text:p>
          </table:table-cell>
          <table:table-cell table:formula="of:=(1/60)+[.R12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14]+[.L14]" office:value-type="float" office:value="132" calcext:value-type="float">
            <text:p>132</text:p>
          </table:table-cell>
          <table:table-cell table:formula="of:=[.M14]+[.N13]" office:value-type="float" office:value="1095" calcext:value-type="float">
            <text:p>1095</text:p>
          </table:table-cell>
          <table:table-cell table:formula="of:=[.G14]/[.M14]" office:value-type="float" office:value="23.8787878787879" calcext:value-type="float">
            <text:p>23.88</text:p>
          </table:table-cell>
          <table:table-cell table:formula="of:=[.O14]+[.P13]" office:value-type="float" office:value="202.610624621492" calcext:value-type="float">
            <text:p>202.61</text:p>
          </table:table-cell>
          <table:table-cell table:formula="of:=[.G14]/[.K14]" office:value-type="float" office:value="197" calcext:value-type="float">
            <text:p>197.00</text:p>
          </table:table-cell>
          <table:table-cell table:formula="of:=(1/60)+[.R13]" office:value-type="float" office:value="0.216666666666667" calcext:value-type="float">
            <text:p>0.2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5]+[.L15]" office:value-type="float" office:value="177" calcext:value-type="float">
            <text:p>177</text:p>
          </table:table-cell>
          <table:table-cell table:formula="of:=[.M15]+[.N14]" office:value-type="float" office:value="1272" calcext:value-type="float">
            <text:p>1272</text:p>
          </table:table-cell>
          <table:table-cell table:formula="of:=[.G15]/[.M15]" office:value-type="float" office:value="23.9039548022599" calcext:value-type="float">
            <text:p>23.90</text:p>
          </table:table-cell>
          <table:table-cell table:formula="of:=[.O15]+[.P14]" office:value-type="float" office:value="226.514579423752" calcext:value-type="float">
            <text:p>226.51</text:p>
          </table:table-cell>
          <table:table-cell table:formula="of:=[.G15]/[.K15]" office:value-type="float" office:value="114.351351351351" calcext:value-type="float">
            <text:p>114.35</text:p>
          </table:table-cell>
          <table:table-cell table:formula="of:=(1/60)+[.R14]" office:value-type="float" office:value="0.233333333333333" calcext:value-type="float">
            <text:p>0.2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16]+[.L16]" office:value-type="float" office:value="159" calcext:value-type="float">
            <text:p>159</text:p>
          </table:table-cell>
          <table:table-cell table:formula="of:=[.M16]+[.N15]" office:value-type="float" office:value="1431" calcext:value-type="float">
            <text:p>1431</text:p>
          </table:table-cell>
          <table:table-cell table:formula="of:=[.G16]/[.M16]" office:value-type="float" office:value="24.8616352201258" calcext:value-type="float">
            <text:p>24.86</text:p>
          </table:table-cell>
          <table:table-cell table:formula="of:=[.O16]+[.P15]" office:value-type="float" office:value="251.376214643878" calcext:value-type="float">
            <text:p>251.38</text:p>
          </table:table-cell>
          <table:table-cell table:formula="of:=[.G16]/[.K16]" office:value-type="float" office:value="232.529411764706" calcext:value-type="float">
            <text:p>232.53</text:p>
          </table:table-cell>
          <table:table-cell table:formula="of:=(1/60)+[.R15]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17]+[.L17]" office:value-type="float" office:value="8" calcext:value-type="float">
            <text:p>8</text:p>
          </table:table-cell>
          <table:table-cell table:formula="of:=[.M17]+[.N16]" office:value-type="float" office:value="1439" calcext:value-type="float">
            <text:p>1439</text:p>
          </table:table-cell>
          <table:table-cell table:formula="of:=[.G17]/[.M17]" office:value-type="float" office:value="26" calcext:value-type="float">
            <text:p>26.00</text:p>
          </table:table-cell>
          <table:table-cell table:formula="of:=[.O17]+[.P16]" office:value-type="float" office:value="277.376214643878" calcext:value-type="float">
            <text:p>277.38</text:p>
          </table:table-cell>
          <table:table-cell table:formula="of:=[.G17]/[.K17]" office:value-type="float" office:value="69.3333333333333" calcext:value-type="float">
            <text:p>69.33</text:p>
          </table:table-cell>
          <table:table-cell table:formula="of:=(1/60)+[.R16]" office:value-type="float" office:value="0.266666666666667" calcext:value-type="float">
            <text:p>0.2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18]+[.L18]" office:value-type="float" office:value="39" calcext:value-type="float">
            <text:p>39</text:p>
          </table:table-cell>
          <table:table-cell table:formula="of:=[.M18]+[.N17]" office:value-type="float" office:value="1478" calcext:value-type="float">
            <text:p>1478</text:p>
          </table:table-cell>
          <table:table-cell table:formula="of:=[.G18]/[.M18]" office:value-type="float" office:value="26.5384615384615" calcext:value-type="float">
            <text:p>26.54</text:p>
          </table:table-cell>
          <table:table-cell table:formula="of:=[.O18]+[.P17]" office:value-type="float" office:value="303.914676182339" calcext:value-type="float">
            <text:p>303.91</text:p>
          </table:table-cell>
          <table:table-cell table:formula="of:=[.G18]/[.K18]" office:value-type="float" office:value="258.75" calcext:value-type="float">
            <text:p>258.75</text:p>
          </table:table-cell>
          <table:table-cell table:formula="of:=(1/60)+[.R17]" office:value-type="float" office:value="0.283333333333333" calcext:value-type="float">
            <text:p>0.2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]+[.L19]" office:value-type="float" office:value="5" calcext:value-type="float">
            <text:p>5</text:p>
          </table:table-cell>
          <table:table-cell table:formula="of:=[.M19]+[.N18]" office:value-type="float" office:value="1483" calcext:value-type="float">
            <text:p>1483</text:p>
          </table:table-cell>
          <table:table-cell table:formula="of:=[.G19]/[.M19]" office:value-type="float" office:value="26.6" calcext:value-type="float">
            <text:p>26.60</text:p>
          </table:table-cell>
          <table:table-cell table:formula="of:=[.O19]+[.P18]" office:value-type="float" office:value="330.514676182339" calcext:value-type="float">
            <text:p>330.51</text:p>
          </table:table-cell>
          <table:table-cell table:formula="of:=[.G19]/[.K19]" office:value-type="float" office:value="133" calcext:value-type="float">
            <text:p>133.00</text:p>
          </table:table-cell>
          <table:table-cell table:formula="of:=(1/60)+[.R18]" office:value-type="float" office:value="0.3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20]+[.L20]" office:value-type="float" office:value="12" calcext:value-type="float">
            <text:p>12</text:p>
          </table:table-cell>
          <table:table-cell table:formula="of:=[.M20]+[.N19]" office:value-type="float" office:value="1495" calcext:value-type="float">
            <text:p>1495</text:p>
          </table:table-cell>
          <table:table-cell table:formula="of:=[.G20]/[.M20]" office:value-type="float" office:value="26.6666666666667" calcext:value-type="float">
            <text:p>26.67</text:p>
          </table:table-cell>
          <table:table-cell table:formula="of:=[.O20]+[.P19]" office:value-type="float" office:value="357.181342849006" calcext:value-type="float">
            <text:p>357.18</text:p>
          </table:table-cell>
          <table:table-cell office:value-type="float" office:value="0" calcext:value-type="float">
            <text:p>0.00</text:p>
          </table:table-cell>
          <table:table-cell table:formula="of:=(1/60)+[.R19]" office:value-type="float" office:value="0.316666666666667" calcext:value-type="float">
            <text:p>0.3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21]+[.L21]" office:value-type="float" office:value="61" calcext:value-type="float">
            <text:p>61</text:p>
          </table:table-cell>
          <table:table-cell table:formula="of:=[.M21]+[.N20]" office:value-type="float" office:value="1556" calcext:value-type="float">
            <text:p>1556</text:p>
          </table:table-cell>
          <table:table-cell table:formula="of:=[.G21]/[.M21]" office:value-type="float" office:value="27.4426229508197" calcext:value-type="float">
            <text:p>27.44</text:p>
          </table:table-cell>
          <table:table-cell table:formula="of:=[.O21]+[.P20]" office:value-type="float" office:value="384.623965799826" calcext:value-type="float">
            <text:p>384.62</text:p>
          </table:table-cell>
          <table:table-cell table:formula="of:=[.G21]/[.K21]" office:value-type="float" office:value="167.4" calcext:value-type="float">
            <text:p>167.40</text:p>
          </table:table-cell>
          <table:table-cell table:formula="of:=(1/60)+[.R20]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]+[.L22]" office:value-type="float" office:value="2" calcext:value-type="float">
            <text:p>2</text:p>
          </table:table-cell>
          <table:table-cell table:formula="of:=[.M22]+[.N21]" office:value-type="float" office:value="1558" calcext:value-type="float">
            <text:p>1558</text:p>
          </table:table-cell>
          <table:table-cell table:formula="of:=[.G22]/[.M22]" office:value-type="float" office:value="27.5" calcext:value-type="float">
            <text:p>27.50</text:p>
          </table:table-cell>
          <table:table-cell table:formula="of:=[.O22]+[.P21]" office:value-type="float" office:value="412.123965799826" calcext:value-type="float">
            <text:p>412.12</text:p>
          </table:table-cell>
          <table:table-cell office:value-type="float" office:value="0" calcext:value-type="float">
            <text:p>0.00</text:p>
          </table:table-cell>
          <table:table-cell table:formula="of:=(1/60)+[.R21]" office:value-type="float" office:value="0.35" calcext:value-type="float">
            <text:p>0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23]+[.L23]" office:value-type="float" office:value="59" calcext:value-type="float">
            <text:p>59</text:p>
          </table:table-cell>
          <table:table-cell table:formula="of:=[.M23]+[.N22]" office:value-type="float" office:value="1617" calcext:value-type="float">
            <text:p>1617</text:p>
          </table:table-cell>
          <table:table-cell table:formula="of:=[.G23]/[.M23]" office:value-type="float" office:value="27.5254237288136" calcext:value-type="float">
            <text:p>27.53</text:p>
          </table:table-cell>
          <table:table-cell table:formula="of:=[.O23]+[.P22]" office:value-type="float" office:value="439.649389528639" calcext:value-type="float">
            <text:p>439.65</text:p>
          </table:table-cell>
          <table:table-cell table:formula="of:=[.G23]/[.K23]" office:value-type="float" office:value="270.666666666667" calcext:value-type="float">
            <text:p>270.67</text:p>
          </table:table-cell>
          <table:table-cell table:formula="of:=(1/60)+[.R22]" office:value-type="float" office:value="0.366666666666667" calcext:value-type="float">
            <text:p>0.3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24]+[.L24]" office:value-type="float" office:value="59" calcext:value-type="float">
            <text:p>59</text:p>
          </table:table-cell>
          <table:table-cell table:formula="of:=[.M24]+[.N23]" office:value-type="float" office:value="1676" calcext:value-type="float">
            <text:p>1676</text:p>
          </table:table-cell>
          <table:table-cell table:formula="of:=[.G24]/[.M24]" office:value-type="float" office:value="27.8135593220339" calcext:value-type="float">
            <text:p>27.81</text:p>
          </table:table-cell>
          <table:table-cell table:formula="of:=[.O24]+[.P23]" office:value-type="float" office:value="467.462948850673" calcext:value-type="float">
            <text:p>467.46</text:p>
          </table:table-cell>
          <table:table-cell table:formula="of:=[.G24]/[.K24]" office:value-type="float" office:value="96.5294117647059" calcext:value-type="float">
            <text:p>96.53</text:p>
          </table:table-cell>
          <table:table-cell table:formula="of:=(1/60)+[.R23]" office:value-type="float" office:value="0.383333333333333" calcext:value-type="float">
            <text:p>0.3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25]+[.L25]" office:value-type="float" office:value="29" calcext:value-type="float">
            <text:p>29</text:p>
          </table:table-cell>
          <table:table-cell table:formula="of:=[.M25]+[.N24]" office:value-type="float" office:value="1705" calcext:value-type="float">
            <text:p>1705</text:p>
          </table:table-cell>
          <table:table-cell table:formula="of:=[.G25]/[.M25]" office:value-type="float" office:value="28.3103448275862" calcext:value-type="float">
            <text:p>28.31</text:p>
          </table:table-cell>
          <table:table-cell table:formula="of:=[.O25]+[.P24]" office:value-type="float" office:value="495.773293678259" calcext:value-type="float">
            <text:p>495.77</text:p>
          </table:table-cell>
          <table:table-cell table:formula="of:=[.G25]/[.K25]" office:value-type="float" office:value="117.285714285714" calcext:value-type="float">
            <text:p>117.29</text:p>
          </table:table-cell>
          <table:table-cell table:formula="of:=(1/60)+[.R24]"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26]+[.L26]" office:value-type="float" office:value="77" calcext:value-type="float">
            <text:p>77</text:p>
          </table:table-cell>
          <table:table-cell table:formula="of:=[.M26]+[.N25]" office:value-type="float" office:value="1782" calcext:value-type="float">
            <text:p>1782</text:p>
          </table:table-cell>
          <table:table-cell table:formula="of:=[.G26]/[.M26]" office:value-type="float" office:value="29.987012987013" calcext:value-type="float">
            <text:p>29.99</text:p>
          </table:table-cell>
          <table:table-cell table:formula="of:=[.O26]+[.P25]" office:value-type="float" office:value="525.760306665273" calcext:value-type="float">
            <text:p>525.76</text:p>
          </table:table-cell>
          <table:table-cell table:formula="of:=[.G26]/[.K26]" office:value-type="float" office:value="288.625" calcext:value-type="float">
            <text:p>288.63</text:p>
          </table:table-cell>
          <table:table-cell table:formula="of:=(1/60)+[.R25]" office:value-type="float" office:value="0.416666666666667" calcext:value-type="float">
            <text:p>0.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7]+[.L27]" office:value-type="float" office:value="153" calcext:value-type="float">
            <text:p>153</text:p>
          </table:table-cell>
          <table:table-cell table:formula="of:=[.M27]+[.N26]" office:value-type="float" office:value="1935" calcext:value-type="float">
            <text:p>1935</text:p>
          </table:table-cell>
          <table:table-cell table:formula="of:=[.G27]/[.M27]" office:value-type="float" office:value="30.4771241830065" calcext:value-type="float">
            <text:p>30.48</text:p>
          </table:table-cell>
          <table:table-cell table:formula="of:=[.O27]+[.P26]" office:value-type="float" office:value="556.237430848279" calcext:value-type="float">
            <text:p>556.24</text:p>
          </table:table-cell>
          <table:table-cell table:formula="of:=[.G27]/[.K27]" office:value-type="float" office:value="259.055555555556" calcext:value-type="float">
            <text:p>259.06</text:p>
          </table:table-cell>
          <table:table-cell table:formula="of:=(1/60)+[.R26]" office:value-type="float" office:value="0.433333333333333" calcext:value-type="float">
            <text:p>0.4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28]+[.L28]" office:value-type="float" office:value="46" calcext:value-type="float">
            <text:p>46</text:p>
          </table:table-cell>
          <table:table-cell table:formula="of:=[.M28]+[.N27]" office:value-type="float" office:value="1981" calcext:value-type="float">
            <text:p>1981</text:p>
          </table:table-cell>
          <table:table-cell table:formula="of:=[.G28]/[.M28]" office:value-type="float" office:value="31.1739130434783" calcext:value-type="float">
            <text:p>31.17</text:p>
          </table:table-cell>
          <table:table-cell table:formula="of:=[.O28]+[.P27]" office:value-type="float" office:value="587.411343891757" calcext:value-type="float">
            <text:p>587.41</text:p>
          </table:table-cell>
          <table:table-cell table:formula="of:=[.G28]/[.K28]" office:value-type="float" office:value="79.6666666666667" calcext:value-type="float">
            <text:p>79.67</text:p>
          </table:table-cell>
          <table:table-cell table:formula="of:=(1/60)+[.R27]" office:value-type="float" office:value="0.45" calcext:value-type="float">
            <text:p>0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29]+[.L29]" office:value-type="float" office:value="3" calcext:value-type="float">
            <text:p>3</text:p>
          </table:table-cell>
          <table:table-cell table:formula="of:=[.M29]+[.N28]" office:value-type="float" office:value="1984" calcext:value-type="float">
            <text:p>1984</text:p>
          </table:table-cell>
          <table:table-cell table:formula="of:=[.G29]/[.M29]" office:value-type="float" office:value="31.3333333333333" calcext:value-type="float">
            <text:p>31.33</text:p>
          </table:table-cell>
          <table:table-cell table:formula="of:=[.O29]+[.P28]" office:value-type="float" office:value="618.744677225091" calcext:value-type="float">
            <text:p>618.74</text:p>
          </table:table-cell>
          <table:table-cell table:formula="of:=[.G29]/[.K29]" office:value-type="float" office:value="94" calcext:value-type="float">
            <text:p>94.00</text:p>
          </table:table-cell>
          <table:table-cell table:formula="of:=(1/60)+[.R28]" office:value-type="float" office:value="0.466666666666667" calcext:value-type="float">
            <text:p>0.4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0]+[.L30]" office:value-type="float" office:value="137" calcext:value-type="float">
            <text:p>137</text:p>
          </table:table-cell>
          <table:table-cell table:formula="of:=[.M30]+[.N29]" office:value-type="float" office:value="2121" calcext:value-type="float">
            <text:p>2121</text:p>
          </table:table-cell>
          <table:table-cell table:formula="of:=[.G30]/[.M30]" office:value-type="float" office:value="31.8175182481752" calcext:value-type="float">
            <text:p>31.82</text:p>
          </table:table-cell>
          <table:table-cell table:formula="of:=[.O30]+[.P29]" office:value-type="float" office:value="650.562195473266" calcext:value-type="float">
            <text:p>650.56</text:p>
          </table:table-cell>
          <table:table-cell table:formula="of:=[.G30]/[.K30]" office:value-type="float" office:value="101.372093023256" calcext:value-type="float">
            <text:p>101.37</text:p>
          </table:table-cell>
          <table:table-cell table:formula="of:=(1/60)+[.R29]" office:value-type="float" office:value="0.483333333333333" calcext:value-type="float">
            <text:p>0.4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1]+[.L31]" office:value-type="float" office:value="7" calcext:value-type="float">
            <text:p>7</text:p>
          </table:table-cell>
          <table:table-cell table:formula="of:=[.M31]+[.N30]" office:value-type="float" office:value="2128" calcext:value-type="float">
            <text:p>2128</text:p>
          </table:table-cell>
          <table:table-cell table:formula="of:=[.G31]/[.M31]" office:value-type="float" office:value="32" calcext:value-type="float">
            <text:p>32.00</text:p>
          </table:table-cell>
          <table:table-cell table:formula="of:=[.O31]+[.P30]" office:value-type="float" office:value="682.562195473266" calcext:value-type="float">
            <text:p>682.56</text:p>
          </table:table-cell>
          <table:table-cell table:formula="of:=[.G31]/[.K31]" office:value-type="float" office:value="112" calcext:value-type="float">
            <text:p>112.00</text:p>
          </table:table-cell>
          <table:table-cell table:formula="of:=(1/60)+[.R30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32]+[.L32]" office:value-type="float" office:value="111" calcext:value-type="float">
            <text:p>111</text:p>
          </table:table-cell>
          <table:table-cell table:formula="of:=[.M32]+[.N31]" office:value-type="float" office:value="2239" calcext:value-type="float">
            <text:p>2239</text:p>
          </table:table-cell>
          <table:table-cell table:formula="of:=[.G32]/[.M32]" office:value-type="float" office:value="32.0990990990991" calcext:value-type="float">
            <text:p>32.10</text:p>
          </table:table-cell>
          <table:table-cell table:formula="of:=[.O32]+[.P31]" office:value-type="float" office:value="714.661294572365" calcext:value-type="float">
            <text:p>714.66</text:p>
          </table:table-cell>
          <table:table-cell table:formula="of:=[.G32]/[.K32]" office:value-type="float" office:value="96.2972972972973" calcext:value-type="float">
            <text:p>96.30</text:p>
          </table:table-cell>
          <table:table-cell table:formula="of:=(1/60)+[.R31]" office:value-type="float" office:value="0.516666666666667" calcext:value-type="float">
            <text:p>0.5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33]+[.L33]" office:value-type="float" office:value="57" calcext:value-type="float">
            <text:p>57</text:p>
          </table:table-cell>
          <table:table-cell table:formula="of:=[.M33]+[.N32]" office:value-type="float" office:value="2296" calcext:value-type="float">
            <text:p>2296</text:p>
          </table:table-cell>
          <table:table-cell table:formula="of:=[.G33]/[.M33]" office:value-type="float" office:value="32.5964912280702" calcext:value-type="float">
            <text:p>32.60</text:p>
          </table:table-cell>
          <table:table-cell table:formula="of:=[.O33]+[.P32]" office:value-type="float" office:value="747.257785800435" calcext:value-type="float">
            <text:p>747.26</text:p>
          </table:table-cell>
          <table:table-cell table:formula="of:=[.G33]/[.K33]" office:value-type="float" office:value="168.909090909091" calcext:value-type="float">
            <text:p>168.91</text:p>
          </table:table-cell>
          <table:table-cell table:formula="of:=(1/60)+[.R32]" office:value-type="float" office:value="0.533333333333333" calcext:value-type="float">
            <text:p>0.5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34]+[.L34]" office:value-type="float" office:value="126" calcext:value-type="float">
            <text:p>126</text:p>
          </table:table-cell>
          <table:table-cell table:formula="of:=[.M34]+[.N33]" office:value-type="float" office:value="2422" calcext:value-type="float">
            <text:p>2422</text:p>
          </table:table-cell>
          <table:table-cell table:formula="of:=[.G34]/[.M34]" office:value-type="float" office:value="33.1269841269841" calcext:value-type="float">
            <text:p>33.13</text:p>
          </table:table-cell>
          <table:table-cell table:formula="of:=[.O34]+[.P33]" office:value-type="float" office:value="780.384769927419" calcext:value-type="float">
            <text:p>780.38</text:p>
          </table:table-cell>
          <table:table-cell table:formula="of:=[.G34]/[.K34]" office:value-type="float" office:value="130.4375" calcext:value-type="float">
            <text:p>130.44</text:p>
          </table:table-cell>
          <table:table-cell table:formula="of:=(1/60)+[.R33]" office:value-type="float" office:value="0.55" calcext:value-type="float">
            <text:p>0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35]+[.L35]" office:value-type="float" office:value="172" calcext:value-type="float">
            <text:p>172</text:p>
          </table:table-cell>
          <table:table-cell table:formula="of:=[.M35]+[.N34]" office:value-type="float" office:value="2594" calcext:value-type="float">
            <text:p>2594</text:p>
          </table:table-cell>
          <table:table-cell table:formula="of:=[.G35]/[.M35]" office:value-type="float" office:value="33.2209302325581" calcext:value-type="float">
            <text:p>33.22</text:p>
          </table:table-cell>
          <table:table-cell table:formula="of:=[.O35]+[.P34]" office:value-type="float" office:value="813.605700159977" calcext:value-type="float">
            <text:p>813.61</text:p>
          </table:table-cell>
          <table:table-cell table:formula="of:=[.G35]/[.K35]" office:value-type="float" office:value="112.039215686275" calcext:value-type="float">
            <text:p>112.04</text:p>
          </table:table-cell>
          <table:table-cell table:formula="of:=(1/60)+[.R34]" office:value-type="float" office:value="0.566666666666667" calcext:value-type="float">
            <text:p>0.5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36]+[.L36]" office:value-type="float" office:value="29" calcext:value-type="float">
            <text:p>29</text:p>
          </table:table-cell>
          <table:table-cell table:formula="of:=[.M36]+[.N35]" office:value-type="float" office:value="2623" calcext:value-type="float">
            <text:p>2623</text:p>
          </table:table-cell>
          <table:table-cell table:formula="of:=[.G36]/[.M36]" office:value-type="float" office:value="33.8965517241379" calcext:value-type="float">
            <text:p>33.90</text:p>
          </table:table-cell>
          <table:table-cell table:formula="of:=[.O36]+[.P35]" office:value-type="float" office:value="847.502251884115" calcext:value-type="float">
            <text:p>847.50</text:p>
          </table:table-cell>
          <table:table-cell table:formula="of:=[.G36]/[.K36]" office:value-type="float" office:value="65.5333333333333" calcext:value-type="float">
            <text:p>65.53</text:p>
          </table:table-cell>
          <table:table-cell table:formula="of:=(1/60)+[.R35]" office:value-type="float" office:value="0.583333333333334" calcext:value-type="float">
            <text:p>0.5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37]+[.L37]" office:value-type="float" office:value="83" calcext:value-type="float">
            <text:p>83</text:p>
          </table:table-cell>
          <table:table-cell table:formula="of:=[.M37]+[.N36]" office:value-type="float" office:value="2706" calcext:value-type="float">
            <text:p>2706</text:p>
          </table:table-cell>
          <table:table-cell table:formula="of:=[.G37]/[.M37]" office:value-type="float" office:value="34.2650602409639" calcext:value-type="float">
            <text:p>34.27</text:p>
          </table:table-cell>
          <table:table-cell table:formula="of:=[.O37]+[.P36]" office:value-type="float" office:value="881.767312125079" calcext:value-type="float">
            <text:p>881.77</text:p>
          </table:table-cell>
          <table:table-cell table:formula="of:=[.G37]/[.K37]" office:value-type="float" office:value="113.76" calcext:value-type="float">
            <text:p>113.76</text:p>
          </table:table-cell>
          <table:table-cell table:formula="of:=(1/60)+[.R36]"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38]+[.L38]" office:value-type="float" office:value="128" calcext:value-type="float">
            <text:p>128</text:p>
          </table:table-cell>
          <table:table-cell table:formula="of:=[.M38]+[.N37]" office:value-type="float" office:value="2834" calcext:value-type="float">
            <text:p>2834</text:p>
          </table:table-cell>
          <table:table-cell table:formula="of:=[.G38]/[.M38]" office:value-type="float" office:value="35.390625" calcext:value-type="float">
            <text:p>35.39</text:p>
          </table:table-cell>
          <table:table-cell table:formula="of:=[.O38]+[.P37]" office:value-type="float" office:value="917.157937125079" calcext:value-type="float">
            <text:p>917.16</text:p>
          </table:table-cell>
          <table:table-cell table:formula="of:=[.G38]/[.K38]" office:value-type="float" office:value="174.230769230769" calcext:value-type="float">
            <text:p>174.23</text:p>
          </table:table-cell>
          <table:table-cell table:formula="of:=(1/60)+[.R37]" office:value-type="float" office:value="0.616666666666667" calcext:value-type="float">
            <text:p>0.6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39]+[.L39]" office:value-type="float" office:value="60" calcext:value-type="float">
            <text:p>60</text:p>
          </table:table-cell>
          <table:table-cell table:formula="of:=[.M39]+[.N38]" office:value-type="float" office:value="2894" calcext:value-type="float">
            <text:p>2894</text:p>
          </table:table-cell>
          <table:table-cell table:formula="of:=[.G39]/[.M39]" office:value-type="float" office:value="35.55" calcext:value-type="float">
            <text:p>35.55</text:p>
          </table:table-cell>
          <table:table-cell table:formula="of:=[.O39]+[.P38]" office:value-type="float" office:value="952.707937125079" calcext:value-type="float">
            <text:p>952.71</text:p>
          </table:table-cell>
          <table:table-cell table:formula="of:=[.G39]/[.K39]" office:value-type="float" office:value="355.5" calcext:value-type="float">
            <text:p>355.50</text:p>
          </table:table-cell>
          <table:table-cell table:formula="of:=(1/60)+[.R38]" office:value-type="float" office:value="0.633333333333334" calcext:value-type="float">
            <text:p>0.6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40]+[.L40]" office:value-type="float" office:value="48" calcext:value-type="float">
            <text:p>48</text:p>
          </table:table-cell>
          <table:table-cell table:formula="of:=[.M40]+[.N39]" office:value-type="float" office:value="2942" calcext:value-type="float">
            <text:p>2942</text:p>
          </table:table-cell>
          <table:table-cell table:formula="of:=[.G40]/[.M40]" office:value-type="float" office:value="36.8958333333333" calcext:value-type="float">
            <text:p>36.90</text:p>
          </table:table-cell>
          <table:table-cell table:formula="of:=[.O40]+[.P39]" office:value-type="float" office:value="989.603770458412" calcext:value-type="float">
            <text:p>989.60</text:p>
          </table:table-cell>
          <table:table-cell table:formula="of:=[.G40]/[.K40]" office:value-type="float" office:value="885.5" calcext:value-type="float">
            <text:p>885.50</text:p>
          </table:table-cell>
          <table:table-cell table:formula="of:=(1/60)+[.R39]" office:value-type="float" office:value="0.65" calcext:value-type="float">
            <text:p>0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41]+[.L41]" office:value-type="float" office:value="23" calcext:value-type="float">
            <text:p>23</text:p>
          </table:table-cell>
          <table:table-cell table:formula="of:=[.M41]+[.N40]" office:value-type="float" office:value="2965" calcext:value-type="float">
            <text:p>2965</text:p>
          </table:table-cell>
          <table:table-cell table:formula="of:=[.G41]/[.M41]" office:value-type="float" office:value="37.1304347826087" calcext:value-type="float">
            <text:p>37.13</text:p>
          </table:table-cell>
          <table:table-cell table:formula="of:=[.O41]+[.P40]" office:value-type="float" office:value="1026.73420524102" calcext:value-type="float">
            <text:p>1026.73</text:p>
          </table:table-cell>
          <table:table-cell table:formula="of:=[.G41]/[.K41]" office:value-type="float" office:value="94.8888888888889" calcext:value-type="float">
            <text:p>94.89</text:p>
          </table:table-cell>
          <table:table-cell table:formula="of:=(1/60)+[.R40]" office:value-type="float" office:value="0.666666666666667" calcext:value-type="float">
            <text:p>0.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42]+[.L42]" office:value-type="float" office:value="38" calcext:value-type="float">
            <text:p>38</text:p>
          </table:table-cell>
          <table:table-cell table:formula="of:=[.M42]+[.N41]" office:value-type="float" office:value="3003" calcext:value-type="float">
            <text:p>3003</text:p>
          </table:table-cell>
          <table:table-cell table:formula="of:=[.G42]/[.M42]" office:value-type="float" office:value="37.8947368421053" calcext:value-type="float">
            <text:p>37.89</text:p>
          </table:table-cell>
          <table:table-cell table:formula="of:=[.O42]+[.P41]" office:value-type="float" office:value="1064.62894208313" calcext:value-type="float">
            <text:p>1064.63</text:p>
          </table:table-cell>
          <table:table-cell table:formula="of:=[.G42]/[.K42]" office:value-type="float" office:value="110.769230769231" calcext:value-type="float">
            <text:p>110.77</text:p>
          </table:table-cell>
          <table:table-cell table:formula="of:=(1/60)+[.R41]" office:value-type="float" office:value="0.683333333333334" calcext:value-type="float">
            <text:p>0.6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43]+[.L43]" office:value-type="float" office:value="67" calcext:value-type="float">
            <text:p>67</text:p>
          </table:table-cell>
          <table:table-cell table:formula="of:=[.M43]+[.N42]" office:value-type="float" office:value="3070" calcext:value-type="float">
            <text:p>3070</text:p>
          </table:table-cell>
          <table:table-cell table:formula="of:=[.G43]/[.M43]" office:value-type="float" office:value="38.3880597014925" calcext:value-type="float">
            <text:p>38.39</text:p>
          </table:table-cell>
          <table:table-cell table:formula="of:=[.O43]+[.P42]" office:value-type="float" office:value="1103.01700178462" calcext:value-type="float">
            <text:p>1103.02</text:p>
          </table:table-cell>
          <table:table-cell table:formula="of:=[.G43]/[.K43]" office:value-type="float" office:value="98.9230769230769" calcext:value-type="float">
            <text:p>98.92</text:p>
          </table:table-cell>
          <table:table-cell table:formula="of:=(1/60)+[.R42]"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44]+[.L44]" office:value-type="float" office:value="72" calcext:value-type="float">
            <text:p>72</text:p>
          </table:table-cell>
          <table:table-cell table:formula="of:=[.M44]+[.N43]" office:value-type="float" office:value="3142" calcext:value-type="float">
            <text:p>3142</text:p>
          </table:table-cell>
          <table:table-cell table:formula="of:=[.G44]/[.M44]" office:value-type="float" office:value="40.25" calcext:value-type="float">
            <text:p>40.25</text:p>
          </table:table-cell>
          <table:table-cell table:formula="of:=[.O44]+[.P43]" office:value-type="float" office:value="1143.26700178462" calcext:value-type="float">
            <text:p>1143.27</text:p>
          </table:table-cell>
          <table:table-cell table:formula="of:=[.G44]/[.K44]" office:value-type="float" office:value="207" calcext:value-type="float">
            <text:p>207.00</text:p>
          </table:table-cell>
          <table:table-cell table:formula="of:=(1/60)+[.R43]" office:value-type="float" office:value="0.716666666666667" calcext:value-type="float">
            <text:p>0.7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45]+[.L45]" office:value-type="float" office:value="12" calcext:value-type="float">
            <text:p>12</text:p>
          </table:table-cell>
          <table:table-cell table:formula="of:=[.M45]+[.N44]" office:value-type="float" office:value="3154" calcext:value-type="float">
            <text:p>3154</text:p>
          </table:table-cell>
          <table:table-cell table:formula="of:=[.G45]/[.M45]" office:value-type="float" office:value="40.8333333333333" calcext:value-type="float">
            <text:p>40.83</text:p>
          </table:table-cell>
          <table:table-cell table:formula="of:=[.O45]+[.P44]" office:value-type="float" office:value="1184.10033511795" calcext:value-type="float">
            <text:p>1184.10</text:p>
          </table:table-cell>
          <table:table-cell table:formula="of:=[.G45]/[.K45]" office:value-type="float" office:value="122.5" calcext:value-type="float">
            <text:p>122.50</text:p>
          </table:table-cell>
          <table:table-cell table:formula="of:=(1/60)+[.R44]" office:value-type="float" office:value="0.733333333333334" calcext:value-type="float">
            <text:p>0.7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46]+[.L46]" office:value-type="float" office:value="4" calcext:value-type="float">
            <text:p>4</text:p>
          </table:table-cell>
          <table:table-cell table:formula="of:=[.M46]+[.N45]" office:value-type="float" office:value="3158" calcext:value-type="float">
            <text:p>3158</text:p>
          </table:table-cell>
          <table:table-cell table:formula="of:=[.G46]/[.M46]" office:value-type="float" office:value="42.25" calcext:value-type="float">
            <text:p>42.25</text:p>
          </table:table-cell>
          <table:table-cell table:formula="of:=[.O46]+[.P45]" office:value-type="float" office:value="1226.35033511795" calcext:value-type="float">
            <text:p>1226.35</text:p>
          </table:table-cell>
          <table:table-cell table:formula="of:=[.G46]/[.K46]" office:value-type="float" office:value="84.5" calcext:value-type="float">
            <text:p>84.50</text:p>
          </table:table-cell>
          <table:table-cell table:formula="of:=(1/60)+[.R45]" office:value-type="float" office:value="0.750000000000001" calcext:value-type="float">
            <text:p>0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7]+[.L47]" office:value-type="float" office:value="16" calcext:value-type="float">
            <text:p>16</text:p>
          </table:table-cell>
          <table:table-cell table:formula="of:=[.M47]+[.N46]" office:value-type="float" office:value="3174" calcext:value-type="float">
            <text:p>3174</text:p>
          </table:table-cell>
          <table:table-cell table:formula="of:=[.G47]/[.M47]" office:value-type="float" office:value="42.6875" calcext:value-type="float">
            <text:p>42.69</text:p>
          </table:table-cell>
          <table:table-cell table:formula="of:=[.O47]+[.P46]" office:value-type="float" office:value="1269.03783511795" calcext:value-type="float">
            <text:p>1269.04</text:p>
          </table:table-cell>
          <table:table-cell table:formula="of:=[.G47]/[.K47]" office:value-type="float" office:value="97.5714285714286" calcext:value-type="float">
            <text:p>97.57</text:p>
          </table:table-cell>
          <table:table-cell table:formula="of:=(1/60)+[.R46]" office:value-type="float" office:value="0.766666666666667" calcext:value-type="float">
            <text:p>0.7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8]+[.L48]" office:value-type="float" office:value="60" calcext:value-type="float">
            <text:p>60</text:p>
          </table:table-cell>
          <table:table-cell table:formula="of:=[.M48]+[.N47]" office:value-type="float" office:value="3234" calcext:value-type="float">
            <text:p>3234</text:p>
          </table:table-cell>
          <table:table-cell table:formula="of:=[.G48]/[.M48]" office:value-type="float" office:value="42.8166666666667" calcext:value-type="float">
            <text:p>42.82</text:p>
          </table:table-cell>
          <table:table-cell table:formula="of:=[.O48]+[.P47]" office:value-type="float" office:value="1311.85450178462" calcext:value-type="float">
            <text:p>1311.85</text:p>
          </table:table-cell>
          <table:table-cell table:formula="of:=[.G48]/[.K48]" office:value-type="float" office:value="111.695652173913" calcext:value-type="float">
            <text:p>111.70</text:p>
          </table:table-cell>
          <table:table-cell table:formula="of:=(1/60)+[.R47]" office:value-type="float" office:value="0.783333333333334" calcext:value-type="float">
            <text:p>0.7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49]+[.L49]" office:value-type="float" office:value="27" calcext:value-type="float">
            <text:p>27</text:p>
          </table:table-cell>
          <table:table-cell table:formula="of:=[.M49]+[.N48]" office:value-type="float" office:value="3261" calcext:value-type="float">
            <text:p>3261</text:p>
          </table:table-cell>
          <table:table-cell table:formula="of:=[.G49]/[.M49]" office:value-type="float" office:value="43.2222222222222" calcext:value-type="float">
            <text:p>43.22</text:p>
          </table:table-cell>
          <table:table-cell table:formula="of:=[.O49]+[.P48]" office:value-type="float" office:value="1355.07672400684" calcext:value-type="float">
            <text:p>1355.08</text:p>
          </table:table-cell>
          <table:table-cell table:formula="of:=[.G49]/[.K49]" office:value-type="float" office:value="166.714285714286" calcext:value-type="float">
            <text:p>166.71</text:p>
          </table:table-cell>
          <table:table-cell table:formula="of:=(1/60)+[.R48]" office:value-type="float" office:value="0.800000000000001" calcext:value-type="float">
            <text:p>0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50]+[.L50]" office:value-type="float" office:value="30" calcext:value-type="float">
            <text:p>30</text:p>
          </table:table-cell>
          <table:table-cell table:formula="of:=[.M50]+[.N49]" office:value-type="float" office:value="3291" calcext:value-type="float">
            <text:p>3291</text:p>
          </table:table-cell>
          <table:table-cell table:formula="of:=[.G50]/[.M50]" office:value-type="float" office:value="44" calcext:value-type="float">
            <text:p>44.00</text:p>
          </table:table-cell>
          <table:table-cell table:formula="of:=[.O50]+[.P49]" office:value-type="float" office:value="1399.07672400684" calcext:value-type="float">
            <text:p>1399.08</text:p>
          </table:table-cell>
          <table:table-cell table:formula="of:=[.G50]/[.K50]" office:value-type="float" office:value="120" calcext:value-type="float">
            <text:p>120.00</text:p>
          </table:table-cell>
          <table:table-cell table:formula="of:=(1/60)+[.R49]" office:value-type="float" office:value="0.816666666666668" calcext:value-type="float">
            <text:p>0.8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51]+[.L51]" office:value-type="float" office:value="25" calcext:value-type="float">
            <text:p>25</text:p>
          </table:table-cell>
          <table:table-cell table:formula="of:=[.M51]+[.N50]" office:value-type="float" office:value="3316" calcext:value-type="float">
            <text:p>3316</text:p>
          </table:table-cell>
          <table:table-cell table:formula="of:=[.G51]/[.M51]" office:value-type="float" office:value="45.8" calcext:value-type="float">
            <text:p>45.80</text:p>
          </table:table-cell>
          <table:table-cell table:formula="of:=[.O51]+[.P50]" office:value-type="float" office:value="1444.87672400684" calcext:value-type="float">
            <text:p>1444.88</text:p>
          </table:table-cell>
          <table:table-cell table:formula="of:=[.G51]/[.K51]" office:value-type="float" office:value="143.125" calcext:value-type="float">
            <text:p>143.13</text:p>
          </table:table-cell>
          <table:table-cell table:formula="of:=(1/60)+[.R50]" office:value-type="float" office:value="0.833333333333334" calcext:value-type="float">
            <text:p>0.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52]+[.L52]" office:value-type="float" office:value="120" calcext:value-type="float">
            <text:p>120</text:p>
          </table:table-cell>
          <table:table-cell table:formula="of:=[.M52]+[.N51]" office:value-type="float" office:value="3436" calcext:value-type="float">
            <text:p>3436</text:p>
          </table:table-cell>
          <table:table-cell table:formula="of:=[.G52]/[.M52]" office:value-type="float" office:value="47.4666666666667" calcext:value-type="float">
            <text:p>47.47</text:p>
          </table:table-cell>
          <table:table-cell table:formula="of:=[.O52]+[.P51]" office:value-type="float" office:value="1492.34339067351" calcext:value-type="float">
            <text:p>1492.34</text:p>
          </table:table-cell>
          <table:table-cell table:formula="of:=[.G52]/[.K52]" office:value-type="float" office:value="227.84" calcext:value-type="float">
            <text:p>227.84</text:p>
          </table:table-cell>
          <table:table-cell table:formula="of:=(1/60)+[.R51]" office:value-type="float" office:value="0.850000000000001" calcext:value-type="float">
            <text:p>0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53]+[.L53]" office:value-type="float" office:value="52" calcext:value-type="float">
            <text:p>52</text:p>
          </table:table-cell>
          <table:table-cell table:formula="of:=[.M53]+[.N52]" office:value-type="float" office:value="3488" calcext:value-type="float">
            <text:p>3488</text:p>
          </table:table-cell>
          <table:table-cell table:formula="of:=[.G53]/[.M53]" office:value-type="float" office:value="52.3076923076923" calcext:value-type="float">
            <text:p>52.31</text:p>
          </table:table-cell>
          <table:table-cell table:formula="of:=[.O53]+[.P52]" office:value-type="float" office:value="1544.6510829812" calcext:value-type="float">
            <text:p>1544.65</text:p>
          </table:table-cell>
          <table:table-cell table:formula="of:=[.G53]/[.K53]" office:value-type="float" office:value="209.230769230769" calcext:value-type="float">
            <text:p>209.23</text:p>
          </table:table-cell>
          <table:table-cell table:formula="of:=(1/60)+[.R52]" office:value-type="float" office:value="0.866666666666668" calcext:value-type="float">
            <text:p>0.8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54]+[.L54]" office:value-type="float" office:value="10" calcext:value-type="float">
            <text:p>10</text:p>
          </table:table-cell>
          <table:table-cell table:formula="of:=[.M54]+[.N53]" office:value-type="float" office:value="3498" calcext:value-type="float">
            <text:p>3498</text:p>
          </table:table-cell>
          <table:table-cell table:formula="of:=[.G54]/[.M54]" office:value-type="float" office:value="54.5" calcext:value-type="float">
            <text:p>54.50</text:p>
          </table:table-cell>
          <table:table-cell table:formula="of:=[.O54]+[.P53]" office:value-type="float" office:value="1599.1510829812" calcext:value-type="float">
            <text:p>1599.15</text:p>
          </table:table-cell>
          <table:table-cell table:formula="of:=[.G54]/[.K54]" office:value-type="float" office:value="272.5" calcext:value-type="float">
            <text:p>272.50</text:p>
          </table:table-cell>
          <table:table-cell table:formula="of:=(1/60)+[.R53]" office:value-type="float" office:value="0.883333333333334" calcext:value-type="float">
            <text:p>0.8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55]+[.L55]" office:value-type="float" office:value="11" calcext:value-type="float">
            <text:p>11</text:p>
          </table:table-cell>
          <table:table-cell table:formula="of:=[.M55]+[.N54]" office:value-type="float" office:value="3509" calcext:value-type="float">
            <text:p>3509</text:p>
          </table:table-cell>
          <table:table-cell table:formula="of:=[.G55]/[.M55]" office:value-type="float" office:value="54.7272727272727" calcext:value-type="float">
            <text:p>54.73</text:p>
          </table:table-cell>
          <table:table-cell table:formula="of:=[.O55]+[.P54]" office:value-type="float" office:value="1653.87835570847" calcext:value-type="float">
            <text:p>1653.88</text:p>
          </table:table-cell>
          <table:table-cell table:formula="of:=[.G55]/[.K55]" office:value-type="float" office:value="301" calcext:value-type="float">
            <text:p>301.00</text:p>
          </table:table-cell>
          <table:table-cell table:formula="of:=(1/60)+[.R54]" office:value-type="float" office:value="0.900000000000001" calcext:value-type="float">
            <text:p>0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56]+[.L56]" office:value-type="float" office:value="45" calcext:value-type="float">
            <text:p>45</text:p>
          </table:table-cell>
          <table:table-cell table:formula="of:=[.M56]+[.N55]" office:value-type="float" office:value="3554" calcext:value-type="float">
            <text:p>3554</text:p>
          </table:table-cell>
          <table:table-cell table:formula="of:=[.G56]/[.M56]" office:value-type="float" office:value="58.8888888888889" calcext:value-type="float">
            <text:p>58.89</text:p>
          </table:table-cell>
          <table:table-cell table:formula="of:=[.O56]+[.P55]" office:value-type="float" office:value="1712.76724459736" calcext:value-type="float">
            <text:p>1712.77</text:p>
          </table:table-cell>
          <table:table-cell table:formula="of:=[.G56]/[.K56]" office:value-type="float" office:value="203.846153846154" calcext:value-type="float">
            <text:p>203.85</text:p>
          </table:table-cell>
          <table:table-cell table:formula="of:=(1/60)+[.R55]" office:value-type="float" office:value="0.916666666666668" calcext:value-type="float">
            <text:p>0.9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7]+[.L57]" office:value-type="float" office:value="6" calcext:value-type="float">
            <text:p>6</text:p>
          </table:table-cell>
          <table:table-cell table:formula="of:=[.M57]+[.N56]" office:value-type="float" office:value="3560" calcext:value-type="float">
            <text:p>3560</text:p>
          </table:table-cell>
          <table:table-cell table:formula="of:=[.G57]/[.M57]" office:value-type="float" office:value="67.8333333333333" calcext:value-type="float">
            <text:p>67.83</text:p>
          </table:table-cell>
          <table:table-cell table:formula="of:=[.O57]+[.P56]" office:value-type="float" office:value="1780.60057793069" calcext:value-type="float">
            <text:p>1780.60</text:p>
          </table:table-cell>
          <table:table-cell table:formula="of:=[.G57]/[.K57]" office:value-type="float" office:value="407" calcext:value-type="float">
            <text:p>407.00</text:p>
          </table:table-cell>
          <table:table-cell table:formula="of:=(1/60)+[.R56]" office:value-type="float" office:value="0.933333333333334" calcext:value-type="float">
            <text:p>0.9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8]+[.L58]" office:value-type="float" office:value="1" calcext:value-type="float">
            <text:p>1</text:p>
          </table:table-cell>
          <table:table-cell table:formula="of:=[.M58]+[.N57]" office:value-type="float" office:value="3561" calcext:value-type="float">
            <text:p>3561</text:p>
          </table:table-cell>
          <table:table-cell table:formula="of:=[.G58]/[.M58]" office:value-type="float" office:value="70" calcext:value-type="float">
            <text:p>70.00</text:p>
          </table:table-cell>
          <table:table-cell table:formula="of:=[.O58]+[.P57]" office:value-type="float" office:value="1850.60057793069" calcext:value-type="float">
            <text:p>1850.60</text:p>
          </table:table-cell>
          <table:table-cell office:value-type="float" office:value="0" calcext:value-type="float">
            <text:p>0.00</text:p>
          </table:table-cell>
          <table:table-cell table:formula="of:=(1/60)+[.R57]" office:value-type="float" office:value="0.950000000000001" calcext:value-type="float">
            <text:p>0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59]+[.L59]" office:value-type="float" office:value="10" calcext:value-type="float">
            <text:p>10</text:p>
          </table:table-cell>
          <table:table-cell table:formula="of:=[.M59]+[.N58]" office:value-type="float" office:value="3571" calcext:value-type="float">
            <text:p>3571</text:p>
          </table:table-cell>
          <table:table-cell table:formula="of:=[.G59]/[.M59]" office:value-type="float" office:value="79.5" calcext:value-type="float">
            <text:p>79.50</text:p>
          </table:table-cell>
          <table:table-cell table:formula="of:=[.O59]+[.P58]" office:value-type="float" office:value="1930.10057793069" calcext:value-type="float">
            <text:p>1930.10</text:p>
          </table:table-cell>
          <table:table-cell table:formula="of:=[.G59]/[.K59]" office:value-type="float" office:value="53" calcext:value-type="float">
            <text:p>53.00</text:p>
          </table:table-cell>
          <table:table-cell table:formula="of:=(1/60)+[.R58]" office:value-type="float" office:value="0.966666666666668" calcext:value-type="float">
            <text:p>0.9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]+[.L60]" office:value-type="float" office:value="10" calcext:value-type="float">
            <text:p>10</text:p>
          </table:table-cell>
          <table:table-cell table:formula="of:=[.M60]+[.N59]" office:value-type="float" office:value="3581" calcext:value-type="float">
            <text:p>3581</text:p>
          </table:table-cell>
          <table:table-cell table:formula="of:=[.G60]/[.M60]" office:value-type="float" office:value="96.5" calcext:value-type="float">
            <text:p>96.50</text:p>
          </table:table-cell>
          <table:table-cell table:formula="of:=[.O60]+[.P59]" office:value-type="float" office:value="2026.60057793069" calcext:value-type="float">
            <text:p>2026.60</text:p>
          </table:table-cell>
          <table:table-cell table:formula="of:=[.G60]/[.K60]" office:value-type="float" office:value="321.666666666667" calcext:value-type="float">
            <text:p>321.67</text:p>
          </table:table-cell>
          <table:table-cell table:formula="of:=(1/60)+[.R59]" office:value-type="float" office:value="0.983333333333335" calcext:value-type="float">
            <text:p>0.98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61]+[.L61]" office:value-type="float" office:value="8" calcext:value-type="float">
            <text:p>8</text:p>
          </table:table-cell>
          <table:table-cell table:formula="of:=[.M61]+[.N60]" office:value-type="float" office:value="3589" calcext:value-type="float">
            <text:p>3589</text:p>
          </table:table-cell>
          <table:table-cell table:formula="of:=[.G61]/[.M61]" office:value-type="float" office:value="166.5" calcext:value-type="float">
            <text:p>166.50</text:p>
          </table:table-cell>
          <table:table-cell table:formula="of:=[.O61]+[.P60]" office:value-type="float" office:value="2193.10057793069" calcext:value-type="float">
            <text:p>2193.10</text:p>
          </table:table-cell>
          <table:table-cell table:formula="of:=[.G61]/[.K61]" office:value-type="float" office:value="148" calcext:value-type="float">
            <text:p>148.00</text:p>
          </table:table-cell>
          <table:table-cell table:formula="of:=(1/60)+[.R60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formula="of:=SUM([.G2:.G61])" office:value-type="float" office:value="106529" calcext:value-type="float">
            <text:p>106529</text:p>
          </table:table-cell>
          <table:table-cell table:formula="of:=SUM([.H2:.H61])" office:value-type="float" office:value="2389" calcext:value-type="float">
            <text:p>2389</text:p>
          </table:table-cell>
          <table:table-cell table:number-columns-repeated="4"/>
          <table:table-cell table:formula="of:=SUM([.M2:.M61])" office:value-type="float" office:value="3589" calcext:value-type="float">
            <text:p>3589</text:p>
          </table:table-cell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formula="of:=[.M62]/[.G62]" office:value-type="float" office:value="0.0336903566165082" calcext:value-type="float">
            <text:p>0.0336903566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formula="of:=[.G62]/[.H62]" office:value-type="float" office:value="44.5914608622855" calcext:value-type="float">
            <text:p>44.5914608623</text:p>
          </table:table-cell>
          <table:table-cell table:number-columns-repeated="4"/>
          <table:table-cell table:style-name="Default" table:number-columns-repeated="3"/>
          <table:table-cell/>
        </table:table-row>
      </table:table>
      <table:table table:name="Males" table:style-name="ta1">
        <table:shapes>
          <draw:frame draw:z-index="0" draw:style-name="gr1" draw:text-style-name="P1" svg:width="530.62pt" svg:height="336.56pt" svg:x="1102.05pt" svg:y="117.47pt">
            <loext:p draw:notify-on-update-of-ranges="Males.M2:Males.M67 Males.P2:Males.P6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_C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table:formula="of:=1/66" office:value-type="float" office:value="0.0151515151515152" calcext:value-type="float">
            <text:p>0.0151515152</text:p>
          </table:table-cell>
        </table:table-row>
        <table:table-row table:style-name="ro1">
          <table:table-cell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3]+[.M2]" office:value-type="float" office:value="2" calcext:value-type="float">
            <text:p>2</text:p>
          </table:table-cell>
          <table:table-cell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formula="of:=(1/66) + [.P2]" office:value-type="float" office:value="0.0303030303030303" calcext:value-type="float">
            <text:p>0.0303030303</text:p>
          </table:table-cell>
        </table:table-row>
        <table:table-row table:style-name="ro1">
          <table:table-cell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4]+[.M3]" office:value-type="float" office:value="3" calcext:value-type="float">
            <text:p>3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(1/66) + [.P3]" office:value-type="float" office:value="0.0454545454545455" calcext:value-type="float">
            <text:p>0.0454545455</text:p>
          </table:table-cell>
        </table:table-row>
        <table:table-row table:style-name="ro1">
          <table:table-cell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5]+[.M4]" office:value-type="float" office:value="5" calcext:value-type="float">
            <text:p>5</text:p>
          </table:table-cell>
          <table:table-cell office:value-type="float" office:value="65.5" calcext:value-type="float">
            <text:p>65.50</text:p>
          </table:table-cell>
          <table:table-cell office:value-type="float" office:value="43.6666666666667" calcext:value-type="float">
            <text:p>43.67</text:p>
          </table:table-cell>
          <table:table-cell table:formula="of:=(1/66) + [.P4]" office:value-type="float" office:value="0.0606060606060606" calcext:value-type="float">
            <text:p>0.0606060606</text:p>
          </table:table-cell>
        </table:table-row>
        <table:table-row table:style-name="ro1">
          <table:table-cell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6]+[.M5]" office:value-type="float" office:value="7" calcext:value-type="float">
            <text:p>7</text:p>
          </table:table-cell>
          <table:table-cell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table:formula="of:=(1/66) + [.P5]" office:value-type="float" office:value="0.0757575757575758" calcext:value-type="float">
            <text:p>0.0757575758</text:p>
          </table:table-cell>
        </table:table-row>
        <table:table-row table:style-name="ro1">
          <table:table-cell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L7]+[.M6]" office:value-type="float" office:value="10" calcext:value-type="float">
            <text:p>10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table:formula="of:=(1/66) + [.P6]" office:value-type="float" office:value="0.0909090909090909" calcext:value-type="float">
            <text:p>0.0909090909</text:p>
          </table:table-cell>
        </table:table-row>
        <table:table-row table:style-name="ro1">
          <table:table-cell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8]+[.M7]" office:value-type="float" office:value="17" calcext:value-type="float">
            <text:p>17</text:p>
          </table:table-cell>
          <table:table-cell office:value-type="float" office:value="32" calcext:value-type="float">
            <text:p>32.00</text:p>
          </table:table-cell>
          <table:table-cell office:value-type="float" office:value="112" calcext:value-type="float">
            <text:p>112.00</text:p>
          </table:table-cell>
          <table:table-cell table:formula="of:=(1/66) + [.P7]" office:value-type="float" office:value="0.106060606060606" calcext:value-type="float">
            <text:p>0.1060606061</text:p>
          </table:table-cell>
        </table:table-row>
        <table:table-row table:style-name="ro1">
          <table:table-cell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L9]+[.M8]" office:value-type="float" office:value="27" calcext:value-type="float">
            <text:p>27</text:p>
          </table:table-cell>
          <table:table-cell office:value-type="float" office:value="33.4" calcext:value-type="float">
            <text:p>33.40</text:p>
          </table:table-cell>
          <table:table-cell office:value-type="float" office:value="334" calcext:value-type="float">
            <text:p>334.00</text:p>
          </table:table-cell>
          <table:table-cell table:formula="of:=(1/66) + [.P8]" office:value-type="float" office:value="0.121212121212121" calcext:value-type="float">
            <text:p>0.1212121212</text:p>
          </table:table-cell>
        </table:table-row>
        <table:table-row table:style-name="ro1">
          <table:table-cell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0]+[.M9]" office:value-type="float" office:value="37" calcext:value-type="float">
            <text:p>37</text:p>
          </table:table-cell>
          <table:table-cell office:value-type="float" office:value="54.5" calcext:value-type="float">
            <text:p>54.50</text:p>
          </table:table-cell>
          <table:table-cell office:value-type="float" office:value="272.5" calcext:value-type="float">
            <text:p>272.50</text:p>
          </table:table-cell>
          <table:table-cell table:formula="of:=(1/66) + [.P9]" office:value-type="float" office:value="0.136363636363636" calcext:value-type="float">
            <text:p>0.1363636364</text:p>
          </table:table-cell>
        </table:table-row>
        <table:table-row table:style-name="ro1">
          <table:table-cell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L11]+[.M10]" office:value-type="float" office:value="47" calcext:value-type="float">
            <text:p>47</text:p>
          </table:table-cell>
          <table:table-cell office:value-type="float" office:value="79.5" calcext:value-type="float">
            <text:p>79.50</text:p>
          </table:table-cell>
          <table:table-cell office:value-type="float" office:value="53" calcext:value-type="float">
            <text:p>53.00</text:p>
          </table:table-cell>
          <table:table-cell table:formula="of:=(1/66) + [.P10]" office:value-type="float" office:value="0.151515151515152" calcext:value-type="float">
            <text:p>0.1515151515</text:p>
          </table:table-cell>
        </table:table-row>
        <table:table-row table:style-name="ro1">
          <table:table-cell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L12]+[.M11]" office:value-type="float" office:value="58" calcext:value-type="float">
            <text:p>58</text:p>
          </table:table-cell>
          <table:table-cell office:value-type="float" office:value="54.7272727272727" calcext:value-type="float">
            <text:p>54.73</text:p>
          </table:table-cell>
          <table:table-cell office:value-type="float" office:value="301" calcext:value-type="float">
            <text:p>301.00</text:p>
          </table:table-cell>
          <table:table-cell table:formula="of:=(1/66) + [.P11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L13]+[.M12]" office:value-type="float" office:value="70" calcext:value-type="float">
            <text:p>70</text:p>
          </table:table-cell>
          <table:table-cell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table:formula="of:=(1/66) + [.P12]" office:value-type="float" office:value="0.181818181818182" calcext:value-type="float">
            <text:p>0.1818181818</text:p>
          </table:table-cell>
        </table:table-row>
        <table:table-row table:style-name="ro1">
          <table:table-cell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L14]+[.M13]" office:value-type="float" office:value="82" calcext:value-type="float">
            <text:p>82</text:p>
          </table:table-cell>
          <table:table-cell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  <table:table-cell table:formula="of:=(1/66) + [.P13]" office:value-type="float" office:value="0.196969696969697" calcext:value-type="float">
            <text:p>0.196969697</text:p>
          </table:table-cell>
        </table:table-row>
        <table:table-row table:style-name="ro1">
          <table:table-cell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L15]+[.M14]" office:value-type="float" office:value="96" calcext:value-type="float">
            <text:p>96</text:p>
          </table:table-cell>
          <table:table-cell office:value-type="float" office:value="52" calcext:value-type="float">
            <text:p>52.00</text:p>
          </table:table-cell>
          <table:table-cell office:value-type="float" office:value="242.666666666667" calcext:value-type="float">
            <text:p>242.67</text:p>
          </table:table-cell>
          <table:table-cell table:formula="of:=(1/66) + [.P14]" office:value-type="float" office:value="0.212121212121212" calcext:value-type="float">
            <text:p>0.2121212121</text:p>
          </table:table-cell>
        </table:table-row>
        <table:table-row table:style-name="ro1">
          <table:table-cell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L16]+[.M15]" office:value-type="float" office:value="111" calcext:value-type="float">
            <text:p>111</text:p>
          </table:table-cell>
          <table:table-cell office:value-type="float" office:value="46.6" calcext:value-type="float">
            <text:p>46.60</text:p>
          </table:table-cell>
          <table:table-cell office:value-type="float" office:value="233" calcext:value-type="float">
            <text:p>233.00</text:p>
          </table:table-cell>
          <table:table-cell table:formula="of:=(1/66) + [.P15]" office:value-type="float" office:value="0.227272727272727" calcext:value-type="float">
            <text:p>0.2272727273</text:p>
          </table:table-cell>
        </table:table-row>
        <table:table-row table:style-name="ro1">
          <table:table-cell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L17]+[.M16]" office:value-type="float" office:value="127" calcext:value-type="float">
            <text:p>127</text:p>
          </table:table-cell>
          <table:table-cell office:value-type="float" office:value="42.6875" calcext:value-type="float">
            <text:p>42.69</text:p>
          </table:table-cell>
          <table:table-cell office:value-type="float" office:value="97.5714285714286" calcext:value-type="float">
            <text:p>97.57</text:p>
          </table:table-cell>
          <table:table-cell table:formula="of:=(1/66) + [.P16]" office:value-type="float" office:value="0.242424242424242" calcext:value-type="float">
            <text:p>0.2424242424</text:p>
          </table:table-cell>
        </table:table-row>
        <table:table-row table:style-name="ro1">
          <table:table-cell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L18]+[.M17]" office:value-type="float" office:value="145" calcext:value-type="float">
            <text:p>145</text:p>
          </table:table-cell>
          <table:table-cell office:value-type="float" office:value="40.4444444444444" calcext:value-type="float">
            <text:p>40.44</text:p>
          </table:table-cell>
          <table:table-cell office:value-type="float" office:value="242.666666666667" calcext:value-type="float">
            <text:p>242.67</text:p>
          </table:table-cell>
          <table:table-cell table:formula="of:=(1/66) + [.P17]" office:value-type="float" office:value="0.257575757575757" calcext:value-type="float">
            <text:p>0.2575757576</text:p>
          </table:table-cell>
        </table:table-row>
        <table:table-row table:style-name="ro1">
          <table:table-cell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L19]+[.M18]" office:value-type="float" office:value="165" calcext:value-type="float">
            <text:p>165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.00</text:p>
          </table:table-cell>
          <table:table-cell table:formula="of:=(1/66) + [.P18]" office:value-type="float" office:value="0.272727272727273" calcext:value-type="float">
            <text:p>0.2727272727</text:p>
          </table:table-cell>
        </table:table-row>
        <table:table-row table:style-name="ro1">
          <table:table-cell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L20]+[.M19]" office:value-type="float" office:value="187" calcext:value-type="float">
            <text:p>187</text:p>
          </table:table-cell>
          <table:table-cell office:value-type="float" office:value="23.4545454545455" calcext:value-type="float">
            <text:p>23.45</text:p>
          </table:table-cell>
          <table:table-cell office:value-type="float" office:value="129" calcext:value-type="float">
            <text:p>129.00</text:p>
          </table:table-cell>
          <table:table-cell table:formula="of:=(1/66) + [.P19]" office:value-type="float" office:value="0.287878787878788" calcext:value-type="float">
            <text:p>0.2878787879</text:p>
          </table:table-cell>
        </table:table-row>
        <table:table-row table:style-name="ro1">
          <table:table-cell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L21]+[.M20]" office:value-type="float" office:value="210" calcext:value-type="float">
            <text:p>210</text:p>
          </table:table-cell>
          <table:table-cell office:value-type="float" office:value="37.1304347826087" calcext:value-type="float">
            <text:p>37.13</text:p>
          </table:table-cell>
          <table:table-cell office:value-type="float" office:value="94.8888888888889" calcext:value-type="float">
            <text:p>94.89</text:p>
          </table:table-cell>
          <table:table-cell table:formula="of:=(1/66) + [.P20]" office:value-type="float" office:value="0.303030303030303" calcext:value-type="float">
            <text:p>0.303030303</text:p>
          </table:table-cell>
        </table:table-row>
        <table:table-row table:style-name="ro1">
          <table:table-cell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L22]+[.M21]" office:value-type="float" office:value="234" calcext:value-type="float">
            <text:p>234</text:p>
          </table:table-cell>
          <table:table-cell office:value-type="float" office:value="31.7916666666667" calcext:value-type="float">
            <text:p>31.79</text:p>
          </table:table-cell>
          <table:table-cell office:value-type="float" office:value="381.5" calcext:value-type="float">
            <text:p>381.50</text:p>
          </table:table-cell>
          <table:table-cell table:formula="of:=(1/66) + [.P21]" office:value-type="float" office:value="0.318181818181818" calcext:value-type="float">
            <text:p>0.3181818182</text:p>
          </table:table-cell>
        </table:table-row>
        <table:table-row table:style-name="ro1">
          <table:table-cell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L23]+[.M22]" office:value-type="float" office:value="258" calcext:value-type="float">
            <text:p>258</text:p>
          </table:table-cell>
          <table:table-cell office:value-type="float" office:value="19.7083333333333" calcext:value-type="float">
            <text:p>19.71</text:p>
          </table:table-cell>
          <table:table-cell office:value-type="float" office:value="236.5" calcext:value-type="float">
            <text:p>236.50</text:p>
          </table:table-cell>
          <table:table-cell table:formula="of:=(1/66) + [.P22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24]+[.M23]" office:value-type="float" office:value="283" calcext:value-type="float">
            <text:p>283</text:p>
          </table:table-cell>
          <table:table-cell office:value-type="float" office:value="36" calcext:value-type="float">
            <text:p>36.00</text:p>
          </table:table-cell>
          <table:table-cell office:value-type="float" office:value="128.571428571429" calcext:value-type="float">
            <text:p>128.57</text:p>
          </table:table-cell>
          <table:table-cell table:formula="of:=(1/66) + [.P23]" office:value-type="float" office:value="0.348484848484848" calcext:value-type="float">
            <text:p>0.3484848485</text:p>
          </table:table-cell>
        </table:table-row>
        <table:table-row table:style-name="ro1">
          <table:table-cell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L25]+[.M24]" office:value-type="float" office:value="308" calcext:value-type="float">
            <text:p>308</text:p>
          </table:table-cell>
          <table:table-cell office:value-type="float" office:value="45.8" calcext:value-type="float">
            <text:p>45.80</text:p>
          </table:table-cell>
          <table:table-cell office:value-type="float" office:value="143.125" calcext:value-type="float">
            <text:p>143.13</text:p>
          </table:table-cell>
          <table:table-cell table:formula="of:=(1/66) + [.P24]" office:value-type="float" office:value="0.363636363636363" calcext:value-type="float">
            <text:p>0.3636363636</text:p>
          </table:table-cell>
        </table:table-row>
        <table:table-row table:style-name="ro1">
          <table:table-cell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L26]+[.M25]" office:value-type="float" office:value="335" calcext:value-type="float">
            <text:p>335</text:p>
          </table:table-cell>
          <table:table-cell office:value-type="float" office:value="43.2222222222222" calcext:value-type="float">
            <text:p>43.22</text:p>
          </table:table-cell>
          <table:table-cell office:value-type="float" office:value="166.714285714286" calcext:value-type="float">
            <text:p>166.71</text:p>
          </table:table-cell>
          <table:table-cell table:formula="of:=(1/66) + [.P25]" office:value-type="float" office:value="0.378787878787879" calcext:value-type="float">
            <text:p>0.3787878788</text:p>
          </table:table-cell>
        </table:table-row>
        <table:table-row table:style-name="ro1">
          <table:table-cell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L27]+[.M26]" office:value-type="float" office:value="364" calcext:value-type="float">
            <text:p>364</text:p>
          </table:table-cell>
          <table:table-cell office:value-type="float" office:value="33.5862068965517" calcext:value-type="float">
            <text:p>33.59</text:p>
          </table:table-cell>
          <table:table-cell office:value-type="float" office:value="81.1666666666667" calcext:value-type="float">
            <text:p>81.17</text:p>
          </table:table-cell>
          <table:table-cell table:formula="of:=(1/66) + [.P26]" office:value-type="float" office:value="0.393939393939394" calcext:value-type="float">
            <text:p>0.3939393939</text:p>
          </table:table-cell>
        </table:table-row>
        <table:table-row table:style-name="ro1">
          <table:table-cell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L28]+[.M27]" office:value-type="float" office:value="394" calcext:value-type="float">
            <text:p>394</text:p>
          </table:table-cell>
          <table:table-cell office:value-type="float" office:value="44" calcext:value-type="float">
            <text:p>44.00</text:p>
          </table:table-cell>
          <table:table-cell office:value-type="float" office:value="120" calcext:value-type="float">
            <text:p>120.00</text:p>
          </table:table-cell>
          <table:table-cell table:formula="of:=(1/66) + [.P27]" office:value-type="float" office:value="0.409090909090909" calcext:value-type="float">
            <text:p>0.4090909091</text:p>
          </table:table-cell>
        </table:table-row>
        <table:table-row table:style-name="ro1">
          <table:table-cell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L29]+[.M28]" office:value-type="float" office:value="426" calcext:value-type="float">
            <text:p>426</text:p>
          </table:table-cell>
          <table:table-cell office:value-type="float" office:value="36.78125" calcext:value-type="float">
            <text:p>36.78</text:p>
          </table:table-cell>
          <table:table-cell office:value-type="float" office:value="1177" calcext:value-type="float">
            <text:p>1177.00</text:p>
          </table:table-cell>
          <table:table-cell table:formula="of:=(1/66) + [.P28]" office:value-type="float" office:value="0.424242424242424" calcext:value-type="float">
            <text:p>0.4242424242</text:p>
          </table:table-cell>
        </table:table-row>
        <table:table-row table:style-name="ro1">
          <table:table-cell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L30]+[.M29]" office:value-type="float" office:value="459" calcext:value-type="float">
            <text:p>459</text:p>
          </table:table-cell>
          <table:table-cell office:value-type="float" office:value="23.1212121212121" calcext:value-type="float">
            <text:p>23.12</text:p>
          </table:table-cell>
          <table:table-cell office:value-type="float" office:value="76.3" calcext:value-type="float">
            <text:p>76.30</text:p>
          </table:table-cell>
          <table:table-cell table:formula="of:=(1/66) + [.P29]" office:value-type="float" office:value="0.439393939393939" calcext:value-type="float">
            <text:p>0.4393939394</text:p>
          </table:table-cell>
        </table:table-row>
        <table:table-row table:style-name="ro1">
          <table:table-cell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L31]+[.M30]" office:value-type="float" office:value="493" calcext:value-type="float">
            <text:p>493</text:p>
          </table:table-cell>
          <table:table-cell office:value-type="float" office:value="21.8529411764706" calcext:value-type="float">
            <text:p>21.85</text:p>
          </table:table-cell>
          <table:table-cell office:value-type="float" office:value="185.75" calcext:value-type="float">
            <text:p>185.75</text:p>
          </table:table-cell>
          <table:table-cell table:formula="of:=(1/66) + [.P30]" office:value-type="float" office:value="0.454545454545454" calcext:value-type="float">
            <text:p>0.4545454545</text:p>
          </table:table-cell>
        </table:table-row>
        <table:table-row table:style-name="ro1">
          <table:table-cell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L32]+[.M31]" office:value-type="float" office:value="531" calcext:value-type="float">
            <text:p>531</text:p>
          </table:table-cell>
          <table:table-cell office:value-type="float" office:value="37.8947368421053" calcext:value-type="float">
            <text:p>37.89</text:p>
          </table:table-cell>
          <table:table-cell office:value-type="float" office:value="110.769230769231" calcext:value-type="float">
            <text:p>110.77</text:p>
          </table:table-cell>
          <table:table-cell table:formula="of:=(1/66) + [.P31]" office:value-type="float" office:value="0.469696969696969" calcext:value-type="float">
            <text:p>0.4696969697</text:p>
          </table:table-cell>
        </table:table-row>
        <table:table-row table:style-name="ro1">
          <table:table-cell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[.L33]+[.M32]" office:value-type="float" office:value="570" calcext:value-type="float">
            <text:p>570</text:p>
          </table:table-cell>
          <table:table-cell office:value-type="float" office:value="26.5384615384615" calcext:value-type="float">
            <text:p>26.54</text:p>
          </table:table-cell>
          <table:table-cell office:value-type="float" office:value="258.75" calcext:value-type="float">
            <text:p>258.75</text:p>
          </table:table-cell>
          <table:table-cell table:formula="of:=(1/66) + [.P32]" office:value-type="float" office:value="0.484848484848485" calcext:value-type="float">
            <text:p>0.4848484848</text:p>
          </table:table-cell>
        </table:table-row>
        <table:table-row table:style-name="ro1">
          <table:table-cell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[.L34]+[.M33]" office:value-type="float" office:value="616" calcext:value-type="float">
            <text:p>616</text:p>
          </table:table-cell>
          <table:table-cell office:value-type="float" office:value="31.1739130434783" calcext:value-type="float">
            <text:p>31.17</text:p>
          </table:table-cell>
          <table:table-cell office:value-type="float" office:value="79.6666666666667" calcext:value-type="float">
            <text:p>79.67</text:p>
          </table:table-cell>
          <table:table-cell table:formula="of:=(1/66) + [.P33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L35]+[.M34]" office:value-type="float" office:value="663" calcext:value-type="float">
            <text:p>663</text:p>
          </table:table-cell>
          <table:table-cell office:value-type="float" office:value="40.4042553191489" calcext:value-type="float">
            <text:p>40.40</text:p>
          </table:table-cell>
          <table:table-cell office:value-type="float" office:value="211" calcext:value-type="float">
            <text:p>211.00</text:p>
          </table:table-cell>
          <table:table-cell table:formula="of:=(1/66) + [.P34]" office:value-type="float" office:value="0.515151515151515" calcext:value-type="float">
            <text:p>0.5151515152</text:p>
          </table:table-cell>
        </table:table-row>
        <table:table-row table:style-name="ro1">
          <table:table-cell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[.L36]+[.M35]" office:value-type="float" office:value="714" calcext:value-type="float">
            <text:p>714</text:p>
          </table:table-cell>
          <table:table-cell office:value-type="float" office:value="36.5294117647059" calcext:value-type="float">
            <text:p>36.53</text:p>
          </table:table-cell>
          <table:table-cell office:value-type="float" office:value="74.52" calcext:value-type="float">
            <text:p>74.52</text:p>
          </table:table-cell>
          <table:table-cell table:formula="of:=(1/66) + [.P35]" office:value-type="float" office:value="0.53030303030303" calcext:value-type="float">
            <text:p>0.5303030303</text:p>
          </table:table-cell>
        </table:table-row>
        <table:table-row table:style-name="ro1">
          <table:table-cell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[.L37]+[.M36]" office:value-type="float" office:value="765" calcext:value-type="float">
            <text:p>765</text:p>
          </table:table-cell>
          <table:table-cell office:value-type="float" office:value="14.0980392156863" calcext:value-type="float">
            <text:p>14.10</text:p>
          </table:table-cell>
          <table:table-cell office:value-type="float" office:value="143.8" calcext:value-type="float">
            <text:p>143.80</text:p>
          </table:table-cell>
          <table:table-cell table:formula="of:=(1/66) + [.P36]" office:value-type="float" office:value="0.545454545454545" calcext:value-type="float">
            <text:p>0.5454545455</text:p>
          </table:table-cell>
        </table:table-row>
        <table:table-row table:style-name="ro1">
          <table:table-cell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L38]+[.M37]" office:value-type="float" office:value="817" calcext:value-type="float">
            <text:p>817</text:p>
          </table:table-cell>
          <table:table-cell office:value-type="float" office:value="52.3076923076923" calcext:value-type="float">
            <text:p>52.31</text:p>
          </table:table-cell>
          <table:table-cell office:value-type="float" office:value="209.230769230769" calcext:value-type="float">
            <text:p>209.23</text:p>
          </table:table-cell>
          <table:table-cell table:formula="of:=(1/66) + [.P37]" office:value-type="float" office:value="0.56060606060606" calcext:value-type="float">
            <text:p>0.5606060606</text:p>
          </table:table-cell>
        </table:table-row>
        <table:table-row table:style-name="ro1">
          <table:table-cell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L39]+[.M38]" office:value-type="float" office:value="872" calcext:value-type="float">
            <text:p>872</text:p>
          </table:table-cell>
          <table:table-cell office:value-type="float" office:value="46.2" calcext:value-type="float">
            <text:p>46.20</text:p>
          </table:table-cell>
          <table:table-cell office:value-type="float" office:value="254.1" calcext:value-type="float">
            <text:p>254.10</text:p>
          </table:table-cell>
          <table:table-cell table:formula="of:=(1/66) + [.P38]" office:value-type="float" office:value="0.575757575757575" calcext:value-type="float">
            <text:p>0.5757575758</text:p>
          </table:table-cell>
        </table:table-row>
        <table:table-row table:style-name="ro1">
          <table:table-cell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[.L40]+[.M39]" office:value-type="float" office:value="931" calcext:value-type="float">
            <text:p>931</text:p>
          </table:table-cell>
          <table:table-cell office:value-type="float" office:value="27.8135593220339" calcext:value-type="float">
            <text:p>27.81</text:p>
          </table:table-cell>
          <table:table-cell office:value-type="float" office:value="96.5294117647059" calcext:value-type="float">
            <text:p>96.53</text:p>
          </table:table-cell>
          <table:table-cell table:formula="of:=(1/66) + [.P39]" office:value-type="float" office:value="0.590909090909091" calcext:value-type="float">
            <text:p>0.5909090909</text:p>
          </table:table-cell>
        </table:table-row>
        <table:table-row table:style-name="ro1">
          <table:table-cell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L41]+[.M40]" office:value-type="float" office:value="991" calcext:value-type="float">
            <text:p>991</text:p>
          </table:table-cell>
          <table:table-cell office:value-type="float" office:value="35.55" calcext:value-type="float">
            <text:p>35.55</text:p>
          </table:table-cell>
          <table:table-cell office:value-type="float" office:value="355.5" calcext:value-type="float">
            <text:p>355.50</text:p>
          </table:table-cell>
          <table:table-cell table:formula="of:=(1/66) + [.P40]" office:value-type="float" office:value="0.606060606060606" calcext:value-type="float">
            <text:p>0.6060606061</text:p>
          </table:table-cell>
        </table:table-row>
        <table:table-row table:style-name="ro1">
          <table:table-cell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[.L42]+[.M41]" office:value-type="float" office:value="1057" calcext:value-type="float">
            <text:p>1057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116.222222222222" calcext:value-type="float">
            <text:p>116.22</text:p>
          </table:table-cell>
          <table:table-cell table:formula="of:=(1/66) + [.P41]" office:value-type="float" office:value="0.621212121212121" calcext:value-type="float">
            <text:p>0.6212121212</text:p>
          </table:table-cell>
        </table:table-row>
        <table:table-row table:style-name="ro1">
          <table:table-cell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L43]+[.M42]" office:value-type="float" office:value="1124" calcext:value-type="float">
            <text:p>1124</text:p>
          </table:table-cell>
          <table:table-cell office:value-type="float" office:value="38.3880597014925" calcext:value-type="float">
            <text:p>38.39</text:p>
          </table:table-cell>
          <table:table-cell office:value-type="float" office:value="98.9230769230769" calcext:value-type="float">
            <text:p>98.92</text:p>
          </table:table-cell>
          <table:table-cell table:formula="of:=(1/66) + [.P42]" office:value-type="float" office:value="0.636363636363636" calcext:value-type="float">
            <text:p>0.6363636364</text:p>
          </table:table-cell>
        </table:table-row>
        <table:table-row table:style-name="ro1">
          <table:table-cell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L44]+[.M43]" office:value-type="float" office:value="1192" calcext:value-type="float">
            <text:p>1192</text:p>
          </table:table-cell>
          <table:table-cell office:value-type="float" office:value="11.2647058823529" calcext:value-type="float">
            <text:p>11.26</text:p>
          </table:table-cell>
          <table:table-cell office:value-type="float" office:value="383" calcext:value-type="float">
            <text:p>383.00</text:p>
          </table:table-cell>
          <table:table-cell table:formula="of:=(1/66) + [.P43]" office:value-type="float" office:value="0.651515151515151" calcext:value-type="float">
            <text:p>0.6515151515</text:p>
          </table:table-cell>
        </table:table-row>
        <table:table-row table:style-name="ro1">
          <table:table-cell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L45]+[.M44]" office:value-type="float" office:value="1261" calcext:value-type="float">
            <text:p>1261</text:p>
          </table:table-cell>
          <table:table-cell office:value-type="float" office:value="33.0144927536232" calcext:value-type="float">
            <text:p>33.01</text:p>
          </table:table-cell>
          <table:table-cell office:value-type="float" office:value="151.866666666667" calcext:value-type="float">
            <text:p>151.87</text:p>
          </table:table-cell>
          <table:table-cell table:formula="of:=(1/66) + [.P44]" office:value-type="float" office:value="0.666666666666666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L46]+[.M45]" office:value-type="float" office:value="1333" calcext:value-type="float">
            <text:p>1333</text:p>
          </table:table-cell>
          <table:table-cell office:value-type="float" office:value="40.25" calcext:value-type="float">
            <text:p>40.25</text:p>
          </table:table-cell>
          <table:table-cell office:value-type="float" office:value="207" calcext:value-type="float">
            <text:p>207.00</text:p>
          </table:table-cell>
          <table:table-cell table:formula="of:=(1/66) + [.P45]" office:value-type="float" office:value="0.681818181818181" calcext:value-type="float">
            <text:p>0.6818181818</text:p>
          </table:table-cell>
        </table:table-row>
        <table:table-row table:style-name="ro1">
          <table:table-cell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L47]+[.M46]" office:value-type="float" office:value="1410" calcext:value-type="float">
            <text:p>1410</text:p>
          </table:table-cell>
          <table:table-cell office:value-type="float" office:value="29.987012987013" calcext:value-type="float">
            <text:p>29.99</text:p>
          </table:table-cell>
          <table:table-cell office:value-type="float" office:value="288.625" calcext:value-type="float">
            <text:p>288.63</text:p>
          </table:table-cell>
          <table:table-cell table:formula="of:=(1/66) + [.P46]" office:value-type="float" office:value="0.696969696969696" calcext:value-type="float">
            <text:p>0.696969697</text:p>
          </table:table-cell>
        </table:table-row>
        <table:table-row table:style-name="ro1">
          <table:table-cell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L48]+[.M47]" office:value-type="float" office:value="1489" calcext:value-type="float">
            <text:p>1489</text:p>
          </table:table-cell>
          <table:table-cell office:value-type="float" office:value="32.8987341772152" calcext:value-type="float">
            <text:p>32.90</text:p>
          </table:table-cell>
          <table:table-cell office:value-type="float" office:value="129.95" calcext:value-type="float">
            <text:p>129.95</text:p>
          </table:table-cell>
          <table:table-cell table:formula="of:=(1/66) + [.P47]" office:value-type="float" office:value="0.712121212121212" calcext:value-type="float">
            <text:p>0.7121212121</text:p>
          </table:table-cell>
        </table:table-row>
        <table:table-row table:style-name="ro1">
          <table:table-cell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L49]+[.M48]" office:value-type="float" office:value="1572" calcext:value-type="float">
            <text:p>1572</text:p>
          </table:table-cell>
          <table:table-cell office:value-type="float" office:value="34.2650602409639" calcext:value-type="float">
            <text:p>34.27</text:p>
          </table:table-cell>
          <table:table-cell office:value-type="float" office:value="113.76" calcext:value-type="float">
            <text:p>113.76</text:p>
          </table:table-cell>
          <table:table-cell table:formula="of:=(1/66) + [.P48]" office:value-type="float" office:value="0.727272727272727" calcext:value-type="float">
            <text:p>0.7272727273</text:p>
          </table:table-cell>
        </table:table-row>
        <table:table-row table:style-name="ro1">
          <table:table-cell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L50]+[.M49]" office:value-type="float" office:value="1659" calcext:value-type="float">
            <text:p>1659</text:p>
          </table:table-cell>
          <table:table-cell office:value-type="float" office:value="42.7471264367816" calcext:value-type="float">
            <text:p>42.75</text:p>
          </table:table-cell>
          <table:table-cell office:value-type="float" office:value="195.736842105263" calcext:value-type="float">
            <text:p>195.74</text:p>
          </table:table-cell>
          <table:table-cell table:formula="of:=(1/66) + [.P49]" office:value-type="float" office:value="0.742424242424242" calcext:value-type="float">
            <text:p>0.7424242424</text:p>
          </table:table-cell>
        </table:table-row>
        <table:table-row table:style-name="ro1">
          <table:table-cell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L51]+[.M50]" office:value-type="float" office:value="1747" calcext:value-type="float">
            <text:p>1747</text:p>
          </table:table-cell>
          <table:table-cell office:value-type="float" office:value="25.2386363636364" calcext:value-type="float">
            <text:p>25.24</text:p>
          </table:table-cell>
          <table:table-cell office:value-type="float" office:value="246.777777777778" calcext:value-type="float">
            <text:p>246.78</text:p>
          </table:table-cell>
          <table:table-cell table:formula="of:=(1/66) + [.P50]" office:value-type="float" office:value="0.757575757575757" calcext:value-type="float">
            <text:p>0.7575757576</text:p>
          </table:table-cell>
        </table:table-row>
        <table:table-row table:style-name="ro1">
          <table:table-cell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L52]+[.M51]" office:value-type="float" office:value="1851" calcext:value-type="float">
            <text:p>1851</text:p>
          </table:table-cell>
          <table:table-cell office:value-type="float" office:value="25.3557692307692" calcext:value-type="float">
            <text:p>25.36</text:p>
          </table:table-cell>
          <table:table-cell office:value-type="float" office:value="119.863636363636" calcext:value-type="float">
            <text:p>119.86</text:p>
          </table:table-cell>
          <table:table-cell table:formula="of:=(1/66) + [.P51]" office:value-type="float" office:value="0.772727272727272" calcext:value-type="float">
            <text:p>0.7727272727</text:p>
          </table:table-cell>
        </table:table-row>
        <table:table-row table:style-name="ro1">
          <table:table-cell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L53]+[.M52]" office:value-type="float" office:value="1960" calcext:value-type="float">
            <text:p>1960</text:p>
          </table:table-cell>
          <table:table-cell office:value-type="float" office:value="20.3394495412844" calcext:value-type="float">
            <text:p>20.34</text:p>
          </table:table-cell>
          <table:table-cell office:value-type="float" office:value="79.1785714285714" calcext:value-type="float">
            <text:p>79.18</text:p>
          </table:table-cell>
          <table:table-cell table:formula="of:=(1/66) + [.P52]" office:value-type="float" office:value="0.787878787878787" calcext:value-type="float">
            <text:p>0.7878787879</text:p>
          </table:table-cell>
        </table:table-row>
        <table:table-row table:style-name="ro1">
          <table:table-cell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L54]+[.M53]" office:value-type="float" office:value="2078" calcext:value-type="float">
            <text:p>2078</text:p>
          </table:table-cell>
          <table:table-cell office:value-type="float" office:value="48.9661016949153" calcext:value-type="float">
            <text:p>48.97</text:p>
          </table:table-cell>
          <table:table-cell office:value-type="float" office:value="222.230769230769" calcext:value-type="float">
            <text:p>222.23</text:p>
          </table:table-cell>
          <table:table-cell table:formula="of:=(1/66) + [.P53]" office:value-type="float" office:value="0.803030303030302" calcext:value-type="float">
            <text:p>0.803030303</text:p>
          </table:table-cell>
        </table:table-row>
        <table:table-row table:style-name="ro1">
          <table:table-cell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formula="of:=[.L55]+[.M54]" office:value-type="float" office:value="2198" calcext:value-type="float">
            <text:p>2198</text:p>
          </table:table-cell>
          <table:table-cell office:value-type="float" office:value="47.4666666666667" calcext:value-type="float">
            <text:p>47.47</text:p>
          </table:table-cell>
          <table:table-cell office:value-type="float" office:value="227.84" calcext:value-type="float">
            <text:p>227.84</text:p>
          </table:table-cell>
          <table:table-cell table:formula="of:=(1/66) + [.P54]" office:value-type="float" office:value="0.818181818181817" calcext:value-type="float">
            <text:p>0.8181818182</text:p>
          </table:table-cell>
        </table:table-row>
        <table:table-row table:style-name="ro1">
          <table:table-cell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L56]+[.M55]" office:value-type="float" office:value="2318" calcext:value-type="float">
            <text:p>2318</text:p>
          </table:table-cell>
          <table:table-cell office:value-type="float" office:value="16.325" calcext:value-type="float">
            <text:p>16.33</text:p>
          </table:table-cell>
          <table:table-cell office:value-type="float" office:value="163.25" calcext:value-type="float">
            <text:p>163.25</text:p>
          </table:table-cell>
          <table:table-cell table:formula="of:=(1/66) + [.P55]"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table:formula="of:=[.L57]+[.M56]" office:value-type="float" office:value="2440" calcext:value-type="float">
            <text:p>2440</text:p>
          </table:table-cell>
          <table:table-cell office:value-type="float" office:value="21.2704918032787" calcext:value-type="float">
            <text:p>21.27</text:p>
          </table:table-cell>
          <table:table-cell office:value-type="float" office:value="117.954545454545" calcext:value-type="float">
            <text:p>117.95</text:p>
          </table:table-cell>
          <table:table-cell table:formula="of:=(1/66) + [.P56]" office:value-type="float" office:value="0.848484848484848" calcext:value-type="float">
            <text:p>0.8484848485</text:p>
          </table:table-cell>
        </table:table-row>
        <table:table-row table:style-name="ro1">
          <table:table-cell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formula="of:=[.L58]+[.M57]" office:value-type="float" office:value="2568" calcext:value-type="float">
            <text:p>2568</text:p>
          </table:table-cell>
          <table:table-cell office:value-type="float" office:value="35.390625" calcext:value-type="float">
            <text:p>35.39</text:p>
          </table:table-cell>
          <table:table-cell office:value-type="float" office:value="174.230769230769" calcext:value-type="float">
            <text:p>174.23</text:p>
          </table:table-cell>
          <table:table-cell table:formula="of:=(1/66) + [.P57]" office:value-type="float" office:value="0.863636363636363" calcext:value-type="float">
            <text:p>0.8636363636</text:p>
          </table:table-cell>
        </table:table-row>
        <table:table-row table:style-name="ro1">
          <table:table-cell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formula="of:=[.L59]+[.M58]" office:value-type="float" office:value="2700" calcext:value-type="float">
            <text:p>2700</text:p>
          </table:table-cell>
          <table:table-cell office:value-type="float" office:value="23.8787878787879" calcext:value-type="float">
            <text:p>23.88</text:p>
          </table:table-cell>
          <table:table-cell office:value-type="float" office:value="197" calcext:value-type="float">
            <text:p>197.00</text:p>
          </table:table-cell>
          <table:table-cell table:formula="of:=(1/66) + [.P58]" office:value-type="float" office:value="0.878787878787878" calcext:value-type="float">
            <text:p>0.8787878788</text:p>
          </table:table-cell>
        </table:table-row>
        <table:table-row table:style-name="ro1">
          <table:table-cell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L60]+[.M59]" office:value-type="float" office:value="2834" calcext:value-type="float">
            <text:p>2834</text:p>
          </table:table-cell>
          <table:table-cell office:value-type="float" office:value="23.5074626865672" calcext:value-type="float">
            <text:p>23.51</text:p>
          </table:table-cell>
          <table:table-cell office:value-type="float" office:value="242.307692307692" calcext:value-type="float">
            <text:p>242.31</text:p>
          </table:table-cell>
          <table:table-cell table:formula="of:=(1/66) + [.P59]" office:value-type="float" office:value="0.893939393939393" calcext:value-type="float">
            <text:p>0.8939393939</text:p>
          </table:table-cell>
        </table:table-row>
        <table:table-row table:style-name="ro1">
          <table:table-cell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table:formula="of:=[.L61]+[.M60]" office:value-type="float" office:value="2987" calcext:value-type="float">
            <text:p>2987</text:p>
          </table:table-cell>
          <table:table-cell office:value-type="float" office:value="30.4771241830065" calcext:value-type="float">
            <text:p>30.48</text:p>
          </table:table-cell>
          <table:table-cell office:value-type="float" office:value="259.055555555556" calcext:value-type="float">
            <text:p>259.06</text:p>
          </table:table-cell>
          <table:table-cell table:formula="of:=(1/66) + [.P60]" office:value-type="float" office:value="0.909090909090908" calcext:value-type="float">
            <text:p>0.9090909091</text:p>
          </table:table-cell>
        </table:table-row>
        <table:table-row table:style-name="ro1">
          <table:table-cell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formula="of:=[.L62]+[.M61]" office:value-type="float" office:value="3159" calcext:value-type="float">
            <text:p>3159</text:p>
          </table:table-cell>
          <table:table-cell office:value-type="float" office:value="33.2209302325581" calcext:value-type="float">
            <text:p>33.22</text:p>
          </table:table-cell>
          <table:table-cell office:value-type="float" office:value="112.039215686275" calcext:value-type="float">
            <text:p>112.04</text:p>
          </table:table-cell>
          <table:table-cell table:formula="of:=(1/66) + [.P61]" office:value-type="float" office:value="0.924242424242424" calcext:value-type="float">
            <text:p>0.9242424242</text:p>
          </table:table-cell>
        </table:table-row>
        <table:table-row table:style-name="ro1">
          <table:table-cell/>
          <table:table-cell office:value-type="string" calcext:value-type="string">
            <text:p>MichelleObama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L63]+[.M62]" office:value-type="float" office:value="3335" calcext:value-type="float">
            <text:p>3335</text:p>
          </table:table-cell>
          <table:table-cell office:value-type="float" office:value="35.3693181818182" calcext:value-type="float">
            <text:p>35.37</text:p>
          </table:table-cell>
          <table:table-cell office:value-type="float" office:value="117.452830188679" calcext:value-type="float">
            <text:p>117.45</text:p>
          </table:table-cell>
          <table:table-cell table:formula="of:=(1/66) + [.P62]" office:value-type="float" office:value="0.939393939393939" calcext:value-type="float">
            <text:p>0.9393939394</text:p>
          </table:table-cell>
        </table:table-row>
        <table:table-row table:style-name="ro1">
          <table:table-cell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table:formula="of:=[.L64]+[.M63]" office:value-type="float" office:value="3512" calcext:value-type="float">
            <text:p>3512</text:p>
          </table:table-cell>
          <table:table-cell office:value-type="float" office:value="23.9039548022599" calcext:value-type="float">
            <text:p>23.90</text:p>
          </table:table-cell>
          <table:table-cell office:value-type="float" office:value="114.351351351351" calcext:value-type="float">
            <text:p>114.35</text:p>
          </table:table-cell>
          <table:table-cell table:formula="of:=(1/66) + [.P63]" office:value-type="float" office:value="0.954545454545454" calcext:value-type="float">
            <text:p>0.9545454545</text:p>
          </table:table-cell>
        </table:table-row>
        <table:table-row table:style-name="ro1">
          <table:table-cell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L65]+[.M64]" office:value-type="float" office:value="3693" calcext:value-type="float">
            <text:p>3693</text:p>
          </table:table-cell>
          <table:table-cell office:value-type="float" office:value="27.5635359116022" calcext:value-type="float">
            <text:p>27.56</text:p>
          </table:table-cell>
          <table:table-cell office:value-type="float" office:value="160.935483870968" calcext:value-type="float">
            <text:p>160.94</text:p>
          </table:table-cell>
          <table:table-cell table:formula="of:=(1/66) + [.P64]" office:value-type="float" office:value="0.969696969696969" calcext:value-type="float">
            <text:p>0.9696969697</text:p>
          </table:table-cell>
        </table:table-row>
        <table:table-row table:style-name="ro1">
          <table:table-cell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L66]+[.M65]" office:value-type="float" office:value="3985" calcext:value-type="float">
            <text:p>3985</text:p>
          </table:table-cell>
          <table:table-cell office:value-type="float" office:value="22.5342465753425" calcext:value-type="float">
            <text:p>22.53</text:p>
          </table:table-cell>
          <table:table-cell office:value-type="float" office:value="134.285714285714" calcext:value-type="float">
            <text:p>134.29</text:p>
          </table:table-cell>
          <table:table-cell table:formula="of:=(1/66) + [.P65]" office:value-type="float" office:value="0.984848484848484" calcext:value-type="float">
            <text:p>0.9848484848</text:p>
          </table:table-cell>
        </table:table-row>
        <table:table-row table:style-name="ro1">
          <table:table-cell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L67]+[.M66]" office:value-type="float" office:value="4290" calcext:value-type="float">
            <text:p>4290</text:p>
          </table:table-cell>
          <table:table-cell office:value-type="float" office:value="17.7737704918033" calcext:value-type="float">
            <text:p>17.77</text:p>
          </table:table-cell>
          <table:table-cell office:value-type="float" office:value="106.294117647059" calcext:value-type="float">
            <text:p>106.29</text:p>
          </table:table-cell>
          <table:table-cell table:formula="of:=(1/66) + [.P66]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formula="of:=SUM([.F2:.F67])" office:value-type="float" office:value="128388" calcext:value-type="float">
            <text:p>128388</text:p>
          </table:table-cell>
          <table:table-cell table:number-columns-repeated="5"/>
          <table:table-cell table:formula="of:=SUM([.L2:.L67])" office:value-type="float" office:value="4290" calcext:value-type="float">
            <text:p>4290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[.L68]/[.F68]" office:value-type="float" office:value="0.0334143377885784" calcext:value-type="float">
            <text:p>0.0334143378</text:p>
          </table:table-cell>
          <table:table-cell/>
          <table:table-cell table:style-name="Default" table:number-columns-repeated="2"/>
          <table:table-cell/>
        </table:table-row>
      </table:table>
      <table:table table:name="Male-Conservative" table:style-name="ta1">
        <table:shapes>
          <draw:frame draw:z-index="0" draw:style-name="gr1" draw:text-style-name="P1" svg:width="530.62pt" svg:height="336.56pt" svg:x="1024.02pt" svg:y="64.03pt">
            <loext:p draw:notify-on-update-of-ranges="'Male-Conservative'.K6:'Male-Conservative'.K32 'Male-Conservative'.O6:'Male-Conservative'.O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ulative-SC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office:value-type="float" office:value="43.6666666666667" calcext:value-type="float">
            <text:p>43.6666666667</text:p>
          </table:table-cell>
          <table:table-cell office:value-type="float" office:value="1" calcext:value-type="float">
            <text:p>1</text:p>
          </table:table-cell>
          <table:table-cell table:formula="of:=1/27" office:value-type="float" office:value="0.037037037037037" calcext:value-type="float">
            <text:p>0.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7]+[.K6]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1/27)+[.O6]"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J8]+[.K7]" office:value-type="float" office:value="15" calcext:value-type="float">
            <text:p>15</text:p>
          </table:table-cell>
          <table:table-cell office:value-type="float" office:value="33.4" calcext:value-type="float">
            <text:p>33.4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formula="of:=(1/27)+[.O7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J9]+[.K8]" office:value-type="float" office:value="27" calcext:value-type="float">
            <text:p>27</text:p>
          </table:table-cell>
          <table:table-cell office:value-type="float" office:value="43.5833333333333" calcext:value-type="float">
            <text:p>43.58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1/27)+[.O8]"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J10]+[.K9]" office:value-type="float" office:value="42" calcext:value-type="float">
            <text:p>42</text:p>
          </table:table-cell>
          <table:table-cell office:value-type="float" office:value="46.6" calcext:value-type="float">
            <text:p>46.6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(1/27)+[.O9]" office:value-type="float" office:value="0.185185185185185" calcext:value-type="float">
            <text:p>0.185185185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J11]+[.K10]" office:value-type="float" office:value="60" calcext:value-type="float">
            <text:p>60</text:p>
          </table:table-cell>
          <table:table-cell office:value-type="float" office:value="40.4444444444444" calcext:value-type="float">
            <text:p>40.4444444444</text:p>
          </table:table-cell>
          <table:table-cell office:value-type="float" office:value="242.666666666667" calcext:value-type="float">
            <text:p>242.6666666667</text:p>
          </table:table-cell>
          <table:table-cell office:value-type="float" office:value="6" calcext:value-type="float">
            <text:p>6</text:p>
          </table:table-cell>
          <table:table-cell table:formula="of:=(1/27)+[.O10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J12]+[.K11]" office:value-type="float" office:value="80" calcext:value-type="float">
            <text:p>80</text:p>
          </table:table-cell>
          <table:table-cell office:value-type="float" office:value="34.65" calcext:value-type="float">
            <text:p>34.6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formula="of:=(1/27)+[.O11]" office:value-type="float" office:value="0.259259259259259" calcext:value-type="float">
            <text:p>0.259259259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J13]+[.K12]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28.571428571429" calcext:value-type="float">
            <text:p>128.5714285714</text:p>
          </table:table-cell>
          <table:table-cell office:value-type="float" office:value="8" calcext:value-type="float">
            <text:p>8</text:p>
          </table:table-cell>
          <table:table-cell table:formula="of:=(1/27)+[.O12]" office:value-type="float" office:value="0.296296296296296" calcext:value-type="float">
            <text:p>0.2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J14]+[.K13]" office:value-type="float" office:value="134" calcext:value-type="float">
            <text:p>134</text:p>
          </table:table-cell>
          <table:table-cell office:value-type="float" office:value="33.5862068965517" calcext:value-type="float">
            <text:p>33.5862068966</text:p>
          </table:table-cell>
          <table:table-cell office:value-type="float" office:value="81.1666666666667" calcext:value-type="float">
            <text:p>81.1666666667</text:p>
          </table:table-cell>
          <table:table-cell office:value-type="float" office:value="9" calcext:value-type="float">
            <text:p>9</text:p>
          </table:table-cell>
          <table:table-cell table:formula="of:=(1/27)+[.O13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J15]+[.K14]" office:value-type="float" office:value="166" calcext:value-type="float">
            <text:p>166</text:p>
          </table:table-cell>
          <table:table-cell office:value-type="float" office:value="36.78125" calcext:value-type="float">
            <text:p>36.78125</text:p>
          </table:table-cell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 table:formula="of:=(1/27)+[.O14]" office:value-type="float" office:value="0.37037037037037" calcext:value-type="float">
            <text:p>0.370370370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16]+[.K15]" office:value-type="float" office:value="199" calcext:value-type="float">
            <text:p>199</text:p>
          </table:table-cell>
          <table:table-cell office:value-type="float" office:value="23.1212121212121" calcext:value-type="float">
            <text:p>23.1212121212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formula="of:=(1/27)+[.O15]" office:value-type="float" office:value="0.407407407407407" calcext:value-type="float">
            <text:p>0.407407407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J17]+[.K16]" office:value-type="float" office:value="246" calcext:value-type="float">
            <text:p>246</text:p>
          </table:table-cell>
          <table:table-cell office:value-type="float" office:value="40.4042553191489" calcext:value-type="float">
            <text:p>40.4042553191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table:formula="of:=(1/27)+[.O16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[.J18]+[.K17]"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254.1" calcext:value-type="float">
            <text:p>254.1</text:p>
          </table:table-cell>
          <table:table-cell office:value-type="float" office:value="13" calcext:value-type="float">
            <text:p>13</text:p>
          </table:table-cell>
          <table:table-cell table:formula="of:=(1/27)+[.O17]" office:value-type="float" office:value="0.481481481481481" calcext:value-type="float">
            <text:p>0.481481481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J19]+[.K18]" office:value-type="float" office:value="369" calcext:value-type="float">
            <text:p>369</text:p>
          </table:table-cell>
          <table:table-cell office:value-type="float" office:value="11.2647058823529" calcext:value-type="float">
            <text:p>11.2647058824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table:formula="of:=(1/27)+[.O18]" office:value-type="float" office:value="0.518518518518518" calcext:value-type="float">
            <text:p>0.5185185185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formula="of:=[.J20]+[.K19]" office:value-type="float" office:value="438" calcext:value-type="float">
            <text:p>438</text:p>
          </table:table-cell>
          <table:table-cell office:value-type="float" office:value="33.0144927536232" calcext:value-type="float">
            <text:p>33.0144927536</text:p>
          </table:table-cell>
          <table:table-cell office:value-type="float" office:value="151.866666666667" calcext:value-type="float">
            <text:p>151.8666666667</text:p>
          </table:table-cell>
          <table:table-cell office:value-type="float" office:value="15" calcext:value-type="float">
            <text:p>15</text:p>
          </table:table-cell>
          <table:table-cell table:formula="of:=(1/27)+[.O19]" office:value-type="float" office:value="0.555555555555556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[.J21]+[.K20]" office:value-type="float" office:value="517" calcext:value-type="float">
            <text:p>517</text:p>
          </table:table-cell>
          <table:table-cell office:value-type="float" office:value="32.8987341772152" calcext:value-type="float">
            <text:p>32.8987341772</text:p>
          </table:table-cell>
          <table:table-cell office:value-type="float" office:value="129.95" calcext:value-type="float">
            <text:p>129.95</text:p>
          </table:table-cell>
          <table:table-cell office:value-type="float" office:value="16" calcext:value-type="float">
            <text:p>16</text:p>
          </table:table-cell>
          <table:table-cell table:formula="of:=(1/27)+[.O20]" office:value-type="float" office:value="0.592592592592593" calcext:value-type="float">
            <text:p>0.592592592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table:formula="of:=[.J22]+[.K21]" office:value-type="float" office:value="604" calcext:value-type="float">
            <text:p>604</text:p>
          </table:table-cell>
          <table:table-cell office:value-type="float" office:value="42.7471264367816" calcext:value-type="float">
            <text:p>42.7471264368</text:p>
          </table:table-cell>
          <table:table-cell office:value-type="float" office:value="195.736842105263" calcext:value-type="float">
            <text:p>195.7368421053</text:p>
          </table:table-cell>
          <table:table-cell office:value-type="float" office:value="17" calcext:value-type="float">
            <text:p>17</text:p>
          </table:table-cell>
          <table:table-cell table:formula="of:=(1/27)+[.O21]" office:value-type="float" office:value="0.62962962962963" calcext:value-type="float">
            <text:p>0.6296296296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table:formula="of:=[.J23]+[.K22]" office:value-type="float" office:value="692" calcext:value-type="float">
            <text:p>692</text:p>
          </table:table-cell>
          <table:table-cell office:value-type="float" office:value="25.2386363636364" calcext:value-type="float">
            <text:p>25.2386363636</text:p>
          </table:table-cell>
          <table:table-cell office:value-type="float" office:value="246.777777777778" calcext:value-type="float">
            <text:p>246.7777777778</text:p>
          </table:table-cell>
          <table:table-cell office:value-type="float" office:value="18" calcext:value-type="float">
            <text:p>18</text:p>
          </table:table-cell>
          <table:table-cell table:formula="of:=(1/27)+[.O22]" office:value-type="float" office:value="0.666666666666667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J24]+[.K23]" office:value-type="float" office:value="796" calcext:value-type="float">
            <text:p>796</text:p>
          </table:table-cell>
          <table:table-cell office:value-type="float" office:value="25.3557692307692" calcext:value-type="float">
            <text:p>25.3557692308</text:p>
          </table:table-cell>
          <table:table-cell office:value-type="float" office:value="119.863636363636" calcext:value-type="float">
            <text:p>119.8636363636</text:p>
          </table:table-cell>
          <table:table-cell office:value-type="float" office:value="19" calcext:value-type="float">
            <text:p>19</text:p>
          </table:table-cell>
          <table:table-cell table:formula="of:=(1/27)+[.O23]" office:value-type="float" office:value="0.703703703703703" calcext:value-type="float">
            <text:p>0.703703703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formula="of:=[.J25]+[.K24]" office:value-type="float" office:value="905" calcext:value-type="float">
            <text:p>905</text:p>
          </table:table-cell>
          <table:table-cell office:value-type="float" office:value="20.3394495412844" calcext:value-type="float">
            <text:p>20.3394495413</text:p>
          </table:table-cell>
          <table:table-cell office:value-type="float" office:value="79.1785714285714" calcext:value-type="float">
            <text:p>79.1785714286</text:p>
          </table:table-cell>
          <table:table-cell office:value-type="float" office:value="20" calcext:value-type="float">
            <text:p>20</text:p>
          </table:table-cell>
          <table:table-cell table:formula="of:=(1/27)+[.O24]" office:value-type="float" office:value="0.740740740740741" calcext:value-type="float">
            <text:p>0.7407407407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table:formula="of:=[.J26]+[.K25]" office:value-type="float" office:value="1023" calcext:value-type="float">
            <text:p>1023</text:p>
          </table:table-cell>
          <table:table-cell office:value-type="float" office:value="48.9661016949153" calcext:value-type="float">
            <text:p>48.9661016949</text:p>
          </table:table-cell>
          <table:table-cell office:value-type="float" office:value="222.230769230769" calcext:value-type="float">
            <text:p>222.2307692308</text:p>
          </table:table-cell>
          <table:table-cell office:value-type="float" office:value="21" calcext:value-type="float">
            <text:p>21</text:p>
          </table:table-cell>
          <table:table-cell table:formula="of:=(1/27)+[.O25]" office:value-type="float" office:value="0.777777777777777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J27]+[.K26]" office:value-type="float" office:value="1143" calcext:value-type="float">
            <text:p>1143</text:p>
          </table:table-cell>
          <table:table-cell office:value-type="float" office:value="16.325" calcext:value-type="float">
            <text:p>16.325</text:p>
          </table:table-cell>
          <table:table-cell office:value-type="float" office:value="163.25" calcext:value-type="float">
            <text:p>163.25</text:p>
          </table:table-cell>
          <table:table-cell office:value-type="float" office:value="22" calcext:value-type="float">
            <text:p>22</text:p>
          </table:table-cell>
          <table:table-cell table:formula="of:=(1/27)+[.O26]" office:value-type="float" office:value="0.814814814814814" calcext:value-type="float">
            <text:p>0.8148148148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formula="of:=[.J28]+[.K27]" office:value-type="float" office:value="1277" calcext:value-type="float">
            <text:p>1277</text:p>
          </table:table-cell>
          <table:table-cell office:value-type="float" office:value="23.5074626865672" calcext:value-type="float">
            <text:p>23.5074626866</text:p>
          </table:table-cell>
          <table:table-cell office:value-type="float" office:value="242.307692307692" calcext:value-type="float">
            <text:p>242.3076923077</text:p>
          </table:table-cell>
          <table:table-cell office:value-type="float" office:value="23" calcext:value-type="float">
            <text:p>23</text:p>
          </table:table-cell>
          <table:table-cell table:formula="of:=(1/27)+[.O27]" office:value-type="float" office:value="0.851851851851851" calcext:value-type="float">
            <text:p>0.851851851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formula="of:=[.J29]+[.K28]" office:value-type="float" office:value="1453" calcext:value-type="float">
            <text:p>1453</text:p>
          </table:table-cell>
          <table:table-cell office:value-type="float" office:value="35.3693181818182" calcext:value-type="float">
            <text:p>35.3693181818</text:p>
          </table:table-cell>
          <table:table-cell office:value-type="float" office:value="117.452830188679" calcext:value-type="float">
            <text:p>117.4528301887</text:p>
          </table:table-cell>
          <table:table-cell office:value-type="float" office:value="24" calcext:value-type="float">
            <text:p>24</text:p>
          </table:table-cell>
          <table:table-cell table:formula="of:=(1/27)+[.O28]" office:value-type="float" office:value="0.888888888888888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table:formula="of:=[.J30]+[.K29]" office:value-type="float" office:value="1634" calcext:value-type="float">
            <text:p>1634</text:p>
          </table:table-cell>
          <table:table-cell office:value-type="float" office:value="27.5635359116022" calcext:value-type="float">
            <text:p>27.5635359116</text:p>
          </table:table-cell>
          <table:table-cell office:value-type="float" office:value="160.935483870968" calcext:value-type="float">
            <text:p>160.935483871</text:p>
          </table:table-cell>
          <table:table-cell office:value-type="float" office:value="25" calcext:value-type="float">
            <text:p>25</text:p>
          </table:table-cell>
          <table:table-cell table:formula="of:=(1/27)+[.O29]" office:value-type="float" office:value="0.925925925925925" calcext:value-type="float">
            <text:p>0.9259259259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table:formula="of:=[.J31]+[.K30]" office:value-type="float" office:value="1926" calcext:value-type="float">
            <text:p>1926</text:p>
          </table:table-cell>
          <table:table-cell office:value-type="float" office:value="22.5342465753425" calcext:value-type="float">
            <text:p>22.5342465753</text:p>
          </table:table-cell>
          <table:table-cell office:value-type="float" office:value="134.285714285714" calcext:value-type="float">
            <text:p>134.2857142857</text:p>
          </table:table-cell>
          <table:table-cell office:value-type="float" office:value="26" calcext:value-type="float">
            <text:p>26</text:p>
          </table:table-cell>
          <table:table-cell table:formula="of:=(1/27)+[.O30]" office:value-type="float" office:value="0.962962962962962" calcext:value-type="float">
            <text:p>0.962962963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table:formula="of:=[.J32]+[.K31]" office:value-type="float" office:value="2231" calcext:value-type="float">
            <text:p>2231</text:p>
          </table:table-cell>
          <table:table-cell office:value-type="float" office:value="17.7737704918033" calcext:value-type="float">
            <text:p>17.7737704918</text:p>
          </table:table-cell>
          <table:table-cell office:value-type="float" office:value="106.294117647059" calcext:value-type="float">
            <text:p>106.2941176471</text:p>
          </table:table-cell>
          <table:table-cell office:value-type="float" office:value="27" calcext:value-type="float">
            <text:p>27</text:p>
          </table:table-cell>
          <table:table-cell table:formula="of:=(1/27)+[.O31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SUM([.D6:.D32])" office:value-type="float" office:value="62030" calcext:value-type="float">
            <text:p>62030</text:p>
          </table:table-cell>
          <table:table-cell table:formula="of:=SUM([.E6:.E32])" office:value-type="float" office:value="1200" calcext:value-type="float">
            <text:p>1200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table:formula="of:=[.D33]/[.E33]" office:value-type="float" office:value="51.6916666666667" calcext:value-type="float">
            <text:p>51.6916666667</text:p>
          </table:table-cell>
          <table:table-cell table:number-columns-repeated="8"/>
        </table:table-row>
      </table:table>
      <table:table table:name="Males Liberals" table:style-name="ta1">
        <table:shapes>
          <draw:frame draw:z-index="0" draw:style-name="gr1" draw:text-style-name="P1" svg:width="530.62pt" svg:height="336.56pt" svg:x="1152.03pt" svg:y="25.63pt">
            <loext:p draw:notify-on-update-of-ranges="'Males Liberals'.N2:'Males Liberals'.N32 'Males Liberals'.Q2:'Males Liberals'.Q3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30.62pt" svg:height="336.56pt" svg:x="128.04pt" svg:y="448.04pt">
            <loext:p draw:notify-on-update-of-ranges="'Males Liberals'.J2:'Males Liberals'.J32 'Males Liberals'.S2:'Males Liberals'.S3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R/T</text:p>
          </table:table-cell>
          <table:table-cell office:value-type="string" calcext:value-type="string">
            <text:p>R/T Cum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O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formula="of:=[.G2]/[.H2]" office:value-type="float" office:value="0.901639344262295" calcext:value-type="float">
            <text:p>0.9016393443</text:p>
          </table:table-cell>
          <table:table-cell table:formula="of:=[.I2]" office:value-type="float" office:value="0.901639344262295" calcext:value-type="float">
            <text:p>0.90163934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]+[.N2]" office:value-type="float" office:value="2" calcext:value-type="float">
            <text:p>2</text:p>
          </table:table-cell>
          <table:table-cell table:formula="of:=[.O2]+[.P1]" office:value-type="string" office:string-value="" calcext:value-type="error">
            <text:p>#VALUE!</text:p>
          </table:table-cell>
          <table:table-cell table:formula="of:=[.G2]/[.O2]"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table:formula="of:=1/31" office:value-type="float" office:value="0.032258064516129" calcext:value-type="float">
            <text:p>0.0322580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G3]/[.H3]" office:value-type="float" office:value="8.75" calcext:value-type="float">
            <text:p>8.75</text:p>
          </table:table-cell>
          <table:table-cell table:formula="of:=[.I3]+[.J2]" office:value-type="float" office:value="9.65163934426229" calcext:value-type="float">
            <text:p>9.6516393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3]+[.N3]" office:value-type="float" office:value="1" calcext:value-type="float">
            <text:p>1</text:p>
          </table:table-cell>
          <table:table-cell table:formula="of:=[.O3]" office:value-type="float" office:value="1" calcext:value-type="float">
            <text:p>1</text:p>
          </table:table-cell>
          <table:table-cell table:formula="of:=[.G3]/[.O3]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table:formula="of:=(1/31)+[.S2]" office:value-type="float" office:value="0.0645161290322581" calcext:value-type="float">
            <text:p>0.064516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table:formula="of:=[.G4]/[.H4]" office:value-type="float" office:value="9.09615384615385" calcext:value-type="float">
            <text:p>9.0961538462</text:p>
          </table:table-cell>
          <table:table-cell table:formula="of:=[.I4]+[.J3]" office:value-type="float" office:value="18.7477931904161" calcext:value-type="float">
            <text:p>18.747793190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4]+[.N4]" office:value-type="float" office:value="24" calcext:value-type="float">
            <text:p>24</text:p>
          </table:table-cell>
          <table:table-cell table:formula="of:=[.O4]+[.P3]" office:value-type="float" office:value="25" calcext:value-type="float">
            <text:p>25</text:p>
          </table:table-cell>
          <table:table-cell table:formula="of:=[.G4]/[.O4]" office:value-type="float" office:value="19.7083333333333" calcext:value-type="float">
            <text:p>19.71</text:p>
          </table:table-cell>
          <table:table-cell table:formula="of:=[.G4]/[.M4]" office:value-type="float" office:value="236.5" calcext:value-type="float">
            <text:p>236.50</text:p>
          </table:table-cell>
          <table:table-cell table:formula="of:=(1/31)+[.S3]" office:value-type="float" office:value="0.0967741935483871" calcext:value-type="float">
            <text:p>0.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table:formula="of:=[.G5]/[.H5]" office:value-type="float" office:value="10" calcext:value-type="float">
            <text:p>10</text:p>
          </table:table-cell>
          <table:table-cell table:formula="of:=[.I5]+[.J4]" office:value-type="float" office:value="28.7477931904161" calcext:value-type="float">
            <text:p>28.747793190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L5]+[.N5]" office:value-type="float" office:value="12" calcext:value-type="float">
            <text:p>12</text:p>
          </table:table-cell>
          <table:table-cell table:formula="of:=[.O5]+[.P4]" office:value-type="float" office:value="37" calcext:value-type="float">
            <text:p>37</text:p>
          </table:table-cell>
          <table:table-cell table:formula="of:=[.G5]/[.O5]"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table:formula="of:=(1/31)+[.S4]" office:value-type="float" office:value="0.129032258064516" calcext:value-type="float">
            <text:p>0.1290322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formula="of:=[.G6]/[.H6]" office:value-type="float" office:value="11.2" calcext:value-type="float">
            <text:p>11.2</text:p>
          </table:table-cell>
          <table:table-cell table:formula="of:=[.I6]+[.J5]" office:value-type="float" office:value="39.9477931904161" calcext:value-type="float">
            <text:p>39.94779319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6]+[.N6]" office:value-type="float" office:value="7" calcext:value-type="float">
            <text:p>7</text:p>
          </table:table-cell>
          <table:table-cell table:formula="of:=[.O6]+[.P5]" office:value-type="float" office:value="44" calcext:value-type="float">
            <text:p>44</text:p>
          </table:table-cell>
          <table:table-cell table:formula="of:=[.G6]/[.O6]" office:value-type="float" office:value="32" calcext:value-type="float">
            <text:p>32.00</text:p>
          </table:table-cell>
          <table:table-cell table:formula="of:=[.G6]/[.M6]" office:value-type="float" office:value="112" calcext:value-type="float">
            <text:p>112.00</text:p>
          </table:table-cell>
          <table:table-cell table:formula="of:=(1/31)+[.S5]" office:value-type="float" office:value="0.161290322580645" calcext:value-type="float">
            <text:p>0.1612903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table:formula="of:=[.G7]/[.H7]" office:value-type="float" office:value="14.6829268292683" calcext:value-type="float">
            <text:p>14.6829268293</text:p>
          </table:table-cell>
          <table:table-cell table:formula="of:=[.I7]+[.J6]" office:value-type="float" office:value="54.6307200196844" calcext:value-type="float">
            <text:p>54.630720019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7]+[.N7]" office:value-type="float" office:value="11" calcext:value-type="float">
            <text:p>11</text:p>
          </table:table-cell>
          <table:table-cell table:formula="of:=[.O7]+[.P6]" office:value-type="float" office:value="55" calcext:value-type="float">
            <text:p>55</text:p>
          </table:table-cell>
          <table:table-cell table:formula="of:=[.G7]/[.O7]" office:value-type="float" office:value="54.7272727272727" calcext:value-type="float">
            <text:p>54.73</text:p>
          </table:table-cell>
          <table:table-cell table:formula="of:=[.G7]/[.M7]" office:value-type="float" office:value="301" calcext:value-type="float">
            <text:p>301.00</text:p>
          </table:table-cell>
          <table:table-cell table:formula="of:=(1/31)+[.S6]" office:value-type="float" office:value="0.193548387096774" calcext:value-type="float">
            <text:p>0.19354838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table:formula="of:=[.G8]/[.H8]" office:value-type="float" office:value="17.6666666666667" calcext:value-type="float">
            <text:p>17.6666666667</text:p>
          </table:table-cell>
          <table:table-cell table:formula="of:=[.I8]+[.J7]" office:value-type="float" office:value="72.2973866863511" calcext:value-type="float">
            <text:p>72.29738668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L8]+[.N8]" office:value-type="float" office:value="10" calcext:value-type="float">
            <text:p>10</text:p>
          </table:table-cell>
          <table:table-cell table:formula="of:=[.O8]+[.P7]" office:value-type="float" office:value="65" calcext:value-type="float">
            <text:p>65</text:p>
          </table:table-cell>
          <table:table-cell table:formula="of:=[.G8]/[.O8]" office:value-type="float" office:value="79.5" calcext:value-type="float">
            <text:p>79.50</text:p>
          </table:table-cell>
          <table:table-cell table:formula="of:=[.G8]/[.M8]" office:value-type="float" office:value="53" calcext:value-type="float">
            <text:p>53.00</text:p>
          </table:table-cell>
          <table:table-cell table:formula="of:=(1/31)+[.S7]" office:value-type="float" office:value="0.225806451612903" calcext:value-type="float">
            <text:p>0.2258064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table:formula="of:=[.G9]/[.H9]" office:value-type="float" office:value="17.8448275862069" calcext:value-type="float">
            <text:p>17.8448275862</text:p>
          </table:table-cell>
          <table:table-cell table:formula="of:=[.I9]+[.J8]" office:value-type="float" office:value="90.142214272558" calcext:value-type="float">
            <text:p>90.14221427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L9]+[.N9]" office:value-type="float" office:value="39" calcext:value-type="float">
            <text:p>39</text:p>
          </table:table-cell>
          <table:table-cell table:formula="of:=[.O9]+[.P8]" office:value-type="float" office:value="104" calcext:value-type="float">
            <text:p>104</text:p>
          </table:table-cell>
          <table:table-cell table:formula="of:=[.G9]/[.O9]" office:value-type="float" office:value="26.5384615384615" calcext:value-type="float">
            <text:p>26.54</text:p>
          </table:table-cell>
          <table:table-cell table:formula="of:=[.G9]/[.M9]" office:value-type="float" office:value="258.75" calcext:value-type="float">
            <text:p>258.75</text:p>
          </table:table-cell>
          <table:table-cell table:formula="of:=(1/31)+[.S8]" office:value-type="float" office:value="0.258064516129032" calcext:value-type="float">
            <text:p>0.2580645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table:formula="of:=[.G10]/[.H10]" office:value-type="float" office:value="20.1851851851852" calcext:value-type="float">
            <text:p>20.1851851852</text:p>
          </table:table-cell>
          <table:table-cell table:formula="of:=[.I10]+[.J9]" office:value-type="float" office:value="110.327399457743" calcext:value-type="float">
            <text:p>110.32739945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0]+[.N10]" office:value-type="float" office:value="10" calcext:value-type="float">
            <text:p>10</text:p>
          </table:table-cell>
          <table:table-cell table:formula="of:=[.O10]+[.P9]" office:value-type="float" office:value="114" calcext:value-type="float">
            <text:p>114</text:p>
          </table:table-cell>
          <table:table-cell table:formula="of:=[.G10]/[.O10]" office:value-type="float" office:value="54.5" calcext:value-type="float">
            <text:p>54.50</text:p>
          </table:table-cell>
          <table:table-cell table:formula="of:=[.G10]/[.M10]" office:value-type="float" office:value="272.5" calcext:value-type="float">
            <text:p>272.50</text:p>
          </table:table-cell>
          <table:table-cell table:formula="of:=(1/31)+[.S9]" office:value-type="float" office:value="0.290322580645161" calcext:value-type="float">
            <text:p>0.2903225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table:formula="of:=[.G11]/[.H11]" office:value-type="float" office:value="25.2461538461538" calcext:value-type="float">
            <text:p>25.2461538462</text:p>
          </table:table-cell>
          <table:table-cell table:formula="of:=[.I11]+[.J10]" office:value-type="float" office:value="135.573553303897" calcext:value-type="float">
            <text:p>135.5735533039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L11]+[.N11]" office:value-type="float" office:value="59" calcext:value-type="float">
            <text:p>59</text:p>
          </table:table-cell>
          <table:table-cell table:formula="of:=[.O11]+[.P10]" office:value-type="float" office:value="173" calcext:value-type="float">
            <text:p>173</text:p>
          </table:table-cell>
          <table:table-cell table:formula="of:=[.G11]/[.O11]" office:value-type="float" office:value="27.8135593220339" calcext:value-type="float">
            <text:p>27.81</text:p>
          </table:table-cell>
          <table:table-cell table:formula="of:=[.G11]/[.M11]" office:value-type="float" office:value="96.5294117647059" calcext:value-type="float">
            <text:p>96.53</text:p>
          </table:table-cell>
          <table:table-cell table:formula="of:=(1/31)+[.S10]" office:value-type="float" office:value="0.32258064516129" calcext:value-type="float">
            <text:p>0.3225806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table:formula="of:=[.G12]/[.H12]" office:value-type="float" office:value="26.6296296296296" calcext:value-type="float">
            <text:p>26.6296296296</text:p>
          </table:table-cell>
          <table:table-cell table:formula="of:=[.I12]+[.J11]" office:value-type="float" office:value="162.203182933527" calcext:value-type="float">
            <text:p>162.203182933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L12]+[.N12]" office:value-type="float" office:value="51" calcext:value-type="float">
            <text:p>51</text:p>
          </table:table-cell>
          <table:table-cell table:formula="of:=[.O12]+[.P11]" office:value-type="float" office:value="224" calcext:value-type="float">
            <text:p>224</text:p>
          </table:table-cell>
          <table:table-cell table:formula="of:=[.G12]/[.O12]" office:value-type="float" office:value="14.0980392156863" calcext:value-type="float">
            <text:p>14.10</text:p>
          </table:table-cell>
          <table:table-cell table:formula="of:=[.G12]/[.M12]" office:value-type="float" office:value="143.8" calcext:value-type="float">
            <text:p>143.80</text:p>
          </table:table-cell>
          <table:table-cell table:formula="of:=(1/31)+[.S11]" office:value-type="float" office:value="0.354838709677419" calcext:value-type="float">
            <text:p>0.3548387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table:formula="of:=[.G13]/[.H13]" office:value-type="float" office:value="34.1428571428571" calcext:value-type="float">
            <text:p>34.1428571429</text:p>
          </table:table-cell>
          <table:table-cell table:formula="of:=[.I13]+[.J12]" office:value-type="float" office:value="196.346040076384" calcext:value-type="float">
            <text:p>196.3460400764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L13]+[.N13]" office:value-type="float" office:value="46" calcext:value-type="float">
            <text:p>46</text:p>
          </table:table-cell>
          <table:table-cell table:formula="of:=[.O13]+[.P12]" office:value-type="float" office:value="270" calcext:value-type="float">
            <text:p>270</text:p>
          </table:table-cell>
          <table:table-cell table:formula="of:=[.G13]/[.O13]" office:value-type="float" office:value="31.1739130434783" calcext:value-type="float">
            <text:p>31.17</text:p>
          </table:table-cell>
          <table:table-cell table:formula="of:=[.G13]/[.M13]" office:value-type="float" office:value="79.6666666666667" calcext:value-type="float">
            <text:p>79.67</text:p>
          </table:table-cell>
          <table:table-cell table:formula="of:=(1/31)+[.S12]" office:value-type="float" office:value="0.387096774193548" calcext:value-type="float">
            <text:p>0.3870967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table:formula="of:=[.G14]/[.H14]" office:value-type="float" office:value="35.6756756756757" calcext:value-type="float">
            <text:p>35.6756756757</text:p>
          </table:table-cell>
          <table:table-cell table:formula="of:=[.I14]+[.J13]" office:value-type="float" office:value="232.021715752059" calcext:value-type="float">
            <text:p>232.021715752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L14]+[.N14]" office:value-type="float" office:value="30" calcext:value-type="float">
            <text:p>30</text:p>
          </table:table-cell>
          <table:table-cell table:formula="of:=[.O14]+[.P13]" office:value-type="float" office:value="300" calcext:value-type="float">
            <text:p>300</text:p>
          </table:table-cell>
          <table:table-cell table:formula="of:=[.G14]/[.O14]" office:value-type="float" office:value="44" calcext:value-type="float">
            <text:p>44.00</text:p>
          </table:table-cell>
          <table:table-cell table:formula="of:=[.G14]/[.M14]" office:value-type="float" office:value="120" calcext:value-type="float">
            <text:p>120.00</text:p>
          </table:table-cell>
          <table:table-cell table:formula="of:=(1/31)+[.S13]" office:value-type="float" office:value="0.419354838709677" calcext:value-type="float">
            <text:p>0.4193548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table:formula="of:=[.G15]/[.H15]" office:value-type="float" office:value="35.78125" calcext:value-type="float">
            <text:p>35.78125</text:p>
          </table:table-cell>
          <table:table-cell table:formula="of:=[.I15]+[.J14]" office:value-type="float" office:value="267.802965752059" calcext:value-type="float">
            <text:p>267.802965752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L15]+[.N15]" office:value-type="float" office:value="25" calcext:value-type="float">
            <text:p>25</text:p>
          </table:table-cell>
          <table:table-cell table:formula="of:=[.O15]+[.P14]" office:value-type="float" office:value="325" calcext:value-type="float">
            <text:p>325</text:p>
          </table:table-cell>
          <table:table-cell table:formula="of:=[.G15]/[.O15]" office:value-type="float" office:value="45.8" calcext:value-type="float">
            <text:p>45.80</text:p>
          </table:table-cell>
          <table:table-cell table:formula="of:=[.G15]/[.M15]" office:value-type="float" office:value="143.125" calcext:value-type="float">
            <text:p>143.13</text:p>
          </table:table-cell>
          <table:table-cell table:formula="of:=(1/31)+[.S14]" office:value-type="float" office:value="0.451612903225806" calcext:value-type="float">
            <text:p>0.4516129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table:formula="of:=[.G16]/[.H16]" office:value-type="float" office:value="36.078125" calcext:value-type="float">
            <text:p>36.078125</text:p>
          </table:table-cell>
          <table:table-cell table:formula="of:=[.I16]+[.J15]" office:value-type="float" office:value="303.881090752059" calcext:value-type="float">
            <text:p>303.8810907521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L16]+[.N16]" office:value-type="float" office:value="77" calcext:value-type="float">
            <text:p>77</text:p>
          </table:table-cell>
          <table:table-cell table:formula="of:=[.O16]+[.P15]" office:value-type="float" office:value="402" calcext:value-type="float">
            <text:p>402</text:p>
          </table:table-cell>
          <table:table-cell table:formula="of:=[.G16]/[.O16]" office:value-type="float" office:value="29.987012987013" calcext:value-type="float">
            <text:p>29.99</text:p>
          </table:table-cell>
          <table:table-cell table:formula="of:=[.G16]/[.M16]" office:value-type="float" office:value="288.625" calcext:value-type="float">
            <text:p>288.63</text:p>
          </table:table-cell>
          <table:table-cell table:formula="of:=(1/31)+[.S15]" office:value-type="float" office:value="0.483870967741935" calcext:value-type="float">
            <text:p>0.48387096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table:formula="of:=[.G17]/[.H17]" office:value-type="float" office:value="41.4" calcext:value-type="float">
            <text:p>41.4</text:p>
          </table:table-cell>
          <table:table-cell table:formula="of:=[.I17]+[.J16]" office:value-type="float" office:value="345.281090752059" calcext:value-type="float">
            <text:p>345.2810907521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L17]+[.N17]" office:value-type="float" office:value="72" calcext:value-type="float">
            <text:p>72</text:p>
          </table:table-cell>
          <table:table-cell table:formula="of:=[.O17]+[.P16]" office:value-type="float" office:value="474" calcext:value-type="float">
            <text:p>474</text:p>
          </table:table-cell>
          <table:table-cell table:formula="of:=[.G17]/[.O17]" office:value-type="float" office:value="40.25" calcext:value-type="float">
            <text:p>40.25</text:p>
          </table:table-cell>
          <table:table-cell table:formula="of:=[.G17]/[.M17]" office:value-type="float" office:value="207" calcext:value-type="float">
            <text:p>207.00</text:p>
          </table:table-cell>
          <table:table-cell table:formula="of:=(1/31)+[.S16]" office:value-type="float" office:value="0.516129032258064" calcext:value-type="float">
            <text:p>0.516129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table:formula="of:=[.G18]/[.H18]" office:value-type="float" office:value="47.4444444444444" calcext:value-type="float">
            <text:p>47.4444444444</text:p>
          </table:table-cell>
          <table:table-cell table:formula="of:=[.I18]+[.J17]" office:value-type="float" office:value="392.725535196504" calcext:value-type="float">
            <text:p>392.725535196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L18]+[.N18]" office:value-type="float" office:value="23" calcext:value-type="float">
            <text:p>23</text:p>
          </table:table-cell>
          <table:table-cell table:formula="of:=[.O18]+[.P17]" office:value-type="float" office:value="497" calcext:value-type="float">
            <text:p>497</text:p>
          </table:table-cell>
          <table:table-cell table:formula="of:=[.G18]/[.O18]" office:value-type="float" office:value="37.1304347826087" calcext:value-type="float">
            <text:p>37.13</text:p>
          </table:table-cell>
          <table:table-cell table:formula="of:=[.G18]/[.M18]" office:value-type="float" office:value="94.8888888888889" calcext:value-type="float">
            <text:p>94.89</text:p>
          </table:table-cell>
          <table:table-cell table:formula="of:=(1/31)+[.S17]" office:value-type="float" office:value="0.548387096774193" calcext:value-type="float">
            <text:p>0.5483870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table:formula="of:=[.G19]/[.H19]" office:value-type="float" office:value="48" calcext:value-type="float">
            <text:p>48</text:p>
          </table:table-cell>
          <table:table-cell table:formula="of:=[.I19]+[.J18]" office:value-type="float" office:value="440.725535196504" calcext:value-type="float">
            <text:p>440.7255351965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L19]+[.N19]" office:value-type="float" office:value="38" calcext:value-type="float">
            <text:p>38</text:p>
          </table:table-cell>
          <table:table-cell table:formula="of:=[.O19]+[.P18]" office:value-type="float" office:value="535" calcext:value-type="float">
            <text:p>535</text:p>
          </table:table-cell>
          <table:table-cell table:formula="of:=[.G19]/[.O19]" office:value-type="float" office:value="37.8947368421053" calcext:value-type="float">
            <text:p>37.89</text:p>
          </table:table-cell>
          <table:table-cell table:formula="of:=[.G19]/[.M19]" office:value-type="float" office:value="110.769230769231" calcext:value-type="float">
            <text:p>110.77</text:p>
          </table:table-cell>
          <table:table-cell table:formula="of:=(1/31)+[.S18]" office:value-type="float" office:value="0.580645161290322" calcext:value-type="float">
            <text:p>0.5806451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table:formula="of:=[.G20]/[.H20]" office:value-type="float" office:value="48.7857142857143" calcext:value-type="float">
            <text:p>48.7857142857</text:p>
          </table:table-cell>
          <table:table-cell table:formula="of:=[.I20]+[.J19]" office:value-type="float" office:value="489.511249482218" calcext:value-type="float">
            <text:p>489.51124948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L20]+[.N20]" office:value-type="float" office:value="16" calcext:value-type="float">
            <text:p>16</text:p>
          </table:table-cell>
          <table:table-cell table:formula="of:=[.O20]+[.P19]" office:value-type="float" office:value="551" calcext:value-type="float">
            <text:p>551</text:p>
          </table:table-cell>
          <table:table-cell table:formula="of:=[.G20]/[.O20]" office:value-type="float" office:value="42.6875" calcext:value-type="float">
            <text:p>42.69</text:p>
          </table:table-cell>
          <table:table-cell table:formula="of:=[.G20]/[.M20]" office:value-type="float" office:value="97.5714285714286" calcext:value-type="float">
            <text:p>97.57</text:p>
          </table:table-cell>
          <table:table-cell table:formula="of:=(1/31)+[.S19]" office:value-type="float" office:value="0.612903225806451" calcext:value-type="float">
            <text:p>0.6129032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table:formula="of:=[.G21]/[.H21]" office:value-type="float" office:value="54.6923076923077" calcext:value-type="float">
            <text:p>54.6923076923</text:p>
          </table:table-cell>
          <table:table-cell table:formula="of:=[.I21]+[.J20]" office:value-type="float" office:value="544.203557174526" calcext:value-type="float">
            <text:p>544.203557174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L21]+[.N21]" office:value-type="float" office:value="60" calcext:value-type="float">
            <text:p>60</text:p>
          </table:table-cell>
          <table:table-cell table:formula="of:=[.O21]+[.P20]" office:value-type="float" office:value="611" calcext:value-type="float">
            <text:p>611</text:p>
          </table:table-cell>
          <table:table-cell table:formula="of:=[.G21]/[.O21]" office:value-type="float" office:value="35.55" calcext:value-type="float">
            <text:p>35.55</text:p>
          </table:table-cell>
          <table:table-cell table:formula="of:=[.G21]/[.M21]" office:value-type="float" office:value="355.5" calcext:value-type="float">
            <text:p>355.50</text:p>
          </table:table-cell>
          <table:table-cell table:formula="of:=(1/31)+[.S20]" office:value-type="float" office:value="0.64516129032258" calcext:value-type="float">
            <text:p>0.6451612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table:formula="of:=[.G22]/[.H22]" office:value-type="float" office:value="63.8028169014085" calcext:value-type="float">
            <text:p>63.8028169014</text:p>
          </table:table-cell>
          <table:table-cell table:formula="of:=[.I22]+[.J21]" office:value-type="float" office:value="608.006374075934" calcext:value-type="float">
            <text:p>608.0063740759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L22]+[.N22]" office:value-type="float" office:value="128" calcext:value-type="float">
            <text:p>128</text:p>
          </table:table-cell>
          <table:table-cell table:formula="of:=[.O22]+[.P21]" office:value-type="float" office:value="739" calcext:value-type="float">
            <text:p>739</text:p>
          </table:table-cell>
          <table:table-cell table:formula="of:=[.G22]/[.O22]" office:value-type="float" office:value="35.390625" calcext:value-type="float">
            <text:p>35.39</text:p>
          </table:table-cell>
          <table:table-cell table:formula="of:=[.G22]/[.M22]" office:value-type="float" office:value="174.230769230769" calcext:value-type="float">
            <text:p>174.23</text:p>
          </table:table-cell>
          <table:table-cell table:formula="of:=(1/31)+[.S21]" office:value-type="float" office:value="0.677419354838709" calcext:value-type="float">
            <text:p>0.6774193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table:formula="of:=[.G23]/[.H23]" office:value-type="float" office:value="65.375" calcext:value-type="float">
            <text:p>65.375</text:p>
          </table:table-cell>
          <table:table-cell table:formula="of:=[.I23]+[.J22]" office:value-type="float" office:value="673.381374075934" calcext:value-type="float">
            <text:p>673.381374075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L23]+[.N23]" office:value-type="float" office:value="66" calcext:value-type="float">
            <text:p>66</text:p>
          </table:table-cell>
          <table:table-cell table:formula="of:=[.O23]+[.P22]" office:value-type="float" office:value="805" calcext:value-type="float">
            <text:p>805</text:p>
          </table:table-cell>
          <table:table-cell table:formula="of:=[.G23]/[.O23]" office:value-type="float" office:value="15.8484848484848" calcext:value-type="float">
            <text:p>15.85</text:p>
          </table:table-cell>
          <table:table-cell table:formula="of:=[.G23]/[.M23]" office:value-type="float" office:value="116.222222222222" calcext:value-type="float">
            <text:p>116.22</text:p>
          </table:table-cell>
          <table:table-cell table:formula="of:=(1/31)+[.S22]" office:value-type="float" office:value="0.709677419354838" calcext:value-type="float">
            <text:p>0.709677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table:formula="of:=[.G24]/[.H24]" office:value-type="float" office:value="68.6470588235294" calcext:value-type="float">
            <text:p>68.6470588235</text:p>
          </table:table-cell>
          <table:table-cell table:formula="of:=[.I24]+[.J23]" office:value-type="float" office:value="742.028432899464" calcext:value-type="float">
            <text:p>742.028432899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L24]+[.N24]" office:value-type="float" office:value="27" calcext:value-type="float">
            <text:p>27</text:p>
          </table:table-cell>
          <table:table-cell table:formula="of:=[.O24]+[.P23]" office:value-type="float" office:value="832" calcext:value-type="float">
            <text:p>832</text:p>
          </table:table-cell>
          <table:table-cell table:formula="of:=[.G24]/[.O24]" office:value-type="float" office:value="43.2222222222222" calcext:value-type="float">
            <text:p>43.22</text:p>
          </table:table-cell>
          <table:table-cell table:formula="of:=[.G24]/[.M24]" office:value-type="float" office:value="166.714285714286" calcext:value-type="float">
            <text:p>166.71</text:p>
          </table:table-cell>
          <table:table-cell table:formula="of:=(1/31)+[.S23]" office:value-type="float" office:value="0.741935483870967" calcext:value-type="float">
            <text:p>0.7419354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table:formula="of:=[.G25]/[.H25]" office:value-type="float" office:value="73.5135135135135" calcext:value-type="float">
            <text:p>73.5135135135</text:p>
          </table:table-cell>
          <table:table-cell table:formula="of:=[.I25]+[.J24]" office:value-type="float" office:value="815.541946412977" calcext:value-type="float">
            <text:p>815.541946413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L25]+[.N25]" office:value-type="float" office:value="52" calcext:value-type="float">
            <text:p>52</text:p>
          </table:table-cell>
          <table:table-cell table:formula="of:=[.O25]+[.P24]" office:value-type="float" office:value="884" calcext:value-type="float">
            <text:p>884</text:p>
          </table:table-cell>
          <table:table-cell table:formula="of:=[.G25]/[.O25]" office:value-type="float" office:value="52.3076923076923" calcext:value-type="float">
            <text:p>52.31</text:p>
          </table:table-cell>
          <table:table-cell table:formula="of:=[.G25]/[.M25]" office:value-type="float" office:value="209.230769230769" calcext:value-type="float">
            <text:p>209.23</text:p>
          </table:table-cell>
          <table:table-cell table:formula="of:=(1/31)+[.S24]" office:value-type="float" office:value="0.774193548387096" calcext:value-type="float">
            <text:p>0.774193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table:formula="of:=[.G26]/[.H26]" office:value-type="float" office:value="74.8421052631579" calcext:value-type="float">
            <text:p>74.8421052632</text:p>
          </table:table-cell>
          <table:table-cell table:formula="of:=[.I26]+[.J25]" office:value-type="float" office:value="890.384051676135" calcext:value-type="float">
            <text:p>890.3840516761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L26]+[.N26]" office:value-type="float" office:value="83" calcext:value-type="float">
            <text:p>83</text:p>
          </table:table-cell>
          <table:table-cell table:formula="of:=[.O26]+[.P25]" office:value-type="float" office:value="967" calcext:value-type="float">
            <text:p>967</text:p>
          </table:table-cell>
          <table:table-cell table:formula="of:=[.G26]/[.O26]" office:value-type="float" office:value="34.2650602409639" calcext:value-type="float">
            <text:p>34.27</text:p>
          </table:table-cell>
          <table:table-cell table:formula="of:=[.G26]/[.M26]" office:value-type="float" office:value="113.76" calcext:value-type="float">
            <text:p>113.76</text:p>
          </table:table-cell>
          <table:table-cell table:formula="of:=(1/31)+[.S25]" office:value-type="float" office:value="0.806451612903225" calcext:value-type="float">
            <text:p>0.8064516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table:formula="of:=[.G27]/[.H27]" office:value-type="float" office:value="82.9677419354839" calcext:value-type="float">
            <text:p>82.9677419355</text:p>
          </table:table-cell>
          <table:table-cell table:formula="of:=[.I27]+[.J26]" office:value-type="float" office:value="973.351793611619" calcext:value-type="float">
            <text:p>973.3517936116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L27]+[.N27]" office:value-type="float" office:value="67" calcext:value-type="float">
            <text:p>67</text:p>
          </table:table-cell>
          <table:table-cell table:formula="of:=[.O27]+[.P26]" office:value-type="float" office:value="1034" calcext:value-type="float">
            <text:p>1034</text:p>
          </table:table-cell>
          <table:table-cell table:formula="of:=[.G27]/[.O27]" office:value-type="float" office:value="38.3880597014925" calcext:value-type="float">
            <text:p>38.39</text:p>
          </table:table-cell>
          <table:table-cell table:formula="of:=[.G27]/[.M27]" office:value-type="float" office:value="98.9230769230769" calcext:value-type="float">
            <text:p>98.92</text:p>
          </table:table-cell>
          <table:table-cell table:formula="of:=(1/31)+[.S26]" office:value-type="float" office:value="0.838709677419354" calcext:value-type="float">
            <text:p>0.8387096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table:formula="of:=[.G28]/[.H28]" office:value-type="float" office:value="84.7818181818182" calcext:value-type="float">
            <text:p>84.7818181818</text:p>
          </table:table-cell>
          <table:table-cell table:formula="of:=[.I28]+[.J27]" office:value-type="float" office:value="1058.13361179344" calcext:value-type="float">
            <text:p>1058.1336117934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L28]+[.N28]" office:value-type="float" office:value="153" calcext:value-type="float">
            <text:p>153</text:p>
          </table:table-cell>
          <table:table-cell table:formula="of:=[.O28]+[.P27]" office:value-type="float" office:value="1187" calcext:value-type="float">
            <text:p>1187</text:p>
          </table:table-cell>
          <table:table-cell table:formula="of:=[.G28]/[.O28]" office:value-type="float" office:value="30.4771241830065" calcext:value-type="float">
            <text:p>30.48</text:p>
          </table:table-cell>
          <table:table-cell table:formula="of:=[.G28]/[.M28]" office:value-type="float" office:value="259.055555555556" calcext:value-type="float">
            <text:p>259.06</text:p>
          </table:table-cell>
          <table:table-cell table:formula="of:=(1/31)+[.S27]" office:value-type="float" office:value="0.870967741935483" calcext:value-type="float">
            <text:p>0.8709677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table:formula="of:=[.G29]/[.H29]" office:value-type="float" office:value="94.0222222222222" calcext:value-type="float">
            <text:p>94.0222222222</text:p>
          </table:table-cell>
          <table:table-cell table:formula="of:=[.I29]+[.J28]" office:value-type="float" office:value="1152.15583401566" calcext:value-type="float">
            <text:p>1152.1558340157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L29]+[.N29]" office:value-type="float" office:value="177" calcext:value-type="float">
            <text:p>177</text:p>
          </table:table-cell>
          <table:table-cell table:formula="of:=[.O29]+[.P28]" office:value-type="float" office:value="1364" calcext:value-type="float">
            <text:p>1364</text:p>
          </table:table-cell>
          <table:table-cell table:formula="of:=[.G29]/[.O29]" office:value-type="float" office:value="23.9039548022599" calcext:value-type="float">
            <text:p>23.90</text:p>
          </table:table-cell>
          <table:table-cell table:formula="of:=[.G29]/[.M29]" office:value-type="float" office:value="114.351351351351" calcext:value-type="float">
            <text:p>114.35</text:p>
          </table:table-cell>
          <table:table-cell table:formula="of:=(1/31)+[.S28]" office:value-type="float" office:value="0.903225806451612" calcext:value-type="float">
            <text:p>0.9032258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table:formula="of:=[.G30]/[.H30]" office:value-type="float" office:value="94.9333333333333" calcext:value-type="float">
            <text:p>94.9333333333</text:p>
          </table:table-cell>
          <table:table-cell table:formula="of:=[.I30]+[.J29]" office:value-type="float" office:value="1247.08916734899" calcext:value-type="float">
            <text:p>1247.089167349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L30]+[.N30]" office:value-type="float" office:value="120" calcext:value-type="float">
            <text:p>120</text:p>
          </table:table-cell>
          <table:table-cell table:formula="of:=[.O30]+[.P29]" office:value-type="float" office:value="1484" calcext:value-type="float">
            <text:p>1484</text:p>
          </table:table-cell>
          <table:table-cell table:formula="of:=[.G30]/[.O30]" office:value-type="float" office:value="47.4666666666667" calcext:value-type="float">
            <text:p>47.47</text:p>
          </table:table-cell>
          <table:table-cell table:formula="of:=[.G30]/[.M30]" office:value-type="float" office:value="227.84" calcext:value-type="float">
            <text:p>227.84</text:p>
          </table:table-cell>
          <table:table-cell table:formula="of:=(1/31)+[.S29]" office:value-type="float" office:value="0.935483870967741" calcext:value-type="float">
            <text:p>0.9354838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table:formula="of:=[.G31]/[.H31]" office:value-type="float" office:value="95.2333333333333" calcext:value-type="float">
            <text:p>95.2333333333</text:p>
          </table:table-cell>
          <table:table-cell table:formula="of:=[.I31]+[.J30]" office:value-type="float" office:value="1342.32250068233" calcext:value-type="float">
            <text:p>1342.322500682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L31]+[.N31]" office:value-type="float" office:value="172" calcext:value-type="float">
            <text:p>172</text:p>
          </table:table-cell>
          <table:table-cell table:formula="of:=[.O31]+[.P30]" office:value-type="float" office:value="1656" calcext:value-type="float">
            <text:p>1656</text:p>
          </table:table-cell>
          <table:table-cell table:formula="of:=[.G31]/[.O31]" office:value-type="float" office:value="33.2209302325581" calcext:value-type="float">
            <text:p>33.22</text:p>
          </table:table-cell>
          <table:table-cell table:formula="of:=[.G31]/[.M31]" office:value-type="float" office:value="112.039215686275" calcext:value-type="float">
            <text:p>112.04</text:p>
          </table:table-cell>
          <table:table-cell table:formula="of:=(1/31)+[.S30]" office:value-type="float" office:value="0.96774193548387" calcext:value-type="float">
            <text:p>0.9677419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table:formula="of:=[.G32]/[.H32]" office:value-type="float" office:value="95.5151515151515" calcext:value-type="float">
            <text:p>95.5151515152</text:p>
          </table:table-cell>
          <table:table-cell table:formula="of:=[.I32]+[.J31]" office:value-type="float" office:value="1437.83765219748" calcext:value-type="float">
            <text:p>1437.8376521975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L32]+[.N32]" office:value-type="float" office:value="132" calcext:value-type="float">
            <text:p>132</text:p>
          </table:table-cell>
          <table:table-cell table:formula="of:=[.O32]+[.P31]" office:value-type="float" office:value="1788" calcext:value-type="float">
            <text:p>1788</text:p>
          </table:table-cell>
          <table:table-cell table:formula="of:=[.G32]/[.O32]" office:value-type="float" office:value="23.8787878787879" calcext:value-type="float">
            <text:p>23.88</text:p>
          </table:table-cell>
          <table:table-cell table:formula="of:=[.G32]/[.M32]" office:value-type="float" office:value="197" calcext:value-type="float">
            <text:p>197.00</text:p>
          </table:table-cell>
          <table:table-cell table:formula="of:=(1/31)+[.S31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formula="of:=SUM([.G2:.G32])" office:value-type="float" office:value="59030" calcext:value-type="float">
            <text:p>59030</text:p>
          </table:table-cell>
          <table:table-cell table:formula="of:=SUM([.H2:.H32])" office:value-type="float" office:value="1245" calcext:value-type="float">
            <text:p>1245</text:p>
          </table:table-cell>
          <table:table-cell table:number-columns-repeated="6"/>
          <table:table-cell table:formula="of:=SUM([.O2:.O32])" office:value-type="float" office:value="1790" calcext:value-type="float">
            <text:p>1790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table:formula="of:=[.G33]/[.H33]" office:value-type="float" office:value="47.4136546184739" calcext:value-type="float">
            <text:p>47.4136546185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Females" table:style-name="ta1">
        <table:shapes>
          <draw:frame draw:z-index="0" draw:style-name="gr1" draw:text-style-name="P1" svg:width="530.62pt" svg:height="336.56pt" svg:x="1048.2pt" svg:y="57.26pt">
            <loext:p draw:notify-on-update-of-ranges="Females.M2:Females.M55 Females.P2:Females.P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3521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54" office:value-type="float" office:value="0.0185185185185185" calcext:value-type="float">
            <text:p>0.0185185185</text:p>
          </table:table-cell>
        </table:table-row>
        <table:table-row table:style-name="ro1">
          <table:table-cell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3290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3]+[.M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54) + [.P2]" office:value-type="float" office:value="0.037037037037037" calcext:value-type="float">
            <text:p>0.037037037</text:p>
          </table:table-cell>
        </table:table-row>
        <table:table-row table:style-name="ro1">
          <table:table-cell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67496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L4]+[.M3]" office:value-type="float" office:value="3" calcext:value-type="float">
            <text:p>3</text:p>
          </table:table-cell>
          <table:table-cell office:value-type="float" office:value="31.3333333333333" calcext:value-type="float">
            <text:p>31.3333333333</text:p>
          </table:table-cell>
          <table:table-cell office:value-type="float" office:value="94" calcext:value-type="float">
            <text:p>94</text:p>
          </table:table-cell>
          <table:table-cell table:formula="of:=(1/54) + [.P3]" office:value-type="float" office:value="0.0555555555555556" calcext:value-type="float">
            <text:p>0.0555555556</text:p>
          </table:table-cell>
        </table:table-row>
        <table:table-row table:style-name="ro1">
          <table:table-cell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1632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5]+[.M4]" office:value-type="float" office:value="7" calcext:value-type="float">
            <text:p>7</text:p>
          </table:table-cell>
          <table:table-cell office:value-type="float" office:value="42.25" calcext:value-type="float">
            <text:p>42.25</text:p>
          </table:table-cell>
          <table:table-cell office:value-type="float" office:value="84.5" calcext:value-type="float">
            <text:p>84.5</text:p>
          </table:table-cell>
          <table:table-cell table:formula="of:=(1/54) + [.P4]"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6687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L6]+[.M5]" office:value-type="float" office:value="12" calcext:value-type="float">
            <text:p>12</text:p>
          </table:table-cell>
          <table:table-cell office:value-type="float" office:value="26.6" calcext:value-type="float">
            <text:p>26.6</text:p>
          </table:table-cell>
          <table:table-cell office:value-type="float" office:value="133" calcext:value-type="float">
            <text:p>133</text:p>
          </table:table-cell>
          <table:table-cell table:formula="of:=(1/54) + [.P5]" office:value-type="float" office:value="0.0925925925925926" calcext:value-type="float">
            <text:p>0.0925925926</text:p>
          </table:table-cell>
        </table:table-row>
        <table:table-row table:style-name="ro1">
          <table:table-cell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3937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L7]+[.M6]" office:value-type="float" office:value="18" calcext:value-type="float">
            <text:p>18</text:p>
          </table:table-cell>
          <table:table-cell office:value-type="float" office:value="67.8333333333333" calcext:value-type="float">
            <text:p>67.8333333333</text:p>
          </table:table-cell>
          <table:table-cell office:value-type="float" office:value="407" calcext:value-type="float">
            <text:p>407</text:p>
          </table:table-cell>
          <table:table-cell table:formula="of:=(1/54) + [.P6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47310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L8]+[.M7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69.3333333333333" calcext:value-type="float">
            <text:p>69.3333333333</text:p>
          </table:table-cell>
          <table:table-cell table:formula="of:=(1/54) + [.P7]" office:value-type="float" office:value="0.12962962962963" calcext:value-type="float">
            <text:p>0.1296296296</text:p>
          </table:table-cell>
        </table:table-row>
        <table:table-row table:style-name="ro1">
          <table:table-cell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05274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9]+[.M8]" office:value-type="float" office:value="34" calcext:value-type="float">
            <text:p>34</text:p>
          </table:table-cell>
          <table:table-cell office:value-type="float" office:value="166.5" calcext:value-type="float">
            <text:p>166.5</text:p>
          </table:table-cell>
          <table:table-cell office:value-type="float" office:value="148" calcext:value-type="float">
            <text:p>148</text:p>
          </table:table-cell>
          <table:table-cell table:formula="of:=(1/54) + [.P8]"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008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L10]+[.M9]" office:value-type="float" office:value="43" calcext:value-type="float">
            <text:p>43</text:p>
          </table:table-cell>
          <table:table-cell office:value-type="float" office:value="30.6666666666667" calcext:value-type="float">
            <text:p>30.6666666667</text:p>
          </table:table-cell>
          <table:table-cell office:value-type="float" office:value="0" calcext:value-type="float">
            <text:p>0</text:p>
          </table:table-cell>
          <table:table-cell table:formula="of:=(1/54) + [.P9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39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L11]+[.M10]" office:value-type="float" office:value="53" calcext:value-type="float">
            <text:p>53</text:p>
          </table:table-cell>
          <table:table-cell office:value-type="float" office:value="96.5" calcext:value-type="float">
            <text:p>96.5</text:p>
          </table:table-cell>
          <table:table-cell office:value-type="float" office:value="321.666666666667" calcext:value-type="float">
            <text:p>321.6666666667</text:p>
          </table:table-cell>
          <table:table-cell table:formula="of:=(1/54) + [.P10]" office:value-type="float" office:value="0.185185185185185" calcext:value-type="float">
            <text:p>0.1851851852</text:p>
          </table:table-cell>
        </table:table-row>
        <table:table-row table:style-name="ro1">
          <table:table-cell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09020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L12]+[.M11]" office:value-type="float" office:value="64" calcext:value-type="float">
            <text:p>64</text:p>
          </table:table-cell>
          <table:table-cell office:value-type="float" office:value="7.36363636363636" calcext:value-type="float">
            <text:p>7.3636363636</text:p>
          </table:table-cell>
          <table:table-cell office:value-type="float" office:value="27" calcext:value-type="float">
            <text:p>27</text:p>
          </table:table-cell>
          <table:table-cell table:formula="of:=(1/54) + [.P11]" office:value-type="float" office:value="0.203703703703704" calcext:value-type="float">
            <text:p>0.2037037037</text:p>
          </table:table-cell>
        </table:table-row>
        <table:table-row table:style-name="ro1">
          <table:table-cell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4572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L13]+[.M12]" office:value-type="float" office:value="76" calcext:value-type="float">
            <text:p>76</text:p>
          </table:table-cell>
          <table:table-cell office:value-type="float" office:value="40.8333333333333" calcext:value-type="float">
            <text:p>40.8333333333</text:p>
          </table:table-cell>
          <table:table-cell office:value-type="float" office:value="122.5" calcext:value-type="float">
            <text:p>122.5</text:p>
          </table:table-cell>
          <table:table-cell table:formula="of:=(1/54) + [.P12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798745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L14]+[.M13]" office:value-type="float" office:value="89" calcext:value-type="float">
            <text:p>89</text:p>
          </table:table-cell>
          <table:table-cell office:value-type="float" office:value="28.3846153846154" calcext:value-type="float">
            <text:p>28.3846153846</text:p>
          </table:table-cell>
          <table:table-cell office:value-type="float" office:value="46.125" calcext:value-type="float">
            <text:p>46.125</text:p>
          </table:table-cell>
          <table:table-cell table:formula="of:=(1/54) + [.P13]" office:value-type="float" office:value="0.240740740740741" calcext:value-type="float">
            <text:p>0.2407407407</text:p>
          </table:table-cell>
        </table:table-row>
        <table:table-row table:style-name="ro1">
          <table:table-cell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7708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L15]+[.M14]" office:value-type="float" office:value="110" calcext:value-type="float">
            <text:p>110</text:p>
          </table:table-cell>
          <table:table-cell office:value-type="float" office:value="28.2857142857143" calcext:value-type="float">
            <text:p>28.2857142857</text:p>
          </table:table-cell>
          <table:table-cell office:value-type="float" office:value="54" calcext:value-type="float">
            <text:p>54</text:p>
          </table:table-cell>
          <table:table-cell table:formula="of:=(1/54) + [.P14]" office:value-type="float" office:value="0.259259259259259" calcext:value-type="float">
            <text:p>0.2592592593</text:p>
          </table:table-cell>
        </table:table-row>
        <table:table-row table:style-name="ro1">
          <table:table-cell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201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L16]+[.M15]" office:value-type="float" office:value="134" calcext:value-type="float">
            <text:p>134</text:p>
          </table:table-cell>
          <table:table-cell office:value-type="float" office:value="21.5833333333333" calcext:value-type="float">
            <text:p>21.5833333333</text:p>
          </table:table-cell>
          <table:table-cell office:value-type="float" office:value="172.666666666667" calcext:value-type="float">
            <text:p>172.6666666667</text:p>
          </table:table-cell>
          <table:table-cell table:formula="of:=(1/54) + [.P15]"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47528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L17]+[.M16]" office:value-type="float" office:value="160" calcext:value-type="float">
            <text:p>160</text:p>
          </table:table-cell>
          <table:table-cell office:value-type="float" office:value="45.6538461538462" calcext:value-type="float">
            <text:p>45.6538461538</text:p>
          </table:table-cell>
          <table:table-cell office:value-type="float" office:value="118.7" calcext:value-type="float">
            <text:p>118.7</text:p>
          </table:table-cell>
          <table:table-cell table:formula="of:=(1/54) + [.P16]" office:value-type="float" office:value="0.296296296296296" calcext:value-type="float">
            <text:p>0.2962962963</text:p>
          </table:table-cell>
        </table:table-row>
        <table:table-row table:style-name="ro1">
          <table:table-cell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2940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L18]+[.M17]" office:value-type="float" office:value="186" calcext:value-type="float">
            <text:p>186</text:p>
          </table:table-cell>
          <table:table-cell office:value-type="float" office:value="17.8846153846154" calcext:value-type="float">
            <text:p>17.8846153846</text:p>
          </table:table-cell>
          <table:table-cell office:value-type="float" office:value="93" calcext:value-type="float">
            <text:p>93</text:p>
          </table:table-cell>
          <table:table-cell table:formula="of:=(1/54) + [.P17]" office:value-type="float" office:value="0.314814814814815" calcext:value-type="float">
            <text:p>0.3148148148</text:p>
          </table:table-cell>
        </table:table-row>
        <table:table-row table:style-name="ro1">
          <table:table-cell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09958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L19]+[.M18]" office:value-type="float" office:value="215" calcext:value-type="float">
            <text:p>215</text:p>
          </table:table-cell>
          <table:table-cell office:value-type="float" office:value="42.5172413793103" calcext:value-type="float">
            <text:p>42.5172413793</text:p>
          </table:table-cell>
          <table:table-cell office:value-type="float" office:value="154.125" calcext:value-type="float">
            <text:p>154.125</text:p>
          </table:table-cell>
          <table:table-cell table:formula="of:=(1/54) + [.P18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4735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L20]+[.M19]" office:value-type="float" office:value="244" calcext:value-type="float">
            <text:p>244</text:p>
          </table:table-cell>
          <table:table-cell office:value-type="float" office:value="33.8965517241379" calcext:value-type="float">
            <text:p>33.8965517241</text:p>
          </table:table-cell>
          <table:table-cell office:value-type="float" office:value="65.5333333333333" calcext:value-type="float">
            <text:p>65.5333333333</text:p>
          </table:table-cell>
          <table:table-cell table:formula="of:=(1/54) + [.P19]" office:value-type="float" office:value="0.351851851851852" calcext:value-type="float">
            <text:p>0.3518518519</text:p>
          </table:table-cell>
        </table:table-row>
        <table:table-row table:style-name="ro1">
          <table:table-cell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3424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L21]+[.M20]" office:value-type="float" office:value="273" calcext:value-type="float">
            <text:p>273</text:p>
          </table:table-cell>
          <table:table-cell office:value-type="float" office:value="28.3103448275862" calcext:value-type="float">
            <text:p>28.3103448276</text:p>
          </table:table-cell>
          <table:table-cell office:value-type="float" office:value="117.285714285714" calcext:value-type="float">
            <text:p>117.2857142857</text:p>
          </table:table-cell>
          <table:table-cell table:formula="of:=(1/54) + [.P20]" office:value-type="float" office:value="0.37037037037037" calcext:value-type="float">
            <text:p>0.3703703704</text:p>
          </table:table-cell>
        </table:table-row>
        <table:table-row table:style-name="ro1">
          <table:table-cell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476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L22]+[.M21]" office:value-type="float" office:value="309" calcext:value-type="float">
            <text:p>309</text:p>
          </table:table-cell>
          <table:table-cell office:value-type="float" office:value="32.4444444444444" calcext:value-type="float">
            <text:p>32.4444444444</text:p>
          </table:table-cell>
          <table:table-cell office:value-type="float" office:value="584" calcext:value-type="float">
            <text:p>584</text:p>
          </table:table-cell>
          <table:table-cell table:formula="of:=(1/54) + [.P21]" office:value-type="float" office:value="0.388888888888889" calcext:value-type="float">
            <text:p>0.3888888889</text:p>
          </table:table-cell>
        </table:table-row>
        <table:table-row table:style-name="ro1">
          <table:table-cell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2409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L23]+[.M22]" office:value-type="float" office:value="347" calcext:value-type="float">
            <text:p>347</text:p>
          </table:table-cell>
          <table:table-cell office:value-type="float" office:value="23.1052631578947" calcext:value-type="float">
            <text:p>23.1052631579</text:p>
          </table:table-cell>
          <table:table-cell office:value-type="float" office:value="79.8181818181818" calcext:value-type="float">
            <text:p>79.8181818182</text:p>
          </table:table-cell>
          <table:table-cell table:formula="of:=(1/54) + [.P22]" office:value-type="float" office:value="0.407407407407407" calcext:value-type="float">
            <text:p>0.4074074074</text:p>
          </table:table-cell>
        </table:table-row>
        <table:table-row table:style-name="ro1">
          <table:table-cell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323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L24]+[.M23]" office:value-type="float" office:value="390" calcext:value-type="float">
            <text:p>390</text:p>
          </table:table-cell>
          <table:table-cell office:value-type="float" office:value="13.5581395348837" calcext:value-type="float">
            <text:p>13.5581395349</text:p>
          </table:table-cell>
          <table:table-cell office:value-type="float" office:value="145.75" calcext:value-type="float">
            <text:p>145.75</text:p>
          </table:table-cell>
          <table:table-cell table:formula="of:=(1/54) + [.P23]" office:value-type="float" office:value="0.425925925925926" calcext:value-type="float">
            <text:p>0.4259259259</text:p>
          </table:table-cell>
        </table:table-row>
        <table:table-row table:style-name="ro1">
          <table:table-cell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36321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L25]+[.M24]" office:value-type="float" office:value="434" calcext:value-type="float">
            <text:p>434</text:p>
          </table:table-cell>
          <table:table-cell office:value-type="float" office:value="10.1363636363636" calcext:value-type="float">
            <text:p>10.1363636364</text:p>
          </table:table-cell>
          <table:table-cell office:value-type="float" office:value="111.5" calcext:value-type="float">
            <text:p>111.5</text:p>
          </table:table-cell>
          <table:table-cell table:formula="of:=(1/54) + [.P24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47074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L26]+[.M25]" office:value-type="float" office:value="479" calcext:value-type="float">
            <text:p>479</text:p>
          </table:table-cell>
          <table:table-cell office:value-type="float" office:value="58.8888888888889" calcext:value-type="float">
            <text:p>58.8888888889</text:p>
          </table:table-cell>
          <table:table-cell office:value-type="float" office:value="203.846153846154" calcext:value-type="float">
            <text:p>203.8461538462</text:p>
          </table:table-cell>
          <table:table-cell table:formula="of:=(1/54) + [.P25]" office:value-type="float" office:value="0.462962962962963" calcext:value-type="float">
            <text:p>0.462962963</text:p>
          </table:table-cell>
        </table:table-row>
        <table:table-row table:style-name="ro1">
          <table:table-cell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1732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L27]+[.M26]" office:value-type="float" office:value="525" calcext:value-type="float">
            <text:p>525</text:p>
          </table:table-cell>
          <table:table-cell office:value-type="float" office:value="22.2173913043478" calcext:value-type="float">
            <text:p>22.2173913043</text:p>
          </table:table-cell>
          <table:table-cell office:value-type="float" office:value="127.75" calcext:value-type="float">
            <text:p>127.75</text:p>
          </table:table-cell>
          <table:table-cell table:formula="of:=(1/54) + [.P26]" office:value-type="float" office:value="0.481481481481481" calcext:value-type="float">
            <text:p>0.4814814815</text:p>
          </table:table-cell>
        </table:table-row>
        <table:table-row table:style-name="ro1">
          <table:table-cell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36174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L28]+[.M27]" office:value-type="float" office:value="573" calcext:value-type="float">
            <text:p>573</text:p>
          </table:table-cell>
          <table:table-cell office:value-type="float" office:value="36.8958333333333" calcext:value-type="float">
            <text:p>36.8958333333</text:p>
          </table:table-cell>
          <table:table-cell office:value-type="float" office:value="885.5" calcext:value-type="float">
            <text:p>885.5</text:p>
          </table:table-cell>
          <table:table-cell table:formula="of:=(1/54) + [.P27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26913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[.L29]+[.M28]" office:value-type="float" office:value="630" calcext:value-type="float">
            <text:p>630</text:p>
          </table:table-cell>
          <table:table-cell office:value-type="float" office:value="32.5964912280702" calcext:value-type="float">
            <text:p>32.5964912281</text:p>
          </table:table-cell>
          <table:table-cell office:value-type="float" office:value="168.909090909091" calcext:value-type="float">
            <text:p>168.9090909091</text:p>
          </table:table-cell>
          <table:table-cell table:formula="of:=(1/54) + [.P28]" office:value-type="float" office:value="0.518518518518518" calcext:value-type="float">
            <text:p>0.5185185185</text:p>
          </table:table-cell>
        </table:table-row>
        <table:table-row table:style-name="ro1">
          <table:table-cell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1526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[.L30]+[.M29]" office:value-type="float" office:value="689" calcext:value-type="float">
            <text:p>689</text:p>
          </table:table-cell>
          <table:table-cell office:value-type="float" office:value="27.5254237288136" calcext:value-type="float">
            <text:p>27.5254237288</text:p>
          </table:table-cell>
          <table:table-cell office:value-type="float" office:value="270.666666666667" calcext:value-type="float">
            <text:p>270.6666666667</text:p>
          </table:table-cell>
          <table:table-cell table:formula="of:=(1/54) + [.P29]" office:value-type="float" office:value="0.537037037037037" calcext:value-type="float">
            <text:p>0.537037037</text:p>
          </table:table-cell>
        </table:table-row>
        <table:table-row table:style-name="ro1">
          <table:table-cell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2610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31]+[.M30]" office:value-type="float" office:value="749" calcext:value-type="float">
            <text:p>749</text:p>
          </table:table-cell>
          <table:table-cell office:value-type="float" office:value="42.8166666666667" calcext:value-type="float">
            <text:p>42.8166666667</text:p>
          </table:table-cell>
          <table:table-cell office:value-type="float" office:value="111.695652173913" calcext:value-type="float">
            <text:p>111.6956521739</text:p>
          </table:table-cell>
          <table:table-cell table:formula="of:=(1/54) + [.P30]" office:value-type="float" office:value="0.555555555555555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8655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32]+[.M31]" office:value-type="float" office:value="809" calcext:value-type="float">
            <text:p>809</text:p>
          </table:table-cell>
          <table:table-cell office:value-type="float" office:value="29.1666666666667" calcext:value-type="float">
            <text:p>29.1666666667</text:p>
          </table:table-cell>
          <table:table-cell office:value-type="float" office:value="109.375" calcext:value-type="float">
            <text:p>109.375</text:p>
          </table:table-cell>
          <table:table-cell table:formula="of:=(1/54) + [.P31]" office:value-type="float" office:value="0.574074074074074" calcext:value-type="float">
            <text:p>0.5740740741</text:p>
          </table:table-cell>
        </table:table-row>
        <table:table-row table:style-name="ro1">
          <table:table-cell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2868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[.L33]+[.M32]" office:value-type="float" office:value="869" calcext:value-type="float">
            <text:p>869</text:p>
          </table:table-cell>
          <table:table-cell office:value-type="float" office:value="22.4" calcext:value-type="float">
            <text:p>22.4</text:p>
          </table:table-cell>
          <table:table-cell office:value-type="float" office:value="112" calcext:value-type="float">
            <text:p>112</text:p>
          </table:table-cell>
          <table:table-cell table:formula="of:=(1/54) + [.P32]" office:value-type="float" office:value="0.592592592592592" calcext:value-type="float">
            <text:p>0.5925925926</text:p>
          </table:table-cell>
        </table:table-row>
        <table:table-row table:style-name="ro1">
          <table:table-cell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552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L34]+[.M33]" office:value-type="float" office:value="930" calcext:value-type="float">
            <text:p>930</text:p>
          </table:table-cell>
          <table:table-cell office:value-type="float" office:value="27.4426229508197" calcext:value-type="float">
            <text:p>27.4426229508</text:p>
          </table:table-cell>
          <table:table-cell office:value-type="float" office:value="167.4" calcext:value-type="float">
            <text:p>167.4</text:p>
          </table:table-cell>
          <table:table-cell table:formula="of:=(1/54) + [.P33]" office:value-type="float" office:value="0.611111111111111" calcext:value-type="float">
            <text:p>0.6111111111</text:p>
          </table:table-cell>
        </table:table-row>
        <table:table-row table:style-name="ro1">
          <table:table-cell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66728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L35]+[.M34]" office:value-type="float" office:value="992" calcext:value-type="float">
            <text:p>992</text:p>
          </table:table-cell>
          <table:table-cell office:value-type="float" office:value="94.0806451612903" calcext:value-type="float">
            <text:p>94.0806451613</text:p>
          </table:table-cell>
          <table:table-cell office:value-type="float" office:value="324.055555555556" calcext:value-type="float">
            <text:p>324.0555555556</text:p>
          </table:table-cell>
          <table:table-cell table:formula="of:=(1/54) + [.P34]" office:value-type="float" office:value="0.629629629629629" calcext:value-type="float">
            <text:p>0.6296296296</text:p>
          </table:table-cell>
        </table:table-row>
        <table:table-row table:style-name="ro1">
          <table:table-cell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38074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L36]+[.M35]" office:value-type="float" office:value="1059" calcext:value-type="float">
            <text:p>1059</text:p>
          </table:table-cell>
          <table:table-cell office:value-type="float" office:value="22.7462686567164" calcext:value-type="float">
            <text:p>22.7462686567</text:p>
          </table:table-cell>
          <table:table-cell office:value-type="float" office:value="89.6470588235294" calcext:value-type="float">
            <text:p>89.6470588235</text:p>
          </table:table-cell>
          <table:table-cell table:formula="of:=(1/54) + [.P35]" office:value-type="float" office:value="0.648148148148148" calcext:value-type="float">
            <text:p>0.6481481481</text:p>
          </table:table-cell>
        </table:table-row>
        <table:table-row table:style-name="ro1">
          <table:table-cell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570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L37]+[.M36]" office:value-type="float" office:value="1127" calcext:value-type="float">
            <text:p>1127</text:p>
          </table:table-cell>
          <table:table-cell office:value-type="float" office:value="40.0735294117647" calcext:value-type="float">
            <text:p>40.0735294118</text:p>
          </table:table-cell>
          <table:table-cell office:value-type="float" office:value="170.3125" calcext:value-type="float">
            <text:p>170.3125</text:p>
          </table:table-cell>
          <table:table-cell table:formula="of:=(1/54) + [.P36]" office:value-type="float" office:value="0.666666666666666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070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L38]+[.M37]" office:value-type="float" office:value="1202" calcext:value-type="float">
            <text:p>1202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5.75</text:p>
          </table:table-cell>
          <table:table-cell table:formula="of:=(1/54) + [.P37]" office:value-type="float" office:value="0.685185185185185" calcext:value-type="float">
            <text:p>0.6851851852</text:p>
          </table:table-cell>
        </table:table-row>
        <table:table-row table:style-name="ro1">
          <table:table-cell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307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L39]+[.M38]" office:value-type="float" office:value="1287" calcext:value-type="float">
            <text:p>1287</text:p>
          </table:table-cell>
          <table:table-cell office:value-type="float" office:value="21.5411764705882" calcext:value-type="float">
            <text:p>21.5411764706</text:p>
          </table:table-cell>
          <table:table-cell office:value-type="float" office:value="228.875" calcext:value-type="float">
            <text:p>228.875</text:p>
          </table:table-cell>
          <table:table-cell table:formula="of:=(1/54) + [.P38]" office:value-type="float" office:value="0.703703703703703" calcext:value-type="float">
            <text:p>0.7037037037</text:p>
          </table:table-cell>
        </table:table-row>
        <table:table-row table:style-name="ro1">
          <table:table-cell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14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L40]+[.M39]" office:value-type="float" office:value="1373" calcext:value-type="float">
            <text:p>1373</text:p>
          </table:table-cell>
          <table:table-cell office:value-type="float" office:value="26.953488372093" calcext:value-type="float">
            <text:p>26.9534883721</text:p>
          </table:table-cell>
          <table:table-cell office:value-type="float" office:value="579.5" calcext:value-type="float">
            <text:p>579.5</text:p>
          </table:table-cell>
          <table:table-cell table:formula="of:=(1/54) + [.P39]" office:value-type="float" office:value="0.722222222222222" calcext:value-type="float">
            <text:p>0.7222222222</text:p>
          </table:table-cell>
        </table:table-row>
        <table:table-row table:style-name="ro1">
          <table:table-cell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48259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L41]+[.M40]" office:value-type="float" office:value="1472" calcext:value-type="float">
            <text:p>1472</text:p>
          </table:table-cell>
          <table:table-cell office:value-type="float" office:value="26.8787878787879" calcext:value-type="float">
            <text:p>26.8787878788</text:p>
          </table:table-cell>
          <table:table-cell office:value-type="float" office:value="76.0285714285714" calcext:value-type="float">
            <text:p>76.0285714286</text:p>
          </table:table-cell>
          <table:table-cell table:formula="of:=(1/54) + [.P40]" office:value-type="float" office:value="0.74074074074074" calcext:value-type="float">
            <text:p>0.7407407407</text:p>
          </table:table-cell>
        </table:table-row>
        <table:table-row table:style-name="ro1">
          <table:table-cell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3391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formula="of:=[.L42]+[.M41]" office:value-type="float" office:value="1573" calcext:value-type="float">
            <text:p>1573</text:p>
          </table:table-cell>
          <table:table-cell office:value-type="float" office:value="11.4653465346535" calcext:value-type="float">
            <text:p>11.4653465347</text:p>
          </table:table-cell>
          <table:table-cell office:value-type="float" office:value="115.8" calcext:value-type="float">
            <text:p>115.8</text:p>
          </table:table-cell>
          <table:table-cell table:formula="of:=(1/54) + [.P41]" office:value-type="float" office:value="0.759259259259258" calcext:value-type="float">
            <text:p>0.7592592593</text:p>
          </table:table-cell>
        </table:table-row>
        <table:table-row table:style-name="ro1">
          <table:table-cell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3086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formula="of:=[.L43]+[.M42]" office:value-type="float" office:value="1684" calcext:value-type="float">
            <text:p>1684</text:p>
          </table:table-cell>
          <table:table-cell office:value-type="float" office:value="32.0990990990991" calcext:value-type="float">
            <text:p>32.0990990991</text:p>
          </table:table-cell>
          <table:table-cell office:value-type="float" office:value="96.2972972972973" calcext:value-type="float">
            <text:p>96.2972972973</text:p>
          </table:table-cell>
          <table:table-cell table:formula="of:=(1/54) + [.P42]" office:value-type="float" office:value="0.777777777777777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1593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L44]+[.M43]" office:value-type="float" office:value="1796" calcext:value-type="float">
            <text:p>1796</text:p>
          </table:table-cell>
          <table:table-cell office:value-type="float" office:value="32.5892857142857" calcext:value-type="float">
            <text:p>32.5892857143</text:p>
          </table:table-cell>
          <table:table-cell office:value-type="float" office:value="73" calcext:value-type="float">
            <text:p>73</text:p>
          </table:table-cell>
          <table:table-cell table:formula="of:=(1/54) + [.P43]" office:value-type="float" office:value="0.796296296296296" calcext:value-type="float">
            <text:p>0.7962962963</text:p>
          </table:table-cell>
        </table:table-row>
        <table:table-row table:style-name="ro1">
          <table:table-cell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56382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[.L45]+[.M44]" office:value-type="float" office:value="1916" calcext:value-type="float">
            <text:p>1916</text:p>
          </table:table-cell>
          <table:table-cell office:value-type="float" office:value="20.0166666666667" calcext:value-type="float">
            <text:p>20.0166666667</text:p>
          </table:table-cell>
          <table:table-cell office:value-type="float" office:value="184.769230769231" calcext:value-type="float">
            <text:p>184.7692307692</text:p>
          </table:table-cell>
          <table:table-cell table:formula="of:=(1/54) + [.P44]" office:value-type="float" office:value="0.814814814814814" calcext:value-type="float">
            <text:p>0.8148148148</text:p>
          </table:table-cell>
        </table:table-row>
        <table:table-row table:style-name="ro1">
          <table:table-cell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4360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table:formula="of:=[.L46]+[.M45]" office:value-type="float" office:value="2042" calcext:value-type="float">
            <text:p>2042</text:p>
          </table:table-cell>
          <table:table-cell office:value-type="float" office:value="33.1269841269841" calcext:value-type="float">
            <text:p>33.126984127</text:p>
          </table:table-cell>
          <table:table-cell office:value-type="float" office:value="130.4375" calcext:value-type="float">
            <text:p>130.4375</text:p>
          </table:table-cell>
          <table:table-cell table:formula="of:=(1/54) + [.P45]"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1929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formula="of:=[.L47]+[.M46]" office:value-type="float" office:value="2179" calcext:value-type="float">
            <text:p>2179</text:p>
          </table:table-cell>
          <table:table-cell office:value-type="float" office:value="31.8175182481752" calcext:value-type="float">
            <text:p>31.8175182482</text:p>
          </table:table-cell>
          <table:table-cell office:value-type="float" office:value="101.372093023256" calcext:value-type="float">
            <text:p>101.3720930233</text:p>
          </table:table-cell>
          <table:table-cell table:formula="of:=(1/54) + [.P46]" office:value-type="float" office:value="0.851851851851851" calcext:value-type="float">
            <text:p>0.8518518519</text:p>
          </table:table-cell>
        </table:table-row>
        <table:table-row table:style-name="ro1">
          <table:table-cell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3705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table:formula="of:=[.L48]+[.M47]" office:value-type="float" office:value="2324" calcext:value-type="float">
            <text:p>2324</text:p>
          </table:table-cell>
          <table:table-cell office:value-type="float" office:value="22.0275862068965" calcext:value-type="float">
            <text:p>22.0275862069</text:p>
          </table:table-cell>
          <table:table-cell office:value-type="float" office:value="199.625" calcext:value-type="float">
            <text:p>199.625</text:p>
          </table:table-cell>
          <table:table-cell table:formula="of:=(1/54) + [.P47]" office:value-type="float" office:value="0.870370370370369" calcext:value-type="float">
            <text:p>0.8703703704</text:p>
          </table:table-cell>
        </table:table-row>
        <table:table-row table:style-name="ro1">
          <table:table-cell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2061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table:formula="of:=[.L49]+[.M48]" office:value-type="float" office:value="2483" calcext:value-type="float">
            <text:p>2483</text:p>
          </table:table-cell>
          <table:table-cell office:value-type="float" office:value="24.8616352201258" calcext:value-type="float">
            <text:p>24.8616352201</text:p>
          </table:table-cell>
          <table:table-cell office:value-type="float" office:value="232.529411764706" calcext:value-type="float">
            <text:p>232.5294117647</text:p>
          </table:table-cell>
          <table:table-cell table:formula="of:=(1/54) + [.P48]" office:value-type="float" office:value="0.888888888888888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56936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[.L50]+[.M49]" office:value-type="float" office:value="2657" calcext:value-type="float">
            <text:p>2657</text:p>
          </table:table-cell>
          <table:table-cell office:value-type="float" office:value="16.367816091954" calcext:value-type="float">
            <text:p>16.367816092</text:p>
          </table:table-cell>
          <table:table-cell office:value-type="float" office:value="237.333333333333" calcext:value-type="float">
            <text:p>237.3333333333</text:p>
          </table:table-cell>
          <table:table-cell table:formula="of:=(1/54) + [.P49]" office:value-type="float" office:value="0.907407407407406" calcext:value-type="float">
            <text:p>0.9074074074</text:p>
          </table:table-cell>
        </table:table-row>
        <table:table-row table:style-name="ro1">
          <table:table-cell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1516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L51]+[.M50]" office:value-type="float" office:value="2833" calcext:value-type="float">
            <text:p>2833</text:p>
          </table:table-cell>
          <table:table-cell office:value-type="float" office:value="10.7613636363636" calcext:value-type="float">
            <text:p>10.7613636364</text:p>
          </table:table-cell>
          <table:table-cell office:value-type="float" office:value="236.75" calcext:value-type="float">
            <text:p>236.75</text:p>
          </table:table-cell>
          <table:table-cell table:formula="of:=(1/54) + [.P50]" office:value-type="float" office:value="0.925925925925925" calcext:value-type="float">
            <text:p>0.9259259259</text:p>
          </table:table-cell>
        </table:table-row>
        <table:table-row table:style-name="ro1">
          <table:table-cell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1197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L52]+[.M51]" office:value-type="float" office:value="3040" calcext:value-type="float">
            <text:p>3040</text:p>
          </table:table-cell>
          <table:table-cell office:value-type="float" office:value="19.5265700483092" calcext:value-type="float">
            <text:p>19.5265700483</text:p>
          </table:table-cell>
          <table:table-cell office:value-type="float" office:value="98.5853658536585" calcext:value-type="float">
            <text:p>98.5853658537</text:p>
          </table:table-cell>
          <table:table-cell table:formula="of:=(1/54) + [.P51]" office:value-type="float" office:value="0.944444444444443" calcext:value-type="float">
            <text:p>0.9444444444</text:p>
          </table:table-cell>
        </table:table-row>
        <table:table-row table:style-name="ro1">
          <table:table-cell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096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L53]+[.M52]" office:value-type="float" office:value="3254" calcext:value-type="float">
            <text:p>3254</text:p>
          </table:table-cell>
          <table:table-cell office:value-type="float" office:value="22.7990654205607" calcext:value-type="float">
            <text:p>22.7990654206</text:p>
          </table:table-cell>
          <table:table-cell office:value-type="float" office:value="106.065217391304" calcext:value-type="float">
            <text:p>106.0652173913</text:p>
          </table:table-cell>
          <table:table-cell table:formula="of:=(1/54) + [.P52]" office:value-type="float" office:value="0.962962962962962" calcext:value-type="float">
            <text:p>0.962962963</text:p>
          </table:table-cell>
        </table:table-row>
        <table:table-row table:style-name="ro1">
          <table:table-cell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298076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L54]+[.M53]" office:value-type="float" office:value="3497" calcext:value-type="float">
            <text:p>3497</text:p>
          </table:table-cell>
          <table:table-cell office:value-type="float" office:value="15.7078189300412" calcext:value-type="float">
            <text:p>15.70781893</text:p>
          </table:table-cell>
          <table:table-cell office:value-type="float" office:value="109.057142857143" calcext:value-type="float">
            <text:p>109.0571428571</text:p>
          </table:table-cell>
          <table:table-cell table:formula="of:=(1/54) + [.P53]" office:value-type="float" office:value="0.98148148148148" calcext:value-type="float">
            <text:p>0.9814814815</text:p>
          </table:table-cell>
        </table:table-row>
        <table:table-row table:style-name="ro1">
          <table:table-cell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4313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54" calcext:value-type="float">
            <text:p>254</text:p>
          </table:table-cell>
          <table:table-cell table:formula="of:=[.L55]+[.M54]" office:value-type="float" office:value="3751" calcext:value-type="float">
            <text:p>3751</text:p>
          </table:table-cell>
          <table:table-cell office:value-type="float" office:value="17.248031496063" calcext:value-type="float">
            <text:p>17.2480314961</text:p>
          </table:table-cell>
          <table:table-cell office:value-type="float" office:value="292.066666666667" calcext:value-type="float">
            <text:p>292.0666666667</text:p>
          </table:table-cell>
          <table:table-cell table:formula="of:=(1/54) + [.P54]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2:.F55])" office:value-type="float" office:value="96633" calcext:value-type="float">
            <text:p>96633</text:p>
          </table:table-cell>
          <table:table-cell table:formula="of:=SUM([.G2:.G55])" office:value-type="float" office:value="2179" calcext:value-type="float">
            <text:p>2179</text:p>
          </table:table-cell>
          <table:table-cell table:number-columns-repeated="4"/>
          <table:table-cell table:formula="of:=SUM([.L2:.L55])" office:value-type="float" office:value="3751" calcext:value-type="float">
            <text:p>3751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table:formula="of:=[.L56]/[.F56]" office:value-type="float" office:value="0.0388169672886074" calcext:value-type="float">
            <text:p>0.0388169673</text:p>
          </table:table-cell>
          <table:table-cell table:number-columns-repeated="5"/>
        </table:table-row>
      </table:table>
      <table:table table:name="Females Conservatives" table:style-name="ta1">
        <table:shapes>
          <draw:frame draw:z-index="0" draw:style-name="gr1" draw:text-style-name="P1" svg:width="530.62pt" svg:height="336.56pt" svg:x="61.71pt" svg:y="280.89pt">
            <loext:p draw:notify-on-update-of-ranges="'Females Conservatives'.M2:'Females Conservatives'.M19 'Females Conservatives'.P2:'Females Conservatives'.P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30.62pt" svg:height="336.56pt" svg:x="768.02pt" svg:y="294.43pt">
            <loext:p draw:notify-on-update-of-ranges="'Females Liberals'.P2:'Females Liberals'.P30 'Females Liberals'.S2:'Females Liberals'.S3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O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3290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18" office:value-type="float" office:value="0.0555555555555556" calcext:value-type="float">
            <text:p>0.0555555556</text:p>
          </table:table-cell>
        </table:table-row>
        <table:table-row table:style-name="ro1">
          <table:table-cell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798745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L3]+[.M2]" office:value-type="float" office:value="13" calcext:value-type="float">
            <text:p>13</text:p>
          </table:table-cell>
          <table:table-cell office:value-type="float" office:value="28.3846153846154" calcext:value-type="float">
            <text:p>28.3846153846</text:p>
          </table:table-cell>
          <table:table-cell office:value-type="float" office:value="46.125" calcext:value-type="float">
            <text:p>46.125</text:p>
          </table:table-cell>
          <table:table-cell table:formula="of:=(1/18)+[.P2]" office:value-type="float" office:value="0.111111111111111" calcext:value-type="float">
            <text:p>0.1111111111</text:p>
          </table:table-cell>
        </table:table-row>
        <table:table-row table:style-name="ro1">
          <table:table-cell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7708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L4]+[.M3]" office:value-type="float" office:value="34" calcext:value-type="float">
            <text:p>34</text:p>
          </table:table-cell>
          <table:table-cell office:value-type="float" office:value="28.2857142857143" calcext:value-type="float">
            <text:p>28.2857142857</text:p>
          </table:table-cell>
          <table:table-cell office:value-type="float" office:value="54" calcext:value-type="float">
            <text:p>54</text:p>
          </table:table-cell>
          <table:table-cell table:formula="of:=(1/18)+[.P3]"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09958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L5]+[.M4]" office:value-type="float" office:value="63" calcext:value-type="float">
            <text:p>63</text:p>
          </table:table-cell>
          <table:table-cell office:value-type="float" office:value="42.5172413793103" calcext:value-type="float">
            <text:p>42.5172413793</text:p>
          </table:table-cell>
          <table:table-cell office:value-type="float" office:value="154.125" calcext:value-type="float">
            <text:p>154.125</text:p>
          </table:table-cell>
          <table:table-cell table:formula="of:=(1/18)+[.P4]" office:value-type="float" office:value="0.222222222222222" calcext:value-type="float">
            <text:p>0.2222222222</text:p>
          </table:table-cell>
        </table:table-row>
        <table:table-row table:style-name="ro1">
          <table:table-cell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476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L6]+[.M5]" office:value-type="float" office:value="99" calcext:value-type="float">
            <text:p>99</text:p>
          </table:table-cell>
          <table:table-cell office:value-type="float" office:value="32.4444444444444" calcext:value-type="float">
            <text:p>32.4444444444</text:p>
          </table:table-cell>
          <table:table-cell office:value-type="float" office:value="584" calcext:value-type="float">
            <text:p>584</text:p>
          </table:table-cell>
          <table:table-cell table:formula="of:=(1/18)+[.P5]"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1732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L7]+[.M6]" office:value-type="float" office:value="145" calcext:value-type="float">
            <text:p>145</text:p>
          </table:table-cell>
          <table:table-cell office:value-type="float" office:value="22.2173913043478" calcext:value-type="float">
            <text:p>22.2173913043</text:p>
          </table:table-cell>
          <table:table-cell office:value-type="float" office:value="127.75" calcext:value-type="float">
            <text:p>127.75</text:p>
          </table:table-cell>
          <table:table-cell table:formula="of:=(1/18)+[.P6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8655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[.L8]+[.M7]" office:value-type="float" office:value="205" calcext:value-type="float">
            <text:p>205</text:p>
          </table:table-cell>
          <table:table-cell office:value-type="float" office:value="29.1666666666667" calcext:value-type="float">
            <text:p>29.1666666667</text:p>
          </table:table-cell>
          <table:table-cell office:value-type="float" office:value="109.375" calcext:value-type="float">
            <text:p>109.375</text:p>
          </table:table-cell>
          <table:table-cell table:formula="of:=(1/18)+[.P7]" office:value-type="float" office:value="0.388888888888889" calcext:value-type="float">
            <text:p>0.3888888889</text:p>
          </table:table-cell>
        </table:table-row>
        <table:table-row table:style-name="ro1">
          <table:table-cell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66728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.L9]+[.M8]" office:value-type="float" office:value="267" calcext:value-type="float">
            <text:p>267</text:p>
          </table:table-cell>
          <table:table-cell office:value-type="float" office:value="94.0806451612903" calcext:value-type="float">
            <text:p>94.0806451613</text:p>
          </table:table-cell>
          <table:table-cell office:value-type="float" office:value="324.055555555556" calcext:value-type="float">
            <text:p>324.0555555556</text:p>
          </table:table-cell>
          <table:table-cell table:formula="of:=(1/18)+[.P8]" office:value-type="float" office:value="0.444444444444444" calcext:value-type="float">
            <text:p>0.4444444444</text:p>
          </table:table-cell>
        </table:table-row>
        <table:table-row table:style-name="ro1">
          <table:table-cell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38074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L10]+[.M9]" office:value-type="float" office:value="334" calcext:value-type="float">
            <text:p>334</text:p>
          </table:table-cell>
          <table:table-cell office:value-type="float" office:value="22.7462686567164" calcext:value-type="float">
            <text:p>22.7462686567</text:p>
          </table:table-cell>
          <table:table-cell office:value-type="float" office:value="89.6470588235294" calcext:value-type="float">
            <text:p>89.6470588235</text:p>
          </table:table-cell>
          <table:table-cell table:formula="of:=(1/18)+[.P9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570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[.L11]+[.M10]" office:value-type="float" office:value="402" calcext:value-type="float">
            <text:p>402</text:p>
          </table:table-cell>
          <table:table-cell office:value-type="float" office:value="40.0735294117647" calcext:value-type="float">
            <text:p>40.0735294118</text:p>
          </table:table-cell>
          <table:table-cell office:value-type="float" office:value="170.3125" calcext:value-type="float">
            <text:p>170.3125</text:p>
          </table:table-cell>
          <table:table-cell table:formula="of:=(1/18)+[.P10]" office:value-type="float" office:value="0.555555555555556" calcext:value-type="float">
            <text:p>0.5555555556</text:p>
          </table:table-cell>
        </table:table-row>
        <table:table-row table:style-name="ro1">
          <table:table-cell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070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L12]+[.M11]" office:value-type="float" office:value="477" calcext:value-type="float">
            <text:p>477</text:p>
          </table:table-cell>
          <table:table-cell office:value-type="float" office:value="20.88" calcext:value-type="float">
            <text:p>20.88</text:p>
          </table:table-cell>
          <table:table-cell office:value-type="float" office:value="195.75" calcext:value-type="float">
            <text:p>195.75</text:p>
          </table:table-cell>
          <table:table-cell table:formula="of:=(1/18)+[.P11]" office:value-type="float" office:value="0.611111111111111" calcext:value-type="float">
            <text:p>0.6111111111</text:p>
          </table:table-cell>
        </table:table-row>
        <table:table-row table:style-name="ro1">
          <table:table-cell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307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L13]+[.M12]" office:value-type="float" office:value="562" calcext:value-type="float">
            <text:p>562</text:p>
          </table:table-cell>
          <table:table-cell office:value-type="float" office:value="21.5411764705882" calcext:value-type="float">
            <text:p>21.5411764706</text:p>
          </table:table-cell>
          <table:table-cell office:value-type="float" office:value="228.875" calcext:value-type="float">
            <text:p>228.875</text:p>
          </table:table-cell>
          <table:table-cell table:formula="of:=(1/18)+[.P12]" office:value-type="float" office:value="0.666666666666667" calcext:value-type="float">
            <text:p>0.6666666667</text:p>
          </table:table-cell>
        </table:table-row>
        <table:table-row table:style-name="ro1">
          <table:table-cell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14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[.L14]+[.M13]" office:value-type="float" office:value="648" calcext:value-type="float">
            <text:p>648</text:p>
          </table:table-cell>
          <table:table-cell office:value-type="float" office:value="26.953488372093" calcext:value-type="float">
            <text:p>26.9534883721</text:p>
          </table:table-cell>
          <table:table-cell office:value-type="float" office:value="579.5" calcext:value-type="float">
            <text:p>579.5</text:p>
          </table:table-cell>
          <table:table-cell table:formula="of:=(1/18)+[.P13]" office:value-type="float" office:value="0.722222222222222" calcext:value-type="float">
            <text:p>0.7222222222</text:p>
          </table:table-cell>
        </table:table-row>
        <table:table-row table:style-name="ro1">
          <table:table-cell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1593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L15]+[.M14]" office:value-type="float" office:value="760" calcext:value-type="float">
            <text:p>760</text:p>
          </table:table-cell>
          <table:table-cell office:value-type="float" office:value="32.5892857142857" calcext:value-type="float">
            <text:p>32.5892857143</text:p>
          </table:table-cell>
          <table:table-cell office:value-type="float" office:value="73" calcext:value-type="float">
            <text:p>73</text:p>
          </table:table-cell>
          <table:table-cell table:formula="of:=(1/18)+[.P14]" office:value-type="float" office:value="0.777777777777778" calcext:value-type="float">
            <text:p>0.7777777778</text:p>
          </table:table-cell>
        </table:table-row>
        <table:table-row table:style-name="ro1">
          <table:table-cell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1516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table:formula="of:=[.L16]+[.M15]" office:value-type="float" office:value="936" calcext:value-type="float">
            <text:p>936</text:p>
          </table:table-cell>
          <table:table-cell office:value-type="float" office:value="10.7613636363636" calcext:value-type="float">
            <text:p>10.7613636364</text:p>
          </table:table-cell>
          <table:table-cell office:value-type="float" office:value="236.75" calcext:value-type="float">
            <text:p>236.75</text:p>
          </table:table-cell>
          <table:table-cell table:formula="of:=(1/18)+[.P15]" office:value-type="float" office:value="0.833333333333334" calcext:value-type="float">
            <text:p>0.8333333333</text:p>
          </table:table-cell>
        </table:table-row>
        <table:table-row table:style-name="ro1">
          <table:table-cell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1197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[.L17]+[.M16]" office:value-type="float" office:value="1143" calcext:value-type="float">
            <text:p>1143</text:p>
          </table:table-cell>
          <table:table-cell office:value-type="float" office:value="19.5265700483092" calcext:value-type="float">
            <text:p>19.5265700483</text:p>
          </table:table-cell>
          <table:table-cell office:value-type="float" office:value="98.5853658536585" calcext:value-type="float">
            <text:p>98.5853658537</text:p>
          </table:table-cell>
          <table:table-cell table:formula="of:=(1/18)+[.P16]" office:value-type="float" office:value="0.888888888888889" calcext:value-type="float">
            <text:p>0.8888888889</text:p>
          </table:table-cell>
        </table:table-row>
        <table:table-row table:style-name="ro1">
          <table:table-cell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096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table:formula="of:=[.L18]+[.M17]" office:value-type="float" office:value="1357" calcext:value-type="float">
            <text:p>1357</text:p>
          </table:table-cell>
          <table:table-cell office:value-type="float" office:value="22.7990654205607" calcext:value-type="float">
            <text:p>22.7990654206</text:p>
          </table:table-cell>
          <table:table-cell office:value-type="float" office:value="106.065217391304" calcext:value-type="float">
            <text:p>106.0652173913</text:p>
          </table:table-cell>
          <table:table-cell table:formula="of:=(1/18)+[.P17]" office:value-type="float" office:value="0.944444444444445" calcext:value-type="float">
            <text:p>0.9444444444</text:p>
          </table:table-cell>
        </table:table-row>
        <table:table-row table:style-name="ro1">
          <table:table-cell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298076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table:formula="of:=[.L19]+[.M18]" office:value-type="float" office:value="1600" calcext:value-type="float">
            <text:p>1600</text:p>
          </table:table-cell>
          <table:table-cell office:value-type="float" office:value="15.7078189300412" calcext:value-type="float">
            <text:p>15.70781893</text:p>
          </table:table-cell>
          <table:table-cell office:value-type="float" office:value="109.057142857143" calcext:value-type="float">
            <text:p>109.0571428571</text:p>
          </table:table-cell>
          <table:table-cell table:formula="of:=(1/18)+[.P18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F2:.F19])" office:value-type="float" office:value="40339" calcext:value-type="float">
            <text:p>40339</text:p>
          </table:table-cell>
          <table:table-cell table:formula="of:=SUM([.G2:.G19])" office:value-type="float" office:value="765" calcext:value-type="float">
            <text:p>765</text:p>
          </table:table-cell>
          <table:table-cell table:number-columns-repeated="4"/>
          <table:table-cell table:formula="of:=SUM([.L2:.L19])" office:value-type="float" office:value="1600" calcext:value-type="float">
            <text:p>16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table:formula="of:=[.F20]/[.G20]" office:value-type="float" office:value="52.7307189542484" calcext:value-type="float">
            <text:p>52.7307189542</text:p>
          </table:table-cell>
          <table:table-cell table:number-columns-repeated="5"/>
        </table:table-row>
      </table:table>
      <table:table table:name="Females Liberals" table:style-name="ta1">
        <table:shapes>
          <draw:frame draw:z-index="0" draw:style-name="gr1" draw:text-style-name="P1" svg:width="530.62pt" svg:height="336.56pt" svg:x="93.69pt" svg:y="404.33pt">
            <loext:p draw:notify-on-update-of-ranges="'Females Liberals'.P2:'Females Liberals'.P30 'Females Liberals'.S2:'Females Liberals'.S3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30.62pt" svg:height="336.56pt" svg:x="693.13pt" svg:y="422.42pt">
            <loext:p draw:notify-on-update-of-ranges="'Females Liberals'.J2:'Females Liberals'.J30 'Females Liberals'.S2:'Females Liberals'.S30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R/T Ratio</text:p>
          </table:table-cell>
          <table:table-cell office:value-type="string" calcext:value-type="string">
            <text:p>R/T Cum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CUM-SUP-CLO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.13636363636364" calcext:value-type="float">
            <text:p>2.1363636364</text:p>
          </table:table-cell>
          <table:table-cell table:formula="of:=[.I2]" office:value-type="float" office:value="2.13636363636364" calcext:value-type="float">
            <text:p>2.13636363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L2]+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1/29" office:value-type="float" office:value="0.0344827586206897" calcext:value-type="float">
            <text:p>0.0344827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2.68253968253968" calcext:value-type="float">
            <text:p>2.6825396825</text:p>
          </table:table-cell>
          <table:table-cell table:formula="of:=[.I3]+[.J2]" office:value-type="float" office:value="4.81890331890332" calcext:value-type="float">
            <text:p>4.81890331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3]+[.N3]" office:value-type="float" office:value="3" calcext:value-type="float">
            <text:p>3</text:p>
          </table:table-cell>
          <table:table-cell table:formula="of:=[.O3]+[.P2]" office:value-type="float" office:value="3" calcext:value-type="float">
            <text:p>3</text:p>
          </table:table-cell>
          <table:table-cell table:formula="of:=[.G3]/[.O3]" office:value-type="float" office:value="31.3333333333333" calcext:value-type="float">
            <text:p>31.33</text:p>
          </table:table-cell>
          <table:table-cell table:formula="of:=[.G3]/[.M3]" office:value-type="float" office:value="94" calcext:value-type="float">
            <text:p>94.00</text:p>
          </table:table-cell>
          <table:table-cell table:formula="of:=(1/29)+[.S2]" office:value-type="float" office:value="0.0689655172413793" calcext:value-type="float">
            <text:p>0.0689655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5.35714285714286" calcext:value-type="float">
            <text:p>5.3571428571</text:p>
          </table:table-cell>
          <table:table-cell table:formula="of:=[.I4]+[.J3]" office:value-type="float" office:value="10.1760461760462" calcext:value-type="float">
            <text:p>10.1760461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L4]+[.N4]" office:value-type="float" office:value="4" calcext:value-type="float">
            <text:p>4</text:p>
          </table:table-cell>
          <table:table-cell table:formula="of:=[.O4]+[.P3]" office:value-type="float" office:value="7" calcext:value-type="float">
            <text:p>7</text:p>
          </table:table-cell>
          <table:table-cell table:formula="of:=[.G4]/[.O4]" office:value-type="float" office:value="42.25" calcext:value-type="float">
            <text:p>42.25</text:p>
          </table:table-cell>
          <table:table-cell table:formula="of:=[.G4]/[.M4]" office:value-type="float" office:value="84.5" calcext:value-type="float">
            <text:p>84.50</text:p>
          </table:table-cell>
          <table:table-cell table:formula="of:=(1/29)+[.S3]" office:value-type="float" office:value="0.103448275862069" calcext:value-type="float">
            <text:p>0.1034482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5.78260869565217" calcext:value-type="float">
            <text:p>5.7826086957</text:p>
          </table:table-cell>
          <table:table-cell table:formula="of:=[.I5]+[.J4]" office:value-type="float" office:value="15.9586548716983" calcext:value-type="float">
            <text:p>15.95865487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5]+[.N5]" office:value-type="float" office:value="5" calcext:value-type="float">
            <text:p>5</text:p>
          </table:table-cell>
          <table:table-cell table:formula="of:=[.O5]+[.P4]" office:value-type="float" office:value="12" calcext:value-type="float">
            <text:p>12</text:p>
          </table:table-cell>
          <table:table-cell table:formula="of:=[.G5]/[.O5]" office:value-type="float" office:value="26.6" calcext:value-type="float">
            <text:p>26.60</text:p>
          </table:table-cell>
          <table:table-cell table:formula="of:=[.G5]/[.M5]" office:value-type="float" office:value="133" calcext:value-type="float">
            <text:p>133.00</text:p>
          </table:table-cell>
          <table:table-cell table:formula="of:=(1/29)+[.S4]" office:value-type="float" office:value="0.137931034482759" calcext:value-type="float">
            <text:p>0.137931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.75" calcext:value-type="float">
            <text:p>7.75</text:p>
          </table:table-cell>
          <table:table-cell table:formula="of:=[.I6]+[.J5]" office:value-type="float" office:value="23.7086548716983" calcext:value-type="float">
            <text:p>23.70865487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6]+[.N6]" office:value-type="float" office:value="6" calcext:value-type="float">
            <text:p>6</text:p>
          </table:table-cell>
          <table:table-cell table:formula="of:=[.O6]+[.P5]" office:value-type="float" office:value="18" calcext:value-type="float">
            <text:p>18</text:p>
          </table:table-cell>
          <table:table-cell table:formula="of:=[.G6]/[.O6]" office:value-type="float" office:value="67.8333333333333" calcext:value-type="float">
            <text:p>67.83</text:p>
          </table:table-cell>
          <table:table-cell table:formula="of:=[.G6]/[.M6]" office:value-type="float" office:value="407" calcext:value-type="float">
            <text:p>407.00</text:p>
          </table:table-cell>
          <table:table-cell table:formula="of:=(1/29)+[.S5]" office:value-type="float" office:value="0.172413793103448" calcext:value-type="float">
            <text:p>0.1724137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I7]+[.J6]" office:value-type="float" office:value="33.7086548716983" calcext:value-type="float">
            <text:p>33.708654871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L7]+[.N7]" office:value-type="float" office:value="8" calcext:value-type="float">
            <text:p>8</text:p>
          </table:table-cell>
          <table:table-cell table:formula="of:=[.O7]+[.P6]" office:value-type="float" office:value="26" calcext:value-type="float">
            <text:p>26</text:p>
          </table:table-cell>
          <table:table-cell table:formula="of:=[.G7]/[.O7]" office:value-type="float" office:value="166.5" calcext:value-type="float">
            <text:p>166.50</text:p>
          </table:table-cell>
          <table:table-cell table:formula="of:=[.G7]/[.M7]" office:value-type="float" office:value="148" calcext:value-type="float">
            <text:p>148.00</text:p>
          </table:table-cell>
          <table:table-cell table:formula="of:=(1/29)+[.S6]" office:value-type="float" office:value="0.206896551724138" calcext:value-type="float">
            <text:p>0.2068965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3.8809523809524" calcext:value-type="float">
            <text:p>13.880952381</text:p>
          </table:table-cell>
          <table:table-cell table:formula="of:=[.I8]+[.J7]" office:value-type="float" office:value="47.5896072526507" calcext:value-type="float">
            <text:p>47.58960725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L8]+[.N8]" office:value-type="float" office:value="8" calcext:value-type="float">
            <text:p>8</text:p>
          </table:table-cell>
          <table:table-cell table:formula="of:=[.O8]+[.P7]" office:value-type="float" office:value="34" calcext:value-type="float">
            <text:p>34</text:p>
          </table:table-cell>
          <table:table-cell table:formula="of:=[.G8]/[.O8]" office:value-type="float" office:value="26" calcext:value-type="float">
            <text:p>26.00</text:p>
          </table:table-cell>
          <table:table-cell table:formula="of:=[.G8]/[.M8]" office:value-type="float" office:value="69.3333333333333" calcext:value-type="float">
            <text:p>69.33</text:p>
          </table:table-cell>
          <table:table-cell table:formula="of:=(1/29)+[.S7]" office:value-type="float" office:value="0.241379310344828" calcext:value-type="float">
            <text:p>0.2413793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7.1041666666667" calcext:value-type="float">
            <text:p>17.1041666667</text:p>
          </table:table-cell>
          <table:table-cell table:formula="of:=[.I9]+[.J8]" office:value-type="float" office:value="64.6937739193174" calcext:value-type="float">
            <text:p>64.693773919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L9]+[.N9]" office:value-type="float" office:value="10" calcext:value-type="float">
            <text:p>10</text:p>
          </table:table-cell>
          <table:table-cell table:formula="of:=[.O9]+[.P8]" office:value-type="float" office:value="44" calcext:value-type="float">
            <text:p>44</text:p>
          </table:table-cell>
          <table:table-cell table:formula="of:=[.G9]/[.O9]" office:value-type="float" office:value="96.5" calcext:value-type="float">
            <text:p>96.50</text:p>
          </table:table-cell>
          <table:table-cell table:formula="of:=[.G9]/[.M9]" office:value-type="float" office:value="321.666666666667" calcext:value-type="float">
            <text:p>321.67</text:p>
          </table:table-cell>
          <table:table-cell table:formula="of:=(1/29)+[.S8]" office:value-type="float" office:value="0.275862068965517" calcext:value-type="float">
            <text:p>0.275862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20.9782608695652" calcext:value-type="float">
            <text:p>20.9782608696</text:p>
          </table:table-cell>
          <table:table-cell table:formula="of:=[.I10]+[.J9]" office:value-type="float" office:value="85.6720347888826" calcext:value-type="float">
            <text:p>85.672034788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L10]+[.N10]" office:value-type="float" office:value="12" calcext:value-type="float">
            <text:p>12</text:p>
          </table:table-cell>
          <table:table-cell table:formula="of:=[.O10]+[.P9]" office:value-type="float" office:value="56" calcext:value-type="float">
            <text:p>56</text:p>
          </table:table-cell>
          <table:table-cell table:formula="of:=[.G10]/[.O10]" office:value-type="float" office:value="40.8333333333333" calcext:value-type="float">
            <text:p>40.83</text:p>
          </table:table-cell>
          <table:table-cell table:formula="of:=[.G10]/[.M10]" office:value-type="float" office:value="122.5" calcext:value-type="float">
            <text:p>122.50</text:p>
          </table:table-cell>
          <table:table-cell table:formula="of:=(1/29)+[.S9]" office:value-type="float" office:value="0.310344827586207" calcext:value-type="float">
            <text:p>0.3103448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22.5762711864407" calcext:value-type="float">
            <text:p>22.5762711864</text:p>
          </table:table-cell>
          <table:table-cell table:formula="of:=[.I11]+[.J10]" office:value-type="float" office:value="108.248305975323" calcext:value-type="float">
            <text:p>108.248305975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L11]+[.N11]" office:value-type="float" office:value="26" calcext:value-type="float">
            <text:p>26</text:p>
          </table:table-cell>
          <table:table-cell table:formula="of:=[.O11]+[.P10]" office:value-type="float" office:value="82" calcext:value-type="float">
            <text:p>82</text:p>
          </table:table-cell>
          <table:table-cell table:formula="of:=[.G11]/[.O11]" office:value-type="float" office:value="17.8846153846154" calcext:value-type="float">
            <text:p>17.88</text:p>
          </table:table-cell>
          <table:table-cell table:formula="of:=[.G11]/[.M11]" office:value-type="float" office:value="93" calcext:value-type="float">
            <text:p>93.00</text:p>
          </table:table-cell>
          <table:table-cell table:formula="of:=(1/29)+[.S10]" office:value-type="float" office:value="0.344827586206897" calcext:value-type="float">
            <text:p>0.3448275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26.5675675675676" calcext:value-type="float">
            <text:p>26.5675675676</text:p>
          </table:table-cell>
          <table:table-cell table:formula="of:=[.I12]+[.J11]" office:value-type="float" office:value="134.815873542891" calcext:value-type="float">
            <text:p>134.815873542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L12]+[.N12]" office:value-type="float" office:value="29" calcext:value-type="float">
            <text:p>29</text:p>
          </table:table-cell>
          <table:table-cell table:formula="of:=[.O12]+[.P11]" office:value-type="float" office:value="111" calcext:value-type="float">
            <text:p>111</text:p>
          </table:table-cell>
          <table:table-cell table:formula="of:=[.G12]/[.O12]" office:value-type="float" office:value="28.3103448275862" calcext:value-type="float">
            <text:p>28.31</text:p>
          </table:table-cell>
          <table:table-cell table:formula="of:=[.G12]/[.M12]" office:value-type="float" office:value="117.285714285714" calcext:value-type="float">
            <text:p>117.29</text:p>
          </table:table-cell>
          <table:table-cell table:formula="of:=(1/29)+[.S11]" office:value-type="float" office:value="0.379310344827586" calcext:value-type="float">
            <text:p>0.3793103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29.7142857142857" calcext:value-type="float">
            <text:p>29.7142857143</text:p>
          </table:table-cell>
          <table:table-cell table:formula="of:=[.I13]+[.J12]" office:value-type="float" office:value="164.530159257177" calcext:value-type="float">
            <text:p>164.530159257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L13]+[.N13]" office:value-type="float" office:value="29" calcext:value-type="float">
            <text:p>29</text:p>
          </table:table-cell>
          <table:table-cell table:formula="of:=[.O13]+[.P12]" office:value-type="float" office:value="140" calcext:value-type="float">
            <text:p>140</text:p>
          </table:table-cell>
          <table:table-cell table:formula="of:=[.G13]/[.O13]" office:value-type="float" office:value="33.8965517241379" calcext:value-type="float">
            <text:p>33.90</text:p>
          </table:table-cell>
          <table:table-cell table:formula="of:=[.G13]/[.M13]" office:value-type="float" office:value="65.5333333333333" calcext:value-type="float">
            <text:p>65.53</text:p>
          </table:table-cell>
          <table:table-cell table:formula="of:=(1/29)+[.S12]" office:value-type="float" office:value="0.413793103448276" calcext:value-type="float">
            <text:p>0.4137931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31.2972972972973" calcext:value-type="float">
            <text:p>31.2972972973</text:p>
          </table:table-cell>
          <table:table-cell table:formula="of:=[.I14]+[.J13]" office:value-type="float" office:value="195.827456554474" calcext:value-type="float">
            <text:p>195.827456554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L14]+[.N14]" office:value-type="float" office:value="43" calcext:value-type="float">
            <text:p>43</text:p>
          </table:table-cell>
          <table:table-cell table:formula="of:=[.O14]+[.P13]" office:value-type="float" office:value="183" calcext:value-type="float">
            <text:p>183</text:p>
          </table:table-cell>
          <table:table-cell table:formula="of:=[.G14]/[.O14]" office:value-type="float" office:value="13.5581395348837" calcext:value-type="float">
            <text:p>13.56</text:p>
          </table:table-cell>
          <table:table-cell table:formula="of:=[.G14]/[.M14]" office:value-type="float" office:value="145.75" calcext:value-type="float">
            <text:p>145.75</text:p>
          </table:table-cell>
          <table:table-cell table:formula="of:=(1/29)+[.S13]" office:value-type="float" office:value="0.448275862068966" calcext:value-type="float">
            <text:p>0.44827586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31.3076923076923" calcext:value-type="float">
            <text:p>31.3076923077</text:p>
          </table:table-cell>
          <table:table-cell table:formula="of:=[.I15]+[.J14]" office:value-type="float" office:value="227.135148862166" calcext:value-type="float">
            <text:p>227.135148862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L15]+[.N15]" office:value-type="float" office:value="44" calcext:value-type="float">
            <text:p>44</text:p>
          </table:table-cell>
          <table:table-cell table:formula="of:=[.O15]+[.P14]" office:value-type="float" office:value="227" calcext:value-type="float">
            <text:p>227</text:p>
          </table:table-cell>
          <table:table-cell table:formula="of:=[.G15]/[.O15]" office:value-type="float" office:value="10.1363636363636" calcext:value-type="float">
            <text:p>10.14</text:p>
          </table:table-cell>
          <table:table-cell table:formula="of:=[.G15]/[.M15]" office:value-type="float" office:value="111.5" calcext:value-type="float">
            <text:p>111.50</text:p>
          </table:table-cell>
          <table:table-cell table:formula="of:=(1/29)+[.S14]" office:value-type="float" office:value="0.482758620689655" calcext:value-type="float">
            <text:p>0.4827586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35.42" calcext:value-type="float">
            <text:p>35.42</text:p>
          </table:table-cell>
          <table:table-cell table:formula="of:=[.I16]+[.J15]" office:value-type="float" office:value="262.555148862166" calcext:value-type="float">
            <text:p>262.555148862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L16]+[.N16]" office:value-type="float" office:value="45" calcext:value-type="float">
            <text:p>45</text:p>
          </table:table-cell>
          <table:table-cell table:formula="of:=[.O16]+[.P15]" office:value-type="float" office:value="272" calcext:value-type="float">
            <text:p>272</text:p>
          </table:table-cell>
          <table:table-cell table:formula="of:=[.G16]/[.O16]" office:value-type="float" office:value="58.8888888888889" calcext:value-type="float">
            <text:p>58.89</text:p>
          </table:table-cell>
          <table:table-cell table:formula="of:=[.G16]/[.M16]" office:value-type="float" office:value="203.846153846154" calcext:value-type="float">
            <text:p>203.85</text:p>
          </table:table-cell>
          <table:table-cell table:formula="of:=(1/29)+[.S15]" office:value-type="float" office:value="0.517241379310345" calcext:value-type="float">
            <text:p>0.51724137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40.5454545454546" calcext:value-type="float">
            <text:p>40.5454545455</text:p>
          </table:table-cell>
          <table:table-cell table:formula="of:=[.I17]+[.J16]" office:value-type="float" office:value="303.100603407621" calcext:value-type="float">
            <text:p>303.100603407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17]+[.N17]" office:value-type="float" office:value="48" calcext:value-type="float">
            <text:p>48</text:p>
          </table:table-cell>
          <table:table-cell table:formula="of:=[.O17]+[.P16]" office:value-type="float" office:value="320" calcext:value-type="float">
            <text:p>320</text:p>
          </table:table-cell>
          <table:table-cell table:formula="of:=[.G17]/[.O17]" office:value-type="float" office:value="36.8958333333333" calcext:value-type="float">
            <text:p>36.90</text:p>
          </table:table-cell>
          <table:table-cell table:formula="of:=[.G17]/[.M17]" office:value-type="float" office:value="885.5" calcext:value-type="float">
            <text:p>885.50</text:p>
          </table:table-cell>
          <table:table-cell table:formula="of:=(1/29)+[.S16]" office:value-type="float" office:value="0.551724137931035" calcext:value-type="float">
            <text:p>0.5517241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43.8918918918919" calcext:value-type="float">
            <text:p>43.8918918919</text:p>
          </table:table-cell>
          <table:table-cell table:formula="of:=[.I18]+[.J17]" office:value-type="float" office:value="346.992495299513" calcext:value-type="float">
            <text:p>346.992495299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L18]+[.N18]" office:value-type="float" office:value="57" calcext:value-type="float">
            <text:p>57</text:p>
          </table:table-cell>
          <table:table-cell table:formula="of:=[.O18]+[.P17]" office:value-type="float" office:value="377" calcext:value-type="float">
            <text:p>377</text:p>
          </table:table-cell>
          <table:table-cell table:formula="of:=[.G18]/[.O18]" office:value-type="float" office:value="32.5964912280702" calcext:value-type="float">
            <text:p>32.60</text:p>
          </table:table-cell>
          <table:table-cell table:formula="of:=[.G18]/[.M18]" office:value-type="float" office:value="168.909090909091" calcext:value-type="float">
            <text:p>168.91</text:p>
          </table:table-cell>
          <table:table-cell table:formula="of:=(1/29)+[.S17]" office:value-type="float" office:value="0.586206896551724" calcext:value-type="float">
            <text:p>0.5862068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44.8" calcext:value-type="float">
            <text:p>44.8</text:p>
          </table:table-cell>
          <table:table-cell table:formula="of:=[.I19]+[.J18]" office:value-type="float" office:value="391.792495299513" calcext:value-type="float">
            <text:p>391.792495299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L19]+[.N19]" office:value-type="float" office:value="59" calcext:value-type="float">
            <text:p>59</text:p>
          </table:table-cell>
          <table:table-cell table:formula="of:=[.O19]+[.P18]" office:value-type="float" office:value="436" calcext:value-type="float">
            <text:p>436</text:p>
          </table:table-cell>
          <table:table-cell table:formula="of:=[.G19]/[.O19]" office:value-type="float" office:value="27.5254237288136" calcext:value-type="float">
            <text:p>27.53</text:p>
          </table:table-cell>
          <table:table-cell table:formula="of:=[.G19]/[.M19]" office:value-type="float" office:value="270.666666666667" calcext:value-type="float">
            <text:p>270.67</text:p>
          </table:table-cell>
          <table:table-cell table:formula="of:=(1/29)+[.S18]" office:value-type="float" office:value="0.620689655172414" calcext:value-type="float">
            <text:p>0.6206896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46.45" calcext:value-type="float">
            <text:p>46.45</text:p>
          </table:table-cell>
          <table:table-cell table:formula="of:=[.I20]+[.J19]" office:value-type="float" office:value="438.242495299513" calcext:value-type="float">
            <text:p>438.2424952995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L20]+[.N20]" office:value-type="float" office:value="60" calcext:value-type="float">
            <text:p>60</text:p>
          </table:table-cell>
          <table:table-cell table:formula="of:=[.O20]+[.P19]" office:value-type="float" office:value="496" calcext:value-type="float">
            <text:p>496</text:p>
          </table:table-cell>
          <table:table-cell table:formula="of:=[.G20]/[.O20]" office:value-type="float" office:value="22.4" calcext:value-type="float">
            <text:p>22.40</text:p>
          </table:table-cell>
          <table:table-cell table:formula="of:=[.G20]/[.M20]" office:value-type="float" office:value="112" calcext:value-type="float">
            <text:p>112.00</text:p>
          </table:table-cell>
          <table:table-cell table:formula="of:=(1/29)+[.S19]" office:value-type="float" office:value="0.655172413793103" calcext:value-type="float">
            <text:p>0.6551724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52.4285714285714" calcext:value-type="float">
            <text:p>52.4285714286</text:p>
          </table:table-cell>
          <table:table-cell table:formula="of:=[.I21]+[.J20]" office:value-type="float" office:value="490.671066728084" calcext:value-type="float">
            <text:p>490.6710667281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L21]+[.N21]" office:value-type="float" office:value="60" calcext:value-type="float">
            <text:p>60</text:p>
          </table:table-cell>
          <table:table-cell table:formula="of:=[.O21]+[.P20]" office:value-type="float" office:value="556" calcext:value-type="float">
            <text:p>556</text:p>
          </table:table-cell>
          <table:table-cell table:formula="of:=[.G21]/[.O21]" office:value-type="float" office:value="42.8166666666667" calcext:value-type="float">
            <text:p>42.82</text:p>
          </table:table-cell>
          <table:table-cell table:formula="of:=[.G21]/[.M21]" office:value-type="float" office:value="111.695652173913" calcext:value-type="float">
            <text:p>111.70</text:p>
          </table:table-cell>
          <table:table-cell table:formula="of:=(1/29)+[.S20]" office:value-type="float" office:value="0.689655172413793" calcext:value-type="float">
            <text:p>0.6896551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55.843137254902" calcext:value-type="float">
            <text:p>55.8431372549</text:p>
          </table:table-cell>
          <table:table-cell table:formula="of:=[.I22]+[.J21]" office:value-type="float" office:value="546.514203982986" calcext:value-type="float">
            <text:p>546.514203983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L22]+[.N22]" office:value-type="float" office:value="61" calcext:value-type="float">
            <text:p>61</text:p>
          </table:table-cell>
          <table:table-cell table:formula="of:=[.O22]+[.P21]" office:value-type="float" office:value="617" calcext:value-type="float">
            <text:p>617</text:p>
          </table:table-cell>
          <table:table-cell table:formula="of:=[.G22]/[.O22]" office:value-type="float" office:value="27.4426229508197" calcext:value-type="float">
            <text:p>27.44</text:p>
          </table:table-cell>
          <table:table-cell table:formula="of:=[.G22]/[.M22]" office:value-type="float" office:value="167.4" calcext:value-type="float">
            <text:p>167.40</text:p>
          </table:table-cell>
          <table:table-cell table:formula="of:=(1/29)+[.S21]" office:value-type="float" office:value="0.724137931034483" calcext:value-type="float">
            <text:p>0.724137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58.8888888888889" calcext:value-type="float">
            <text:p>58.8888888889</text:p>
          </table:table-cell>
          <table:table-cell table:formula="of:=[.I23]+[.J22]" office:value-type="float" office:value="605.403092871875" calcext:value-type="float">
            <text:p>605.4030928719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L23]+[.N23]" office:value-type="float" office:value="101" calcext:value-type="float">
            <text:p>101</text:p>
          </table:table-cell>
          <table:table-cell table:formula="of:=[.O23]+[.P22]" office:value-type="float" office:value="718" calcext:value-type="float">
            <text:p>718</text:p>
          </table:table-cell>
          <table:table-cell table:formula="of:=[.G23]/[.O23]" office:value-type="float" office:value="11.4653465346535" calcext:value-type="float">
            <text:p>11.47</text:p>
          </table:table-cell>
          <table:table-cell table:formula="of:=[.G23]/[.M23]" office:value-type="float" office:value="115.8" calcext:value-type="float">
            <text:p>115.80</text:p>
          </table:table-cell>
          <table:table-cell table:formula="of:=(1/29)+[.S22]" office:value-type="float" office:value="0.758620689655172" calcext:value-type="float">
            <text:p>0.75862068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68.109375" calcext:value-type="float">
            <text:p>68.109375</text:p>
          </table:table-cell>
          <table:table-cell table:formula="of:=[.I24]+[.J23]" office:value-type="float" office:value="673.512467871875" calcext:value-type="float">
            <text:p>673.5124678719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L24]+[.N24]" office:value-type="float" office:value="111" calcext:value-type="float">
            <text:p>111</text:p>
          </table:table-cell>
          <table:table-cell table:formula="of:=[.O24]+[.P23]" office:value-type="float" office:value="829" calcext:value-type="float">
            <text:p>829</text:p>
          </table:table-cell>
          <table:table-cell table:formula="of:=[.G24]/[.O24]" office:value-type="float" office:value="32.0990990990991" calcext:value-type="float">
            <text:p>32.10</text:p>
          </table:table-cell>
          <table:table-cell table:formula="of:=[.G24]/[.M24]" office:value-type="float" office:value="96.2972972972973" calcext:value-type="float">
            <text:p>96.30</text:p>
          </table:table-cell>
          <table:table-cell table:formula="of:=(1/29)+[.S23]" office:value-type="float" office:value="0.793103448275862" calcext:value-type="float">
            <text:p>0.7931034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75.0625" calcext:value-type="float">
            <text:p>75.0625</text:p>
          </table:table-cell>
          <table:table-cell table:formula="of:=[.I25]+[.J24]" office:value-type="float" office:value="748.574967871875" calcext:value-type="float">
            <text:p>748.5749678719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L25]+[.N25]" office:value-type="float" office:value="120" calcext:value-type="float">
            <text:p>120</text:p>
          </table:table-cell>
          <table:table-cell table:formula="of:=[.O25]+[.P24]" office:value-type="float" office:value="949" calcext:value-type="float">
            <text:p>949</text:p>
          </table:table-cell>
          <table:table-cell table:formula="of:=[.G25]/[.O25]" office:value-type="float" office:value="20.0166666666667" calcext:value-type="float">
            <text:p>20.02</text:p>
          </table:table-cell>
          <table:table-cell table:formula="of:=[.G25]/[.M25]" office:value-type="float" office:value="184.769230769231" calcext:value-type="float">
            <text:p>184.77</text:p>
          </table:table-cell>
          <table:table-cell table:formula="of:=(1/29)+[.S24]" office:value-type="float" office:value="0.827586206896551" calcext:value-type="float">
            <text:p>0.8275862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84.1063829787234" calcext:value-type="float">
            <text:p>84.1063829787</text:p>
          </table:table-cell>
          <table:table-cell table:formula="of:=[.I26]+[.J25]" office:value-type="float" office:value="832.681350850598" calcext:value-type="float">
            <text:p>832.6813508506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L26]+[.N26]" office:value-type="float" office:value="126" calcext:value-type="float">
            <text:p>126</text:p>
          </table:table-cell>
          <table:table-cell table:formula="of:=[.O26]+[.P25]" office:value-type="float" office:value="1075" calcext:value-type="float">
            <text:p>1075</text:p>
          </table:table-cell>
          <table:table-cell table:formula="of:=[.G26]/[.O26]" office:value-type="float" office:value="33.1269841269841" calcext:value-type="float">
            <text:p>33.13</text:p>
          </table:table-cell>
          <table:table-cell table:formula="of:=[.G26]/[.M26]" office:value-type="float" office:value="130.4375" calcext:value-type="float">
            <text:p>130.44</text:p>
          </table:table-cell>
          <table:table-cell table:formula="of:=(1/29)+[.S25]" office:value-type="float" office:value="0.862068965517241" calcext:value-type="float">
            <text:p>0.8620689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89.075" calcext:value-type="float">
            <text:p>89.075</text:p>
          </table:table-cell>
          <table:table-cell table:formula="of:=[.I27]+[.J26]" office:value-type="float" office:value="921.756350850598" calcext:value-type="float">
            <text:p>921.7563508506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L27]+[.N27]" office:value-type="float" office:value="137" calcext:value-type="float">
            <text:p>137</text:p>
          </table:table-cell>
          <table:table-cell table:formula="of:=[.O27]+[.P26]" office:value-type="float" office:value="1212" calcext:value-type="float">
            <text:p>1212</text:p>
          </table:table-cell>
          <table:table-cell table:formula="of:=[.G27]/[.O27]" office:value-type="float" office:value="31.8175182481752" calcext:value-type="float">
            <text:p>31.82</text:p>
          </table:table-cell>
          <table:table-cell table:formula="of:=[.G27]/[.M27]" office:value-type="float" office:value="101.372093023256" calcext:value-type="float">
            <text:p>101.37</text:p>
          </table:table-cell>
          <table:table-cell table:formula="of:=(1/29)+[.S26]" office:value-type="float" office:value="0.896551724137931" calcext:value-type="float">
            <text:p>0.8965517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formula="of:=[.I28]+[.J27]" office:value-type="float" office:value="1014.7563508506" calcext:value-type="float">
            <text:p>1014.7563508506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L28]+[.N28]" office:value-type="float" office:value="159" calcext:value-type="float">
            <text:p>159</text:p>
          </table:table-cell>
          <table:table-cell table:formula="of:=[.O28]+[.P27]" office:value-type="float" office:value="1371" calcext:value-type="float">
            <text:p>1371</text:p>
          </table:table-cell>
          <table:table-cell table:formula="of:=[.G28]/[.O28]" office:value-type="float" office:value="24.8616352201258" calcext:value-type="float">
            <text:p>24.86</text:p>
          </table:table-cell>
          <table:table-cell table:formula="of:=[.G28]/[.M28]" office:value-type="float" office:value="232.529411764706" calcext:value-type="float">
            <text:p>232.53</text:p>
          </table:table-cell>
          <table:table-cell table:formula="of:=(1/29)+[.S27]" office:value-type="float" office:value="0.93103448275862" calcext:value-type="float">
            <text:p>0.9310344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97.0697674418605" calcext:value-type="float">
            <text:p>97.0697674419</text:p>
          </table:table-cell>
          <table:table-cell table:formula="of:=[.I29]+[.J28]" office:value-type="float" office:value="1111.82611829246" calcext:value-type="float">
            <text:p>1111.8261182925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L29]+[.N29]" office:value-type="float" office:value="174" calcext:value-type="float">
            <text:p>174</text:p>
          </table:table-cell>
          <table:table-cell table:formula="of:=[.O29]+[.P28]" office:value-type="float" office:value="1545" calcext:value-type="float">
            <text:p>1545</text:p>
          </table:table-cell>
          <table:table-cell table:formula="of:=[.G29]/[.O29]" office:value-type="float" office:value="16.367816091954" calcext:value-type="float">
            <text:p>16.37</text:p>
          </table:table-cell>
          <table:table-cell table:formula="of:=[.G29]/[.M29]" office:value-type="float" office:value="237.333333333333" calcext:value-type="float">
            <text:p>237.33</text:p>
          </table:table-cell>
          <table:table-cell table:formula="of:=(1/29)+[.S28]" office:value-type="float" office:value="0.96551724137931" calcext:value-type="float">
            <text:p>0.9655172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97.3555555555556" calcext:value-type="float">
            <text:p>97.3555555556</text:p>
          </table:table-cell>
          <table:table-cell table:formula="of:=[.I30]+[.J29]" office:value-type="float" office:value="1209.18167384801" calcext:value-type="float">
            <text:p>1209.181673848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L30]+[.N30]" office:value-type="float" office:value="254" calcext:value-type="float">
            <text:p>254</text:p>
          </table:table-cell>
          <table:table-cell table:formula="of:=[.O30]+[.P29]" office:value-type="float" office:value="1799" calcext:value-type="float">
            <text:p>1799</text:p>
          </table:table-cell>
          <table:table-cell table:formula="of:=[.G30]/[.O30]" office:value-type="float" office:value="17.248031496063" calcext:value-type="float">
            <text:p>17.25</text:p>
          </table:table-cell>
          <table:table-cell table:formula="of:=[.G30]/[.M30]" office:value-type="float" office:value="292.066666666667" calcext:value-type="float">
            <text:p>292.07</text:p>
          </table:table-cell>
          <table:table-cell table:formula="of:=(1/29)+[.S29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formula="of:=SUM([.G2:.G30])" office:value-type="float" office:value="47499" calcext:value-type="float">
            <text:p>47499</text:p>
          </table:table-cell>
          <table:table-cell table:formula="of:=SUM([.H2:.H30])" office:value-type="float" office:value="1144" calcext:value-type="float">
            <text:p>1144</text:p>
          </table:table-cell>
          <table:table-cell table:number-columns-repeated="6"/>
          <table:table-cell table:formula="of:=SUM([.O2:.O30])" office:value-type="float" office:value="1799" calcext:value-type="float">
            <text:p>17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formula="of:=[.G31]/[.H31]" office:value-type="float" office:value="41.5201048951049" calcext:value-type="float">
            <text:p>41.5201048951</text:p>
          </table:table-cell>
          <table:table-cell table:number-columns-repeated="5"/>
          <table:table-cell table:style-name="Default" table:number-columns-repeated="2"/>
          <table:table-cell/>
        </table:table-row>
      </table:table>
      <table:table table:name="Sheet1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table:style-name="Default"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table:style-name="Default" office:value-type="string" calcext:value-type="string">
            <text:p>ratio sus-close</text:p>
          </table:table-cell>
          <table:table-cell table:style-name="Default" office:value-type="string" calcext:value-type="string">
            <text:p>Ratio-proctected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CUM-RES</text:p>
          </table:table-cell>
          <table:table-cell office:value-type="string" calcext:value-type="string">
            <text:p>Tw/Res </text:p>
          </table:table-cell>
          <table:table-cell office:value-type="string" calcext:value-type="string">
            <text:p>Tw/Res C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+[.L4]" office:value-type="float" office:value="1" calcext:value-type="float">
            <text:p>1</text:p>
          </table:table-cell>
          <table:table-cell table:formula="of:=[.G4]/[.M4]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1/120" office:value-type="float" office:value="0.00833333333333333" calcext:value-type="float">
            <text:p>0.00833333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652173913043478" calcext:value-type="float">
            <text:p>0.652173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]+[.L5]" office:value-type="float" office:value="2" calcext:value-type="float">
            <text:p>2</text:p>
          </table:table-cell>
          <table:table-cell table:formula="of:=[.G5]/[.M5]" office:value-type="float" office:value="27.5" calcext:value-type="float">
            <text:p>27.50</text:p>
          </table:table-cell>
          <table:table-cell office:value-type="float" office:value="0" calcext:value-type="float">
            <text:p>0.00</text:p>
          </table:table-cell>
          <table:table-cell table:formula="of:=(1/120) +[.P4]" office:value-type="float" office:value="0.0166666666666667" calcext:value-type="float">
            <text:p>0.01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1.55381325730577" calcext:value-type="float">
            <text:p>1.5538132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6]+[.L6]" office:value-type="float" office:value="1" calcext:value-type="float">
            <text:p>1</text:p>
          </table:table-cell>
          <table:table-cell table:formula="of:=[.G6]/[.M6]" office:value-type="float" office:value="70" calcext:value-type="float">
            <text:p>70.00</text:p>
          </table:table-cell>
          <table:table-cell office:value-type="float" office:value="0" calcext:value-type="float">
            <text:p>0.00</text:p>
          </table:table-cell>
          <table:table-cell table:formula="of:=(1/120) +[.P5]" office:value-type="float" office:value="0.025" calcext:value-type="float">
            <text:p>0.025</text:p>
          </table:table-cell>
          <table:table-cell office:value-type="float" office:value="170" calcext:value-type="float">
            <text:p>170</text:p>
          </table:table-cell>
          <table:table-cell office:value-type="float" office:value="1.79710144927536" calcext:value-type="float">
            <text:p>1.7971014493</text:p>
          </table:table-cell>
          <table:table-cell office:value-type="float" office:value="3.35091470658114" calcext:value-type="float">
            <text:p>3.3509147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]+[.L7]" office:value-type="float" office:value="1" calcext:value-type="float">
            <text:p>1</text:p>
          </table:table-cell>
          <table:table-cell table:formula="of:=[.G7]/[.M7]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formula="of:=(1/120) +[.P6]" office:value-type="float" office:value="0.0333333333333333" calcext:value-type="float">
            <text:p>0.0333333333</text:p>
          </table:table-cell>
          <table:table-cell office:value-type="float" office:value="245" calcext:value-type="float">
            <text:p>245</text:p>
          </table:table-cell>
          <table:table-cell office:value-type="float" office:value="2.01538461538462" calcext:value-type="float">
            <text:p>2.0153846154</text:p>
          </table:table-cell>
          <table:table-cell office:value-type="float" office:value="5.36629932196575" calcext:value-type="float">
            <text:p>5.366299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]+[.L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(1/120) +[.P7]" office:value-type="float" office:value="0.0416666666666667" calcext:value-type="float">
            <text:p>0.0416666667</text:p>
          </table:table-cell>
          <table:table-cell office:value-type="float" office:value="320" calcext:value-type="float">
            <text:p>320</text:p>
          </table:table-cell>
          <table:table-cell office:value-type="float" office:value="2.13636363636364" calcext:value-type="float">
            <text:p>2.1363636364</text:p>
          </table:table-cell>
          <table:table-cell office:value-type="float" office:value="7.50266295832939" calcext:value-type="float">
            <text:p>7.5026629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9]+[.L9]" office:value-type="float" office:value="11" calcext:value-type="float">
            <text:p>11</text:p>
          </table:table-cell>
          <table:table-cell table:formula="of:=[.G9]/[.M9]" office:value-type="float" office:value="7.36363636363636" calcext:value-type="float">
            <text:p>7.36</text:p>
          </table:table-cell>
          <table:table-cell table:formula="of:=[.G9]/[.K9]" office:value-type="float" office:value="27" calcext:value-type="float">
            <text:p>27.00</text:p>
          </table:table-cell>
          <table:table-cell table:formula="of:=(1/120) +[.P8]" office:value-type="float" office:value="0.05" calcext:value-type="float">
            <text:p>0.05</text:p>
          </table:table-cell>
          <table:table-cell office:value-type="float" office:value="401" calcext:value-type="float">
            <text:p>401</text:p>
          </table:table-cell>
          <table:table-cell office:value-type="float" office:value="2.68253968253968" calcext:value-type="float">
            <text:p>2.6825396825</text:p>
          </table:table-cell>
          <table:table-cell office:value-type="float" office:value="10.1852026408691" calcext:value-type="float">
            <text:p>10.1852026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0]+[.L10]" office:value-type="float" office:value="3" calcext:value-type="float">
            <text:p>3</text:p>
          </table:table-cell>
          <table:table-cell table:formula="of:=[.G10]/[.M10]" office:value-type="float" office:value="31.3333333333333" calcext:value-type="float">
            <text:p>31.33</text:p>
          </table:table-cell>
          <table:table-cell table:formula="of:=[.G10]/[.K10]" office:value-type="float" office:value="94" calcext:value-type="float">
            <text:p>94.00</text:p>
          </table:table-cell>
          <table:table-cell table:formula="of:=(1/120) +[.P9]" office:value-type="float" office:value="0.0583333333333333" calcext:value-type="float">
            <text:p>0.0583333333</text:p>
          </table:table-cell>
          <table:table-cell office:value-type="float" office:value="495" calcext:value-type="float">
            <text:p>495</text:p>
          </table:table-cell>
          <table:table-cell office:value-type="float" office:value="4.05" calcext:value-type="float">
            <text:p>4.05</text:p>
          </table:table-cell>
          <table:table-cell office:value-type="float" office:value="14.2352026408691" calcext:value-type="float">
            <text:p>14.2352026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]+[.L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(1/120) +[.P10]" office:value-type="float" office:value="0.0666666666666667" calcext:value-type="float">
            <text:p>0.0666666667</text:p>
          </table:table-cell>
          <table:table-cell office:value-type="float" office:value="619" calcext:value-type="float">
            <text:p>619</text:p>
          </table:table-cell>
          <table:table-cell office:value-type="float" office:value="5.35714285714286" calcext:value-type="float">
            <text:p>5.3571428571</text:p>
          </table:table-cell>
          <table:table-cell office:value-type="float" office:value="19.5923454980119" calcext:value-type="float">
            <text:p>19.592345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]+[.L12]" office:value-type="float" office:value="3" calcext:value-type="float">
            <text:p>3</text:p>
          </table:table-cell>
          <table:table-cell table:formula="of:=[.G12]/[.M12]"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table:formula="of:=(1/120) +[.P11]" office:value-type="float" office:value="0.075" calcext:value-type="float">
            <text:p>0.075</text:p>
          </table:table-cell>
          <table:table-cell office:value-type="float" office:value="748" calcext:value-type="float">
            <text:p>748</text:p>
          </table:table-cell>
          <table:table-cell office:value-type="float" office:value="5.76923076923077" calcext:value-type="float">
            <text:p>5.7692307692</text:p>
          </table:table-cell>
          <table:table-cell office:value-type="float" office:value="25.3615762672427" calcext:value-type="float">
            <text:p>25.3615762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3]+[.L13]" office:value-type="float" office:value="2" calcext:value-type="float">
            <text:p>2</text:p>
          </table:table-cell>
          <table:table-cell table:formula="of:=[.G13]/[.M13]" office:value-type="float" office:value="65.5" calcext:value-type="float">
            <text:p>65.50</text:p>
          </table:table-cell>
          <table:table-cell table:formula="of:=[.G13]/[.K13]" office:value-type="float" office:value="43.6666666666667" calcext:value-type="float">
            <text:p>43.67</text:p>
          </table:table-cell>
          <table:table-cell table:formula="of:=(1/120) +[.P12]" office:value-type="float" office:value="0.0833333333333333" calcext:value-type="float">
            <text:p>0.0833333333</text:p>
          </table:table-cell>
          <table:table-cell office:value-type="float" office:value="879" calcext:value-type="float">
            <text:p>879</text:p>
          </table:table-cell>
          <table:table-cell office:value-type="float" office:value="5.78260869565217" calcext:value-type="float">
            <text:p>5.7826086957</text:p>
          </table:table-cell>
          <table:table-cell office:value-type="float" office:value="31.1441849628949" calcext:value-type="float">
            <text:p>31.1441849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]+[.L14]" office:value-type="float" office:value="5" calcext:value-type="float">
            <text:p>5</text:p>
          </table:table-cell>
          <table:table-cell table:formula="of:=[.G14]/[.M14]" office:value-type="float" office:value="26.6" calcext:value-type="float">
            <text:p>26.60</text:p>
          </table:table-cell>
          <table:table-cell table:formula="of:=[.G14]/[.K14]" office:value-type="float" office:value="133" calcext:value-type="float">
            <text:p>133.00</text:p>
          </table:table-cell>
          <table:table-cell table:formula="of:=(1/120) +[.P13]" office:value-type="float" office:value="0.0916666666666667" calcext:value-type="float">
            <text:p>0.0916666667</text:p>
          </table:table-cell>
          <table:table-cell office:value-type="float" office:value="1012" calcext:value-type="float">
            <text:p>1012</text:p>
          </table:table-cell>
          <table:table-cell office:value-type="float" office:value="6.97333333333333" calcext:value-type="float">
            <text:p>6.9733333333</text:p>
          </table:table-cell>
          <table:table-cell office:value-type="float" office:value="38.1175182962282" calcext:value-type="float">
            <text:p>38.1175182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5]+[.L15]" office:value-type="float" office:value="4" calcext:value-type="float">
            <text:p>4</text:p>
          </table:table-cell>
          <table:table-cell table:formula="of:=[.G15]/[.M15]" office:value-type="float" office:value="42.25" calcext:value-type="float">
            <text:p>42.25</text:p>
          </table:table-cell>
          <table:table-cell table:formula="of:=[.G15]/[.K15]" office:value-type="float" office:value="84.5" calcext:value-type="float">
            <text:p>84.50</text:p>
          </table:table-cell>
          <table:table-cell table:formula="of:=(1/120) +[.P14]" office:value-type="float" office:value="0.1" calcext:value-type="float">
            <text:p>0.1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45.1175182962282" calcext:value-type="float">
            <text:p>45.1175182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16]+[.L16]" office:value-type="float" office:value="8" calcext:value-type="float">
            <text:p>8</text:p>
          </table:table-cell>
          <table:table-cell table:formula="of:=[.G16]/[.M16]" office:value-type="float" office:value="26" calcext:value-type="float">
            <text:p>26.00</text:p>
          </table:table-cell>
          <table:table-cell table:formula="of:=[.G16]/[.K16]" office:value-type="float" office:value="69.3333333333333" calcext:value-type="float">
            <text:p>69.33</text:p>
          </table:table-cell>
          <table:table-cell table:formula="of:=(1/120) +[.P15]" office:value-type="float" office:value="0.108333333333333" calcext:value-type="float">
            <text:p>0.1083333333</text:p>
          </table:table-cell>
          <table:table-cell office:value-type="float" office:value="1389" calcext:value-type="float">
            <text:p>1389</text:p>
          </table:table-cell>
          <table:table-cell office:value-type="float" office:value="7.75" calcext:value-type="float">
            <text:p>7.75</text:p>
          </table:table-cell>
          <table:table-cell office:value-type="float" office:value="52.8675182962282" calcext:value-type="float">
            <text:p>52.8675182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7]+[.L17]" office:value-type="float" office:value="7" calcext:value-type="float">
            <text:p>7</text:p>
          </table:table-cell>
          <table:table-cell table:formula="of:=[.G17]/[.M17]" office:value-type="float" office:value="32" calcext:value-type="float">
            <text:p>32.00</text:p>
          </table:table-cell>
          <table:table-cell table:formula="of:=[.G17]/[.K17]" office:value-type="float" office:value="112" calcext:value-type="float">
            <text:p>112.00</text:p>
          </table:table-cell>
          <table:table-cell table:formula="of:=(1/120) +[.P16]" office:value-type="float" office:value="0.116666666666667" calcext:value-type="float">
            <text:p>0.1166666667</text:p>
          </table:table-cell>
          <table:table-cell office:value-type="float" office:value="1613" calcext:value-type="float">
            <text:p>1613</text:p>
          </table:table-cell>
          <table:table-cell office:value-type="float" office:value="8.75" calcext:value-type="float">
            <text:p>8.75</text:p>
          </table:table-cell>
          <table:table-cell office:value-type="float" office:value="61.6175182962282" calcext:value-type="float">
            <text:p>61.6175182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+[.L18]" office:value-type="float" office:value="9" calcext:value-type="float">
            <text:p>9</text:p>
          </table:table-cell>
          <table:table-cell table:formula="of:=[.G18]/[.M18]" office:value-type="float" office:value="30.6666666666667" calcext:value-type="float">
            <text:p>30.67</text:p>
          </table:table-cell>
          <table:table-cell office:value-type="float" office:value="0" calcext:value-type="float">
            <text:p>0.00</text:p>
          </table:table-cell>
          <table:table-cell table:formula="of:=(1/120) +[.P17]" office:value-type="float" office:value="0.125" calcext:value-type="float">
            <text:p>0.125</text:p>
          </table:table-cell>
          <table:table-cell office:value-type="float" office:value="1889" calcext:value-type="float">
            <text:p>1889</text:p>
          </table:table-cell>
          <table:table-cell office:value-type="float" office:value="9.09615384615385" calcext:value-type="float">
            <text:p>9.0961538462</text:p>
          </table:table-cell>
          <table:table-cell office:value-type="float" office:value="70.7136721423821" calcext:value-type="float">
            <text:p>70.7136721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9]+[.L19]" office:value-type="float" office:value="12" calcext:value-type="float">
            <text:p>12</text:p>
          </table:table-cell>
          <table:table-cell table:formula="of:=[.G19]/[.M19]" office:value-type="float" office:value="26.6666666666667" calcext:value-type="float">
            <text:p>26.67</text:p>
          </table:table-cell>
          <table:table-cell office:value-type="float" office:value="0" calcext:value-type="float">
            <text:p>0.00</text:p>
          </table:table-cell>
          <table:table-cell table:formula="of:=(1/120) +[.P18]" office:value-type="float" office:value="0.133333333333333" calcext:value-type="float">
            <text:p>0.1333333333</text:p>
          </table:table-cell>
          <table:table-cell office:value-type="float" office:value="2209" calcext:value-type="float">
            <text:p>2209</text:p>
          </table:table-cell>
          <table:table-cell office:value-type="float" office:value="10" calcext:value-type="float">
            <text:p>10</text:p>
          </table:table-cell>
          <table:table-cell office:value-type="float" office:value="80.713672142382" calcext:value-type="float">
            <text:p>80.7136721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20]+[.L20]" office:value-type="float" office:value="10" calcext:value-type="float">
            <text:p>10</text:p>
          </table:table-cell>
          <table:table-cell table:formula="of:=[.G20]/[.M20]" office:value-type="float" office:value="33.4" calcext:value-type="float">
            <text:p>33.40</text:p>
          </table:table-cell>
          <table:table-cell table:formula="of:=[.G20]/[.K20]" office:value-type="float" office:value="334" calcext:value-type="float">
            <text:p>334.00</text:p>
          </table:table-cell>
          <table:table-cell table:formula="of:=(1/120) +[.P19]" office:value-type="float" office:value="0.141666666666667" calcext:value-type="float">
            <text:p>0.1416666667</text:p>
          </table:table-cell>
          <table:table-cell office:value-type="float" office:value="2543" calcext:value-type="float">
            <text:p>2543</text:p>
          </table:table-cell>
          <table:table-cell office:value-type="float" office:value="10" calcext:value-type="float">
            <text:p>10</text:p>
          </table:table-cell>
          <table:table-cell office:value-type="float" office:value="90.713672142382" calcext:value-type="float">
            <text:p>90.7136721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21]+[.L21]" office:value-type="float" office:value="13" calcext:value-type="float">
            <text:p>13</text:p>
          </table:table-cell>
          <table:table-cell table:formula="of:=[.G21]/[.M21]" office:value-type="float" office:value="28.3846153846154" calcext:value-type="float">
            <text:p>28.38</text:p>
          </table:table-cell>
          <table:table-cell table:formula="of:=[.G21]/[.K21]" office:value-type="float" office:value="46.125" calcext:value-type="float">
            <text:p>46.13</text:p>
          </table:table-cell>
          <table:table-cell table:formula="of:=(1/120) +[.P20]" office:value-type="float" office:value="0.15" calcext:value-type="float">
            <text:p>0.15</text:p>
          </table:table-cell>
          <table:table-cell office:value-type="float" office:value="2912" calcext:value-type="float">
            <text:p>2912</text:p>
          </table:table-cell>
          <table:table-cell office:value-type="float" office:value="10.6153846153846" calcext:value-type="float">
            <text:p>10.6153846154</text:p>
          </table:table-cell>
          <table:table-cell office:value-type="float" office:value="101.329056757767" calcext:value-type="float">
            <text:p>101.329056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2]+[.L22]" office:value-type="float" office:value="6" calcext:value-type="float">
            <text:p>6</text:p>
          </table:table-cell>
          <table:table-cell table:formula="of:=[.G22]/[.M22]" office:value-type="float" office:value="67.8333333333333" calcext:value-type="float">
            <text:p>67.83</text:p>
          </table:table-cell>
          <table:table-cell table:formula="of:=[.G22]/[.K22]" office:value-type="float" office:value="407" calcext:value-type="float">
            <text:p>407.00</text:p>
          </table:table-cell>
          <table:table-cell table:formula="of:=(1/120) +[.P21]" office:value-type="float" office:value="0.158333333333333" calcext:value-type="float">
            <text:p>0.1583333333</text:p>
          </table:table-cell>
          <table:table-cell office:value-type="float" office:value="3319" calcext:value-type="float">
            <text:p>3319</text:p>
          </table:table-cell>
          <table:table-cell office:value-type="float" office:value="11.2" calcext:value-type="float">
            <text:p>11.2</text:p>
          </table:table-cell>
          <table:table-cell office:value-type="float" office:value="112.529056757767" calcext:value-type="float">
            <text:p>112.529056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23]+[.L23]" office:value-type="float" office:value="44" calcext:value-type="float">
            <text:p>44</text:p>
          </table:table-cell>
          <table:table-cell table:formula="of:=[.G23]/[.M23]" office:value-type="float" office:value="10.1363636363636" calcext:value-type="float">
            <text:p>10.14</text:p>
          </table:table-cell>
          <table:table-cell table:formula="of:=[.G23]/[.K23]" office:value-type="float" office:value="111.5" calcext:value-type="float">
            <text:p>111.50</text:p>
          </table:table-cell>
          <table:table-cell table:formula="of:=(1/120) +[.P22]" office:value-type="float" office:value="0.166666666666667" calcext:value-type="float">
            <text:p>0.1666666667</text:p>
          </table:table-cell>
          <table:table-cell office:value-type="float" office:value="3765" calcext:value-type="float">
            <text:p>3765</text:p>
          </table:table-cell>
          <table:table-cell office:value-type="float" office:value="12.2857142857143" calcext:value-type="float">
            <text:p>12.2857142857</text:p>
          </table:table-cell>
          <table:table-cell office:value-type="float" office:value="124.814771043481" calcext:value-type="float">
            <text:p>124.814771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24]+[.L24]" office:value-type="float" office:value="26" calcext:value-type="float">
            <text:p>26</text:p>
          </table:table-cell>
          <table:table-cell table:formula="of:=[.G24]/[.M24]" office:value-type="float" office:value="17.8846153846154" calcext:value-type="float">
            <text:p>17.88</text:p>
          </table:table-cell>
          <table:table-cell table:formula="of:=[.G24]/[.K24]" office:value-type="float" office:value="93" calcext:value-type="float">
            <text:p>93.00</text:p>
          </table:table-cell>
          <table:table-cell table:formula="of:=(1/120) +[.P23]" office:value-type="float" office:value="0.175" calcext:value-type="float">
            <text:p>0.175</text:p>
          </table:table-cell>
          <table:table-cell office:value-type="float" office:value="4230" calcext:value-type="float">
            <text:p>4230</text:p>
          </table:table-cell>
          <table:table-cell office:value-type="float" office:value="13.8809523809524" calcext:value-type="float">
            <text:p>13.880952381</text:p>
          </table:table-cell>
          <table:table-cell office:value-type="float" office:value="138.695723424433" calcext:value-type="float">
            <text:p>138.6957234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25]+[.L25]" office:value-type="float" office:value="24" calcext:value-type="float">
            <text:p>24</text:p>
          </table:table-cell>
          <table:table-cell table:formula="of:=[.G25]/[.M25]" office:value-type="float" office:value="19.7083333333333" calcext:value-type="float">
            <text:p>19.71</text:p>
          </table:table-cell>
          <table:table-cell table:formula="of:=[.G25]/[.K25]" office:value-type="float" office:value="236.5" calcext:value-type="float">
            <text:p>236.50</text:p>
          </table:table-cell>
          <table:table-cell table:formula="of:=(1/120) +[.P24]" office:value-type="float" office:value="0.183333333333333" calcext:value-type="float">
            <text:p>0.1833333333</text:p>
          </table:table-cell>
          <table:table-cell office:value-type="float" office:value="4703" calcext:value-type="float">
            <text:p>4703</text:p>
          </table:table-cell>
          <table:table-cell office:value-type="float" office:value="14.56" calcext:value-type="float">
            <text:p>14.56</text:p>
          </table:table-cell>
          <table:table-cell office:value-type="float" office:value="153.255723424433" calcext:value-type="float">
            <text:p>153.2557234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26]+[.L26]" office:value-type="float" office:value="12" calcext:value-type="float">
            <text:p>12</text:p>
          </table:table-cell>
          <table:table-cell table:formula="of:=[.G26]/[.M26]" office:value-type="float" office:value="40.8333333333333" calcext:value-type="float">
            <text:p>40.83</text:p>
          </table:table-cell>
          <table:table-cell table:formula="of:=[.G26]/[.K26]" office:value-type="float" office:value="122.5" calcext:value-type="float">
            <text:p>122.50</text:p>
          </table:table-cell>
          <table:table-cell table:formula="of:=(1/120) +[.P25]" office:value-type="float" office:value="0.191666666666667" calcext:value-type="float">
            <text:p>0.1916666667</text:p>
          </table:table-cell>
          <table:table-cell office:value-type="float" office:value="5193" calcext:value-type="float">
            <text:p>5193</text:p>
          </table:table-cell>
          <table:table-cell office:value-type="float" office:value="14.6829268292683" calcext:value-type="float">
            <text:p>14.6829268293</text:p>
          </table:table-cell>
          <table:table-cell office:value-type="float" office:value="167.938650253702" calcext:value-type="float">
            <text:p>167.9386502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7]+[.L27]" office:value-type="float" office:value="22" calcext:value-type="float">
            <text:p>22</text:p>
          </table:table-cell>
          <table:table-cell table:formula="of:=[.G27]/[.M27]" office:value-type="float" office:value="23.4545454545455" calcext:value-type="float">
            <text:p>23.45</text:p>
          </table:table-cell>
          <table:table-cell table:formula="of:=[.G27]/[.K27]" office:value-type="float" office:value="129" calcext:value-type="float">
            <text:p>129.00</text:p>
          </table:table-cell>
          <table:table-cell table:formula="of:=(1/120) +[.P26]" office:value-type="float" office:value="0.2" calcext:value-type="float">
            <text:p>0.2</text:p>
          </table:table-cell>
          <table:table-cell office:value-type="float" office:value="5709" calcext:value-type="float">
            <text:p>5709</text:p>
          </table:table-cell>
          <table:table-cell office:value-type="float" office:value="15.5333333333333" calcext:value-type="float">
            <text:p>15.5333333333</text:p>
          </table:table-cell>
          <table:table-cell office:value-type="float" office:value="183.471983587035" calcext:value-type="float">
            <text:p>183.471983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28]+[.L28]" office:value-type="float" office:value="24" calcext:value-type="float">
            <text:p>24</text:p>
          </table:table-cell>
          <table:table-cell table:formula="of:=[.G28]/[.M28]" office:value-type="float" office:value="21.5833333333333" calcext:value-type="float">
            <text:p>21.58</text:p>
          </table:table-cell>
          <table:table-cell table:formula="of:=[.G28]/[.K28]" office:value-type="float" office:value="172.666666666667" calcext:value-type="float">
            <text:p>172.67</text:p>
          </table:table-cell>
          <table:table-cell table:formula="of:=(1/120) +[.P27]" office:value-type="float" office:value="0.208333333333333" calcext:value-type="float">
            <text:p>0.2083333333</text:p>
          </table:table-cell>
          <table:table-cell office:value-type="float" office:value="6227" calcext:value-type="float">
            <text:p>6227</text:p>
          </table:table-cell>
          <table:table-cell office:value-type="float" office:value="15.75" calcext:value-type="float">
            <text:p>15.75</text:p>
          </table:table-cell>
          <table:table-cell office:value-type="float" office:value="199.221983587035" calcext:value-type="float">
            <text:p>199.221983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9]+[.L29]" office:value-type="float" office:value="12" calcext:value-type="float">
            <text:p>12</text:p>
          </table:table-cell>
          <table:table-cell table:formula="of:=[.G29]/[.M29]" office:value-type="float" office:value="43.5833333333333" calcext:value-type="float">
            <text:p>43.58</text:p>
          </table:table-cell>
          <table:table-cell office:value-type="float" office:value="0" calcext:value-type="float">
            <text:p>0.00</text:p>
          </table:table-cell>
          <table:table-cell table:formula="of:=(1/120) +[.P28]" office:value-type="float" office:value="0.216666666666667" calcext:value-type="float">
            <text:p>0.2166666667</text:p>
          </table:table-cell>
          <table:table-cell office:value-type="float" office:value="6750" calcext:value-type="float">
            <text:p>6750</text:p>
          </table:table-cell>
          <table:table-cell office:value-type="float" office:value="16.125" calcext:value-type="float">
            <text:p>16.125</text:p>
          </table:table-cell>
          <table:table-cell office:value-type="float" office:value="215.346983587035" calcext:value-type="float">
            <text:p>215.346983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30]+[.L30]" office:value-type="float" office:value="10" calcext:value-type="float">
            <text:p>10</text:p>
          </table:table-cell>
          <table:table-cell table:formula="of:=[.G30]/[.M30]" office:value-type="float" office:value="54.5" calcext:value-type="float">
            <text:p>54.50</text:p>
          </table:table-cell>
          <table:table-cell table:formula="of:=[.G30]/[.K30]" office:value-type="float" office:value="272.5" calcext:value-type="float">
            <text:p>272.50</text:p>
          </table:table-cell>
          <table:table-cell table:formula="of:=(1/120) +[.P29]" office:value-type="float" office:value="0.225" calcext:value-type="float">
            <text:p>0.225</text:p>
          </table:table-cell>
          <table:table-cell office:value-type="float" office:value="7295" calcext:value-type="float">
            <text:p>7295</text:p>
          </table:table-cell>
          <table:table-cell office:value-type="float" office:value="16.2333333333333" calcext:value-type="float">
            <text:p>16.2333333333</text:p>
          </table:table-cell>
          <table:table-cell office:value-type="float" office:value="231.580316920368" calcext:value-type="float">
            <text:p>231.5803169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31]+[.L31]" office:value-type="float" office:value="43" calcext:value-type="float">
            <text:p>43</text:p>
          </table:table-cell>
          <table:table-cell table:formula="of:=[.G31]/[.M31]" office:value-type="float" office:value="13.5581395348837" calcext:value-type="float">
            <text:p>13.56</text:p>
          </table:table-cell>
          <table:table-cell table:formula="of:=[.G31]/[.K31]" office:value-type="float" office:value="145.75" calcext:value-type="float">
            <text:p>145.75</text:p>
          </table:table-cell>
          <table:table-cell table:formula="of:=(1/120) +[.P30]" office:value-type="float" office:value="0.233333333333333" calcext:value-type="float">
            <text:p>0.2333333333</text:p>
          </table:table-cell>
          <table:table-cell office:value-type="float" office:value="7878" calcext:value-type="float">
            <text:p>7878</text:p>
          </table:table-cell>
          <table:table-cell office:value-type="float" office:value="17.1041666666667" calcext:value-type="float">
            <text:p>17.1041666667</text:p>
          </table:table-cell>
          <table:table-cell office:value-type="float" office:value="248.684483587035" calcext:value-type="float">
            <text:p>248.684483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32]+[.L32]" office:value-type="float" office:value="21" calcext:value-type="float">
            <text:p>21</text:p>
          </table:table-cell>
          <table:table-cell table:formula="of:=[.G32]/[.M32]" office:value-type="float" office:value="28.2857142857143" calcext:value-type="float">
            <text:p>28.29</text:p>
          </table:table-cell>
          <table:table-cell table:formula="of:=[.G32]/[.K32]" office:value-type="float" office:value="54" calcext:value-type="float">
            <text:p>54.00</text:p>
          </table:table-cell>
          <table:table-cell table:formula="of:=(1/120) +[.P31]" office:value-type="float" office:value="0.241666666666667" calcext:value-type="float">
            <text:p>0.2416666667</text:p>
          </table:table-cell>
          <table:table-cell office:value-type="float" office:value="8472" calcext:value-type="float">
            <text:p>8472</text:p>
          </table:table-cell>
          <table:table-cell office:value-type="float" office:value="17.6666666666667" calcext:value-type="float">
            <text:p>17.6666666667</text:p>
          </table:table-cell>
          <table:table-cell office:value-type="float" office:value="266.351150253702" calcext:value-type="float">
            <text:p>266.3511502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33]+[.L33]" office:value-type="float" office:value="11" calcext:value-type="float">
            <text:p>11</text:p>
          </table:table-cell>
          <table:table-cell table:formula="of:=[.G33]/[.M33]" office:value-type="float" office:value="54.7272727272727" calcext:value-type="float">
            <text:p>54.73</text:p>
          </table:table-cell>
          <table:table-cell table:formula="of:=[.G33]/[.K33]" office:value-type="float" office:value="301" calcext:value-type="float">
            <text:p>301.00</text:p>
          </table:table-cell>
          <table:table-cell table:formula="of:=(1/120) +[.P32]" office:value-type="float" office:value="0.25" calcext:value-type="float">
            <text:p>0.25</text:p>
          </table:table-cell>
          <table:table-cell office:value-type="float" office:value="9074" calcext:value-type="float">
            <text:p>9074</text:p>
          </table:table-cell>
          <table:table-cell office:value-type="float" office:value="17.8448275862069" calcext:value-type="float">
            <text:p>17.8448275862</text:p>
          </table:table-cell>
          <table:table-cell office:value-type="float" office:value="284.195977839909" calcext:value-type="float">
            <text:p>284.1959778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34]+[.L34]" office:value-type="float" office:value="16" calcext:value-type="float">
            <text:p>16</text:p>
          </table:table-cell>
          <table:table-cell table:formula="of:=[.G34]/[.M34]" office:value-type="float" office:value="42.6875" calcext:value-type="float">
            <text:p>42.69</text:p>
          </table:table-cell>
          <table:table-cell table:formula="of:=[.G34]/[.K34]" office:value-type="float" office:value="97.5714285714286" calcext:value-type="float">
            <text:p>97.57</text:p>
          </table:table-cell>
          <table:table-cell table:formula="of:=(1/120) +[.P33]" office:value-type="float" office:value="0.258333333333333" calcext:value-type="float">
            <text:p>0.2583333333</text:p>
          </table:table-cell>
          <table:table-cell office:value-type="float" office:value="9757" calcext:value-type="float">
            <text:p>9757</text:p>
          </table:table-cell>
          <table:table-cell office:value-type="float" office:value="18.9259259259259" calcext:value-type="float">
            <text:p>18.9259259259</text:p>
          </table:table-cell>
          <table:table-cell office:value-type="float" office:value="303.121903765834" calcext:value-type="float">
            <text:p>303.1219037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35]+[.L35]" office:value-type="float" office:value="20" calcext:value-type="float">
            <text:p>20</text:p>
          </table:table-cell>
          <table:table-cell table:formula="of:=[.G35]/[.M35]" office:value-type="float" office:value="34.65" calcext:value-type="float">
            <text:p>34.65</text:p>
          </table:table-cell>
          <table:table-cell table:formula="of:=[.G35]/[.K35]" office:value-type="float" office:value="99" calcext:value-type="float">
            <text:p>99.00</text:p>
          </table:table-cell>
          <table:table-cell table:formula="of:=(1/120) +[.P34]" office:value-type="float" office:value="0.266666666666667" calcext:value-type="float">
            <text:p>0.2666666667</text:p>
          </table:table-cell>
          <table:table-cell office:value-type="float" office:value="10450" calcext:value-type="float">
            <text:p>10450</text:p>
          </table:table-cell>
          <table:table-cell office:value-type="float" office:value="20.1851851851852" calcext:value-type="float">
            <text:p>20.1851851852</text:p>
          </table:table-cell>
          <table:table-cell office:value-type="float" office:value="323.30708895102" calcext:value-type="float">
            <text:p>323.307088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36]+[.L36]" office:value-type="float" office:value="15" calcext:value-type="float">
            <text:p>15</text:p>
          </table:table-cell>
          <table:table-cell table:formula="of:=[.G36]/[.M36]" office:value-type="float" office:value="46.6" calcext:value-type="float">
            <text:p>46.60</text:p>
          </table:table-cell>
          <table:table-cell table:formula="of:=[.G36]/[.K36]" office:value-type="float" office:value="233" calcext:value-type="float">
            <text:p>233.00</text:p>
          </table:table-cell>
          <table:table-cell table:formula="of:=(1/120) +[.P35]" office:value-type="float" office:value="0.275" calcext:value-type="float">
            <text:p>0.275</text:p>
          </table:table-cell>
          <table:table-cell office:value-type="float" office:value="11149" calcext:value-type="float">
            <text:p>11149</text:p>
          </table:table-cell>
          <table:table-cell office:value-type="float" office:value="20.5" calcext:value-type="float">
            <text:p>20.5</text:p>
          </table:table-cell>
          <table:table-cell office:value-type="float" office:value="343.80708895102" calcext:value-type="float">
            <text:p>343.807088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37]+[.L37]" office:value-type="float" office:value="51" calcext:value-type="float">
            <text:p>51</text:p>
          </table:table-cell>
          <table:table-cell table:formula="of:=[.G37]/[.M37]" office:value-type="float" office:value="14.0980392156863" calcext:value-type="float">
            <text:p>14.10</text:p>
          </table:table-cell>
          <table:table-cell table:formula="of:=[.G37]/[.K37]" office:value-type="float" office:value="143.8" calcext:value-type="float">
            <text:p>143.80</text:p>
          </table:table-cell>
          <table:table-cell table:formula="of:=(1/120) +[.P36]" office:value-type="float" office:value="0.283333333333333" calcext:value-type="float">
            <text:p>0.2833333333</text:p>
          </table:table-cell>
          <table:table-cell office:value-type="float" office:value="11868" calcext:value-type="float">
            <text:p>11868</text:p>
          </table:table-cell>
          <table:table-cell office:value-type="float" office:value="20.9782608695652" calcext:value-type="float">
            <text:p>20.9782608696</text:p>
          </table:table-cell>
          <table:table-cell office:value-type="float" office:value="364.785349820585" calcext:value-type="float">
            <text:p>364.7853498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8]+[.L38]" office:value-type="float" office:value="18" calcext:value-type="float">
            <text:p>18</text:p>
          </table:table-cell>
          <table:table-cell table:formula="of:=[.G38]/[.M38]" office:value-type="float" office:value="40.4444444444444" calcext:value-type="float">
            <text:p>40.44</text:p>
          </table:table-cell>
          <table:table-cell table:formula="of:=[.G38]/[.K38]" office:value-type="float" office:value="242.666666666667" calcext:value-type="float">
            <text:p>242.67</text:p>
          </table:table-cell>
          <table:table-cell table:formula="of:=(1/120) +[.P37]" office:value-type="float" office:value="0.291666666666667" calcext:value-type="float">
            <text:p>0.2916666667</text:p>
          </table:table-cell>
          <table:table-cell office:value-type="float" office:value="12596" calcext:value-type="float">
            <text:p>12596</text:p>
          </table:table-cell>
          <table:table-cell office:value-type="float" office:value="21.2777777777778" calcext:value-type="float">
            <text:p>21.2777777778</text:p>
          </table:table-cell>
          <table:table-cell office:value-type="float" office:value="386.063127598363" calcext:value-type="float">
            <text:p>386.0631275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9]+[.L39]" office:value-type="float" office:value="14" calcext:value-type="float">
            <text:p>14</text:p>
          </table:table-cell>
          <table:table-cell table:formula="of:=[.G39]/[.M39]" office:value-type="float" office:value="52" calcext:value-type="float">
            <text:p>52.00</text:p>
          </table:table-cell>
          <table:table-cell table:formula="of:=[.G39]/[.K39]" office:value-type="float" office:value="242.666666666667" calcext:value-type="float">
            <text:p>242.67</text:p>
          </table:table-cell>
          <table:table-cell table:formula="of:=(1/120) +[.P38]" office:value-type="float" office:value="0.3" calcext:value-type="float">
            <text:p>0.3</text:p>
          </table:table-cell>
          <table:table-cell office:value-type="float" office:value="13324" calcext:value-type="float">
            <text:p>13324</text:p>
          </table:table-cell>
          <table:table-cell office:value-type="float" office:value="22.5762711864407" calcext:value-type="float">
            <text:p>22.5762711864</text:p>
          </table:table-cell>
          <table:table-cell office:value-type="float" office:value="408.639398784803" calcext:value-type="float">
            <text:p>408.6393987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40]+[.L40]" office:value-type="float" office:value="34" calcext:value-type="float">
            <text:p>34</text:p>
          </table:table-cell>
          <table:table-cell table:formula="of:=[.G40]/[.M40]" office:value-type="float" office:value="21.8529411764706" calcext:value-type="float">
            <text:p>21.85</text:p>
          </table:table-cell>
          <table:table-cell table:formula="of:=[.G40]/[.K40]" office:value-type="float" office:value="185.75" calcext:value-type="float">
            <text:p>185.75</text:p>
          </table:table-cell>
          <table:table-cell table:formula="of:=(1/120) +[.P39]" office:value-type="float" office:value="0.308333333333333" calcext:value-type="float">
            <text:p>0.3083333333</text:p>
          </table:table-cell>
          <table:table-cell office:value-type="float" office:value="14067" calcext:value-type="float">
            <text:p>14067</text:p>
          </table:table-cell>
          <table:table-cell office:value-type="float" office:value="25.2461538461538" calcext:value-type="float">
            <text:p>25.2461538462</text:p>
          </table:table-cell>
          <table:table-cell office:value-type="float" office:value="433.885552630957" calcext:value-type="float">
            <text:p>433.8855526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41]+[.L41]" office:value-type="float" office:value="33" calcext:value-type="float">
            <text:p>33</text:p>
          </table:table-cell>
          <table:table-cell table:formula="of:=[.G41]/[.M41]" office:value-type="float" office:value="23.1212121212121" calcext:value-type="float">
            <text:p>23.12</text:p>
          </table:table-cell>
          <table:table-cell table:formula="of:=[.G41]/[.K41]" office:value-type="float" office:value="76.3" calcext:value-type="float">
            <text:p>76.30</text:p>
          </table:table-cell>
          <table:table-cell table:formula="of:=(1/120) +[.P40]" office:value-type="float" office:value="0.316666666666667" calcext:value-type="float">
            <text:p>0.3166666667</text:p>
          </table:table-cell>
          <table:table-cell office:value-type="float" office:value="14830" calcext:value-type="float">
            <text:p>14830</text:p>
          </table:table-cell>
          <table:table-cell office:value-type="float" office:value="26.5675675675676" calcext:value-type="float">
            <text:p>26.5675675676</text:p>
          </table:table-cell>
          <table:table-cell office:value-type="float" office:value="460.453120198525" calcext:value-type="float">
            <text:p>460.4531201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42]+[.L42]" office:value-type="float" office:value="24" calcext:value-type="float">
            <text:p>24</text:p>
          </table:table-cell>
          <table:table-cell table:formula="of:=[.G42]/[.M42]" office:value-type="float" office:value="31.7916666666667" calcext:value-type="float">
            <text:p>31.79</text:p>
          </table:table-cell>
          <table:table-cell table:formula="of:=[.G42]/[.K42]" office:value-type="float" office:value="381.5" calcext:value-type="float">
            <text:p>381.50</text:p>
          </table:table-cell>
          <table:table-cell table:formula="of:=(1/120) +[.P41]" office:value-type="float" office:value="0.325" calcext:value-type="float">
            <text:p>0.325</text:p>
          </table:table-cell>
          <table:table-cell office:value-type="float" office:value="15593" calcext:value-type="float">
            <text:p>15593</text:p>
          </table:table-cell>
          <table:table-cell office:value-type="float" office:value="26.6296296296296" calcext:value-type="float">
            <text:p>26.6296296296</text:p>
          </table:table-cell>
          <table:table-cell office:value-type="float" office:value="487.082749828154" calcext:value-type="float">
            <text:p>487.0827498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43]+[.L43]" office:value-type="float" office:value="68" calcext:value-type="float">
            <text:p>68</text:p>
          </table:table-cell>
          <table:table-cell table:formula="of:=[.G43]/[.M43]" office:value-type="float" office:value="11.2647058823529" calcext:value-type="float">
            <text:p>11.26</text:p>
          </table:table-cell>
          <table:table-cell table:formula="of:=[.G43]/[.K43]" office:value-type="float" office:value="383" calcext:value-type="float">
            <text:p>383.00</text:p>
          </table:table-cell>
          <table:table-cell table:formula="of:=(1/120) +[.P42]" office:value-type="float" office:value="0.333333333333334" calcext:value-type="float">
            <text:p>0.3333333333</text:p>
          </table:table-cell>
          <table:table-cell office:value-type="float" office:value="16359" calcext:value-type="float">
            <text:p>16359</text:p>
          </table:table-cell>
          <table:table-cell office:value-type="float" office:value="27.8333333333333" calcext:value-type="float">
            <text:p>27.8333333333</text:p>
          </table:table-cell>
          <table:table-cell office:value-type="float" office:value="514.916083161488" calcext:value-type="float">
            <text:p>514.9160831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44]+[.L44]" office:value-type="float" office:value="10" calcext:value-type="float">
            <text:p>10</text:p>
          </table:table-cell>
          <table:table-cell table:formula="of:=[.G44]/[.M44]" office:value-type="float" office:value="79.5" calcext:value-type="float">
            <text:p>79.50</text:p>
          </table:table-cell>
          <table:table-cell table:formula="of:=[.G44]/[.K44]" office:value-type="float" office:value="53" calcext:value-type="float">
            <text:p>53.00</text:p>
          </table:table-cell>
          <table:table-cell table:formula="of:=(1/120) +[.P43]" office:value-type="float" office:value="0.341666666666667" calcext:value-type="float">
            <text:p>0.3416666667</text:p>
          </table:table-cell>
          <table:table-cell office:value-type="float" office:value="17154" calcext:value-type="float">
            <text:p>17154</text:p>
          </table:table-cell>
          <table:table-cell office:value-type="float" office:value="28.2272727272727" calcext:value-type="float">
            <text:p>28.2272727273</text:p>
          </table:table-cell>
          <table:table-cell office:value-type="float" office:value="543.14335588876" calcext:value-type="float">
            <text:p>543.1433558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5]+[.L45]" office:value-type="float" office:value="29" calcext:value-type="float">
            <text:p>29</text:p>
          </table:table-cell>
          <table:table-cell table:formula="of:=[.G45]/[.M45]" office:value-type="float" office:value="28.3103448275862" calcext:value-type="float">
            <text:p>28.31</text:p>
          </table:table-cell>
          <table:table-cell table:formula="of:=[.G45]/[.K45]" office:value-type="float" office:value="117.285714285714" calcext:value-type="float">
            <text:p>117.29</text:p>
          </table:table-cell>
          <table:table-cell table:formula="of:=(1/120) +[.P44]" office:value-type="float" office:value="0.35" calcext:value-type="float">
            <text:p>0.35</text:p>
          </table:table-cell>
          <table:table-cell office:value-type="float" office:value="17975" calcext:value-type="float">
            <text:p>17975</text:p>
          </table:table-cell>
          <table:table-cell office:value-type="float" office:value="28.6969696969697" calcext:value-type="float">
            <text:p>28.696969697</text:p>
          </table:table-cell>
          <table:table-cell office:value-type="float" office:value="571.84032558573" calcext:value-type="float">
            <text:p>571.8403255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46]+[.L46]" office:value-type="float" office:value="23" calcext:value-type="float">
            <text:p>23</text:p>
          </table:table-cell>
          <table:table-cell table:formula="of:=[.G46]/[.M46]" office:value-type="float" office:value="37.1304347826087" calcext:value-type="float">
            <text:p>37.13</text:p>
          </table:table-cell>
          <table:table-cell table:formula="of:=[.G46]/[.K46]" office:value-type="float" office:value="94.8888888888889" calcext:value-type="float">
            <text:p>94.89</text:p>
          </table:table-cell>
          <table:table-cell table:formula="of:=(1/120) +[.P45]" office:value-type="float" office:value="0.358333333333334" calcext:value-type="float">
            <text:p>0.3583333333</text:p>
          </table:table-cell>
          <table:table-cell office:value-type="float" office:value="18829" calcext:value-type="float">
            <text:p>18829</text:p>
          </table:table-cell>
          <table:table-cell office:value-type="float" office:value="29.7142857142857" calcext:value-type="float">
            <text:p>29.7142857143</text:p>
          </table:table-cell>
          <table:table-cell office:value-type="float" office:value="601.554611300016" calcext:value-type="float">
            <text:p>601.5546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47]+[.L47]" office:value-type="float" office:value="38" calcext:value-type="float">
            <text:p>38</text:p>
          </table:table-cell>
          <table:table-cell table:formula="of:=[.G47]/[.M47]" office:value-type="float" office:value="23.1052631578947" calcext:value-type="float">
            <text:p>23.11</text:p>
          </table:table-cell>
          <table:table-cell table:formula="of:=[.G47]/[.K47]" office:value-type="float" office:value="79.8181818181818" calcext:value-type="float">
            <text:p>79.82</text:p>
          </table:table-cell>
          <table:table-cell table:formula="of:=(1/120) +[.P46]" office:value-type="float" office:value="0.366666666666667" calcext:value-type="float">
            <text:p>0.3666666667</text:p>
          </table:table-cell>
          <table:table-cell office:value-type="float" office:value="19707" calcext:value-type="float">
            <text:p>19707</text:p>
          </table:table-cell>
          <table:table-cell office:value-type="float" office:value="29.72" calcext:value-type="float">
            <text:p>29.72</text:p>
          </table:table-cell>
          <table:table-cell office:value-type="float" office:value="631.274611300016" calcext:value-type="float">
            <text:p>631.2746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8]+[.L48]" office:value-type="float" office:value="25" calcext:value-type="float">
            <text:p>25</text:p>
          </table:table-cell>
          <table:table-cell table:formula="of:=[.G48]/[.M48]" office:value-type="float" office:value="36" calcext:value-type="float">
            <text:p>36.00</text:p>
          </table:table-cell>
          <table:table-cell table:formula="of:=[.G48]/[.K48]" office:value-type="float" office:value="128.571428571429" calcext:value-type="float">
            <text:p>128.57</text:p>
          </table:table-cell>
          <table:table-cell table:formula="of:=(1/120) +[.P47]" office:value-type="float" office:value="0.375" calcext:value-type="float">
            <text:p>0.375</text:p>
          </table:table-cell>
          <table:table-cell office:value-type="float" office:value="20607" calcext:value-type="float">
            <text:p>20607</text:p>
          </table:table-cell>
          <table:table-cell office:value-type="float" office:value="30.4246575342466" calcext:value-type="float">
            <text:p>30.4246575342</text:p>
          </table:table-cell>
          <table:table-cell office:value-type="float" office:value="661.699268834262" calcext:value-type="float">
            <text:p>661.6992688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9]+[.L49]" office:value-type="float" office:value="10" calcext:value-type="float">
            <text:p>10</text:p>
          </table:table-cell>
          <table:table-cell table:formula="of:=[.G49]/[.M49]" office:value-type="float" office:value="96.5" calcext:value-type="float">
            <text:p>96.50</text:p>
          </table:table-cell>
          <table:table-cell table:formula="of:=[.G49]/[.K49]" office:value-type="float" office:value="321.666666666667" calcext:value-type="float">
            <text:p>321.67</text:p>
          </table:table-cell>
          <table:table-cell table:formula="of:=(1/120) +[.P48]" office:value-type="float" office:value="0.383333333333334" calcext:value-type="float">
            <text:p>0.3833333333</text:p>
          </table:table-cell>
          <table:table-cell office:value-type="float" office:value="21572" calcext:value-type="float">
            <text:p>21572</text:p>
          </table:table-cell>
          <table:table-cell office:value-type="float" office:value="30.7368421052632" calcext:value-type="float">
            <text:p>30.7368421053</text:p>
          </table:table-cell>
          <table:table-cell office:value-type="float" office:value="692.436110939526" calcext:value-type="float">
            <text:p>692.4361109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50]+[.L50]" office:value-type="float" office:value="29" calcext:value-type="float">
            <text:p>29</text:p>
          </table:table-cell>
          <table:table-cell table:formula="of:=[.G50]/[.M50]" office:value-type="float" office:value="33.5862068965517" calcext:value-type="float">
            <text:p>33.59</text:p>
          </table:table-cell>
          <table:table-cell table:formula="of:=[.G50]/[.K50]" office:value-type="float" office:value="81.1666666666667" calcext:value-type="float">
            <text:p>81.17</text:p>
          </table:table-cell>
          <table:table-cell table:formula="of:=(1/120) +[.P49]" office:value-type="float" office:value="0.391666666666667" calcext:value-type="float">
            <text:p>0.3916666667</text:p>
          </table:table-cell>
          <table:table-cell office:value-type="float" office:value="22546" calcext:value-type="float">
            <text:p>22546</text:p>
          </table:table-cell>
          <table:table-cell office:value-type="float" office:value="31.2972972972973" calcext:value-type="float">
            <text:p>31.2972972973</text:p>
          </table:table-cell>
          <table:table-cell office:value-type="float" office:value="723.733408236823" calcext:value-type="float">
            <text:p>723.7334082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51]+[.L51]" office:value-type="float" office:value="29" calcext:value-type="float">
            <text:p>29</text:p>
          </table:table-cell>
          <table:table-cell table:formula="of:=[.G51]/[.M51]" office:value-type="float" office:value="33.8965517241379" calcext:value-type="float">
            <text:p>33.90</text:p>
          </table:table-cell>
          <table:table-cell table:formula="of:=[.G51]/[.K51]" office:value-type="float" office:value="65.5333333333333" calcext:value-type="float">
            <text:p>65.53</text:p>
          </table:table-cell>
          <table:table-cell table:formula="of:=(1/120) +[.P50]" office:value-type="float" office:value="0.4" calcext:value-type="float">
            <text:p>0.4</text:p>
          </table:table-cell>
          <table:table-cell office:value-type="float" office:value="23529" calcext:value-type="float">
            <text:p>23529</text:p>
          </table:table-cell>
          <table:table-cell office:value-type="float" office:value="31.3076923076923" calcext:value-type="float">
            <text:p>31.3076923077</text:p>
          </table:table-cell>
          <table:table-cell office:value-type="float" office:value="755.041100544515" calcext:value-type="float">
            <text:p>755.0411005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52]+[.L52]" office:value-type="float" office:value="46" calcext:value-type="float">
            <text:p>46</text:p>
          </table:table-cell>
          <table:table-cell table:formula="of:=[.G52]/[.M52]" office:value-type="float" office:value="22.2173913043478" calcext:value-type="float">
            <text:p>22.22</text:p>
          </table:table-cell>
          <table:table-cell table:formula="of:=[.G52]/[.K52]" office:value-type="float" office:value="127.75" calcext:value-type="float">
            <text:p>127.75</text:p>
          </table:table-cell>
          <table:table-cell table:formula="of:=(1/120) +[.P51]" office:value-type="float" office:value="0.408333333333334" calcext:value-type="float">
            <text:p>0.4083333333</text:p>
          </table:table-cell>
          <table:table-cell office:value-type="float" office:value="24551" calcext:value-type="float">
            <text:p>24551</text:p>
          </table:table-cell>
          <table:table-cell office:value-type="float" office:value="31.7916666666667" calcext:value-type="float">
            <text:p>31.7916666667</text:p>
          </table:table-cell>
          <table:table-cell office:value-type="float" office:value="786.832767211182" calcext:value-type="float">
            <text:p>786.8327672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53]+[.L53]" office:value-type="float" office:value="39" calcext:value-type="float">
            <text:p>39</text:p>
          </table:table-cell>
          <table:table-cell table:formula="of:=[.G53]/[.M53]" office:value-type="float" office:value="26.5384615384615" calcext:value-type="float">
            <text:p>26.54</text:p>
          </table:table-cell>
          <table:table-cell table:formula="of:=[.G53]/[.K53]" office:value-type="float" office:value="258.75" calcext:value-type="float">
            <text:p>258.75</text:p>
          </table:table-cell>
          <table:table-cell table:formula="of:=(1/120) +[.P52]" office:value-type="float" office:value="0.416666666666667" calcext:value-type="float">
            <text:p>0.4166666667</text:p>
          </table:table-cell>
          <table:table-cell office:value-type="float" office:value="25586" calcext:value-type="float">
            <text:p>25586</text:p>
          </table:table-cell>
          <table:table-cell office:value-type="float" office:value="32.5185185185185" calcext:value-type="float">
            <text:p>32.5185185185</text:p>
          </table:table-cell>
          <table:table-cell office:value-type="float" office:value="819.3512857297" calcext:value-type="float">
            <text:p>819.3512857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54]+[.L54]" office:value-type="float" office:value="66" calcext:value-type="float">
            <text:p>66</text:p>
          </table:table-cell>
          <table:table-cell table:formula="of:=[.G54]/[.M54]" office:value-type="float" office:value="15.8484848484848" calcext:value-type="float">
            <text:p>15.85</text:p>
          </table:table-cell>
          <table:table-cell table:formula="of:=[.G54]/[.K54]" office:value-type="float" office:value="116.222222222222" calcext:value-type="float">
            <text:p>116.22</text:p>
          </table:table-cell>
          <table:table-cell table:formula="of:=(1/120) +[.P53]" office:value-type="float" office:value="0.425" calcext:value-type="float">
            <text:p>0.425</text:p>
          </table:table-cell>
          <table:table-cell office:value-type="float" office:value="26632" calcext:value-type="float">
            <text:p>26632</text:p>
          </table:table-cell>
          <table:table-cell office:value-type="float" office:value="33.3243243243243" calcext:value-type="float">
            <text:p>33.3243243243</text:p>
          </table:table-cell>
          <table:table-cell office:value-type="float" office:value="852.675610054025" calcext:value-type="float">
            <text:p>852.67561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55]+[.L55]" office:value-type="float" office:value="25" calcext:value-type="float">
            <text:p>25</text:p>
          </table:table-cell>
          <table:table-cell table:formula="of:=[.G55]/[.M55]" office:value-type="float" office:value="45.8" calcext:value-type="float">
            <text:p>45.80</text:p>
          </table:table-cell>
          <table:table-cell table:formula="of:=[.G55]/[.K55]" office:value-type="float" office:value="143.125" calcext:value-type="float">
            <text:p>143.13</text:p>
          </table:table-cell>
          <table:table-cell table:formula="of:=(1/120) +[.P54]" office:value-type="float" office:value="0.433333333333334" calcext:value-type="float">
            <text:p>0.4333333333</text:p>
          </table:table-cell>
          <table:table-cell office:value-type="float" office:value="27777" calcext:value-type="float">
            <text:p>27777</text:p>
          </table:table-cell>
          <table:table-cell office:value-type="float" office:value="34.1428571428571" calcext:value-type="float">
            <text:p>34.1428571429</text:p>
          </table:table-cell>
          <table:table-cell office:value-type="float" office:value="886.818467196882" calcext:value-type="float">
            <text:p>886.8184671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56]+[.L56]" office:value-type="float" office:value="101" calcext:value-type="float">
            <text:p>101</text:p>
          </table:table-cell>
          <table:table-cell table:formula="of:=[.G56]/[.M56]" office:value-type="float" office:value="11.4653465346535" calcext:value-type="float">
            <text:p>11.47</text:p>
          </table:table-cell>
          <table:table-cell table:formula="of:=[.G56]/[.K56]" office:value-type="float" office:value="115.8" calcext:value-type="float">
            <text:p>115.80</text:p>
          </table:table-cell>
          <table:table-cell table:formula="of:=(1/120) +[.P55]" office:value-type="float" office:value="0.441666666666667" calcext:value-type="float">
            <text:p>0.4416666667</text:p>
          </table:table-cell>
          <table:table-cell office:value-type="float" office:value="28935" calcext:value-type="float">
            <text:p>28935</text:p>
          </table:table-cell>
          <table:table-cell office:value-type="float" office:value="34.8082191780822" calcext:value-type="float">
            <text:p>34.8082191781</text:p>
          </table:table-cell>
          <table:table-cell office:value-type="float" office:value="921.626686374964" calcext:value-type="float">
            <text:p>921.62668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57]+[.L57]" office:value-type="float" office:value="27" calcext:value-type="float">
            <text:p>27</text:p>
          </table:table-cell>
          <table:table-cell table:formula="of:=[.G57]/[.M57]" office:value-type="float" office:value="43.2222222222222" calcext:value-type="float">
            <text:p>43.22</text:p>
          </table:table-cell>
          <table:table-cell table:formula="of:=[.G57]/[.K57]" office:value-type="float" office:value="166.714285714286" calcext:value-type="float">
            <text:p>166.71</text:p>
          </table:table-cell>
          <table:table-cell table:formula="of:=(1/120) +[.P56]" office:value-type="float" office:value="0.450000000000001" calcext:value-type="float">
            <text:p>0.45</text:p>
          </table:table-cell>
          <table:table-cell office:value-type="float" office:value="30102" calcext:value-type="float">
            <text:p>30102</text:p>
          </table:table-cell>
          <table:table-cell office:value-type="float" office:value="35.42" calcext:value-type="float">
            <text:p>35.42</text:p>
          </table:table-cell>
          <table:table-cell office:value-type="float" office:value="957.046686374964" calcext:value-type="float">
            <text:p>957.04668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58]+[.L58]" office:value-type="float" office:value="36" calcext:value-type="float">
            <text:p>36</text:p>
          </table:table-cell>
          <table:table-cell table:formula="of:=[.G58]/[.M58]" office:value-type="float" office:value="32.4444444444444" calcext:value-type="float">
            <text:p>32.44</text:p>
          </table:table-cell>
          <table:table-cell table:formula="of:=[.G58]/[.K58]" office:value-type="float" office:value="584" calcext:value-type="float">
            <text:p>584.00</text:p>
          </table:table-cell>
          <table:table-cell table:formula="of:=(1/120) +[.P57]" office:value-type="float" office:value="0.458333333333334" calcext:value-type="float">
            <text:p>0.4583333333</text:p>
          </table:table-cell>
          <table:table-cell office:value-type="float" office:value="31270" calcext:value-type="float">
            <text:p>31270</text:p>
          </table:table-cell>
          <table:table-cell office:value-type="float" office:value="35.6756756756757" calcext:value-type="float">
            <text:p>35.6756756757</text:p>
          </table:table-cell>
          <table:table-cell office:value-type="float" office:value="992.722362050639" calcext:value-type="float">
            <text:p>992.722362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9]+[.L59]" office:value-type="float" office:value="32" calcext:value-type="float">
            <text:p>32</text:p>
          </table:table-cell>
          <table:table-cell table:formula="of:=[.G59]/[.M59]" office:value-type="float" office:value="36.78125" calcext:value-type="float">
            <text:p>36.78</text:p>
          </table:table-cell>
          <table:table-cell table:formula="of:=[.G59]/[.K59]" office:value-type="float" office:value="1177" calcext:value-type="float">
            <text:p>1177.00</text:p>
          </table:table-cell>
          <table:table-cell table:formula="of:=(1/120) +[.P58]" office:value-type="float" office:value="0.466666666666667" calcext:value-type="float">
            <text:p>0.4666666667</text:p>
          </table:table-cell>
          <table:table-cell office:value-type="float" office:value="32447" calcext:value-type="float">
            <text:p>32447</text:p>
          </table:table-cell>
          <table:table-cell office:value-type="float" office:value="35.78125" calcext:value-type="float">
            <text:p>35.78125</text:p>
          </table:table-cell>
          <table:table-cell office:value-type="float" office:value="1028.50361205064" calcext:value-type="float">
            <text:p>1028.503612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60]+[.L60]" office:value-type="float" office:value="26" calcext:value-type="float">
            <text:p>26</text:p>
          </table:table-cell>
          <table:table-cell table:formula="of:=[.G60]/[.M60]" office:value-type="float" office:value="45.6538461538462" calcext:value-type="float">
            <text:p>45.65</text:p>
          </table:table-cell>
          <table:table-cell table:formula="of:=[.G60]/[.K60]" office:value-type="float" office:value="118.7" calcext:value-type="float">
            <text:p>118.70</text:p>
          </table:table-cell>
          <table:table-cell table:formula="of:=(1/120) +[.P59]" office:value-type="float" office:value="0.475000000000001" calcext:value-type="float">
            <text:p>0.475</text:p>
          </table:table-cell>
          <table:table-cell office:value-type="float" office:value="33634" calcext:value-type="float">
            <text:p>33634</text:p>
          </table:table-cell>
          <table:table-cell office:value-type="float" office:value="36.078125" calcext:value-type="float">
            <text:p>36.078125</text:p>
          </table:table-cell>
          <table:table-cell office:value-type="float" office:value="1064.58173705064" calcext:value-type="float">
            <text:p>1064.581737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61]+[.L61]" office:value-type="float" office:value="29" calcext:value-type="float">
            <text:p>29</text:p>
          </table:table-cell>
          <table:table-cell table:formula="of:=[.G61]/[.M61]" office:value-type="float" office:value="42.5172413793103" calcext:value-type="float">
            <text:p>42.52</text:p>
          </table:table-cell>
          <table:table-cell table:formula="of:=[.G61]/[.K61]" office:value-type="float" office:value="154.125" calcext:value-type="float">
            <text:p>154.13</text:p>
          </table:table-cell>
          <table:table-cell table:formula="of:=(1/120) +[.P60]" office:value-type="float" office:value="0.483333333333334" calcext:value-type="float">
            <text:p>0.4833333333</text:p>
          </table:table-cell>
          <table:table-cell office:value-type="float" office:value="34867" calcext:value-type="float">
            <text:p>34867</text:p>
          </table:table-cell>
          <table:table-cell office:value-type="float" office:value="39.6" calcext:value-type="float">
            <text:p>39.6</text:p>
          </table:table-cell>
          <table:table-cell office:value-type="float" office:value="1104.18173705064" calcext:value-type="float">
            <text:p>1104.181737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2]+[.L62]" office:value-type="float" office:value="30" calcext:value-type="float">
            <text:p>30</text:p>
          </table:table-cell>
          <table:table-cell table:formula="of:=[.G62]/[.M62]" office:value-type="float" office:value="44" calcext:value-type="float">
            <text:p>44.00</text:p>
          </table:table-cell>
          <table:table-cell table:formula="of:=[.G62]/[.K62]" office:value-type="float" office:value="120" calcext:value-type="float">
            <text:p>120.00</text:p>
          </table:table-cell>
          <table:table-cell table:formula="of:=(1/120) +[.P61]" office:value-type="float" office:value="0.491666666666667" calcext:value-type="float">
            <text:p>0.4916666667</text:p>
          </table:table-cell>
          <table:table-cell office:value-type="float" office:value="36187" calcext:value-type="float">
            <text:p>36187</text:p>
          </table:table-cell>
          <table:table-cell office:value-type="float" office:value="40.5454545454546" calcext:value-type="float">
            <text:p>40.5454545455</text:p>
          </table:table-cell>
          <table:table-cell office:value-type="float" office:value="1144.72719159609" calcext:value-type="float">
            <text:p>1144.7271915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63]+[.L63]" office:value-type="float" office:value="8" calcext:value-type="float">
            <text:p>8</text:p>
          </table:table-cell>
          <table:table-cell table:formula="of:=[.G63]/[.M63]" office:value-type="float" office:value="166.5" calcext:value-type="float">
            <text:p>166.50</text:p>
          </table:table-cell>
          <table:table-cell table:formula="of:=[.G63]/[.K63]" office:value-type="float" office:value="148" calcext:value-type="float">
            <text:p>148.00</text:p>
          </table:table-cell>
          <table:table-cell table:formula="of:=(1/120) +[.P62]" office:value-type="float" office:value="0.500000000000001" calcext:value-type="float">
            <text:p>0.5</text:p>
          </table:table-cell>
          <table:table-cell office:value-type="float" office:value="37519" calcext:value-type="float">
            <text:p>37519</text:p>
          </table:table-cell>
          <table:table-cell office:value-type="float" office:value="40.5862068965517" calcext:value-type="float">
            <text:p>40.5862068966</text:p>
          </table:table-cell>
          <table:table-cell office:value-type="float" office:value="1185.31339849265" calcext:value-type="float">
            <text:p>1185.3133984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64]+[.L64]" office:value-type="float" office:value="60" calcext:value-type="float">
            <text:p>60</text:p>
          </table:table-cell>
          <table:table-cell table:formula="of:=[.G64]/[.M64]" office:value-type="float" office:value="22.4" calcext:value-type="float">
            <text:p>22.40</text:p>
          </table:table-cell>
          <table:table-cell table:formula="of:=[.G64]/[.K64]" office:value-type="float" office:value="112" calcext:value-type="float">
            <text:p>112.00</text:p>
          </table:table-cell>
          <table:table-cell table:formula="of:=(1/120) +[.P63]" office:value-type="float" office:value="0.508333333333334" calcext:value-type="float">
            <text:p>0.5083333333</text:p>
          </table:table-cell>
          <table:table-cell office:value-type="float" office:value="38863" calcext:value-type="float">
            <text:p>38863</text:p>
          </table:table-cell>
          <table:table-cell office:value-type="float" office:value="41.4" calcext:value-type="float">
            <text:p>41.4</text:p>
          </table:table-cell>
          <table:table-cell office:value-type="float" office:value="1226.71339849265" calcext:value-type="float">
            <text:p>1226.7133984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65]+[.L65]" office:value-type="float" office:value="46" calcext:value-type="float">
            <text:p>46</text:p>
          </table:table-cell>
          <table:table-cell table:formula="of:=[.G65]/[.M65]" office:value-type="float" office:value="31.1739130434783" calcext:value-type="float">
            <text:p>31.17</text:p>
          </table:table-cell>
          <table:table-cell table:formula="of:=[.G65]/[.K65]" office:value-type="float" office:value="79.6666666666667" calcext:value-type="float">
            <text:p>79.67</text:p>
          </table:table-cell>
          <table:table-cell table:formula="of:=(1/120) +[.P64]" office:value-type="float" office:value="0.516666666666667" calcext:value-type="float">
            <text:p>0.5166666667</text:p>
          </table:table-cell>
          <table:table-cell office:value-type="float" office:value="40297" calcext:value-type="float">
            <text:p>40297</text:p>
          </table:table-cell>
          <table:table-cell office:value-type="float" office:value="42.2" calcext:value-type="float">
            <text:p>42.2</text:p>
          </table:table-cell>
          <table:table-cell office:value-type="float" office:value="1268.91339849265" calcext:value-type="float">
            <text:p>1268.9133984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66]+[.L66]" office:value-type="float" office:value="38" calcext:value-type="float">
            <text:p>38</text:p>
          </table:table-cell>
          <table:table-cell table:formula="of:=[.G66]/[.M66]" office:value-type="float" office:value="37.8947368421053" calcext:value-type="float">
            <text:p>37.89</text:p>
          </table:table-cell>
          <table:table-cell table:formula="of:=[.G66]/[.K66]" office:value-type="float" office:value="110.769230769231" calcext:value-type="float">
            <text:p>110.77</text:p>
          </table:table-cell>
          <table:table-cell table:formula="of:=(1/120) +[.P65]" office:value-type="float" office:value="0.525000000000001" calcext:value-type="float">
            <text:p>0.525</text:p>
          </table:table-cell>
          <table:table-cell office:value-type="float" office:value="41737" calcext:value-type="float">
            <text:p>41737</text:p>
          </table:table-cell>
          <table:table-cell office:value-type="float" office:value="42.9259259259259" calcext:value-type="float">
            <text:p>42.9259259259</text:p>
          </table:table-cell>
          <table:table-cell office:value-type="float" office:value="1311.83932441857" calcext:value-type="float">
            <text:p>1311.8393244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67]+[.L67]" office:value-type="float" office:value="67" calcext:value-type="float">
            <text:p>67</text:p>
          </table:table-cell>
          <table:table-cell table:formula="of:=[.G67]/[.M67]" office:value-type="float" office:value="22.7462686567164" calcext:value-type="float">
            <text:p>22.75</text:p>
          </table:table-cell>
          <table:table-cell table:formula="of:=[.G67]/[.K67]" office:value-type="float" office:value="89.6470588235294" calcext:value-type="float">
            <text:p>89.65</text:p>
          </table:table-cell>
          <table:table-cell table:formula="of:=(1/120) +[.P66]" office:value-type="float" office:value="0.533333333333334" calcext:value-type="float">
            <text:p>0.5333333333</text:p>
          </table:table-cell>
          <table:table-cell office:value-type="float" office:value="43261" calcext:value-type="float">
            <text:p>43261</text:p>
          </table:table-cell>
          <table:table-cell office:value-type="float" office:value="43.8918918918919" calcext:value-type="float">
            <text:p>43.8918918919</text:p>
          </table:table-cell>
          <table:table-cell office:value-type="float" office:value="1355.73121631046" calcext:value-type="float">
            <text:p>1355.7312163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68]+[.L68]" office:value-type="float" office:value="75" calcext:value-type="float">
            <text:p>75</text:p>
          </table:table-cell>
          <table:table-cell table:formula="of:=[.G68]/[.M68]" office:value-type="float" office:value="20.88" calcext:value-type="float">
            <text:p>20.88</text:p>
          </table:table-cell>
          <table:table-cell table:formula="of:=[.G68]/[.K68]" office:value-type="float" office:value="195.75" calcext:value-type="float">
            <text:p>195.75</text:p>
          </table:table-cell>
          <table:table-cell table:formula="of:=(1/120) +[.P67]" office:value-type="float" office:value="0.541666666666667" calcext:value-type="float">
            <text:p>0.5416666667</text:p>
          </table:table-cell>
          <table:table-cell office:value-type="float" office:value="44827" calcext:value-type="float">
            <text:p>44827</text:p>
          </table:table-cell>
          <table:table-cell office:value-type="float" office:value="44.8" calcext:value-type="float">
            <text:p>44.8</text:p>
          </table:table-cell>
          <table:table-cell office:value-type="float" office:value="1400.53121631046" calcext:value-type="float">
            <text:p>1400.5312163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69]+[.L69]" office:value-type="float" office:value="59" calcext:value-type="float">
            <text:p>59</text:p>
          </table:table-cell>
          <table:table-cell table:formula="of:=[.G69]/[.M69]" office:value-type="float" office:value="27.5254237288136" calcext:value-type="float">
            <text:p>27.53</text:p>
          </table:table-cell>
          <table:table-cell table:formula="of:=[.G69]/[.K69]" office:value-type="float" office:value="270.666666666667" calcext:value-type="float">
            <text:p>270.67</text:p>
          </table:table-cell>
          <table:table-cell table:formula="of:=(1/120) +[.P68]" office:value-type="float" office:value="0.55" calcext:value-type="float">
            <text:p>0.55</text:p>
          </table:table-cell>
          <table:table-cell office:value-type="float" office:value="46451" calcext:value-type="float">
            <text:p>46451</text:p>
          </table:table-cell>
          <table:table-cell office:value-type="float" office:value="46.45" calcext:value-type="float">
            <text:p>46.45</text:p>
          </table:table-cell>
          <table:table-cell office:value-type="float" office:value="1446.98121631046" calcext:value-type="float">
            <text:p>1446.9812163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70]+[.L70]" office:value-type="float" office:value="59" calcext:value-type="float">
            <text:p>59</text:p>
          </table:table-cell>
          <table:table-cell table:formula="of:=[.G70]/[.M70]" office:value-type="float" office:value="27.8135593220339" calcext:value-type="float">
            <text:p>27.81</text:p>
          </table:table-cell>
          <table:table-cell table:formula="of:=[.G70]/[.K70]" office:value-type="float" office:value="96.5294117647059" calcext:value-type="float">
            <text:p>96.53</text:p>
          </table:table-cell>
          <table:table-cell table:formula="of:=(1/120) +[.P69]" office:value-type="float" office:value="0.558333333333334" calcext:value-type="float">
            <text:p>0.5583333333</text:p>
          </table:table-cell>
          <table:table-cell office:value-type="float" office:value="48092" calcext:value-type="float">
            <text:p>48092</text:p>
          </table:table-cell>
          <table:table-cell office:value-type="float" office:value="47.2972972972973" calcext:value-type="float">
            <text:p>47.2972972973</text:p>
          </table:table-cell>
          <table:table-cell office:value-type="float" office:value="1494.27851360776" calcext:value-type="float">
            <text:p>1494.2785136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71]+[.L71]" office:value-type="float" office:value="61" calcext:value-type="float">
            <text:p>61</text:p>
          </table:table-cell>
          <table:table-cell table:formula="of:=[.G71]/[.M71]" office:value-type="float" office:value="27.4426229508197" calcext:value-type="float">
            <text:p>27.44</text:p>
          </table:table-cell>
          <table:table-cell table:formula="of:=[.G71]/[.K71]" office:value-type="float" office:value="167.4" calcext:value-type="float">
            <text:p>167.40</text:p>
          </table:table-cell>
          <table:table-cell table:formula="of:=(1/120) +[.P70]" office:value-type="float" office:value="0.566666666666667" calcext:value-type="float">
            <text:p>0.5666666667</text:p>
          </table:table-cell>
          <table:table-cell office:value-type="float" office:value="49766" calcext:value-type="float">
            <text:p>49766</text:p>
          </table:table-cell>
          <table:table-cell office:value-type="float" office:value="47.4444444444444" calcext:value-type="float">
            <text:p>47.4444444444</text:p>
          </table:table-cell>
          <table:table-cell office:value-type="float" office:value="1541.72295805221" calcext:value-type="float">
            <text:p>1541.7229580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72]+[.L72]" office:value-type="float" office:value="60" calcext:value-type="float">
            <text:p>60</text:p>
          </table:table-cell>
          <table:table-cell table:formula="of:=[.G72]/[.M72]" office:value-type="float" office:value="29.1666666666667" calcext:value-type="float">
            <text:p>29.17</text:p>
          </table:table-cell>
          <table:table-cell table:formula="of:=[.G72]/[.K72]" office:value-type="float" office:value="109.375" calcext:value-type="float">
            <text:p>109.38</text:p>
          </table:table-cell>
          <table:table-cell table:formula="of:=(1/120) +[.P71]" office:value-type="float" office:value="0.575" calcext:value-type="float">
            <text:p>0.575</text:p>
          </table:table-cell>
          <table:table-cell office:value-type="float" office:value="51516" calcext:value-type="float">
            <text:p>51516</text:p>
          </table:table-cell>
          <table:table-cell office:value-type="float" office:value="47.6875" calcext:value-type="float">
            <text:p>47.6875</text:p>
          </table:table-cell>
          <table:table-cell office:value-type="float" office:value="1589.4104580522" calcext:value-type="float">
            <text:p>1589.4104580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3]+[.L73]" office:value-type="float" office:value="48" calcext:value-type="float">
            <text:p>48</text:p>
          </table:table-cell>
          <table:table-cell table:formula="of:=[.G73]/[.M73]" office:value-type="float" office:value="36.8958333333333" calcext:value-type="float">
            <text:p>36.90</text:p>
          </table:table-cell>
          <table:table-cell table:formula="of:=[.G73]/[.K73]" office:value-type="float" office:value="885.5" calcext:value-type="float">
            <text:p>885.50</text:p>
          </table:table-cell>
          <table:table-cell table:formula="of:=(1/120) +[.P72]" office:value-type="float" office:value="0.583333333333334" calcext:value-type="float">
            <text:p>0.5833333333</text:p>
          </table:table-cell>
          <table:table-cell office:value-type="float" office:value="53287" calcext:value-type="float">
            <text:p>53287</text:p>
          </table:table-cell>
          <table:table-cell office:value-type="float" office:value="48" calcext:value-type="float">
            <text:p>48</text:p>
          </table:table-cell>
          <table:table-cell office:value-type="float" office:value="1637.4104580522" calcext:value-type="float">
            <text:p>1637.4104580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74]+[.L74]" office:value-type="float" office:value="85" calcext:value-type="float">
            <text:p>85</text:p>
          </table:table-cell>
          <table:table-cell table:formula="of:=[.G74]/[.M74]" office:value-type="float" office:value="21.5411764705882" calcext:value-type="float">
            <text:p>21.54</text:p>
          </table:table-cell>
          <table:table-cell table:formula="of:=[.G74]/[.K74]" office:value-type="float" office:value="228.875" calcext:value-type="float">
            <text:p>228.88</text:p>
          </table:table-cell>
          <table:table-cell table:formula="of:=(1/120) +[.P73]" office:value-type="float" office:value="0.591666666666667" calcext:value-type="float">
            <text:p>0.5916666667</text:p>
          </table:table-cell>
          <table:table-cell office:value-type="float" office:value="55118" calcext:value-type="float">
            <text:p>55118</text:p>
          </table:table-cell>
          <table:table-cell office:value-type="float" office:value="48.7857142857143" calcext:value-type="float">
            <text:p>48.7857142857</text:p>
          </table:table-cell>
          <table:table-cell office:value-type="float" office:value="1686.19617233792" calcext:value-type="float">
            <text:p>1686.1961723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75]+[.L75]" office:value-type="float" office:value="57" calcext:value-type="float">
            <text:p>57</text:p>
          </table:table-cell>
          <table:table-cell table:formula="of:=[.G75]/[.M75]" office:value-type="float" office:value="32.5964912280702" calcext:value-type="float">
            <text:p>32.60</text:p>
          </table:table-cell>
          <table:table-cell table:formula="of:=[.G75]/[.K75]" office:value-type="float" office:value="168.909090909091" calcext:value-type="float">
            <text:p>168.91</text:p>
          </table:table-cell>
          <table:table-cell table:formula="of:=(1/120) +[.P74]" office:value-type="float" office:value="0.6" calcext:value-type="float">
            <text:p>0.6</text:p>
          </table:table-cell>
          <table:table-cell office:value-type="float" office:value="56976" calcext:value-type="float">
            <text:p>56976</text:p>
          </table:table-cell>
          <table:table-cell office:value-type="float" office:value="52" calcext:value-type="float">
            <text:p>52</text:p>
          </table:table-cell>
          <table:table-cell office:value-type="float" office:value="1738.19617233792" calcext:value-type="float">
            <text:p>1738.1961723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76]+[.L76]" office:value-type="float" office:value="51" calcext:value-type="float">
            <text:p>51</text:p>
          </table:table-cell>
          <table:table-cell table:formula="of:=[.G76]/[.M76]" office:value-type="float" office:value="36.5294117647059" calcext:value-type="float">
            <text:p>36.53</text:p>
          </table:table-cell>
          <table:table-cell table:formula="of:=[.G76]/[.K76]" office:value-type="float" office:value="74.52" calcext:value-type="float">
            <text:p>74.52</text:p>
          </table:table-cell>
          <table:table-cell table:formula="of:=(1/120) +[.P75]" office:value-type="float" office:value="0.608333333333334" calcext:value-type="float">
            <text:p>0.6083333333</text:p>
          </table:table-cell>
          <table:table-cell office:value-type="float" office:value="58839" calcext:value-type="float">
            <text:p>58839</text:p>
          </table:table-cell>
          <table:table-cell office:value-type="float" office:value="52.2" calcext:value-type="float">
            <text:p>52.2</text:p>
          </table:table-cell>
          <table:table-cell office:value-type="float" office:value="1790.39617233792" calcext:value-type="float">
            <text:p>1790.3961723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77]+[.L77]" office:value-type="float" office:value="176" calcext:value-type="float">
            <text:p>176</text:p>
          </table:table-cell>
          <table:table-cell table:formula="of:=[.G77]/[.M77]" office:value-type="float" office:value="10.7613636363636" calcext:value-type="float">
            <text:p>10.76</text:p>
          </table:table-cell>
          <table:table-cell table:formula="of:=[.G77]/[.K77]" office:value-type="float" office:value="236.75" calcext:value-type="float">
            <text:p>236.75</text:p>
          </table:table-cell>
          <table:table-cell table:formula="of:=(1/120) +[.P76]" office:value-type="float" office:value="0.616666666666667" calcext:value-type="float">
            <text:p>0.6166666667</text:p>
          </table:table-cell>
          <table:table-cell office:value-type="float" office:value="60733" calcext:value-type="float">
            <text:p>60733</text:p>
          </table:table-cell>
          <table:table-cell office:value-type="float" office:value="52.3606557377049" calcext:value-type="float">
            <text:p>52.3606557377</text:p>
          </table:table-cell>
          <table:table-cell office:value-type="float" office:value="1842.75682807562" calcext:value-type="float">
            <text:p>1842.7568280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78]+[.L78]" office:value-type="float" office:value="47" calcext:value-type="float">
            <text:p>47</text:p>
          </table:table-cell>
          <table:table-cell table:formula="of:=[.G78]/[.M78]" office:value-type="float" office:value="40.4042553191489" calcext:value-type="float">
            <text:p>40.40</text:p>
          </table:table-cell>
          <table:table-cell table:formula="of:=[.G78]/[.K78]" office:value-type="float" office:value="211" calcext:value-type="float">
            <text:p>211.00</text:p>
          </table:table-cell>
          <table:table-cell table:formula="of:=(1/120) +[.P77]" office:value-type="float" office:value="0.625" calcext:value-type="float">
            <text:p>0.625</text:p>
          </table:table-cell>
          <table:table-cell office:value-type="float" office:value="62632" calcext:value-type="float">
            <text:p>62632</text:p>
          </table:table-cell>
          <table:table-cell office:value-type="float" office:value="52.4285714285714" calcext:value-type="float">
            <text:p>52.4285714286</text:p>
          </table:table-cell>
          <table:table-cell office:value-type="float" office:value="1895.1853995042" calcext:value-type="float">
            <text:p>1895.1853995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79]+[.L79]" office:value-type="float" office:value="120" calcext:value-type="float">
            <text:p>120</text:p>
          </table:table-cell>
          <table:table-cell table:formula="of:=[.G79]/[.M79]" office:value-type="float" office:value="16.325" calcext:value-type="float">
            <text:p>16.33</text:p>
          </table:table-cell>
          <table:table-cell table:formula="of:=[.G79]/[.K79]" office:value-type="float" office:value="163.25" calcext:value-type="float">
            <text:p>163.25</text:p>
          </table:table-cell>
          <table:table-cell table:formula="of:=(1/120) +[.P78]" office:value-type="float" office:value="0.633333333333334" calcext:value-type="float">
            <text:p>0.6333333333</text:p>
          </table:table-cell>
          <table:table-cell office:value-type="float" office:value="64591" calcext:value-type="float">
            <text:p>64591</text:p>
          </table:table-cell>
          <table:table-cell office:value-type="float" office:value="54.6923076923077" calcext:value-type="float">
            <text:p>54.6923076923</text:p>
          </table:table-cell>
          <table:table-cell office:value-type="float" office:value="1949.8777071965" calcext:value-type="float">
            <text:p>1949.8777071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80]+[.L80]" office:value-type="float" office:value="60" calcext:value-type="float">
            <text:p>60</text:p>
          </table:table-cell>
          <table:table-cell table:formula="of:=[.G80]/[.M80]" office:value-type="float" office:value="35.55" calcext:value-type="float">
            <text:p>35.55</text:p>
          </table:table-cell>
          <table:table-cell table:formula="of:=[.G80]/[.K80]" office:value-type="float" office:value="355.5" calcext:value-type="float">
            <text:p>355.50</text:p>
          </table:table-cell>
          <table:table-cell table:formula="of:=(1/120) +[.P79]" office:value-type="float" office:value="0.641666666666667" calcext:value-type="float">
            <text:p>0.6416666667</text:p>
          </table:table-cell>
          <table:table-cell office:value-type="float" office:value="66724" calcext:value-type="float">
            <text:p>66724</text:p>
          </table:table-cell>
          <table:table-cell office:value-type="float" office:value="55.843137254902" calcext:value-type="float">
            <text:p>55.8431372549</text:p>
          </table:table-cell>
          <table:table-cell office:value-type="float" office:value="2005.7208444514" calcext:value-type="float">
            <text:p>2005.7208444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81]+[.L81]" office:value-type="float" office:value="109" calcext:value-type="float">
            <text:p>109</text:p>
          </table:table-cell>
          <table:table-cell table:formula="of:=[.G81]/[.M81]" office:value-type="float" office:value="20.3394495412844" calcext:value-type="float">
            <text:p>20.34</text:p>
          </table:table-cell>
          <table:table-cell table:formula="of:=[.G81]/[.K81]" office:value-type="float" office:value="79.1785714285714" calcext:value-type="float">
            <text:p>79.18</text:p>
          </table:table-cell>
          <table:table-cell table:formula="of:=(1/120) +[.P80]" office:value-type="float" office:value="0.65" calcext:value-type="float">
            <text:p>0.65</text:p>
          </table:table-cell>
          <table:table-cell office:value-type="float" office:value="68941" calcext:value-type="float">
            <text:p>68941</text:p>
          </table:table-cell>
          <table:table-cell office:value-type="float" office:value="56.3484848484849" calcext:value-type="float">
            <text:p>56.3484848485</text:p>
          </table:table-cell>
          <table:table-cell office:value-type="float" office:value="2062.06932929989" calcext:value-type="float">
            <text:p>2062.0693292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82]+[.L82]" office:value-type="float" office:value="88" calcext:value-type="float">
            <text:p>88</text:p>
          </table:table-cell>
          <table:table-cell table:formula="of:=[.G82]/[.M82]" office:value-type="float" office:value="25.2386363636364" calcext:value-type="float">
            <text:p>25.24</text:p>
          </table:table-cell>
          <table:table-cell table:formula="of:=[.G82]/[.K82]" office:value-type="float" office:value="246.777777777778" calcext:value-type="float">
            <text:p>246.78</text:p>
          </table:table-cell>
          <table:table-cell table:formula="of:=(1/120) +[.P81]" office:value-type="float" office:value="0.658333333333333" calcext:value-type="float">
            <text:p>0.6583333333</text:p>
          </table:table-cell>
          <table:table-cell office:value-type="float" office:value="71162" calcext:value-type="float">
            <text:p>71162</text:p>
          </table:table-cell>
          <table:table-cell office:value-type="float" office:value="56.5238095238095" calcext:value-type="float">
            <text:p>56.5238095238</text:p>
          </table:table-cell>
          <table:table-cell office:value-type="float" office:value="2118.5931388237" calcext:value-type="float">
            <text:p>2118.5931388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83]+[.L83]" office:value-type="float" office:value="69" calcext:value-type="float">
            <text:p>69</text:p>
          </table:table-cell>
          <table:table-cell table:formula="of:=[.G83]/[.M83]" office:value-type="float" office:value="33.0144927536232" calcext:value-type="float">
            <text:p>33.01</text:p>
          </table:table-cell>
          <table:table-cell table:formula="of:=[.G83]/[.K83]" office:value-type="float" office:value="151.866666666667" calcext:value-type="float">
            <text:p>151.87</text:p>
          </table:table-cell>
          <table:table-cell table:formula="of:=(1/120) +[.P82]" office:value-type="float" office:value="0.666666666666667" calcext:value-type="float">
            <text:p>0.6666666667</text:p>
          </table:table-cell>
          <table:table-cell office:value-type="float" office:value="73440" calcext:value-type="float">
            <text:p>73440</text:p>
          </table:table-cell>
          <table:table-cell office:value-type="float" office:value="58.8888888888889" calcext:value-type="float">
            <text:p>58.8888888889</text:p>
          </table:table-cell>
          <table:table-cell office:value-type="float" office:value="2177.48202771259" calcext:value-type="float">
            <text:p>2177.482027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84]+[.L84]" office:value-type="float" office:value="77" calcext:value-type="float">
            <text:p>77</text:p>
          </table:table-cell>
          <table:table-cell table:formula="of:=[.G84]/[.M84]" office:value-type="float" office:value="29.987012987013" calcext:value-type="float">
            <text:p>29.99</text:p>
          </table:table-cell>
          <table:table-cell table:formula="of:=[.G84]/[.K84]" office:value-type="float" office:value="288.625" calcext:value-type="float">
            <text:p>288.63</text:p>
          </table:table-cell>
          <table:table-cell table:formula="of:=(1/120) +[.P83]" office:value-type="float" office:value="0.675" calcext:value-type="float">
            <text:p>0.675</text:p>
          </table:table-cell>
          <table:table-cell office:value-type="float" office:value="75749" calcext:value-type="float">
            <text:p>75749</text:p>
          </table:table-cell>
          <table:table-cell office:value-type="float" office:value="59.9318181818182" calcext:value-type="float">
            <text:p>59.9318181818</text:p>
          </table:table-cell>
          <table:table-cell office:value-type="float" office:value="2237.41384589441" calcext:value-type="float">
            <text:p>2237.4138458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85]+[.L85]" office:value-type="float" office:value="86" calcext:value-type="float">
            <text:p>86</text:p>
          </table:table-cell>
          <table:table-cell table:formula="of:=[.G85]/[.M85]" office:value-type="float" office:value="26.953488372093" calcext:value-type="float">
            <text:p>26.95</text:p>
          </table:table-cell>
          <table:table-cell table:formula="of:=[.G85]/[.K85]" office:value-type="float" office:value="579.5" calcext:value-type="float">
            <text:p>579.50</text:p>
          </table:table-cell>
          <table:table-cell table:formula="of:=(1/120) +[.P84]" office:value-type="float" office:value="0.683333333333333" calcext:value-type="float">
            <text:p>0.6833333333</text:p>
          </table:table-cell>
          <table:table-cell office:value-type="float" office:value="78067" calcext:value-type="float">
            <text:p>78067</text:p>
          </table:table-cell>
          <table:table-cell office:value-type="float" office:value="60" calcext:value-type="float">
            <text:p>60</text:p>
          </table:table-cell>
          <table:table-cell office:value-type="float" office:value="2297.41384589441" calcext:value-type="float">
            <text:p>2297.4138458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86]+[.L86]" office:value-type="float" office:value="120" calcext:value-type="float">
            <text:p>120</text:p>
          </table:table-cell>
          <table:table-cell table:formula="of:=[.G86]/[.M86]" office:value-type="float" office:value="20.0166666666667" calcext:value-type="float">
            <text:p>20.02</text:p>
          </table:table-cell>
          <table:table-cell table:formula="of:=[.G86]/[.K86]" office:value-type="float" office:value="184.769230769231" calcext:value-type="float">
            <text:p>184.77</text:p>
          </table:table-cell>
          <table:table-cell table:formula="of:=(1/120) +[.P85]" office:value-type="float" office:value="0.691666666666667" calcext:value-type="float">
            <text:p>0.6916666667</text:p>
          </table:table-cell>
          <table:table-cell office:value-type="float" office:value="80469" calcext:value-type="float">
            <text:p>80469</text:p>
          </table:table-cell>
          <table:table-cell office:value-type="float" office:value="63.8028169014085" calcext:value-type="float">
            <text:p>63.8028169014</text:p>
          </table:table-cell>
          <table:table-cell office:value-type="float" office:value="2361.21666279581" calcext:value-type="float">
            <text:p>2361.21666279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87]+[.L87]" office:value-type="float" office:value="55" calcext:value-type="float">
            <text:p>55</text:p>
          </table:table-cell>
          <table:table-cell table:formula="of:=[.G87]/[.M87]" office:value-type="float" office:value="46.2" calcext:value-type="float">
            <text:p>46.20</text:p>
          </table:table-cell>
          <table:table-cell table:formula="of:=[.G87]/[.K87]" office:value-type="float" office:value="254.1" calcext:value-type="float">
            <text:p>254.10</text:p>
          </table:table-cell>
          <table:table-cell table:formula="of:=(1/120) +[.P86]" office:value-type="float" office:value="0.7" calcext:value-type="float">
            <text:p>0.7</text:p>
          </table:table-cell>
          <table:table-cell office:value-type="float" office:value="83010" calcext:value-type="float">
            <text:p>83010</text:p>
          </table:table-cell>
          <table:table-cell office:value-type="float" office:value="64.9024390243902" calcext:value-type="float">
            <text:p>64.9024390244</text:p>
          </table:table-cell>
          <table:table-cell office:value-type="float" office:value="2426.1191018202" calcext:value-type="float">
            <text:p>2426.1191018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88]+[.L88]" office:value-type="float" office:value="60" calcext:value-type="float">
            <text:p>60</text:p>
          </table:table-cell>
          <table:table-cell table:formula="of:=[.G88]/[.M88]" office:value-type="float" office:value="42.8166666666667" calcext:value-type="float">
            <text:p>42.82</text:p>
          </table:table-cell>
          <table:table-cell table:formula="of:=[.G88]/[.K88]" office:value-type="float" office:value="111.695652173913" calcext:value-type="float">
            <text:p>111.70</text:p>
          </table:table-cell>
          <table:table-cell table:formula="of:=(1/120) +[.P87]" office:value-type="float" office:value="0.708333333333333" calcext:value-type="float">
            <text:p>0.7083333333</text:p>
          </table:table-cell>
          <table:table-cell office:value-type="float" office:value="85579" calcext:value-type="float">
            <text:p>85579</text:p>
          </table:table-cell>
          <table:table-cell office:value-type="float" office:value="65.375" calcext:value-type="float">
            <text:p>65.375</text:p>
          </table:table-cell>
          <table:table-cell office:value-type="float" office:value="2491.4941018202" calcext:value-type="float">
            <text:p>2491.4941018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89]+[.L89]" office:value-type="float" office:value="67" calcext:value-type="float">
            <text:p>67</text:p>
          </table:table-cell>
          <table:table-cell table:formula="of:=[.G89]/[.M89]" office:value-type="float" office:value="38.3880597014925" calcext:value-type="float">
            <text:p>38.39</text:p>
          </table:table-cell>
          <table:table-cell table:formula="of:=[.G89]/[.K89]" office:value-type="float" office:value="98.9230769230769" calcext:value-type="float">
            <text:p>98.92</text:p>
          </table:table-cell>
          <table:table-cell table:formula="of:=(1/120) +[.P88]" office:value-type="float" office:value="0.716666666666667" calcext:value-type="float">
            <text:p>0.7166666667</text:p>
          </table:table-cell>
          <table:table-cell office:value-type="float" office:value="88151" calcext:value-type="float">
            <text:p>88151</text:p>
          </table:table-cell>
          <table:table-cell office:value-type="float" office:value="66.8356164383562" calcext:value-type="float">
            <text:p>66.8356164384</text:p>
          </table:table-cell>
          <table:table-cell office:value-type="float" office:value="2558.32971825856" calcext:value-type="float">
            <text:p>2558.329718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90]+[.L90]" office:value-type="float" office:value="122" calcext:value-type="float">
            <text:p>122</text:p>
          </table:table-cell>
          <table:table-cell table:formula="of:=[.G90]/[.M90]" office:value-type="float" office:value="21.2704918032787" calcext:value-type="float">
            <text:p>21.27</text:p>
          </table:table-cell>
          <table:table-cell table:formula="of:=[.G90]/[.K90]" office:value-type="float" office:value="117.954545454545" calcext:value-type="float">
            <text:p>117.95</text:p>
          </table:table-cell>
          <table:table-cell table:formula="of:=(1/120) +[.P89]" office:value-type="float" office:value="0.725" calcext:value-type="float">
            <text:p>0.725</text:p>
          </table:table-cell>
          <table:table-cell office:value-type="float" office:value="90746" calcext:value-type="float">
            <text:p>90746</text:p>
          </table:table-cell>
          <table:table-cell office:value-type="float" office:value="67.1818181818182" calcext:value-type="float">
            <text:p>67.1818181818</text:p>
          </table:table-cell>
          <table:table-cell office:value-type="float" office:value="2625.51153644038" calcext:value-type="float">
            <text:p>2625.5115364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91]+[.L91]" office:value-type="float" office:value="79" calcext:value-type="float">
            <text:p>79</text:p>
          </table:table-cell>
          <table:table-cell table:formula="of:=[.G91]/[.M91]" office:value-type="float" office:value="32.8987341772152" calcext:value-type="float">
            <text:p>32.90</text:p>
          </table:table-cell>
          <table:table-cell table:formula="of:=[.G91]/[.K91]" office:value-type="float" office:value="129.95" calcext:value-type="float">
            <text:p>129.95</text:p>
          </table:table-cell>
          <table:table-cell table:formula="of:=(1/120) +[.P90]" office:value-type="float" office:value="0.733333333333333" calcext:value-type="float">
            <text:p>0.7333333333</text:p>
          </table:table-cell>
          <table:table-cell office:value-type="float" office:value="93345" calcext:value-type="float">
            <text:p>93345</text:p>
          </table:table-cell>
          <table:table-cell office:value-type="float" office:value="67.8148148148148" calcext:value-type="float">
            <text:p>67.8148148148</text:p>
          </table:table-cell>
          <table:table-cell office:value-type="float" office:value="2693.32635125519" calcext:value-type="float">
            <text:p>2693.326351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92]+[.L92]" office:value-type="float" office:value="104" calcext:value-type="float">
            <text:p>104</text:p>
          </table:table-cell>
          <table:table-cell table:formula="of:=[.G92]/[.M92]" office:value-type="float" office:value="25.3557692307692" calcext:value-type="float">
            <text:p>25.36</text:p>
          </table:table-cell>
          <table:table-cell table:formula="of:=[.G92]/[.K92]" office:value-type="float" office:value="119.863636363636" calcext:value-type="float">
            <text:p>119.86</text:p>
          </table:table-cell>
          <table:table-cell table:formula="of:=(1/120) +[.P91]" office:value-type="float" office:value="0.741666666666666" calcext:value-type="float">
            <text:p>0.7416666667</text:p>
          </table:table-cell>
          <table:table-cell office:value-type="float" office:value="95982" calcext:value-type="float">
            <text:p>95982</text:p>
          </table:table-cell>
          <table:table-cell office:value-type="float" office:value="68.109375" calcext:value-type="float">
            <text:p>68.109375</text:p>
          </table:table-cell>
          <table:table-cell office:value-type="float" office:value="2761.43572625519" calcext:value-type="float">
            <text:p>2761.435726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93]+[.L93]" office:value-type="float" office:value="45" calcext:value-type="float">
            <text:p>45</text:p>
          </table:table-cell>
          <table:table-cell table:formula="of:=[.G93]/[.M93]" office:value-type="float" office:value="58.8888888888889" calcext:value-type="float">
            <text:p>58.89</text:p>
          </table:table-cell>
          <table:table-cell table:formula="of:=[.G93]/[.K93]" office:value-type="float" office:value="203.846153846154" calcext:value-type="float">
            <text:p>203.85</text:p>
          </table:table-cell>
          <table:table-cell table:formula="of:=(1/120) +[.P92]" office:value-type="float" office:value="0.75" calcext:value-type="float">
            <text:p>0.75</text:p>
          </table:table-cell>
          <table:table-cell office:value-type="float" office:value="98632" calcext:value-type="float">
            <text:p>98632</text:p>
          </table:table-cell>
          <table:table-cell office:value-type="float" office:value="68.3947368421053" calcext:value-type="float">
            <text:p>68.3947368421</text:p>
          </table:table-cell>
          <table:table-cell office:value-type="float" office:value="2829.8304630973" calcext:value-type="float">
            <text:p>2829.8304630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94]+[.L94]" office:value-type="float" office:value="99" calcext:value-type="float">
            <text:p>99</text:p>
          </table:table-cell>
          <table:table-cell table:formula="of:=[.G94]/[.M94]" office:value-type="float" office:value="26.8787878787879" calcext:value-type="float">
            <text:p>26.88</text:p>
          </table:table-cell>
          <table:table-cell table:formula="of:=[.G94]/[.K94]" office:value-type="float" office:value="76.0285714285714" calcext:value-type="float">
            <text:p>76.03</text:p>
          </table:table-cell>
          <table:table-cell table:formula="of:=(1/120) +[.P93]" office:value-type="float" office:value="0.758333333333333" calcext:value-type="float">
            <text:p>0.7583333333</text:p>
          </table:table-cell>
          <table:table-cell office:value-type="float" office:value="101293" calcext:value-type="float">
            <text:p>101293</text:p>
          </table:table-cell>
          <table:table-cell office:value-type="float" office:value="68.6470588235294" calcext:value-type="float">
            <text:p>68.6470588235</text:p>
          </table:table-cell>
          <table:table-cell office:value-type="float" office:value="2898.47752192083" calcext:value-type="float">
            <text:p>2898.4775219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95]+[.L95]" office:value-type="float" office:value="52" calcext:value-type="float">
            <text:p>52</text:p>
          </table:table-cell>
          <table:table-cell table:formula="of:=[.G95]/[.M95]" office:value-type="float" office:value="52.3076923076923" calcext:value-type="float">
            <text:p>52.31</text:p>
          </table:table-cell>
          <table:table-cell table:formula="of:=[.G95]/[.K95]" office:value-type="float" office:value="209.230769230769" calcext:value-type="float">
            <text:p>209.23</text:p>
          </table:table-cell>
          <table:table-cell table:formula="of:=(1/120) +[.P94]" office:value-type="float" office:value="0.766666666666666" calcext:value-type="float">
            <text:p>0.7666666667</text:p>
          </table:table-cell>
          <table:table-cell office:value-type="float" office:value="104013" calcext:value-type="float">
            <text:p>104013</text:p>
          </table:table-cell>
          <table:table-cell office:value-type="float" office:value="71.5686274509804" calcext:value-type="float">
            <text:p>71.568627451</text:p>
          </table:table-cell>
          <table:table-cell office:value-type="float" office:value="2970.04614937181" calcext:value-type="float">
            <text:p>2970.0461493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96]+[.L96]" office:value-type="float" office:value="68" calcext:value-type="float">
            <text:p>68</text:p>
          </table:table-cell>
          <table:table-cell table:formula="of:=[.G96]/[.M96]" office:value-type="float" office:value="40.0735294117647" calcext:value-type="float">
            <text:p>40.07</text:p>
          </table:table-cell>
          <table:table-cell table:formula="of:=[.G96]/[.K96]" office:value-type="float" office:value="170.3125" calcext:value-type="float">
            <text:p>170.31</text:p>
          </table:table-cell>
          <table:table-cell table:formula="of:=(1/120) +[.P95]" office:value-type="float" office:value="0.775" calcext:value-type="float">
            <text:p>0.775</text:p>
          </table:table-cell>
          <table:table-cell office:value-type="float" office:value="106738" calcext:value-type="float">
            <text:p>106738</text:p>
          </table:table-cell>
          <table:table-cell office:value-type="float" office:value="73.4838709677419" calcext:value-type="float">
            <text:p>73.4838709677</text:p>
          </table:table-cell>
          <table:table-cell office:value-type="float" office:value="3043.53002033955" calcext:value-type="float">
            <text:p>3043.5300203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97]+[.L97]" office:value-type="float" office:value="83" calcext:value-type="float">
            <text:p>83</text:p>
          </table:table-cell>
          <table:table-cell table:formula="of:=[.G97]/[.M97]" office:value-type="float" office:value="34.2650602409639" calcext:value-type="float">
            <text:p>34.27</text:p>
          </table:table-cell>
          <table:table-cell table:formula="of:=[.G97]/[.K97]" office:value-type="float" office:value="113.76" calcext:value-type="float">
            <text:p>113.76</text:p>
          </table:table-cell>
          <table:table-cell table:formula="of:=(1/120) +[.P96]" office:value-type="float" office:value="0.783333333333333" calcext:value-type="float">
            <text:p>0.7833333333</text:p>
          </table:table-cell>
          <table:table-cell office:value-type="float" office:value="109582" calcext:value-type="float">
            <text:p>109582</text:p>
          </table:table-cell>
          <table:table-cell office:value-type="float" office:value="73.5135135135135" calcext:value-type="float">
            <text:p>73.5135135135</text:p>
          </table:table-cell>
          <table:table-cell office:value-type="float" office:value="3117.04353385306" calcext:value-type="float">
            <text:p>3117.04353385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98]+[.L98]" office:value-type="float" office:value="174" calcext:value-type="float">
            <text:p>174</text:p>
          </table:table-cell>
          <table:table-cell table:formula="of:=[.G98]/[.M98]" office:value-type="float" office:value="16.367816091954" calcext:value-type="float">
            <text:p>16.37</text:p>
          </table:table-cell>
          <table:table-cell table:formula="of:=[.G98]/[.K98]" office:value-type="float" office:value="237.333333333333" calcext:value-type="float">
            <text:p>237.33</text:p>
          </table:table-cell>
          <table:table-cell table:formula="of:=(1/120) +[.P97]" office:value-type="float" office:value="0.791666666666666" calcext:value-type="float">
            <text:p>0.7916666667</text:p>
          </table:table-cell>
          <table:table-cell office:value-type="float" office:value="112430" calcext:value-type="float">
            <text:p>112430</text:p>
          </table:table-cell>
          <table:table-cell office:value-type="float" office:value="74.8421052631579" calcext:value-type="float">
            <text:p>74.8421052632</text:p>
          </table:table-cell>
          <table:table-cell office:value-type="float" office:value="3191.88563911622" calcext:value-type="float">
            <text:p>3191.8856391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99]+[.L99]" office:value-type="float" office:value="72" calcext:value-type="float">
            <text:p>72</text:p>
          </table:table-cell>
          <table:table-cell table:formula="of:=[.G99]/[.M99]" office:value-type="float" office:value="40.25" calcext:value-type="float">
            <text:p>40.25</text:p>
          </table:table-cell>
          <table:table-cell table:formula="of:=[.G99]/[.K99]" office:value-type="float" office:value="207" calcext:value-type="float">
            <text:p>207.00</text:p>
          </table:table-cell>
          <table:table-cell table:formula="of:=(1/120) +[.P98]" office:value-type="float" office:value="0.8" calcext:value-type="float">
            <text:p>0.8</text:p>
          </table:table-cell>
          <table:table-cell office:value-type="float" office:value="115328" calcext:value-type="float">
            <text:p>115328</text:p>
          </table:table-cell>
          <table:table-cell office:value-type="float" office:value="75.0625" calcext:value-type="float">
            <text:p>75.0625</text:p>
          </table:table-cell>
          <table:table-cell office:value-type="float" office:value="3266.94813911622" calcext:value-type="float">
            <text:p>3266.9481391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100]+[.L100]" office:value-type="float" office:value="134" calcext:value-type="float">
            <text:p>134</text:p>
          </table:table-cell>
          <table:table-cell table:formula="of:=[.G100]/[.M100]" office:value-type="float" office:value="23.5074626865672" calcext:value-type="float">
            <text:p>23.51</text:p>
          </table:table-cell>
          <table:table-cell table:formula="of:=[.G100]/[.K100]" office:value-type="float" office:value="242.307692307692" calcext:value-type="float">
            <text:p>242.31</text:p>
          </table:table-cell>
          <table:table-cell table:formula="of:=(1/120) +[.P99]" office:value-type="float" office:value="0.808333333333333" calcext:value-type="float">
            <text:p>0.8083333333</text:p>
          </table:table-cell>
          <table:table-cell office:value-type="float" office:value="118478" calcext:value-type="float">
            <text:p>118478</text:p>
          </table:table-cell>
          <table:table-cell office:value-type="float" office:value="78.75" calcext:value-type="float">
            <text:p>78.75</text:p>
          </table:table-cell>
          <table:table-cell office:value-type="float" office:value="3345.69813911622" calcext:value-type="float">
            <text:p>3345.6981391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101]+[.L101]" office:value-type="float" office:value="132" calcext:value-type="float">
            <text:p>132</text:p>
          </table:table-cell>
          <table:table-cell table:formula="of:=[.G101]/[.M101]" office:value-type="float" office:value="23.8787878787879" calcext:value-type="float">
            <text:p>23.88</text:p>
          </table:table-cell>
          <table:table-cell table:formula="of:=[.G101]/[.K101]" office:value-type="float" office:value="197" calcext:value-type="float">
            <text:p>197.00</text:p>
          </table:table-cell>
          <table:table-cell table:formula="of:=(1/120) +[.P100]" office:value-type="float" office:value="0.816666666666666" calcext:value-type="float">
            <text:p>0.8166666667</text:p>
          </table:table-cell>
          <table:table-cell office:value-type="float" office:value="121630" calcext:value-type="float">
            <text:p>121630</text:p>
          </table:table-cell>
          <table:table-cell office:value-type="float" office:value="81.3802816901409" calcext:value-type="float">
            <text:p>81.3802816901</text:p>
          </table:table-cell>
          <table:table-cell office:value-type="float" office:value="3427.07842080636" calcext:value-type="float">
            <text:p>3427.078420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102]+[.L102]" office:value-type="float" office:value="145" calcext:value-type="float">
            <text:p>145</text:p>
          </table:table-cell>
          <table:table-cell table:formula="of:=[.G102]/[.M102]" office:value-type="float" office:value="22.0275862068965" calcext:value-type="float">
            <text:p>22.03</text:p>
          </table:table-cell>
          <table:table-cell table:formula="of:=[.G102]/[.K102]" office:value-type="float" office:value="199.625" calcext:value-type="float">
            <text:p>199.63</text:p>
          </table:table-cell>
          <table:table-cell table:formula="of:=(1/120) +[.P101]" office:value-type="float" office:value="0.825" calcext:value-type="float">
            <text:p>0.825</text:p>
          </table:table-cell>
          <table:table-cell office:value-type="float" office:value="124824" calcext:value-type="float">
            <text:p>124824</text:p>
          </table:table-cell>
          <table:table-cell office:value-type="float" office:value="82.9677419354839" calcext:value-type="float">
            <text:p>82.9677419355</text:p>
          </table:table-cell>
          <table:table-cell office:value-type="float" office:value="3510.04616274185" calcext:value-type="float">
            <text:p>3510.0461627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103]+[.L103]" office:value-type="float" office:value="111" calcext:value-type="float">
            <text:p>111</text:p>
          </table:table-cell>
          <table:table-cell table:formula="of:=[.G103]/[.M103]" office:value-type="float" office:value="32.0990990990991" calcext:value-type="float">
            <text:p>32.10</text:p>
          </table:table-cell>
          <table:table-cell table:formula="of:=[.G103]/[.K103]" office:value-type="float" office:value="96.2972972972973" calcext:value-type="float">
            <text:p>96.30</text:p>
          </table:table-cell>
          <table:table-cell table:formula="of:=(1/120) +[.P102]" office:value-type="float" office:value="0.833333333333333" calcext:value-type="float">
            <text:p>0.8333333333</text:p>
          </table:table-cell>
          <table:table-cell office:value-type="float" office:value="128387" calcext:value-type="float">
            <text:p>128387</text:p>
          </table:table-cell>
          <table:table-cell office:value-type="float" office:value="84.1063829787234" calcext:value-type="float">
            <text:p>84.1063829787</text:p>
          </table:table-cell>
          <table:table-cell office:value-type="float" office:value="3594.15254572057" calcext:value-type="float">
            <text:p>3594.1525457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104]+[.L104]" office:value-type="float" office:value="112" calcext:value-type="float">
            <text:p>112</text:p>
          </table:table-cell>
          <table:table-cell table:formula="of:=[.G104]/[.M104]" office:value-type="float" office:value="32.5892857142857" calcext:value-type="float">
            <text:p>32.59</text:p>
          </table:table-cell>
          <table:table-cell table:formula="of:=[.G104]/[.K104]" office:value-type="float" office:value="73" calcext:value-type="float">
            <text:p>73.00</text:p>
          </table:table-cell>
          <table:table-cell table:formula="of:=(1/120) +[.P103]" office:value-type="float" office:value="0.841666666666666" calcext:value-type="float">
            <text:p>0.8416666667</text:p>
          </table:table-cell>
          <table:table-cell office:value-type="float" office:value="132037" calcext:value-type="float">
            <text:p>132037</text:p>
          </table:table-cell>
          <table:table-cell office:value-type="float" office:value="84.7818181818182" calcext:value-type="float">
            <text:p>84.7818181818</text:p>
          </table:table-cell>
          <table:table-cell office:value-type="float" office:value="3678.93436390239" calcext:value-type="float">
            <text:p>3678.9343639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105]+[.L105]" office:value-type="float" office:value="87" calcext:value-type="float">
            <text:p>87</text:p>
          </table:table-cell>
          <table:table-cell table:formula="of:=[.G105]/[.M105]" office:value-type="float" office:value="42.7471264367816" calcext:value-type="float">
            <text:p>42.75</text:p>
          </table:table-cell>
          <table:table-cell table:formula="of:=[.G105]/[.K105]" office:value-type="float" office:value="195.736842105263" calcext:value-type="float">
            <text:p>195.74</text:p>
          </table:table-cell>
          <table:table-cell table:formula="of:=(1/120) +[.P104]" office:value-type="float" office:value="0.849999999999999" calcext:value-type="float">
            <text:p>0.85</text:p>
          </table:table-cell>
          <table:table-cell office:value-type="float" office:value="135756" calcext:value-type="float">
            <text:p>135756</text:p>
          </table:table-cell>
          <table:table-cell office:value-type="float" office:value="85.1739130434783" calcext:value-type="float">
            <text:p>85.1739130435</text:p>
          </table:table-cell>
          <table:table-cell office:value-type="float" office:value="3764.10827694587" calcext:value-type="float">
            <text:p>3764.1082769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106]+[.L106]" office:value-type="float" office:value="243" calcext:value-type="float">
            <text:p>243</text:p>
          </table:table-cell>
          <table:table-cell table:formula="of:=[.G106]/[.M106]" office:value-type="float" office:value="15.7078189300412" calcext:value-type="float">
            <text:p>15.71</text:p>
          </table:table-cell>
          <table:table-cell table:formula="of:=[.G106]/[.K106]" office:value-type="float" office:value="109.057142857143" calcext:value-type="float">
            <text:p>109.06</text:p>
          </table:table-cell>
          <table:table-cell table:formula="of:=(1/120) +[.P105]" office:value-type="float" office:value="0.858333333333333" calcext:value-type="float">
            <text:p>0.8583333333</text:p>
          </table:table-cell>
          <table:table-cell office:value-type="float" office:value="139573" calcext:value-type="float">
            <text:p>139573</text:p>
          </table:table-cell>
          <table:table-cell office:value-type="float" office:value="88.3787878787879" calcext:value-type="float">
            <text:p>88.3787878788</text:p>
          </table:table-cell>
          <table:table-cell office:value-type="float" office:value="3852.48706482465" calcext:value-type="float">
            <text:p>3852.4870648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107]+[.L107]" office:value-type="float" office:value="159" calcext:value-type="float">
            <text:p>159</text:p>
          </table:table-cell>
          <table:table-cell table:formula="of:=[.G107]/[.M107]" office:value-type="float" office:value="24.8616352201258" calcext:value-type="float">
            <text:p>24.86</text:p>
          </table:table-cell>
          <table:table-cell table:formula="of:=[.G107]/[.K107]" office:value-type="float" office:value="232.529411764706" calcext:value-type="float">
            <text:p>232.53</text:p>
          </table:table-cell>
          <table:table-cell table:formula="of:=(1/120) +[.P106]" office:value-type="float" office:value="0.866666666666666" calcext:value-type="float">
            <text:p>0.8666666667</text:p>
          </table:table-cell>
          <table:table-cell office:value-type="float" office:value="143526" calcext:value-type="float">
            <text:p>143526</text:p>
          </table:table-cell>
          <table:table-cell office:value-type="float" office:value="89.075" calcext:value-type="float">
            <text:p>89.075</text:p>
          </table:table-cell>
          <table:table-cell office:value-type="float" office:value="3941.56206482465" calcext:value-type="float">
            <text:p>3941.5620648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08]+[.L108]" office:value-type="float" office:value="207" calcext:value-type="float">
            <text:p>207</text:p>
          </table:table-cell>
          <table:table-cell table:formula="of:=[.G108]/[.M108]" office:value-type="float" office:value="19.5265700483092" calcext:value-type="float">
            <text:p>19.53</text:p>
          </table:table-cell>
          <table:table-cell table:formula="of:=[.G108]/[.K108]" office:value-type="float" office:value="98.5853658536585" calcext:value-type="float">
            <text:p>98.59</text:p>
          </table:table-cell>
          <table:table-cell table:formula="of:=(1/120) +[.P107]" office:value-type="float" office:value="0.874999999999999" calcext:value-type="float">
            <text:p>0.875</text:p>
          </table:table-cell>
          <table:table-cell office:value-type="float" office:value="147568" calcext:value-type="float">
            <text:p>147568</text:p>
          </table:table-cell>
          <table:table-cell office:value-type="float" office:value="89.4827586206896" calcext:value-type="float">
            <text:p>89.4827586207</text:p>
          </table:table-cell>
          <table:table-cell office:value-type="float" office:value="4031.04482344534" calcext:value-type="float">
            <text:p>4031.0448234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109]+[.L109]" office:value-type="float" office:value="126" calcext:value-type="float">
            <text:p>126</text:p>
          </table:table-cell>
          <table:table-cell table:formula="of:=[.G109]/[.M109]" office:value-type="float" office:value="33.1269841269841" calcext:value-type="float">
            <text:p>33.13</text:p>
          </table:table-cell>
          <table:table-cell table:formula="of:=[.G109]/[.K109]" office:value-type="float" office:value="130.4375" calcext:value-type="float">
            <text:p>130.44</text:p>
          </table:table-cell>
          <table:table-cell table:formula="of:=(1/120) +[.P108]" office:value-type="float" office:value="0.883333333333333" calcext:value-type="float">
            <text:p>0.8833333333</text:p>
          </table:table-cell>
          <table:table-cell office:value-type="float" office:value="151742" calcext:value-type="float">
            <text:p>151742</text:p>
          </table:table-cell>
          <table:table-cell office:value-type="float" office:value="89.8222222222222" calcext:value-type="float">
            <text:p>89.8222222222</text:p>
          </table:table-cell>
          <table:table-cell office:value-type="float" office:value="4120.86704566757" calcext:value-type="float">
            <text:p>4120.8670456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10]+[.L110]" office:value-type="float" office:value="177" calcext:value-type="float">
            <text:p>177</text:p>
          </table:table-cell>
          <table:table-cell table:formula="of:=[.G110]/[.M110]" office:value-type="float" office:value="23.9039548022599" calcext:value-type="float">
            <text:p>23.90</text:p>
          </table:table-cell>
          <table:table-cell table:formula="of:=[.G110]/[.K110]" office:value-type="float" office:value="114.351351351351" calcext:value-type="float">
            <text:p>114.35</text:p>
          </table:table-cell>
          <table:table-cell table:formula="of:=(1/120) +[.P109]" office:value-type="float" office:value="0.891666666666666" calcext:value-type="float">
            <text:p>0.8916666667</text:p>
          </table:table-cell>
          <table:table-cell office:value-type="float" office:value="155973" calcext:value-type="float">
            <text:p>155973</text:p>
          </table:table-cell>
          <table:table-cell office:value-type="float" office:value="90.8333333333333" calcext:value-type="float">
            <text:p>90.8333333333</text:p>
          </table:table-cell>
          <table:table-cell office:value-type="float" office:value="4211.7003790009" calcext:value-type="float">
            <text:p>4211.7003790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111]+[.L111]" office:value-type="float" office:value="137" calcext:value-type="float">
            <text:p>137</text:p>
          </table:table-cell>
          <table:table-cell table:formula="of:=[.G111]/[.M111]" office:value-type="float" office:value="31.8175182481752" calcext:value-type="float">
            <text:p>31.82</text:p>
          </table:table-cell>
          <table:table-cell table:formula="of:=[.G111]/[.K111]" office:value-type="float" office:value="101.372093023256" calcext:value-type="float">
            <text:p>101.37</text:p>
          </table:table-cell>
          <table:table-cell table:formula="of:=(1/120) +[.P110]" office:value-type="float" office:value="0.899999999999999" calcext:value-type="float">
            <text:p>0.9</text:p>
          </table:table-cell>
          <table:table-cell office:value-type="float" office:value="160332" calcext:value-type="float">
            <text:p>160332</text:p>
          </table:table-cell>
          <table:table-cell office:value-type="float" office:value="92.3888888888889" calcext:value-type="float">
            <text:p>92.3888888889</text:p>
          </table:table-cell>
          <table:table-cell office:value-type="float" office:value="4304.08926788979" calcext:value-type="float">
            <text:p>4304.0892678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112]+[.L112]" office:value-type="float" office:value="254" calcext:value-type="float">
            <text:p>254</text:p>
          </table:table-cell>
          <table:table-cell table:formula="of:=[.G112]/[.M112]" office:value-type="float" office:value="17.248031496063" calcext:value-type="float">
            <text:p>17.25</text:p>
          </table:table-cell>
          <table:table-cell table:formula="of:=[.G112]/[.K112]" office:value-type="float" office:value="292.066666666667" calcext:value-type="float">
            <text:p>292.07</text:p>
          </table:table-cell>
          <table:table-cell table:formula="of:=(1/120) +[.P111]" office:value-type="float" office:value="0.908333333333333" calcext:value-type="float">
            <text:p>0.9083333333</text:p>
          </table:table-cell>
          <table:table-cell office:value-type="float" office:value="164713" calcext:value-type="float">
            <text:p>164713</text:p>
          </table:table-cell>
          <table:table-cell office:value-type="float" office:value="93" calcext:value-type="float">
            <text:p>93</text:p>
          </table:table-cell>
          <table:table-cell office:value-type="float" office:value="4397.08926788979" calcext:value-type="float">
            <text:p>4397.0892678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113]+[.L113]" office:value-type="float" office:value="128" calcext:value-type="float">
            <text:p>128</text:p>
          </table:table-cell>
          <table:table-cell table:formula="of:=[.G113]/[.M113]" office:value-type="float" office:value="35.390625" calcext:value-type="float">
            <text:p>35.39</text:p>
          </table:table-cell>
          <table:table-cell table:formula="of:=[.G113]/[.K113]" office:value-type="float" office:value="174.230769230769" calcext:value-type="float">
            <text:p>174.23</text:p>
          </table:table-cell>
          <table:table-cell table:formula="of:=(1/120) +[.P112]" office:value-type="float" office:value="0.916666666666666" calcext:value-type="float">
            <text:p>0.9166666667</text:p>
          </table:table-cell>
          <table:table-cell office:value-type="float" office:value="169243" calcext:value-type="float">
            <text:p>169243</text:p>
          </table:table-cell>
          <table:table-cell office:value-type="float" office:value="94" calcext:value-type="float">
            <text:p>94</text:p>
          </table:table-cell>
          <table:table-cell office:value-type="float" office:value="4491.08926788979" calcext:value-type="float">
            <text:p>4491.0892678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114]+[.L114]" office:value-type="float" office:value="153" calcext:value-type="float">
            <text:p>153</text:p>
          </table:table-cell>
          <table:table-cell table:formula="of:=[.G114]/[.M114]" office:value-type="float" office:value="30.4771241830065" calcext:value-type="float">
            <text:p>30.48</text:p>
          </table:table-cell>
          <table:table-cell table:formula="of:=[.G114]/[.K114]" office:value-type="float" office:value="259.055555555556" calcext:value-type="float">
            <text:p>259.06</text:p>
          </table:table-cell>
          <table:table-cell table:formula="of:=(1/120) +[.P113]" office:value-type="float" office:value="0.924999999999999" calcext:value-type="float">
            <text:p>0.925</text:p>
          </table:table-cell>
          <table:table-cell office:value-type="float" office:value="173906" calcext:value-type="float">
            <text:p>173906</text:p>
          </table:table-cell>
          <table:table-cell office:value-type="float" office:value="94.0222222222222" calcext:value-type="float">
            <text:p>94.0222222222</text:p>
          </table:table-cell>
          <table:table-cell office:value-type="float" office:value="4585.11149011201" calcext:value-type="float">
            <text:p>4585.11149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115]+[.L115]" office:value-type="float" office:value="214" calcext:value-type="float">
            <text:p>214</text:p>
          </table:table-cell>
          <table:table-cell table:formula="of:=[.G115]/[.M115]" office:value-type="float" office:value="22.7990654205607" calcext:value-type="float">
            <text:p>22.80</text:p>
          </table:table-cell>
          <table:table-cell table:formula="of:=[.G115]/[.K115]" office:value-type="float" office:value="106.065217391304" calcext:value-type="float">
            <text:p>106.07</text:p>
          </table:table-cell>
          <table:table-cell table:formula="of:=(1/120) +[.P114]" office:value-type="float" office:value="0.933333333333332" calcext:value-type="float">
            <text:p>0.9333333333</text:p>
          </table:table-cell>
          <table:table-cell office:value-type="float" office:value="178785" calcext:value-type="float">
            <text:p>178785</text:p>
          </table:table-cell>
          <table:table-cell office:value-type="float" office:value="94.9333333333333" calcext:value-type="float">
            <text:p>94.9333333333</text:p>
          </table:table-cell>
          <table:table-cell office:value-type="float" office:value="4680.04482344534" calcext:value-type="float">
            <text:p>4680.0448234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16]+[.L116]" office:value-type="float" office:value="181" calcext:value-type="float">
            <text:p>181</text:p>
          </table:table-cell>
          <table:table-cell table:formula="of:=[.G116]/[.M116]" office:value-type="float" office:value="27.5635359116022" calcext:value-type="float">
            <text:p>27.56</text:p>
          </table:table-cell>
          <table:table-cell table:formula="of:=[.G116]/[.K116]" office:value-type="float" office:value="160.935483870968" calcext:value-type="float">
            <text:p>160.94</text:p>
          </table:table-cell>
          <table:table-cell table:formula="of:=(1/120) +[.P115]" office:value-type="float" office:value="0.941666666666666" calcext:value-type="float">
            <text:p>0.9416666667</text:p>
          </table:table-cell>
          <table:table-cell office:value-type="float" office:value="183774" calcext:value-type="float">
            <text:p>183774</text:p>
          </table:table-cell>
          <table:table-cell office:value-type="float" office:value="95.2333333333333" calcext:value-type="float">
            <text:p>95.2333333333</text:p>
          </table:table-cell>
          <table:table-cell office:value-type="float" office:value="4775.27815677868" calcext:value-type="float">
            <text:p>4775.2781567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117]+[.L117]" office:value-type="float" office:value="305" calcext:value-type="float">
            <text:p>305</text:p>
          </table:table-cell>
          <table:table-cell table:formula="of:=[.G117]/[.M117]" office:value-type="float" office:value="17.7737704918033" calcext:value-type="float">
            <text:p>17.77</text:p>
          </table:table-cell>
          <table:table-cell table:formula="of:=[.G117]/[.K117]" office:value-type="float" office:value="106.294117647059" calcext:value-type="float">
            <text:p>106.29</text:p>
          </table:table-cell>
          <table:table-cell table:formula="of:=(1/120) +[.P116]" office:value-type="float" office:value="0.949999999999999" calcext:value-type="float">
            <text:p>0.95</text:p>
          </table:table-cell>
          <table:table-cell office:value-type="float" office:value="189195" calcext:value-type="float">
            <text:p>189195</text:p>
          </table:table-cell>
          <table:table-cell office:value-type="float" office:value="95.25" calcext:value-type="float">
            <text:p>95.25</text:p>
          </table:table-cell>
          <table:table-cell office:value-type="float" office:value="4870.52815677868" calcext:value-type="float">
            <text:p>4870.5281567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18]+[.L118]" office:value-type="float" office:value="120" calcext:value-type="float">
            <text:p>120</text:p>
          </table:table-cell>
          <table:table-cell table:formula="of:=[.G118]/[.M118]" office:value-type="float" office:value="47.4666666666667" calcext:value-type="float">
            <text:p>47.47</text:p>
          </table:table-cell>
          <table:table-cell table:formula="of:=[.G118]/[.K118]" office:value-type="float" office:value="227.84" calcext:value-type="float">
            <text:p>227.84</text:p>
          </table:table-cell>
          <table:table-cell table:formula="of:=(1/120) +[.P117]" office:value-type="float" office:value="0.958333333333332" calcext:value-type="float">
            <text:p>0.9583333333</text:p>
          </table:table-cell>
          <table:table-cell office:value-type="float" office:value="194891" calcext:value-type="float">
            <text:p>194891</text:p>
          </table:table-cell>
          <table:table-cell office:value-type="float" office:value="95.5151515151515" calcext:value-type="float">
            <text:p>95.5151515152</text:p>
          </table:table-cell>
          <table:table-cell office:value-type="float" office:value="4966.04330829383" calcext:value-type="float">
            <text:p>4966.0433082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19]+[.L119]" office:value-type="float" office:value="172" calcext:value-type="float">
            <text:p>172</text:p>
          </table:table-cell>
          <table:table-cell table:formula="of:=[.G119]/[.M119]" office:value-type="float" office:value="33.2209302325581" calcext:value-type="float">
            <text:p>33.22</text:p>
          </table:table-cell>
          <table:table-cell table:formula="of:=[.G119]/[.K119]" office:value-type="float" office:value="112.039215686275" calcext:value-type="float">
            <text:p>112.04</text:p>
          </table:table-cell>
          <table:table-cell table:formula="of:=(1/120) +[.P118]" office:value-type="float" office:value="0.966666666666666" calcext:value-type="float">
            <text:p>0.9666666667</text:p>
          </table:table-cell>
          <table:table-cell office:value-type="float" office:value="200605" calcext:value-type="float">
            <text:p>200605</text:p>
          </table:table-cell>
          <table:table-cell office:value-type="float" office:value="95.7692307692308" calcext:value-type="float">
            <text:p>95.7692307692</text:p>
          </table:table-cell>
          <table:table-cell office:value-type="float" office:value="5061.81253906306" calcext:value-type="float">
            <text:p>5061.81253906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120]+[.L120]" office:value-type="float" office:value="118" calcext:value-type="float">
            <text:p>118</text:p>
          </table:table-cell>
          <table:table-cell table:formula="of:=[.G120]/[.M120]" office:value-type="float" office:value="48.9661016949153" calcext:value-type="float">
            <text:p>48.97</text:p>
          </table:table-cell>
          <table:table-cell table:formula="of:=[.G120]/[.K120]" office:value-type="float" office:value="222.230769230769" calcext:value-type="float">
            <text:p>222.23</text:p>
          </table:table-cell>
          <table:table-cell table:formula="of:=(1/120) +[.P119]" office:value-type="float" office:value="0.974999999999999" calcext:value-type="float">
            <text:p>0.975</text:p>
          </table:table-cell>
          <table:table-cell office:value-type="float" office:value="206383" calcext:value-type="float">
            <text:p>206383</text:p>
          </table:table-cell>
          <table:table-cell office:value-type="float" office:value="97.0697674418605" calcext:value-type="float">
            <text:p>97.0697674419</text:p>
          </table:table-cell>
          <table:table-cell office:value-type="float" office:value="5158.88230650492" calcext:value-type="float">
            <text:p>5158.8823065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121]+[.L121]" office:value-type="float" office:value="62" calcext:value-type="float">
            <text:p>62</text:p>
          </table:table-cell>
          <table:table-cell table:formula="of:=[.G121]/[.M121]" office:value-type="float" office:value="94.0806451612903" calcext:value-type="float">
            <text:p>94.08</text:p>
          </table:table-cell>
          <table:table-cell table:formula="of:=[.G121]/[.K121]" office:value-type="float" office:value="324.055555555556" calcext:value-type="float">
            <text:p>324.06</text:p>
          </table:table-cell>
          <table:table-cell table:formula="of:=(1/120) +[.P120]" office:value-type="float" office:value="0.983333333333332" calcext:value-type="float">
            <text:p>0.9833333333</text:p>
          </table:table-cell>
          <table:table-cell office:value-type="float" office:value="212216" calcext:value-type="float">
            <text:p>212216</text:p>
          </table:table-cell>
          <table:table-cell office:value-type="float" office:value="97.3555555555556" calcext:value-type="float">
            <text:p>97.3555555556</text:p>
          </table:table-cell>
          <table:table-cell office:value-type="float" office:value="5256.23786206048" calcext:value-type="float">
            <text:p>5256.2378620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122]+[.L122]" office:value-type="float" office:value="176" calcext:value-type="float">
            <text:p>176</text:p>
          </table:table-cell>
          <table:table-cell table:formula="of:=[.G122]/[.M122]" office:value-type="float" office:value="35.3693181818182" calcext:value-type="float">
            <text:p>35.37</text:p>
          </table:table-cell>
          <table:table-cell table:formula="of:=[.G122]/[.K122]" office:value-type="float" office:value="117.452830188679" calcext:value-type="float">
            <text:p>117.45</text:p>
          </table:table-cell>
          <table:table-cell table:formula="of:=(1/120) +[.P121]" office:value-type="float" office:value="0.991666666666666" calcext:value-type="float">
            <text:p>0.9916666667</text:p>
          </table:table-cell>
          <table:table-cell office:value-type="float" office:value="218441" calcext:value-type="float">
            <text:p>218441</text:p>
          </table:table-cell>
          <table:table-cell office:value-type="float" office:value="97.8717948717949" calcext:value-type="float">
            <text:p>97.8717948718</text:p>
          </table:table-cell>
          <table:table-cell office:value-type="float" office:value="5354.10965693227" calcext:value-type="float">
            <text:p>5354.1096569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23]+[.L123]" office:value-type="float" office:value="292" calcext:value-type="float">
            <text:p>292</text:p>
          </table:table-cell>
          <table:table-cell table:formula="of:=[.G123]/[.M123]" office:value-type="float" office:value="22.5342465753425" calcext:value-type="float">
            <text:p>22.53</text:p>
          </table:table-cell>
          <table:table-cell table:formula="of:=[.G123]/[.K123]" office:value-type="float" office:value="134.285714285714" calcext:value-type="float">
            <text:p>134.29</text:p>
          </table:table-cell>
          <table:table-cell table:formula="of:=(1/120) +[.P122]" office:value-type="float" office:value="0.999999999999999" calcext:value-type="float">
            <text:p>1</text:p>
          </table:table-cell>
          <table:table-cell office:value-type="float" office:value="225021" calcext:value-type="float">
            <text:p>225021</text:p>
          </table:table-cell>
          <table:table-cell office:value-type="float" office:value="98.5636363636364" calcext:value-type="float">
            <text:p>98.5636363636</text:p>
          </table:table-cell>
          <table:table-cell office:value-type="float" office:value="5452.67329329591" calcext:value-type="float">
            <text:p>5452.673293295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formula="of:=SUM([.G4:.G123])" office:value-type="float" office:value="225021" calcext:value-type="float">
            <text:p>225021</text:p>
          </table:table-cell>
          <table:table-cell table:number-columns-repeated="6"/>
          <table:table-cell table:style-name="Default" table:number-columns-repeated="2"/>
          <table:table-cell table:number-columns-repeated="4"/>
        </table:table-row>
      </table:table>
      <table:table table:name="Sheet13" table:style-name="ta1">
        <table:shapes>
          <draw:frame draw:z-index="0" draw:style-name="gr1" draw:text-style-name="P1" svg:width="453.51pt" svg:height="255.09pt" svg:x="395.43pt" svg:y="18.62pt">
            <loext:p draw:notify-on-update-of-ranges="Sheet13.B16:Sheet13.B16 Sheet13.B17:Sheet13.B19 Sheet13.C16:Sheet13.C16 Sheet13.C17:Sheet13.C19 Sheet13.D16:Sheet13.D16 Sheet13.D17:Sheet13.D19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draw:text-style-name="P1" svg:width="453.46pt" svg:height="255.23pt" svg:x="419.9pt" svg:y="312.46pt">
            <loext:p draw:notify-on-update-of-ranges="Sheet13.C24:Sheet13.E24 Sheet13.C25:Sheet13.E25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 Convers</text:p>
          </table:table-cell>
          <table:table-cell office:value-type="string" calcext:value-type="string">
            <text:p>Conservative Conv</text:p>
          </table:table-cell>
          <table:table-cell office:value-type="string" calcext:value-type="string">
            <text:p>Liberal Conv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float" office:value="216980" calcext:value-type="float">
            <text:p>216980</text:p>
          </table:table-cell>
          <table:table-cell office:value-type="float" office:value="98538" calcext:value-type="float">
            <text:p>98538</text:p>
          </table:table-cell>
          <table:table-cell office:value-type="float" office:value="102940" calcext:value-type="float">
            <text:p>102940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float" office:value="8041" calcext:value-type="float">
            <text:p>8041</text:p>
          </table:table-cell>
          <table:table-cell office:value-type="float" office:value="3831" calcext:value-type="float">
            <text:p>3831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1:.C12])" office:value-type="float" office:value="225021" calcext:value-type="float">
            <text:p>225021</text:p>
          </table:table-cell>
          <table:table-cell table:formula="of:=SUM([.D11:.D12])" office:value-type="float" office:value="102369" calcext:value-type="float">
            <text:p>102369</text:p>
          </table:table-cell>
          <table:table-cell table:formula="of:=SUM([.E11:.E12])" office:value-type="float" office:value="106529" calcext:value-type="float">
            <text:p>10652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tive</text:p>
          </table:table-cell>
          <table:table-cell office:value-type="string" calcext:value-type="string">
            <text:p>De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 Conv</text:p>
          </table:table-cell>
          <table:table-cell office:value-type="float" office:value="216980" calcext:value-type="float">
            <text:p>216980</text:p>
          </table:table-cell>
          <table:table-cell office:value-type="float" office:value="8041" calcext:value-type="float">
            <text:p>80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rvatives</text:p>
          </table:table-cell>
          <table:table-cell office:value-type="float" office:value="98538" calcext:value-type="float">
            <text:p>98538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float" office:value="102940" calcext:value-type="float">
            <text:p>102940</text:p>
          </table:table-cell>
          <table:table-cell office:value-type="float" office:value="3589" calcext:value-type="float">
            <text:p>3589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 Conver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table:number-columns-repeated="2"/>
          <table:table-cell table:formula="of:=[.C12]/[.C13] * 100" office:value-type="float" office:value="3.57344425631386" calcext:value-type="float">
            <text:p>3.5734442563</text:p>
          </table:table-cell>
          <table:table-cell table:formula="of:=[.D12]/[.D13] * 100" office:value-type="float" office:value="3.74234387363362" calcext:value-type="float">
            <text:p>3.7423438736</text:p>
          </table:table-cell>
          <table:table-cell table:formula="of:=[.E12]/[.E13] * 100" office:value-type="float" office:value="3.36903566165082" calcext:value-type="float">
            <text:p>3.3690356617</text:p>
          </table:table-cell>
        </table:table-row>
      </table:table>
      <table:named-expressions/>
      <table:database-ranges>
        <table:database-range table:name="__Anonymous_Sheet_DB__0" table:target-range-address="all.C2:all.O125" table:display-filter-buttons="true">
          <table:sort>
            <table:sort-by table:field-number="10" table:data-type="automatic"/>
          </table:sort>
        </table:database-range>
        <table:database-range table:name="__Anonymous_Sheet_DB__1" table:target-range-address="Sheet2.B1:Sheet2.P122" table:display-filter-buttons="true">
          <table:filter>
            <table:filter-and>
              <table:filter-condition table:field-number="3" table:value="conservative" table:operator="="/>
              <table:filter-condition table:field-number="2" table:value="male" table:operator="="/>
            </table:filter-and>
          </table:filter>
          <table:sort>
            <table:sort-by table:field-number="10" table:data-type="automatic"/>
          </table:sort>
        </table:database-range>
        <table:database-range table:name="__Anonymous_Sheet_DB__2" table:target-range-address="Sheet3.C3:Sheet3.O124" table:display-filter-buttons="true" table:orientation="column"/>
        <table:database-range table:name="__Anonymous_Sheet_DB__3" table:target-range-address="'All-Conservative'.B2:'All-Conservative'.Q48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All-liberals'.C1:'All-liberals'.Q62" table:display-filter-buttons="true">
          <table:sort>
            <table:sort-by table:field-number="12" table:data-type="automatic"/>
          </table:sort>
        </table:database-range>
        <table:database-range table:name="__Anonymous_Sheet_DB__5" table:target-range-address="Males.B1:Males.O67" table:display-filter-buttons="true">
          <table:sort>
            <table:sort-by table:field-number="10" table:data-type="automatic"/>
          </table:sort>
        </table:database-range>
        <table:database-range table:name="__Anonymous_Sheet_DB__7" table:target-range-address="'Males Liberals'.C1:'Males Liberals'.R33" table:display-filter-buttons="true">
          <table:sort>
            <table:sort-by table:field-number="6" table:data-type="automatic"/>
          </table:sort>
        </table:database-range>
        <table:database-range table:name="__Anonymous_Sheet_DB__8" table:target-range-address="Females.B1:Females.O55" table:display-filter-buttons="true">
          <table:sort>
            <table:sort-by table:field-number="10" table:data-type="automatic"/>
          </table:sort>
        </table:database-range>
        <table:database-range table:name="__Anonymous_Sheet_DB__9" table:target-range-address="'Females Conservatives'.B1:'Females Conservatives'.O19" table:display-filter-buttons="true">
          <table:sort>
            <table:sort-by table:field-number="10" table:data-type="automatic"/>
          </table:sort>
        </table:database-range>
        <table:database-range table:name="__Anonymous_Sheet_DB__10" table:target-range-address="'Females Liberals'.I2:'Females Liberals'.I30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Sheet12.C3:Sheet12.O1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17:01:16.106807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2:01:50.907782250</meta:creation-date>
    <dc:date>2018-02-04T23:21:47.266570408</dc:date>
    <meta:editing-duration>PT4H3M22S</meta:editing-duration>
    <meta:editing-cycles>6</meta:editing-cycles>
    <meta:generator>LibreOffice/5.1.6.2$Linux_X86_64 LibreOffice_project/10m0$Build-2</meta:generator>
    <meta:document-statistic meta:table-count="13" meta:cell-count="12548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Protected Ratio</text:p>
        </chart:title>
        <chart:legend chart:legend-position="end" svg:x="13.227cm" svg:y="4.201cm" style:legend-expansion="high" chart:style-name="ch3"/>
        <chart:plot-area chart:style-name="ch4" table:cell-range-address="Sheet2.O2:Sheet2.O121 Sheet2.Q2:Sheet2.Q121" chart:data-source-has-labels="row" svg:x="1.089cm" svg:y="-0.199cm" svg:width="13.426cm" svg:height="8.638cm">
          <chartooo:coordinate-region svg:x="2.372cm" svg:y="0cm" svg:width="11.533cm" svg:height="7.792cm"/>
          <chart:axis chart:dimension="x" chart:name="primary-x" chart:style-name="ch5">
            <chart:title svg:x="6.369cm" svg:y="8.44cm" chart:style-name="ch6">
              <text:p>Protected Accounts</text:p>
            </chart:title>
          </chart:axis>
          <chart:axis chart:dimension="y" chart:name="primary-y" chart:style-name="ch7">
            <chart:title svg:x="0.209cm" svg:y="5.011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protected" chart:class="chart:scatter">
            <chart:domain table:cell-range-address="Sheet2.O2:Sheet2.O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ro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6666666666667">
                <text:p>43.6666666666667</text:p>
                <draw:g>
                  <svg:desc>Sheet2.O2:Sheet2.O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1666666666667">
                <text:p>81.1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7">
                <text:p>11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3">
                <text:p>76.3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.1">
                <text:p>254.1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866666666667">
                <text:p>151.8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95">
                <text:p>129.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.736842105263">
                <text:p>195.73684210526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777777777778">
                <text:p>246.777777777778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.863636363636">
                <text:p>119.863636363636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1785714285714">
                <text:p>79.17857142857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.230769230769">
                <text:p>222.23076923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.25">
                <text:p>163.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.307692307692">
                <text:p>242.30769230769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.452830188679">
                <text:p>117.452830188679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935483870968">
                <text:p>160.935483870968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285714285714">
                <text:p>134.285714285714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294117647059">
                <text:p>106.294117647059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914cm" svg:y="1.389cm" chart:style-name="ch3">
          <text:p>Liberal Females</text:p>
        </chart:subtitle>
        <chart:legend chart:legend-position="end" svg:x="14.704cm" svg:y="5.638cm" style:legend-expansion="high" chart:style-name="ch4"/>
        <chart:plot-area chart:style-name="ch5" table:cell-range-address="'Females Liberals'.P2:'Females Liberals'.P30 'Females Liberals'.S2:'Females Liberals'.S30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Females Liberals'.S2:'Females Liberals'.S30" loext:label-string="supended_closed" chart:class="chart:scatter">
            <chart:domain table:cell-range-address="'Females Liberals'.P2:'Females Liberals'.P30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males Liberals'.P2:'Females Liberals'.P30</svg:desc>
                </draw:g>
              </table:table-cell>
              <table:table-cell office:value-type="float" office:value="0.0344827586206897">
                <text:p>0.0344827586206897</text:p>
                <draw:g>
                  <svg:desc>'Females Liberals'.S2:'Females Liberals'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03448275862069">
                <text:p>0.10344827586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">
                <text:p>183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">
                <text:p>22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551724137931035">
                <text:p>0.55172413793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">
                <text:p>43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">
                <text:p>496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6">
                <text:p>55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">
                <text:p>617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">
                <text:p>718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9">
                <text:p>829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9">
                <text:p>949</text:p>
              </table:table-cell>
              <table:table-cell office:value-type="float" office:value="0.827586206896551">
                <text:p>0.827586206896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5">
                <text:p>1075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2">
                <text:p>1212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1">
                <text:p>1371</text:p>
              </table:table-cell>
              <table:table-cell office:value-type="float" office:value="0.93103448275862">
                <text:p>0.93103448275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5">
                <text:p>154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9">
                <text:p>1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139cm" svg:y="1.389cm" chart:style-name="ch3">
          <text:p>Liberal Males</text:p>
        </chart:subtitle>
        <chart:legend chart:legend-position="end" svg:x="14.704cm" svg:y="5.638cm" style:legend-expansion="high" chart:style-name="ch4"/>
        <chart:plot-area chart:style-name="ch5" table:cell-range-address="'Males Liberals'.N2:'Males Liberals'.N32 'Males Liberals'.Q2:'Males Liberals'.Q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s Liberals'.Q2:'Males Liberals'.Q32" loext:label-string="supended_closed" chart:class="chart:scatter">
            <chart:domain table:cell-range-address="'Males Liberals'.N2:'Males Liberals'.N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les Liberals'.N2:'Males Liberals'.N32</svg:desc>
                </draw:g>
              </table:table-cell>
              <table:table-cell office:value-type="float" office:value="0.032258064516129">
                <text:p>0.032258064516129</text:p>
                <draw:g>
                  <svg:desc>'Males Liberals'.Q2:'Males Liberals'.Q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">
                <text:p>116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">
                <text:p>23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">
                <text:p>275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4">
                <text:p>424</text:p>
              </table:table-cell>
              <table:table-cell office:value-type="float" office:value="0.580645161290322">
                <text:p>0.580645161290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3">
                <text:p>483</text:p>
              </table:table-cell>
              <table:table-cell office:value-type="float" office:value="0.612903225806451">
                <text:p>0.61290322580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">
                <text:p>543</text:p>
              </table:table-cell>
              <table:table-cell office:value-type="float" office:value="0.64516129032258">
                <text:p>0.64516129032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">
                <text:p>609</text:p>
              </table:table-cell>
              <table:table-cell office:value-type="float" office:value="0.677419354838709">
                <text:p>0.677419354838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6">
                <text:p>676</text:p>
              </table:table-cell>
              <table:table-cell office:value-type="float" office:value="0.709677419354838">
                <text:p>0.709677419354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8">
                <text:p>748</text:p>
              </table:table-cell>
              <table:table-cell office:value-type="float" office:value="0.741935483870967">
                <text:p>0.741935483870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5">
                <text:p>825</text:p>
              </table:table-cell>
              <table:table-cell office:value-type="float" office:value="0.774193548387096">
                <text:p>0.774193548387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8">
                <text:p>908</text:p>
              </table:table-cell>
              <table:table-cell office:value-type="float" office:value="0.806451612903225">
                <text:p>0.80645161290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8">
                <text:p>1028</text:p>
              </table:table-cell>
              <table:table-cell office:value-type="float" office:value="0.838709677419354">
                <text:p>0.838709677419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6">
                <text:p>1156</text:p>
              </table:table-cell>
              <table:table-cell office:value-type="float" office:value="0.870967741935483">
                <text:p>0.870967741935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">
                <text:p>1288</text:p>
              </table:table-cell>
              <table:table-cell office:value-type="float" office:value="0.903225806451612">
                <text:p>0.903225806451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1">
                <text:p>1441</text:p>
              </table:table-cell>
              <table:table-cell office:value-type="float" office:value="0.935483870967741">
                <text:p>0.935483870967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3">
                <text:p>1613</text:p>
              </table:table-cell>
              <table:table-cell office:value-type="float" office:value="0.96774193548387">
                <text:p>0.96774193548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0">
                <text:p>17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456cm" svg:y="1.389cm" chart:style-name="ch3">
          <text:p>All Liberal</text:p>
        </chart:subtitle>
        <chart:legend chart:legend-position="end" svg:x="14.704cm" svg:y="5.638cm" style:legend-expansion="high" chart:style-name="ch4"/>
        <chart:plot-area chart:style-name="ch5" table:cell-range-address="'All-liberals'.N2:'All-liberals'.N61 'All-liberals'.Q2:'All-liberals'.Q61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liberals'.Q2:'All-liberals'.Q61" loext:label-string="supended_closed" chart:class="chart:scatter">
            <chart:domain table:cell-range-address="'All-liberals'.N2:'All-liberals'.N61"/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liberals'.N2:'All-liberals'.N61</svg:desc>
                </draw:g>
              </table:table-cell>
              <table:table-cell office:value-type="float" office:value="0.0166666666666667">
                <text:p>0.0166666666666667</text:p>
                <draw:g>
                  <svg:desc>'All-liberals'.Q2:'All-liberals'.Q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">
                <text:p>10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">
                <text:p>1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">
                <text:p>172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">
                <text:p>22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9">
                <text:p>27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">
                <text:p>33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6">
                <text:p>37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">
                <text:p>4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">
                <text:p>45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">
                <text:p>502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7">
                <text:p>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3">
                <text:p>59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">
                <text:p>64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2">
                <text:p>6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4">
                <text:p>744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1">
                <text:p>801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0">
                <text:p>8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9">
                <text:p>91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9">
                <text:p>979</text:p>
              </table:table-cell>
              <table:table-cell office:value-type="float" office:value="0.633333333333334">
                <text:p>0.633333333333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9">
                <text:p>103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9">
                <text:p>109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0">
                <text:p>1160</text:p>
              </table:table-cell>
              <table:table-cell office:value-type="float" office:value="0.683333333333334">
                <text:p>0.68333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6">
                <text:p>12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3">
                <text:p>1293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5">
                <text:p>1365</text:p>
              </table:table-cell>
              <table:table-cell office:value-type="float" office:value="0.733333333333334">
                <text:p>0.7333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2">
                <text:p>1442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25">
                <text:p>152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6">
                <text:p>1626</text:p>
              </table:table-cell>
              <table:table-cell office:value-type="float" office:value="0.783333333333334">
                <text:p>0.78333333333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7">
                <text:p>1737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7">
                <text:p>1857</text:p>
              </table:table-cell>
              <table:table-cell office:value-type="float" office:value="0.816666666666668">
                <text:p>0.816666666666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7">
                <text:p>1977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3">
                <text:p>210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1">
                <text:p>2231</text:p>
              </table:table-cell>
              <table:table-cell office:value-type="float" office:value="0.866666666666668">
                <text:p>0.866666666666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3">
                <text:p>2363</text:p>
              </table:table-cell>
              <table:table-cell office:value-type="float" office:value="0.883333333333334">
                <text:p>0.8833333333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0">
                <text:p>2500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3">
                <text:p>2653</text:p>
              </table:table-cell>
              <table:table-cell office:value-type="float" office:value="0.916666666666668">
                <text:p>0.916666666666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2">
                <text:p>2812</text:p>
              </table:table-cell>
              <table:table-cell office:value-type="float" office:value="0.933333333333334">
                <text:p>0.933333333333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84">
                <text:p>2984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8">
                <text:p>3158</text:p>
              </table:table-cell>
              <table:table-cell office:value-type="float" office:value="0.966666666666668">
                <text:p>0.966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5">
                <text:p>3335</text:p>
              </table:table-cell>
              <table:table-cell office:value-type="float" office:value="0.983333333333335">
                <text:p>0.983333333333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9">
                <text:p>35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456cm" svg:y="1.389cm" chart:style-name="ch3">
          <text:p>All Liberal</text:p>
        </chart:subtitle>
        <chart:legend chart:legend-position="end" svg:x="14.704cm" svg:y="5.638cm" style:legend-expansion="high" chart:style-name="ch4"/>
        <chart:plot-area chart:style-name="ch5" table:cell-range-address="'All-liberals'.N2:'All-liberals'.N61 'All-liberals'.Q2:'All-liberals'.Q61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liberals'.Q2:'All-liberals'.Q61" loext:label-string="supended_closed" chart:class="chart:scatter">
            <chart:domain table:cell-range-address="'All-liberals'.N2:'All-liberals'.N61"/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liberals'.N2:'All-liberals'.N61</svg:desc>
                </draw:g>
              </table:table-cell>
              <table:table-cell office:value-type="float" office:value="0.0166666666666667">
                <text:p>0.0166666666666667</text:p>
                <draw:g>
                  <svg:desc>'All-liberals'.Q2:'All-liberals'.Q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">
                <text:p>10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">
                <text:p>1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">
                <text:p>172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">
                <text:p>22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9">
                <text:p>27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">
                <text:p>33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6">
                <text:p>37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">
                <text:p>4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">
                <text:p>45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">
                <text:p>502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7">
                <text:p>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3">
                <text:p>59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">
                <text:p>64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2">
                <text:p>6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4">
                <text:p>744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1">
                <text:p>801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0">
                <text:p>8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9">
                <text:p>91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9">
                <text:p>979</text:p>
              </table:table-cell>
              <table:table-cell office:value-type="float" office:value="0.633333333333334">
                <text:p>0.633333333333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9">
                <text:p>103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9">
                <text:p>109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0">
                <text:p>1160</text:p>
              </table:table-cell>
              <table:table-cell office:value-type="float" office:value="0.683333333333334">
                <text:p>0.68333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6">
                <text:p>12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3">
                <text:p>1293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5">
                <text:p>1365</text:p>
              </table:table-cell>
              <table:table-cell office:value-type="float" office:value="0.733333333333334">
                <text:p>0.7333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2">
                <text:p>1442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25">
                <text:p>152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6">
                <text:p>1626</text:p>
              </table:table-cell>
              <table:table-cell office:value-type="float" office:value="0.783333333333334">
                <text:p>0.78333333333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7">
                <text:p>1737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7">
                <text:p>1857</text:p>
              </table:table-cell>
              <table:table-cell office:value-type="float" office:value="0.816666666666668">
                <text:p>0.816666666666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7">
                <text:p>1977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3">
                <text:p>210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1">
                <text:p>2231</text:p>
              </table:table-cell>
              <table:table-cell office:value-type="float" office:value="0.866666666666668">
                <text:p>0.866666666666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3">
                <text:p>2363</text:p>
              </table:table-cell>
              <table:table-cell office:value-type="float" office:value="0.883333333333334">
                <text:p>0.8833333333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0">
                <text:p>2500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3">
                <text:p>2653</text:p>
              </table:table-cell>
              <table:table-cell office:value-type="float" office:value="0.916666666666668">
                <text:p>0.916666666666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2">
                <text:p>2812</text:p>
              </table:table-cell>
              <table:table-cell office:value-type="float" office:value="0.933333333333334">
                <text:p>0.933333333333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84">
                <text:p>2984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8">
                <text:p>3158</text:p>
              </table:table-cell>
              <table:table-cell office:value-type="float" office:value="0.966666666666668">
                <text:p>0.966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5">
                <text:p>3335</text:p>
              </table:table-cell>
              <table:table-cell office:value-type="float" office:value="0.983333333333335">
                <text:p>0.983333333333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9">
                <text:p>35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768cm" svg:y="1.389cm" chart:style-name="ch3">
          <text:p>All Conservatives</text:p>
        </chart:subtitle>
        <chart:legend chart:legend-position="end" svg:x="14.704cm" svg:y="5.638cm" style:legend-expansion="high" chart:style-name="ch4"/>
        <chart:plot-area chart:style-name="ch5" table:cell-range-address="'All-Conservative'.K3:'All-Conservative'.K47 'All-Conservative'.O3:'All-Conservative'.O47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Conservative'.O3:'All-Conservative'.O47" loext:label-string="supended_closed" chart:class="chart:scatter">
            <chart:domain table:cell-range-address="'All-Conservative'.K3:'All-Conservative'.K47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Conservative'.K3:'All-Conservative'.K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O3:'All-Conservative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">
                <text:p>229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">
                <text:p>344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">
                <text:p>568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">
                <text:p>635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3">
                <text:p>703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1">
                <text:p>771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">
                <text:p>840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5">
                <text:p>915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4">
                <text:p>994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9">
                <text:p>1079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2">
                <text:p>1252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0">
                <text:p>13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4">
                <text:p>1444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3">
                <text:p>1553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5">
                <text:p>1665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3">
                <text:p>1783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3">
                <text:p>1903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7">
                <text:p>2037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13">
                <text:p>2213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9">
                <text:p>2389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0">
                <text:p>2570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7">
                <text:p>2777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1">
                <text:p>2991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34">
                <text:p>3234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6">
                <text:p>3526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1">
                <text:p>3831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496cm" svg:y="1.389cm" chart:style-name="ch3">
          <text:p>All Males</text:p>
        </chart:subtitle>
        <chart:legend chart:legend-position="end" svg:x="14.704cm" svg:y="5.638cm" style:legend-expansion="high" chart:style-name="ch4"/>
        <chart:plot-area chart:style-name="ch5" table:cell-range-address="Males.M2:Males.M67 Males.P2:Males.P67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Males.P2:Males.P67" loext:label-string="supended_closed" chart:class="chart:scatter">
            <chart:domain table:cell-range-address="Males.M2:Males.M67"/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es.M2:Males.M67</svg:desc>
                </draw:g>
              </table:table-cell>
              <table:table-cell office:value-type="float" office:value="0.0151515151515152">
                <text:p>0.0151515151515152</text:p>
                <draw:g>
                  <svg:desc>Males.P2:Males.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06060606060606">
                <text:p>0.1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0.196969696969697">
                <text:p>0.196969696969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0.257575757575757">
                <text:p>0.25757575757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0.287878787878788">
                <text:p>0.28787878787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">
                <text:p>2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  <table:table-cell office:value-type="float" office:value="0.348484848484848">
                <text:p>0.348484848484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  <table:table-cell office:value-type="float" office:value="0.363636363636363">
                <text:p>0.363636363636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">
                <text:p>335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">
                <text:p>364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">
                <text:p>394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">
                <text:p>426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">
                <text:p>493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  <table:table-cell office:value-type="float" office:value="0.469696969696969">
                <text:p>0.469696969696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0">
                <text:p>570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">
                <text:p>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3">
                <text:p>663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4">
                <text:p>714</text:p>
              </table:table-cell>
              <table:table-cell office:value-type="float" office:value="0.53030303030303">
                <text:p>0.53030303030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5">
                <text:p>7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7">
                <text:p>817</text:p>
              </table:table-cell>
              <table:table-cell office:value-type="float" office:value="0.56060606060606">
                <text:p>0.56060606060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2">
                <text:p>872</text:p>
              </table:table-cell>
              <table:table-cell office:value-type="float" office:value="0.575757575757575">
                <text:p>0.575757575757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1">
                <text:p>931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1">
                <text:p>991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7">
                <text:p>1057</text:p>
              </table:table-cell>
              <table:table-cell office:value-type="float" office:value="0.621212121212121">
                <text:p>0.621212121212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4">
                <text:p>112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2">
                <text:p>1192</text:p>
              </table:table-cell>
              <table:table-cell office:value-type="float" office:value="0.651515151515151">
                <text:p>0.651515151515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1">
                <text:p>126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3">
                <text:p>1333</text:p>
              </table:table-cell>
              <table:table-cell office:value-type="float" office:value="0.681818181818181">
                <text:p>0.681818181818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10">
                <text:p>1410</text:p>
              </table:table-cell>
              <table:table-cell office:value-type="float" office:value="0.696969696969696">
                <text:p>0.6969696969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9">
                <text:p>1489</text:p>
              </table:table-cell>
              <table:table-cell office:value-type="float" office:value="0.712121212121212">
                <text:p>0.712121212121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">
                <text:p>157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9">
                <text:p>1659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7">
                <text:p>1747</text:p>
              </table:table-cell>
              <table:table-cell office:value-type="float" office:value="0.757575757575757">
                <text:p>0.757575757575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1">
                <text:p>1851</text:p>
              </table:table-cell>
              <table:table-cell office:value-type="float" office:value="0.772727272727272">
                <text:p>0.7727272727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0">
                <text:p>1960</text:p>
              </table:table-cell>
              <table:table-cell office:value-type="float" office:value="0.787878787878787">
                <text:p>0.787878787878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8">
                <text:p>2078</text:p>
              </table:table-cell>
              <table:table-cell office:value-type="float" office:value="0.803030303030302">
                <text:p>0.803030303030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8">
                <text:p>2198</text:p>
              </table:table-cell>
              <table:table-cell office:value-type="float" office:value="0.818181818181817">
                <text:p>0.818181818181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8">
                <text:p>23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0">
                <text:p>2440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8">
                <text:p>2568</text:p>
              </table:table-cell>
              <table:table-cell office:value-type="float" office:value="0.863636363636363">
                <text:p>0.863636363636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00">
                <text:p>2700</text:p>
              </table:table-cell>
              <table:table-cell office:value-type="float" office:value="0.878787878787878">
                <text:p>0.878787878787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4">
                <text:p>2834</text:p>
              </table:table-cell>
              <table:table-cell office:value-type="float" office:value="0.893939393939393">
                <text:p>0.893939393939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87">
                <text:p>2987</text:p>
              </table:table-cell>
              <table:table-cell office:value-type="float" office:value="0.909090909090908">
                <text:p>0.9090909090909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9">
                <text:p>3159</text:p>
              </table:table-cell>
              <table:table-cell office:value-type="float" office:value="0.924242424242424">
                <text:p>0.924242424242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5">
                <text:p>3335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12">
                <text:p>3512</text:p>
              </table:table-cell>
              <table:table-cell office:value-type="float" office:value="0.954545454545454">
                <text:p>0.954545454545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">
                <text:p>3693</text:p>
              </table:table-cell>
              <table:table-cell office:value-type="float" office:value="0.969696969696969">
                <text:p>0.969696969696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5">
                <text:p>3985</text:p>
              </table:table-cell>
              <table:table-cell office:value-type="float" office:value="0.984848484848484">
                <text:p>0.984848484848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0">
                <text:p>4290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557cm" svg:y="1.389cm" chart:style-name="ch3">
          <text:p>Male Conservatives</text:p>
        </chart:subtitle>
        <chart:legend chart:legend-position="end" svg:x="14.704cm" svg:y="5.638cm" style:legend-expansion="high" chart:style-name="ch4"/>
        <chart:plot-area chart:style-name="ch5" table:cell-range-address="'Male-Conservative'.K6:'Male-Conservative'.K32 'Male-Conservative'.O6:'Male-Conservative'.O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-Conservative'.O6:'Male-Conservative'.O32" loext:label-string="supended_closed" chart:class="chart:scatter">
            <chart:domain table:cell-range-address="'Male-Conservative'.K6:'Male-Conservative'.K32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ale-Conservative'.K6:'Male-Conservative'.K32</svg:desc>
                </draw:g>
              </table:table-cell>
              <table:table-cell office:value-type="float" office:value="0.037037037037037">
                <text:p>0.037037037037037</text:p>
                <draw:g>
                  <svg:desc>'Male-Conservative'.O6:'Male-Conservative'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">
                <text:p>13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">
                <text:p>301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">
                <text:p>369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8">
                <text:p>43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">
                <text:p>51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">
                <text:p>796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">
                <text:p>1023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3">
                <text:p>1143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7">
                <text:p>1277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">
                <text:p>145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4">
                <text:p>1634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6">
                <text:p>1926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31">
                <text:p>22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139cm" svg:y="1.389cm" chart:style-name="ch3">
          <text:p>Liberal Males</text:p>
        </chart:subtitle>
        <chart:legend chart:legend-position="end" svg:x="14.704cm" svg:y="5.638cm" style:legend-expansion="high" chart:style-name="ch4"/>
        <chart:plot-area chart:style-name="ch5" table:cell-range-address="'Males Liberals'.N2:'Males Liberals'.N32 'Males Liberals'.Q2:'Males Liberals'.Q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s Liberals'.Q2:'Males Liberals'.Q32" loext:label-string="supended_closed" chart:class="chart:scatter">
            <chart:domain table:cell-range-address="'Males Liberals'.N2:'Males Liberals'.N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les Liberals'.N2:'Males Liberals'.N32</svg:desc>
                </draw:g>
              </table:table-cell>
              <table:table-cell office:value-type="float" office:value="0.032258064516129">
                <text:p>0.032258064516129</text:p>
                <draw:g>
                  <svg:desc>'Males Liberals'.Q2:'Males Liberals'.Q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">
                <text:p>116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">
                <text:p>23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">
                <text:p>275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">
                <text:p>372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4">
                <text:p>424</text:p>
              </table:table-cell>
              <table:table-cell office:value-type="float" office:value="0.580645161290322">
                <text:p>0.580645161290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3">
                <text:p>483</text:p>
              </table:table-cell>
              <table:table-cell office:value-type="float" office:value="0.612903225806451">
                <text:p>0.61290322580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">
                <text:p>543</text:p>
              </table:table-cell>
              <table:table-cell office:value-type="float" office:value="0.64516129032258">
                <text:p>0.64516129032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">
                <text:p>609</text:p>
              </table:table-cell>
              <table:table-cell office:value-type="float" office:value="0.677419354838709">
                <text:p>0.677419354838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6">
                <text:p>676</text:p>
              </table:table-cell>
              <table:table-cell office:value-type="float" office:value="0.709677419354838">
                <text:p>0.709677419354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8">
                <text:p>748</text:p>
              </table:table-cell>
              <table:table-cell office:value-type="float" office:value="0.741935483870967">
                <text:p>0.741935483870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5">
                <text:p>825</text:p>
              </table:table-cell>
              <table:table-cell office:value-type="float" office:value="0.774193548387096">
                <text:p>0.774193548387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8">
                <text:p>908</text:p>
              </table:table-cell>
              <table:table-cell office:value-type="float" office:value="0.806451612903225">
                <text:p>0.80645161290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8">
                <text:p>1028</text:p>
              </table:table-cell>
              <table:table-cell office:value-type="float" office:value="0.838709677419354">
                <text:p>0.838709677419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6">
                <text:p>1156</text:p>
              </table:table-cell>
              <table:table-cell office:value-type="float" office:value="0.870967741935483">
                <text:p>0.870967741935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">
                <text:p>1288</text:p>
              </table:table-cell>
              <table:table-cell office:value-type="float" office:value="0.903225806451612">
                <text:p>0.903225806451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1">
                <text:p>1441</text:p>
              </table:table-cell>
              <table:table-cell office:value-type="float" office:value="0.935483870967741">
                <text:p>0.935483870967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3">
                <text:p>1613</text:p>
              </table:table-cell>
              <table:table-cell office:value-type="float" office:value="0.96774193548387">
                <text:p>0.96774193548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0">
                <text:p>17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271cm" svg:y="1.389cm" chart:style-name="ch3">
          <text:p>All Females</text:p>
        </chart:subtitle>
        <chart:legend chart:legend-position="end" svg:x="14.704cm" svg:y="5.638cm" style:legend-expansion="high" chart:style-name="ch4"/>
        <chart:plot-area chart:style-name="ch5" table:cell-range-address="Females.M2:Females.M55 Females.P2:Females.P55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Females.P2:Females.P55" loext:label-string="supended_closed" chart:class="chart:scatter">
            <chart:domain table:cell-range-address="Females.M2:Females.M55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males.M2:Females.M55</svg:desc>
                </draw:g>
              </table:table-cell>
              <table:table-cell office:value-type="float" office:value="0.0185185185185185">
                <text:p>0.0185185185185185</text:p>
                <draw:g>
                  <svg:desc>Females.P2:Females.P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.203703703703704">
                <text:p>0.2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  <table:table-cell office:value-type="float" office:value="0.240740740740741">
                <text:p>0.24074074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">
                <text:p>2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">
                <text:p>244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">
                <text:p>30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">
                <text:p>390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">
                <text:p>43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">
                <text:p>479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">
                <text:p>5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0">
                <text:p>630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9">
                <text:p>689</text:p>
              </table:table-cell>
              <table:table-cell office:value-type="float" office:value="0.537037037037037">
                <text:p>0.537037037037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">
                <text:p>749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9">
                <text:p>809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9">
                <text:p>869</text:p>
              </table:table-cell>
              <table:table-cell office:value-type="float" office:value="0.592592592592592">
                <text:p>0.592592592592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0">
                <text:p>93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2">
                <text:p>992</text:p>
              </table:table-cell>
              <table:table-cell office:value-type="float" office:value="0.629629629629629">
                <text:p>0.62962962962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9">
                <text:p>1059</text:p>
              </table:table-cell>
              <table:table-cell office:value-type="float" office:value="0.648148148148148">
                <text:p>0.648148148148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7">
                <text:p>1127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2">
                <text:p>1202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7">
                <text:p>1287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3">
                <text:p>137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2">
                <text:p>1472</text:p>
              </table:table-cell>
              <table:table-cell office:value-type="float" office:value="0.74074074074074">
                <text:p>0.74074074074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">
                <text:p>1573</text:p>
              </table:table-cell>
              <table:table-cell office:value-type="float" office:value="0.759259259259258">
                <text:p>0.759259259259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4">
                <text:p>1684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96">
                <text:p>1796</text:p>
              </table:table-cell>
              <table:table-cell office:value-type="float" office:value="0.796296296296296">
                <text:p>0.796296296296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6">
                <text:p>1916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2">
                <text:p>204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9">
                <text:p>2179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4">
                <text:p>2324</text:p>
              </table:table-cell>
              <table:table-cell office:value-type="float" office:value="0.870370370370369">
                <text:p>0.870370370370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83">
                <text:p>248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7">
                <text:p>2657</text:p>
              </table:table-cell>
              <table:table-cell office:value-type="float" office:value="0.907407407407406">
                <text:p>0.907407407407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3">
                <text:p>2833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0">
                <text:p>3040</text:p>
              </table:table-cell>
              <table:table-cell office:value-type="float" office:value="0.944444444444443">
                <text:p>0.944444444444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4">
                <text:p>3254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7">
                <text:p>3497</text:p>
              </table:table-cell>
              <table:table-cell office:value-type="float" office:value="0.98148148148148">
                <text:p>0.98148148148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1">
                <text:p>375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332cm" svg:y="1.389cm" chart:style-name="ch3">
          <text:p>Conservative Females</text:p>
        </chart:subtitle>
        <chart:legend chart:legend-position="end" svg:x="14.704cm" svg:y="5.638cm" style:legend-expansion="high" chart:style-name="ch4"/>
        <chart:plot-area chart:style-name="ch5" table:cell-range-address="'Females Conservatives'.M2:'Females Conservatives'.M19 'Females Conservatives'.P2:'Females Conservatives'.P19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Females Conservatives'.P2:'Females Conservatives'.P19" loext:label-string="supended_closed" chart:class="chart:scatter">
            <chart:domain table:cell-range-address="'Females Conservatives'.M2:'Females Conservatives'.M19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males Conservatives'.M2:'Females Conservatives'.M19</svg:desc>
                </draw:g>
              </table:table-cell>
              <table:table-cell office:value-type="float" office:value="0.0555555555555556">
                <text:p>0.0555555555555556</text:p>
                <draw:g>
                  <svg:desc>'Females Conservatives'.P2:'Females Conservatives'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">
                <text:p>20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">
                <text:p>26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7">
                <text:p>477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2">
                <text:p>56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8">
                <text:p>648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0">
                <text:p>76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6">
                <text:p>936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3">
                <text:p>11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7">
                <text:p>1357</text:p>
              </table:table-cell>
              <table:table-cell office:value-type="float" office:value="0.944444444444445">
                <text:p>0.944444444444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89cm" svg:y="0.373cm" chart:style-name="ch2">
          <text:p>Suspended-Close Response Ratio</text:p>
        </chart:title>
        <chart:legend chart:legend-position="end" svg:x="14.704cm" svg:y="5.638cm" style:legend-expansion="high" chart:style-name="ch3"/>
        <chart:plot-area chart:style-name="ch4" table:cell-range-address="Sheet2.N2:Sheet2.N121 Sheet2.Q2:Sheet2.Q121" chart:data-source-has-labels="row" svg:x="1.385cm" svg:y="1.389cm" svg:width="12.945cm" svg:height="9.267cm">
          <chartooo:coordinate-region svg:x="2.668cm" svg:y="1.588cm" svg:width="11.237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N2:Sheet2.N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">
                <text:p>65.5</text:p>
                <draw:g>
                  <svg:desc>Sheet2.N2:Sheet2.N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">
                <text:p>46.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5">
                <text:p>34.65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862068965517">
                <text:p>33.586206896551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8125">
                <text:p>36.781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1212121212121">
                <text:p>23.1212121212121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4042553191489">
                <text:p>40.4042553191489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2">
                <text:p>46.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647058823529">
                <text:p>11.264705882352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0144927536232">
                <text:p>33.01449275362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8987341772152">
                <text:p>32.89873417721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7471264367816">
                <text:p>42.74712643678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86363636364">
                <text:p>25.2386363636364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557692307692">
                <text:p>25.3557692307692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3394495412844">
                <text:p>20.339449541284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9661016949153">
                <text:p>48.96610169491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25">
                <text:p>16.3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074626865672">
                <text:p>23.5074626865672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3693181818182">
                <text:p>35.3693181818182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5635359116022">
                <text:p>27.5635359116022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342465753425">
                <text:p>22.5342465753425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737704918033">
                <text:p>17.7737704918033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914cm" svg:y="1.389cm" chart:style-name="ch3">
          <text:p>Liberal Females</text:p>
        </chart:subtitle>
        <chart:legend chart:legend-position="end" svg:x="14.704cm" svg:y="5.638cm" style:legend-expansion="high" chart:style-name="ch4"/>
        <chart:plot-area chart:style-name="ch5" table:cell-range-address="'Females Liberals'.P2:'Females Liberals'.P30 'Females Liberals'.S2:'Females Liberals'.S30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Females Liberals'.S2:'Females Liberals'.S30" loext:label-string="supended_closed" chart:class="chart:scatter">
            <chart:domain table:cell-range-address="'Females Liberals'.P2:'Females Liberals'.P30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males Liberals'.P2:'Females Liberals'.P30</svg:desc>
                </draw:g>
              </table:table-cell>
              <table:table-cell office:value-type="float" office:value="0.0344827586206897">
                <text:p>0.0344827586206897</text:p>
                <draw:g>
                  <svg:desc>'Females Liberals'.S2:'Females Liberals'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03448275862069">
                <text:p>0.10344827586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">
                <text:p>183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">
                <text:p>22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551724137931035">
                <text:p>0.55172413793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">
                <text:p>43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">
                <text:p>496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6">
                <text:p>55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">
                <text:p>617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">
                <text:p>718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9">
                <text:p>829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9">
                <text:p>949</text:p>
              </table:table-cell>
              <table:table-cell office:value-type="float" office:value="0.827586206896551">
                <text:p>0.827586206896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5">
                <text:p>1075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2">
                <text:p>1212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1">
                <text:p>1371</text:p>
              </table:table-cell>
              <table:table-cell office:value-type="float" office:value="0.93103448275862">
                <text:p>0.93103448275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5">
                <text:p>154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9">
                <text:p>1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6.062cm" svg:y="1.389cm" chart:style-name="ch3">
          <text:p>Response Ratio for All Conservatives</text:p>
        </chart:subtitle>
        <chart:legend chart:legend-position="end" svg:x="14.704cm" svg:y="5.638cm" style:legend-expansion="high" chart:style-name="ch4"/>
        <chart:plot-area chart:style-name="ch5" table:cell-range-address="'All-Conservative'.N3:'All-Conservative'.N47 'All-Conservative'.P3:'All-Conservative'.P47" chart:data-source-has-labels="row" svg:x="1.385cm" svg:y="2.309cm" svg:width="12.945cm" svg:height="8.347cm">
          <chartooo:coordinate-region svg:x="2.112cm" svg:y="2.508cm" svg:width="11.753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Conservative'.P3:'All-Conservative'.P47" loext:label-string="supended_closed" chart:class="chart:scatter">
            <chart:domain table:cell-range-address="'All-Conservative'.N3:'All-Conservative'.N47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Conservative'.N3:'All-Conservative'.N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P3:'All-Conservative'.P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7916666666667">
                <text:p>89.7916666666667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791666666667">
                <text:p>143.791666666667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791666666667">
                <text:p>216.791666666667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091666666667">
                <text:p>293.091666666667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270238095238">
                <text:p>372.270238095238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3.436904761905">
                <text:p>453.436904761905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.083963585434">
                <text:p>543.083963585434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1.669329439093">
                <text:p>641.669329439093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0.669329439093">
                <text:p>740.669329439093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.734546830397">
                <text:p>846.734546830397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.028664477456">
                <text:p>953.028664477456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2.0858073346">
                <text:p>1062.0858073346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1.4608073346">
                <text:p>1171.4608073346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.91363752328">
                <text:p>1288.91363752328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8.77727388691">
                <text:p>1408.77727388691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6.52727388691">
                <text:p>1536.52727388691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5.09870245834">
                <text:p>1665.09870245834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5.04870245834">
                <text:p>1795.04870245834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9.33441674406">
                <text:p>1929.33441674406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1.20108341072">
                <text:p>2081.20108341072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35.32608341072">
                <text:p>2235.32608341072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96.26156728169">
                <text:p>2396.26156728169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9.51156728169">
                <text:p>2559.51156728169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9.82406728169">
                <text:p>2729.82406728169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5.56090938695">
                <text:p>2925.56090938695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21.31090938695">
                <text:p>3121.31090938695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2.31090938695">
                <text:p>3332.31090938695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4.54167861772">
                <text:p>3554.54167861772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83.41667861772">
                <text:p>3783.41667861772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6.41667861772">
                <text:p>4016.41667861772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3.16667861772">
                <text:p>4253.16667861772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5.47437092542">
                <text:p>4495.47437092542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38.14103759208">
                <text:p>4738.14103759208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84.91881536986">
                <text:p>4984.91881536986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39.01881536986">
                <text:p>5239.01881536986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63.07437092542">
                <text:p>5563.07437092542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97.07437092542">
                <text:p>5897.07437092542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80.07437092542">
                <text:p>6280.07437092542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59.57437092542">
                <text:p>6859.57437092542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43.57437092542">
                <text:p>7443.57437092542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20.57437092542">
                <text:p>8620.57437092542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4.157cm" svg:y="0.373cm" chart:style-name="ch2">
          <text:p>CDF Response/Tweet Ration of Observed Accounts</text:p>
        </chart:title>
        <chart:subtitle svg:x="7.768cm" svg:y="1.389cm" chart:style-name="ch3">
          <text:p>All Conservatives</text:p>
        </chart:subtitle>
        <chart:legend chart:legend-position="end" svg:x="14.704cm" svg:y="5.638cm" style:legend-expansion="high" chart:style-name="ch4"/>
        <chart:plot-area chart:style-name="ch5" table:cell-range-address="'All-Conservative'.F3:'All-Conservative'.F47 'All-Conservative'.Q3:'All-Conservative'.Q47" chart:data-source-has-labels="row" svg:x="1.385cm" svg:y="2.309cm" svg:width="12.945cm" svg:height="8.347cm">
          <chartooo:coordinate-region svg:x="2.112cm" svg:y="2.508cm" svg:width="11.938cm" svg:height="7.501cm"/>
          <chart:axis chart:dimension="x" chart:name="primary-x" chart:style-name="ch6">
            <chart:title svg:x="5.762cm" svg:y="10.893cm" chart:style-name="ch7">
              <text:p>Num Response/Num Twee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Conservative'.Q3:'All-Conservative'.Q47" loext:label-string="supended_closed" chart:class="chart:scatter">
            <chart:domain table:cell-range-address="'All-Conservative'.F3:'All-Conservative'.F47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710144927536">
                <text:p>1.79710144927536</text:p>
                <draw:g>
                  <svg:desc>'All-Conservative'.F3:'All-Conservative'.F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Q3:'All-Conservative'.Q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125">
                <text:p>16.125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7333333333333">
                <text:p>6.9733333333333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1538461538462">
                <text:p>2.01538461538462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5">
                <text:p>20.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6">
                <text:p>39.6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5686274509804">
                <text:p>71.5686274509804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6875">
                <text:p>47.6875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1818181818182">
                <text:p>67.1818181818182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2333333333333">
                <text:p>16.2333333333333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25">
                <text:p>95.25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8222222222222">
                <text:p>89.8222222222222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8356164383562">
                <text:p>66.8356164383562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5636363636364">
                <text:p>98.5636363636364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8717948717949">
                <text:p>97.8717948717949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2972972972973">
                <text:p>47.2972972972973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7692307692308">
                <text:p>95.7692307692308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9318181818182">
                <text:p>59.9318181818182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259259259259">
                <text:p>18.9259259259259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3947368421053">
                <text:p>68.3947368421053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4838709677419">
                <text:p>73.4838709677419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243243243243">
                <text:p>33.3243243243243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3888888888889">
                <text:p>92.3888888888889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1739130434783">
                <text:p>85.1739130434783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3484848484849">
                <text:p>56.3484848484849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2">
                <text:p>52.2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2">
                <text:p>42.2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.3802816901409">
                <text:p>81.3802816901409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8148148148148">
                <text:p>67.8148148148148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333333333333">
                <text:p>15.5333333333333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6969696969697">
                <text:p>28.6969696969697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75">
                <text:p>78.75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4246575342466">
                <text:p>30.4246575342466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8082191780822">
                <text:p>34.8082191780822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3787878787879">
                <text:p>88.3787878787879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777777777778">
                <text:p>21.2777777777778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9259259259259">
                <text:p>42.9259259259259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7368421052632">
                <text:p>30.7368421052632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5862068965517">
                <text:p>40.5862068965517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6.75cm" svg:y="1.389cm" chart:style-name="ch3">
          <text:p>Response Ratio for All Liberal</text:p>
        </chart:subtitle>
        <chart:legend chart:legend-position="end" svg:x="14.704cm" svg:y="5.638cm" style:legend-expansion="high" chart:style-name="ch4"/>
        <chart:plot-area chart:style-name="ch5" table:cell-range-address="'All-liberals'.P2:'All-liberals'.P61 'All-liberals'.R2:'All-liberals'.R61" chart:data-source-has-labels="row" svg:x="1.385cm" svg:y="2.309cm" svg:width="12.945cm" svg:height="8.347cm">
          <chartooo:coordinate-region svg:x="2.112cm" svg:y="2.508cm" svg:width="11.608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liberals'.R2:'All-liberals'.R61" loext:label-string="supended_closed" chart:class="chart:scatter">
            <chart:domain table:cell-range-address="'All-liberals'.P2:'All-liberals'.P61"/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liberals'.P2:'All-liberals'.P61</svg:desc>
                </draw:g>
              </table:table-cell>
              <table:table-cell office:value-type="float" office:value="0.0166666666666667">
                <text:p>0.0166666666666667</text:p>
                <draw:g>
                  <svg:desc>'All-liberals'.R2:'All-liberals'.R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363636363636">
                <text:p>10.13636363636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017101710171">
                <text:p>21.60171017101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1598497059008">
                <text:p>35.15984970590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2578889215871">
                <text:p>49.257888921587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1063737700719">
                <text:p>65.1063737700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474189862026">
                <text:p>81.474189862026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722221358089">
                <text:p>98.72222135808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606836742704">
                <text:p>116.6068367427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315170076038">
                <text:p>136.31517007603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.331836742704">
                <text:p>156.33183674270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8.731836742704">
                <text:p>178.7318367427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610624621492">
                <text:p>202.610624621492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.514579423752">
                <text:p>226.514579423752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.376214643878">
                <text:p>251.3762146438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.376214643878">
                <text:p>277.37621464387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.914676182339">
                <text:p>303.914676182339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.514676182339">
                <text:p>330.5146761823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.181342849006">
                <text:p>357.181342849006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.623965799826">
                <text:p>384.6239657998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.123965799826">
                <text:p>412.12396579982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649389528639">
                <text:p>439.64938952863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7.462948850673">
                <text:p>467.46294885067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.773293678259">
                <text:p>495.7732936782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.760306665273">
                <text:p>525.76030666527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6.237430848279">
                <text:p>556.237430848279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7.411343891757">
                <text:p>587.41134389175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8.744677225091">
                <text:p>618.74467722509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0.562195473266">
                <text:p>650.562195473266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2.562195473266">
                <text:p>682.562195473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4.661294572365">
                <text:p>714.661294572365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7.257785800435">
                <text:p>747.25778580043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0.384769927419">
                <text:p>780.3847699274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3.605700159977">
                <text:p>813.60570015997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7.502251884115">
                <text:p>847.502251884115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1.767312125079">
                <text:p>881.7673121250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7.157937125079">
                <text:p>917.15793712507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2.707937125079">
                <text:p>952.707937125079</text:p>
              </table:table-cell>
              <table:table-cell office:value-type="float" office:value="0.633333333333334">
                <text:p>0.633333333333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9.603770458412">
                <text:p>989.6037704584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6.73420524102">
                <text:p>1026.7342052410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4.62894208313">
                <text:p>1064.62894208313</text:p>
              </table:table-cell>
              <table:table-cell office:value-type="float" office:value="0.683333333333334">
                <text:p>0.68333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3.01700178462">
                <text:p>1103.017001784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3.26700178462">
                <text:p>1143.26700178462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4.10033511795">
                <text:p>1184.10033511795</text:p>
              </table:table-cell>
              <table:table-cell office:value-type="float" office:value="0.733333333333334">
                <text:p>0.7333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6.35033511795">
                <text:p>1226.35033511795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9.03783511795">
                <text:p>1269.0378351179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1.85450178462">
                <text:p>1311.85450178462</text:p>
              </table:table-cell>
              <table:table-cell office:value-type="float" office:value="0.783333333333334">
                <text:p>0.78333333333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5.07672400684">
                <text:p>1355.0767240068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99.07672400684">
                <text:p>1399.07672400684</text:p>
              </table:table-cell>
              <table:table-cell office:value-type="float" office:value="0.816666666666668">
                <text:p>0.816666666666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4.87672400684">
                <text:p>1444.87672400684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2.34339067351">
                <text:p>1492.34339067351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4.6510829812">
                <text:p>1544.6510829812</text:p>
              </table:table-cell>
              <table:table-cell office:value-type="float" office:value="0.866666666666668">
                <text:p>0.866666666666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9.1510829812">
                <text:p>1599.1510829812</text:p>
              </table:table-cell>
              <table:table-cell office:value-type="float" office:value="0.883333333333334">
                <text:p>0.8833333333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3.87835570847">
                <text:p>1653.87835570847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2.76724459736">
                <text:p>1712.76724459736</text:p>
              </table:table-cell>
              <table:table-cell office:value-type="float" office:value="0.916666666666668">
                <text:p>0.916666666666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0.60057793069">
                <text:p>1780.60057793069</text:p>
              </table:table-cell>
              <table:table-cell office:value-type="float" office:value="0.933333333333334">
                <text:p>0.933333333333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0.60057793069">
                <text:p>1850.60057793069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30.10057793069">
                <text:p>1930.10057793069</text:p>
              </table:table-cell>
              <table:table-cell office:value-type="float" office:value="0.966666666666668">
                <text:p>0.966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26.60057793069">
                <text:p>2026.60057793069</text:p>
              </table:table-cell>
              <table:table-cell office:value-type="float" office:value="0.983333333333335">
                <text:p>0.983333333333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93.10057793069">
                <text:p>2193.1005779306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3.31cm" svg:y="0.373cm" chart:style-name="ch2">
          <text:p>CDF of Response/Tweet Ratio of Observed Twitter Accounts</text:p>
        </chart:title>
        <chart:subtitle svg:x="7.914cm" svg:y="1.389cm" chart:style-name="ch3">
          <text:p>Liberal Females</text:p>
        </chart:subtitle>
        <chart:plot-area chart:style-name="ch4" table:cell-range-address="'Females Liberals'.J2:'Females Liberals'.J30 'Females Liberals'.S2:'Females Liberals'.S30" chart:data-source-has-labels="row" svg:x="1.385cm" svg:y="2.309cm" svg:width="16.961cm" svg:height="8.347cm">
          <chartooo:coordinate-region svg:x="2.112cm" svg:y="2.508cm" svg:width="15.862cm" svg:height="7.501cm"/>
          <chart:axis chart:dimension="x" chart:name="primary-x" chart:style-name="ch5">
            <chart:title svg:x="7.691cm" svg:y="10.893cm" chart:style-name="ch6">
              <text:p>Num Responses/Num Tweets</text:p>
            </chart:title>
          </chart:axis>
          <chart:axis chart:dimension="y" chart:name="primary-y" chart:style-name="ch7">
            <chart:title svg:x="0.451cm" svg:y="7.373cm" chart:style-name="ch8">
              <text:p>Percentage</text:p>
            </chart:title>
            <chart:grid chart:style-name="ch9" chart:class="major"/>
          </chart:axis>
          <chart:series chart:style-name="ch10" chart:values-cell-range-address="'Females Liberals'.S2:'Females Liberals'.S30" loext:label-string="supended_closed" chart:class="chart:scatter">
            <chart:domain table:cell-range-address="'Females Liberals'.J2:'Females Liberals'.J30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emales Liberals'.J2:'Females Liberals'.J30</svg:desc>
                </draw:g>
              </table:table-cell>
              <table:table-cell office:value-type="float" office:value="0.0344827586206897">
                <text:p>0.0344827586206897</text:p>
                <draw:g>
                  <svg:desc>'Females Liberals'.S2:'Females Liberals'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3636363636364">
                <text:p>2.13636363636364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1890331890332">
                <text:p>4.81890331890332</text:p>
              </table:table-cell>
              <table:table-cell office:value-type="float" office:value="0.103448275862069">
                <text:p>0.10344827586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015120145555">
                <text:p>10.601512014555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9092043222478">
                <text:p>41.909204322247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4854755086885">
                <text:p>64.4854755086885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1997612229742">
                <text:p>94.1997612229742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178022092539">
                <text:p>115.178022092539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.178022092539">
                <text:p>125.17802209253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.928022092539">
                <text:p>132.928022092539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032188759206">
                <text:p>150.032188759206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.599756326774">
                <text:p>176.599756326774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.480708707726">
                <text:p>190.480708707726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1.026163253181">
                <text:p>231.026163253181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.91505214207">
                <text:p>289.91505214207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.33505214207">
                <text:p>325.33505214207</text:p>
              </table:table-cell>
              <table:table-cell office:value-type="float" office:value="0.551724137931035">
                <text:p>0.55172413793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1.785052142069">
                <text:p>371.785052142069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5.676944033961">
                <text:p>415.676944033961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.476944033961">
                <text:p>460.476944033961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2.905515462533">
                <text:p>512.905515462533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5.905515462533">
                <text:p>605.905515462533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.20281275983">
                <text:p>637.20281275983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27781275983">
                <text:p>726.27781275983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1.34031275983">
                <text:p>801.34031275983</text:p>
              </table:table-cell>
              <table:table-cell office:value-type="float" office:value="0.827586206896551">
                <text:p>0.827586206896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8.410080201691">
                <text:p>898.410080201691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6.519455201691">
                <text:p>966.519455201691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0.62583818041">
                <text:p>1050.62583818041</text:p>
              </table:table-cell>
              <table:table-cell office:value-type="float" office:value="0.93103448275862">
                <text:p>0.93103448275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6.46897543532">
                <text:p>1106.4689754353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3.82453099087">
                <text:p>1203.8245309908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4.276cm" svg:y="0.373cm" chart:style-name="ch2">
          <text:p>CDF Response/Tweet Ratio of Observed Accounts</text:p>
        </chart:title>
        <chart:subtitle svg:x="8.139cm" svg:y="1.389cm" chart:style-name="ch3">
          <text:p>Liberal Males</text:p>
        </chart:subtitle>
        <chart:legend chart:legend-position="end" svg:x="14.704cm" svg:y="5.638cm" style:legend-expansion="high" chart:style-name="ch4"/>
        <chart:plot-area chart:style-name="ch5" table:cell-range-address="'Males Liberals'.J2:'Males Liberals'.J32 'Males Liberals'.S2:'Males Liberals'.S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683cm" svg:y="10.893cm" chart:style-name="ch7">
              <text:p>Num Responses/Num Twee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s Liberals'.S2:'Males Liberals'.S32" loext:label-string="supended_closed" chart:class="chart:scatter">
            <chart:domain table:cell-range-address="'Males Liberals'.J2:'Males Liberals'.J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1639344262295">
                <text:p>0.901639344262295</text:p>
                <draw:g>
                  <svg:desc>'Males Liberals'.J2:'Males Liberals'.J32</svg:desc>
                </draw:g>
              </table:table-cell>
              <table:table-cell office:value-type="float" office:value="0.032258064516129">
                <text:p>0.032258064516129</text:p>
                <draw:g>
                  <svg:desc>'Males Liberals'.S2:'Males Liberals'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5163934426229">
                <text:p>9.65163934426229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477931904161">
                <text:p>18.7477931904161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7477931904161">
                <text:p>28.7477931904161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9477931904161">
                <text:p>39.9477931904161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6307200196844">
                <text:p>54.6307200196844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2973866863511">
                <text:p>72.2973866863511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142214272558">
                <text:p>90.142214272558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327399457743">
                <text:p>110.327399457743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573553303897">
                <text:p>135.573553303897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203182933527">
                <text:p>162.20318293352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.346040076384">
                <text:p>196.34604007638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.021715752059">
                <text:p>232.021715752059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.802965752059">
                <text:p>267.802965752059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.881090752059">
                <text:p>303.881090752059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.281090752059">
                <text:p>345.281090752059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.725535196504">
                <text:p>392.725535196504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.725535196504">
                <text:p>440.725535196504</text:p>
              </table:table-cell>
              <table:table-cell office:value-type="float" office:value="0.580645161290322">
                <text:p>0.580645161290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9.511249482218">
                <text:p>489.511249482218</text:p>
              </table:table-cell>
              <table:table-cell office:value-type="float" office:value="0.612903225806451">
                <text:p>0.61290322580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.203557174526">
                <text:p>544.203557174526</text:p>
              </table:table-cell>
              <table:table-cell office:value-type="float" office:value="0.64516129032258">
                <text:p>0.64516129032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.006374075934">
                <text:p>608.006374075934</text:p>
              </table:table-cell>
              <table:table-cell office:value-type="float" office:value="0.677419354838709">
                <text:p>0.677419354838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3.381374075934">
                <text:p>673.381374075934</text:p>
              </table:table-cell>
              <table:table-cell office:value-type="float" office:value="0.709677419354838">
                <text:p>0.709677419354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2.028432899464">
                <text:p>742.028432899464</text:p>
              </table:table-cell>
              <table:table-cell office:value-type="float" office:value="0.741935483870967">
                <text:p>0.741935483870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5.541946412977">
                <text:p>815.541946412977</text:p>
              </table:table-cell>
              <table:table-cell office:value-type="float" office:value="0.774193548387096">
                <text:p>0.774193548387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0.384051676135">
                <text:p>890.384051676135</text:p>
              </table:table-cell>
              <table:table-cell office:value-type="float" office:value="0.806451612903225">
                <text:p>0.80645161290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3.351793611619">
                <text:p>973.351793611619</text:p>
              </table:table-cell>
              <table:table-cell office:value-type="float" office:value="0.838709677419354">
                <text:p>0.838709677419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8.13361179344">
                <text:p>1058.13361179344</text:p>
              </table:table-cell>
              <table:table-cell office:value-type="float" office:value="0.870967741935483">
                <text:p>0.870967741935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2.15583401566">
                <text:p>1152.15583401566</text:p>
              </table:table-cell>
              <table:table-cell office:value-type="float" office:value="0.903225806451612">
                <text:p>0.903225806451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7.08916734899">
                <text:p>1247.08916734899</text:p>
              </table:table-cell>
              <table:table-cell office:value-type="float" office:value="0.935483870967741">
                <text:p>0.935483870967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2.32250068233">
                <text:p>1342.32250068233</text:p>
              </table:table-cell>
              <table:table-cell office:value-type="float" office:value="0.96774193548387">
                <text:p>0.96774193548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7.83765219748">
                <text:p>1437.837652197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c5000b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12cm" svg:y="0.316cm" chart:style-name="ch2">
          <text:p>Stacked Bar Chart of Observed Deleted Conversation</text:p>
        </chart:title>
        <chart:legend chart:legend-position="end" svg:x="14.081cm" svg:y="3.952cm" style:legend-expansion="high" chart:style-name="ch3"/>
        <chart:plot-area chart:style-name="ch4" table:cell-range-address="Sheet13.B16:Sheet13.D19" chart:data-source-has-labels="both" svg:x="1.331cm" svg:y="1.275cm" svg:width="12.43cm" svg:height="7.545cm">
          <chartooo:coordinate-region svg:x="2.693cm" svg:y="1.475cm" svg:width="11.068cm" svg:height="6.698cm"/>
          <chart:axis chart:dimension="x" chart:name="primary-x" chart:style-name="ch5" chartooo:axis-type="auto">
            <chartooo:date-scale/>
            <chart:categories table:cell-range-address="Sheet13.B17:Sheet13.B19"/>
          </chart:axis>
          <chart:axis chart:dimension="y" chart:name="primary-y" chart:style-name="ch6">
            <chart:title svg:x="0.451cm" svg:y="6.387cm" chart:style-name="ch7">
              <text:p>Number of Tweets</text:p>
            </chart:title>
            <chart:grid chart:style-name="ch8" chart:class="major"/>
          </chart:axis>
          <chart:series chart:style-name="ch9" chart:values-cell-range-address="Sheet13.C17:Sheet13.C19" chart:label-cell-address="Sheet13.C16:Sheet13.C16" chart:class="chart:bar">
            <chart:data-point chart:style-name="ch10"/>
            <chart:data-point chart:style-name="ch11"/>
            <chart:data-point/>
          </chart:series>
          <chart:series chart:style-name="ch12" chart:values-cell-range-address="Sheet13.D17:Sheet13.D19" chart:label-cell-address="Sheet13.D16:Sheet13.D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</text:p>
                <draw:g>
                  <svg:desc>Sheet13.C16:Sheet13.C16</svg:desc>
                </draw:g>
              </table:table-cell>
              <table:table-cell office:value-type="string">
                <text:p>Deleted</text:p>
                <draw:g>
                  <svg:desc>Sheet13.D16:Sheet13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 Conv</text:p>
                <draw:g>
                  <svg:desc>Sheet13.B17:Sheet13.B19</svg:desc>
                </draw:g>
              </table:table-cell>
              <table:table-cell office:value-type="float" office:value="216980">
                <text:p>216980</text:p>
                <draw:g>
                  <svg:desc>Sheet13.C17:Sheet13.C19</svg:desc>
                </draw:g>
              </table:table-cell>
              <table:table-cell office:value-type="float" office:value="8041">
                <text:p>8041</text:p>
                <draw:g>
                  <svg:desc>Sheet13.D17:Sheet13.D19</svg:desc>
                </draw:g>
              </table:table-cell>
            </table:table-row>
            <table:table-row>
              <table:table-cell office:value-type="string">
                <text:p>Conservatives</text:p>
              </table:table-cell>
              <table:table-cell office:value-type="float" office:value="98538">
                <text:p>98538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102940">
                <text:p>102940</text:p>
              </table:table-cell>
              <table:table-cell office:value-type="float" office:value="3589">
                <text:p>358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25cm" svg:y="0.316cm" chart:style-name="ch2">
          <text:p>Percentage of Deleted Conversations</text:p>
        </chart:title>
        <chart:plot-area chart:style-name="ch3" table:cell-range-address="Sheet13.C24:Sheet13.E25" chart:data-source-has-labels="row" svg:x="1.33cm" svg:y="1.275cm" svg:width="14.349cm" svg:height="7.55cm">
          <chartooo:coordinate-region svg:x="2.057cm" svg:y="1.474cm" svg:width="13.622cm" svg:height="6.704cm"/>
          <chart:axis chart:dimension="x" chart:name="primary-x" chart:style-name="ch4" chartooo:axis-type="auto">
            <chartooo:date-scale/>
            <chart:categories table:cell-range-address="Sheet13.C24:Sheet13.E24"/>
          </chart:axis>
          <chart:axis chart:dimension="y" chart:name="primary-y" chart:style-name="ch5">
            <chart:title svg:x="0.451cm" svg:y="6.549cm" chart:style-name="ch6">
              <text:p>Percentage Deleted</text:p>
            </chart:title>
            <chart:grid chart:style-name="ch7" chart:class="major"/>
          </chart:axis>
          <chart:series chart:style-name="ch8" chart:values-cell-range-address="Sheet13.C25:Sheet13.E25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Convers</text:p>
                <draw:g>
                  <svg:desc>Sheet13.C24:Sheet13.E24</svg:desc>
                </draw:g>
              </table:table-cell>
              <table:table-cell office:value-type="string">
                <text:p>Conservative</text:p>
              </table:table-cell>
              <table:table-cell office:value-type="string">
                <text:p>Liberal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3.57344425631386">
                <text:p>3.57344425631386</text:p>
                <draw:g>
                  <svg:desc>Sheet13.C25:Sheet13.E25</svg:desc>
                </draw:g>
              </table:table-cell>
              <table:table-cell office:value-type="float" office:value="3.74234387363362">
                <text:p>3.74234387363362</text:p>
              </table:table-cell>
              <table:table-cell office:value-type="float" office:value="3.36903566165082">
                <text:p>3.3690356616508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legend chart:legend-position="end" svg:x="14.704cm" svg:y="5.638cm" style:legend-expansion="high" chart:style-name="ch3"/>
        <chart:plot-area chart:style-name="ch4" table:cell-range-address="Sheet2.M2:Sheet2.M121 Sheet2.Q2:Sheet2.Q121" chart:data-source-has-labels="row" svg:x="1.385cm" svg:y="1.389cm" svg:width="12.945cm" svg:height="9.267cm">
          <chartooo:coordinate-region svg:x="2.668cm" svg:y="1.588cm" svg:width="11.29cm" svg:height="8.421cm"/>
          <chart:axis chart:dimension="x" chart:name="primary-x" chart:style-name="ch5">
            <chart:title svg:x="5.71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6.913cm" chart:style-name="ch8">
              <text:p>Percentage</text:p>
            </chart:title>
            <chart:grid chart:style-name="ch9" chart:class="major"/>
          </chart:axis>
          <chart:series chart:style-name="ch10" chart:values-cell-range-address="Sheet2.Q2:Sheet2.Q121" loext:label-string="supended_closed" chart:class="chart:scatter">
            <chart:domain table:cell-range-address="Sheet2.M2:Sheet2.M121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2.M2:Sheet2.M121</svg:desc>
                </draw:g>
              </table:table-cell>
              <table:table-cell office:value-type="float" office:value="0.0583333333333333">
                <text:p>0.0583333333333333</text:p>
                <draw:g>
                  <svg:desc>Sheet2.Q2:Sheet2.Q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">
                <text:p>158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">
                <text:p>41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">
                <text:p>57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9">
                <text:p>6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2">
                <text:p>732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8">
                <text:p>1188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5">
                <text:p>144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1">
                <text:p>22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8">
                <text:p>238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2">
                <text:p>303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0">
                <text:p>3120</text:p>
              </table:table-cell>
              <table:table-cell office:value-type="float" office:value="0.741666666666666">
                <text:p>0.741666666666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4">
                <text:p>3424</text:p>
              </table:table-cell>
              <table:table-cell office:value-type="float" office:value="0.766666666666666">
                <text:p>0.7666666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3">
                <text:p>353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4">
                <text:p>38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4">
                <text:p>3994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76">
                <text:p>4876</text:p>
              </table:table-cell>
              <table:table-cell office:value-type="float" office:value="0.866666666666666">
                <text:p>0.86666666666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68">
                <text:p>6168</text:p>
              </table:table-cell>
              <table:table-cell office:value-type="float" office:value="0.933333333333332">
                <text:p>0.93333333333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26">
                <text:p>6526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36">
                <text:p>7736</text:p>
              </table:table-cell>
              <table:table-cell office:value-type="float" office:value="0.991666666666666">
                <text:p>0.9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41">
                <text:p>804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768cm" svg:y="1.389cm" chart:style-name="ch3">
          <text:p>All Conservatives</text:p>
        </chart:subtitle>
        <chart:legend chart:legend-position="end" svg:x="14.704cm" svg:y="5.638cm" style:legend-expansion="high" chart:style-name="ch4"/>
        <chart:plot-area chart:style-name="ch5" table:cell-range-address="'All-Conservative'.K3:'All-Conservative'.K47 'All-Conservative'.O3:'All-Conservative'.O47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All-Conservative'.O3:'All-Conservative'.O47" loext:label-string="supended_closed" chart:class="chart:scatter">
            <chart:domain table:cell-range-address="'All-Conservative'.K3:'All-Conservative'.K47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l-Conservative'.K3:'All-Conservative'.K47</svg:desc>
                </draw:g>
              </table:table-cell>
              <table:table-cell office:value-type="float" office:value="0.0212765957446808">
                <text:p>0.0212765957446808</text:p>
                <draw:g>
                  <svg:desc>'All-Conservative'.O3:'All-Conservative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">
                <text:p>229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">
                <text:p>262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0.340425531914893">
                <text:p>0.340425531914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">
                <text:p>344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">
                <text:p>39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6">
                <text:p>506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8">
                <text:p>568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">
                <text:p>635</text:p>
              </table:table-cell>
              <table:table-cell office:value-type="float" office:value="0.468085106382978">
                <text:p>0.4680851063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3">
                <text:p>703</text:p>
              </table:table-cell>
              <table:table-cell office:value-type="float" office:value="0.489361702127659">
                <text:p>0.489361702127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1">
                <text:p>771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">
                <text:p>840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5">
                <text:p>915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4">
                <text:p>994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9">
                <text:p>1079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2">
                <text:p>1252</text:p>
              </table:table-cell>
              <table:table-cell office:value-type="float" office:value="0.638297872340425">
                <text:p>0.638297872340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0">
                <text:p>13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4">
                <text:p>1444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3">
                <text:p>1553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5">
                <text:p>1665</text:p>
              </table:table-cell>
              <table:table-cell office:value-type="float" office:value="0.723404255319149">
                <text:p>0.723404255319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3">
                <text:p>1783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3">
                <text:p>1903</text:p>
              </table:table-cell>
              <table:table-cell office:value-type="float" office:value="0.765957446808511">
                <text:p>0.76595744680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7">
                <text:p>2037</text:p>
              </table:table-cell>
              <table:table-cell office:value-type="float" office:value="0.787234042553192">
                <text:p>0.787234042553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13">
                <text:p>2213</text:p>
              </table:table-cell>
              <table:table-cell office:value-type="float" office:value="0.808510638297872">
                <text:p>0.80851063829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9">
                <text:p>2389</text:p>
              </table:table-cell>
              <table:table-cell office:value-type="float" office:value="0.829787234042553">
                <text:p>0.829787234042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0">
                <text:p>2570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7">
                <text:p>2777</text:p>
              </table:table-cell>
              <table:table-cell office:value-type="float" office:value="0.872340425531915">
                <text:p>0.872340425531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1">
                <text:p>2991</text:p>
              </table:table-cell>
              <table:table-cell office:value-type="float" office:value="0.893617021276596">
                <text:p>0.893617021276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34">
                <text:p>3234</text:p>
              </table:table-cell>
              <table:table-cell office:value-type="float" office:value="0.914893617021277">
                <text:p>0.91489361702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6">
                <text:p>3526</text:p>
              </table:table-cell>
              <table:table-cell office:value-type="float" office:value="0.936170212765958">
                <text:p>0.93617021276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1">
                <text:p>3831</text:p>
              </table:table-cell>
              <table:table-cell office:value-type="float" office:value="0.957446808510639">
                <text:p>0.957446808510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557cm" svg:y="1.389cm" chart:style-name="ch3">
          <text:p>Male Conservatives</text:p>
        </chart:subtitle>
        <chart:legend chart:legend-position="end" svg:x="14.704cm" svg:y="5.638cm" style:legend-expansion="high" chart:style-name="ch4"/>
        <chart:plot-area chart:style-name="ch5" table:cell-range-address="'Male-Conservative'.K6:'Male-Conservative'.K32 'Male-Conservative'.O6:'Male-Conservative'.O32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Male-Conservative'.O6:'Male-Conservative'.O32" loext:label-string="supended_closed" chart:class="chart:scatter">
            <chart:domain table:cell-range-address="'Male-Conservative'.K6:'Male-Conservative'.K32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ale-Conservative'.K6:'Male-Conservative'.K32</svg:desc>
                </draw:g>
              </table:table-cell>
              <table:table-cell office:value-type="float" office:value="0.037037037037037">
                <text:p>0.037037037037037</text:p>
                <draw:g>
                  <svg:desc>'Male-Conservative'.O6:'Male-Conservative'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">
                <text:p>13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">
                <text:p>301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">
                <text:p>369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8">
                <text:p>43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">
                <text:p>51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">
                <text:p>796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">
                <text:p>1023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3">
                <text:p>1143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7">
                <text:p>1277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">
                <text:p>145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4">
                <text:p>1634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6">
                <text:p>1926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31">
                <text:p>22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8.496cm" svg:y="1.389cm" chart:style-name="ch3">
          <text:p>All Males</text:p>
        </chart:subtitle>
        <chart:legend chart:legend-position="end" svg:x="14.704cm" svg:y="5.638cm" style:legend-expansion="high" chart:style-name="ch4"/>
        <chart:plot-area chart:style-name="ch5" table:cell-range-address="Males.M2:Males.M67 Males.P2:Males.P67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Males.P2:Males.P67" loext:label-string="supended_closed" chart:class="chart:scatter">
            <chart:domain table:cell-range-address="Males.M2:Males.M67"/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es.M2:Males.M67</svg:desc>
                </draw:g>
              </table:table-cell>
              <table:table-cell office:value-type="float" office:value="0.0151515151515152">
                <text:p>0.0151515151515152</text:p>
                <draw:g>
                  <svg:desc>Males.P2:Males.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06060606060606">
                <text:p>0.1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0.196969696969697">
                <text:p>0.196969696969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0.257575757575757">
                <text:p>0.25757575757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0.287878787878788">
                <text:p>0.287878787878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">
                <text:p>2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  <table:table-cell office:value-type="float" office:value="0.348484848484848">
                <text:p>0.348484848484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">
                <text:p>308</text:p>
              </table:table-cell>
              <table:table-cell office:value-type="float" office:value="0.363636363636363">
                <text:p>0.363636363636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">
                <text:p>335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">
                <text:p>364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">
                <text:p>394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">
                <text:p>426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">
                <text:p>493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  <table:table-cell office:value-type="float" office:value="0.469696969696969">
                <text:p>0.469696969696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0">
                <text:p>570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">
                <text:p>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3">
                <text:p>663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4">
                <text:p>714</text:p>
              </table:table-cell>
              <table:table-cell office:value-type="float" office:value="0.53030303030303">
                <text:p>0.53030303030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5">
                <text:p>7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7">
                <text:p>817</text:p>
              </table:table-cell>
              <table:table-cell office:value-type="float" office:value="0.56060606060606">
                <text:p>0.56060606060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2">
                <text:p>872</text:p>
              </table:table-cell>
              <table:table-cell office:value-type="float" office:value="0.575757575757575">
                <text:p>0.575757575757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1">
                <text:p>931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1">
                <text:p>991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7">
                <text:p>1057</text:p>
              </table:table-cell>
              <table:table-cell office:value-type="float" office:value="0.621212121212121">
                <text:p>0.621212121212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4">
                <text:p>112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2">
                <text:p>1192</text:p>
              </table:table-cell>
              <table:table-cell office:value-type="float" office:value="0.651515151515151">
                <text:p>0.651515151515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1">
                <text:p>126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3">
                <text:p>1333</text:p>
              </table:table-cell>
              <table:table-cell office:value-type="float" office:value="0.681818181818181">
                <text:p>0.681818181818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10">
                <text:p>1410</text:p>
              </table:table-cell>
              <table:table-cell office:value-type="float" office:value="0.696969696969696">
                <text:p>0.6969696969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9">
                <text:p>1489</text:p>
              </table:table-cell>
              <table:table-cell office:value-type="float" office:value="0.712121212121212">
                <text:p>0.712121212121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">
                <text:p>157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9">
                <text:p>1659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7">
                <text:p>1747</text:p>
              </table:table-cell>
              <table:table-cell office:value-type="float" office:value="0.757575757575757">
                <text:p>0.757575757575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1">
                <text:p>1851</text:p>
              </table:table-cell>
              <table:table-cell office:value-type="float" office:value="0.772727272727272">
                <text:p>0.7727272727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0">
                <text:p>1960</text:p>
              </table:table-cell>
              <table:table-cell office:value-type="float" office:value="0.787878787878787">
                <text:p>0.787878787878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8">
                <text:p>2078</text:p>
              </table:table-cell>
              <table:table-cell office:value-type="float" office:value="0.803030303030302">
                <text:p>0.803030303030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8">
                <text:p>2198</text:p>
              </table:table-cell>
              <table:table-cell office:value-type="float" office:value="0.818181818181817">
                <text:p>0.818181818181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8">
                <text:p>23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0">
                <text:p>2440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8">
                <text:p>2568</text:p>
              </table:table-cell>
              <table:table-cell office:value-type="float" office:value="0.863636363636363">
                <text:p>0.863636363636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00">
                <text:p>2700</text:p>
              </table:table-cell>
              <table:table-cell office:value-type="float" office:value="0.878787878787878">
                <text:p>0.878787878787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4">
                <text:p>2834</text:p>
              </table:table-cell>
              <table:table-cell office:value-type="float" office:value="0.893939393939393">
                <text:p>0.893939393939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87">
                <text:p>2987</text:p>
              </table:table-cell>
              <table:table-cell office:value-type="float" office:value="0.909090909090908">
                <text:p>0.9090909090909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9">
                <text:p>3159</text:p>
              </table:table-cell>
              <table:table-cell office:value-type="float" office:value="0.924242424242424">
                <text:p>0.924242424242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5">
                <text:p>3335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12">
                <text:p>3512</text:p>
              </table:table-cell>
              <table:table-cell office:value-type="float" office:value="0.954545454545454">
                <text:p>0.954545454545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3">
                <text:p>3693</text:p>
              </table:table-cell>
              <table:table-cell office:value-type="float" office:value="0.969696969696969">
                <text:p>0.969696969696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5">
                <text:p>3985</text:p>
              </table:table-cell>
              <table:table-cell office:value-type="float" office:value="0.984848484848484">
                <text:p>0.984848484848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0">
                <text:p>4290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07cm" svg:y="0.373cm" chart:style-name="ch2">
          <text:p>CDF of Suspended-Close Twitter Accounts</text:p>
        </chart:title>
        <chart:subtitle svg:x="8.271cm" svg:y="1.389cm" chart:style-name="ch3">
          <text:p>All Females</text:p>
        </chart:subtitle>
        <chart:legend chart:legend-position="end" svg:x="14.704cm" svg:y="5.638cm" style:legend-expansion="high" chart:style-name="ch4"/>
        <chart:plot-area chart:style-name="ch5" table:cell-range-address="Females.M2:Females.M55 Females.P2:Females.P55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Females.P2:Females.P55" loext:label-string="supended_closed" chart:class="chart:scatter">
            <chart:domain table:cell-range-address="Females.M2:Females.M55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males.M2:Females.M55</svg:desc>
                </draw:g>
              </table:table-cell>
              <table:table-cell office:value-type="float" office:value="0.0185185185185185">
                <text:p>0.0185185185185185</text:p>
                <draw:g>
                  <svg:desc>Females.P2:Females.P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12962962962963">
                <text:p>0.1296296296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.203703703703704">
                <text:p>0.2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  <table:table-cell office:value-type="float" office:value="0.240740740740741">
                <text:p>0.24074074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">
                <text:p>134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">
                <text:p>2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">
                <text:p>244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">
                <text:p>30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7">
                <text:p>347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">
                <text:p>390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">
                <text:p>43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">
                <text:p>479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">
                <text:p>5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0">
                <text:p>630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9">
                <text:p>689</text:p>
              </table:table-cell>
              <table:table-cell office:value-type="float" office:value="0.537037037037037">
                <text:p>0.537037037037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">
                <text:p>749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9">
                <text:p>809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9">
                <text:p>869</text:p>
              </table:table-cell>
              <table:table-cell office:value-type="float" office:value="0.592592592592592">
                <text:p>0.592592592592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0">
                <text:p>93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2">
                <text:p>992</text:p>
              </table:table-cell>
              <table:table-cell office:value-type="float" office:value="0.629629629629629">
                <text:p>0.62962962962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9">
                <text:p>1059</text:p>
              </table:table-cell>
              <table:table-cell office:value-type="float" office:value="0.648148148148148">
                <text:p>0.648148148148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7">
                <text:p>1127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2">
                <text:p>1202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7">
                <text:p>1287</text:p>
              </table:table-cell>
              <table:table-cell office:value-type="float" office:value="0.703703703703703">
                <text:p>0.703703703703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3">
                <text:p>137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2">
                <text:p>1472</text:p>
              </table:table-cell>
              <table:table-cell office:value-type="float" office:value="0.74074074074074">
                <text:p>0.74074074074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">
                <text:p>1573</text:p>
              </table:table-cell>
              <table:table-cell office:value-type="float" office:value="0.759259259259258">
                <text:p>0.759259259259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4">
                <text:p>1684</text:p>
              </table:table-cell>
              <table:table-cell office:value-type="float" office:value="0.777777777777777">
                <text:p>0.777777777777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96">
                <text:p>1796</text:p>
              </table:table-cell>
              <table:table-cell office:value-type="float" office:value="0.796296296296296">
                <text:p>0.796296296296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6">
                <text:p>1916</text:p>
              </table:table-cell>
              <table:table-cell office:value-type="float" office:value="0.814814814814814">
                <text:p>0.814814814814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2">
                <text:p>204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9">
                <text:p>2179</text:p>
              </table:table-cell>
              <table:table-cell office:value-type="float" office:value="0.851851851851851">
                <text:p>0.851851851851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4">
                <text:p>2324</text:p>
              </table:table-cell>
              <table:table-cell office:value-type="float" office:value="0.870370370370369">
                <text:p>0.870370370370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83">
                <text:p>2483</text:p>
              </table:table-cell>
              <table:table-cell office:value-type="float" office:value="0.888888888888888">
                <text:p>0.888888888888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7">
                <text:p>2657</text:p>
              </table:table-cell>
              <table:table-cell office:value-type="float" office:value="0.907407407407406">
                <text:p>0.907407407407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3">
                <text:p>2833</text:p>
              </table:table-cell>
              <table:table-cell office:value-type="float" office:value="0.925925925925925">
                <text:p>0.925925925925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40">
                <text:p>3040</text:p>
              </table:table-cell>
              <table:table-cell office:value-type="float" office:value="0.944444444444443">
                <text:p>0.944444444444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4">
                <text:p>3254</text:p>
              </table:table-cell>
              <table:table-cell office:value-type="float" office:value="0.962962962962962">
                <text:p>0.962962962962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7">
                <text:p>3497</text:p>
              </table:table-cell>
              <table:table-cell office:value-type="float" office:value="0.98148148148148">
                <text:p>0.98148148148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1">
                <text:p>3751</text:p>
              </table:table-cell>
              <table:table-cell office:value-type="float" office:value="0.999999999999999">
                <text:p>0.999999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5.374cm" svg:y="0.373cm" chart:style-name="ch2">
          <text:p>Cumulative Suspended-Close Accounts</text:p>
        </chart:title>
        <chart:subtitle svg:x="7.332cm" svg:y="1.389cm" chart:style-name="ch3">
          <text:p>Conservative Females</text:p>
        </chart:subtitle>
        <chart:legend chart:legend-position="end" svg:x="14.704cm" svg:y="5.638cm" style:legend-expansion="high" chart:style-name="ch4"/>
        <chart:plot-area chart:style-name="ch5" table:cell-range-address="'Females Conservatives'.M2:'Females Conservatives'.M19 'Females Conservatives'.P2:'Females Conservatives'.P19" chart:data-source-has-labels="row" svg:x="1.385cm" svg:y="2.309cm" svg:width="12.945cm" svg:height="8.347cm">
          <chartooo:coordinate-region svg:x="2.112cm" svg:y="2.508cm" svg:width="11.846cm" svg:height="7.501cm"/>
          <chart:axis chart:dimension="x" chart:name="primary-x" chart:style-name="ch6">
            <chart:title svg:x="5.71cm" svg:y="10.893cm" chart:style-name="ch7">
              <text:p>Suspended-Closed Accounts</text:p>
            </chart:title>
          </chart:axis>
          <chart:axis chart:dimension="y" chart:name="primary-y" chart:style-name="ch8">
            <chart:title svg:x="0.451cm" svg:y="7.373cm" chart:style-name="ch9">
              <text:p>Percentage</text:p>
            </chart:title>
            <chart:grid chart:style-name="ch10" chart:class="major"/>
          </chart:axis>
          <chart:series chart:style-name="ch11" chart:values-cell-range-address="'Females Conservatives'.P2:'Females Conservatives'.P19" loext:label-string="supended_closed" chart:class="chart:scatter">
            <chart:domain table:cell-range-address="'Females Conservatives'.M2:'Females Conservatives'.M19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males Conservatives'.M2:'Females Conservatives'.M19</svg:desc>
                </draw:g>
              </table:table-cell>
              <table:table-cell office:value-type="float" office:value="0.0555555555555556">
                <text:p>0.0555555555555556</text:p>
                <draw:g>
                  <svg:desc>'Females Conservatives'.P2:'Females Conservatives'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">
                <text:p>20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">
                <text:p>26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7">
                <text:p>477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2">
                <text:p>56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8">
                <text:p>648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0">
                <text:p>76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6">
                <text:p>936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3">
                <text:p>11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7">
                <text:p>1357</text:p>
              </table:table-cell>
              <table:table-cell office:value-type="float" office:value="0.944444444444445">
                <text:p>0.944444444444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cm" svg:height="11.874cm" xlink:href=".." xlink:type="simple" chart:class="chart:scatter" chart:style-name="ch1">
        <chart:title svg:x="4.951cm" svg:y="0.373cm" chart:style-name="ch2">
          <text:p>CDF of Suspended-Closed Twitter Accounts</text:p>
        </chart:title>
        <chart:subtitle svg:x="7.914cm" svg:y="1.389cm" chart:style-name="ch3">
          <text:p>Liberal Females</text:p>
        </chart:subtitle>
        <chart:plot-area chart:style-name="ch4" table:cell-range-address="'Females Liberals'.P2:'Females Liberals'.P30 'Females Liberals'.S2:'Females Liberals'.S30" chart:data-source-has-labels="row" svg:x="1.385cm" svg:y="2.309cm" svg:width="16.961cm" svg:height="8.347cm">
          <chartooo:coordinate-region svg:x="2.112cm" svg:y="2.508cm" svg:width="15.862cm" svg:height="7.501cm"/>
          <chart:axis chart:dimension="x" chart:name="primary-x" chart:style-name="ch5">
            <chart:title svg:x="7.718cm" svg:y="10.893cm" chart:style-name="ch6">
              <text:p>Suspended-Closed Accounts</text:p>
            </chart:title>
          </chart:axis>
          <chart:axis chart:dimension="y" chart:name="primary-y" chart:style-name="ch7">
            <chart:title svg:x="0.451cm" svg:y="7.373cm" chart:style-name="ch8">
              <text:p>Percentage</text:p>
            </chart:title>
            <chart:grid chart:style-name="ch9" chart:class="major"/>
          </chart:axis>
          <chart:series chart:style-name="ch10" chart:values-cell-range-address="'Females Liberals'.S2:'Females Liberals'.S30" loext:label-string="supended_closed" chart:class="chart:scatter">
            <chart:domain table:cell-range-address="'Females Liberals'.P2:'Females Liberals'.P30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upended_clos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males Liberals'.P2:'Females Liberals'.P30</svg:desc>
                </draw:g>
              </table:table-cell>
              <table:table-cell office:value-type="float" office:value="0.0344827586206897">
                <text:p>0.0344827586206897</text:p>
                <draw:g>
                  <svg:desc>'Females Liberals'.S2:'Females Liberals'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03448275862069">
                <text:p>0.10344827586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">
                <text:p>183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">
                <text:p>22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551724137931035">
                <text:p>0.55172413793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">
                <text:p>43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">
                <text:p>496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6">
                <text:p>55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">
                <text:p>617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">
                <text:p>718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9">
                <text:p>829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9">
                <text:p>949</text:p>
              </table:table-cell>
              <table:table-cell office:value-type="float" office:value="0.827586206896551">
                <text:p>0.827586206896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5">
                <text:p>1075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2">
                <text:p>1212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1">
                <text:p>1371</text:p>
              </table:table-cell>
              <table:table-cell office:value-type="float" office:value="0.93103448275862">
                <text:p>0.93103448275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5">
                <text:p>154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9">
                <text:p>1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